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calcext="urn:org:documentfoundation:names:experimental:calc:xmlns:calcext:1.0" xmlns:loext="urn:org:documentfoundation:names:experimental:office:xmlns:loext:1.0" xmlns:dom="http://www.w3.org/2001/xml-events" xmlns:xforms="http://www.w3.org/2002/xforms" xmlns:xsd="http://www.w3.org/2001/XMLSchema" xmlns:xsi="http://www.w3.org/2001/XMLSchema-instance" office:version="1.2">
  <office:font-face-decls>
    <style:font-face style:name="Calibri" svg:font-family="Calibri"/>
    <style:font-face style:name="Arial" svg:font-family="Arial"/>
  </office:font-face-decls>
  <office:automatic-styles>
    <style:style style:name="co1" style:family="table-column">
      <style:table-column-properties fo:break-before="auto" style:column-width="0.666666666666667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1.02083333333333in"/>
    </style:style>
    <style:style style:name="co4" style:family="table-column">
      <style:table-column-properties fo:break-before="auto" style:column-width="0.666666666666667in"/>
    </style:style>
    <style:style style:name="co5" style:family="table-column">
      <style:table-column-properties fo:break-before="auto" style:column-width="0.666666666666667in"/>
    </style:style>
    <style:style style:name="co6" style:family="table-column">
      <style:table-column-properties fo:break-before="auto" style:column-width="0.666666666666667in"/>
    </style:style>
    <style:style style:name="co7" style:family="table-column">
      <style:table-column-properties fo:break-before="auto" style:column-width="0.666666666666667in"/>
    </style:style>
    <style:style style:name="co8" style:family="table-column">
      <style:table-column-properties fo:break-before="auto" style:column-width="0.666666666666667in"/>
    </style:style>
    <style:style style:name="co9" style:family="table-column">
      <style:table-column-properties fo:break-before="auto" style:column-width="0.666666666666667in"/>
    </style:style>
    <style:style style:name="ro1" style:family="table-row">
      <style:table-row-properties style:row-height="0.208333333333333in" fo:break-before="auto" style:use-optimal-row-height="true"/>
    </style:style>
    <style:style style:name="ta1" style:family="table" style:master-page-name="PageStyle_5f_results_bargi_NSGAIII.dict">
      <style:table-properties table:display="true" style:writing-mode="lr-tb"/>
    </style:style>
    <style:style style:name="ta2" style:family="table" style:master-page-name="PageStyle_5f_results_bargi.dict">
      <style:table-properties table:display="true" style:writing-mode="lr-tb"/>
    </style:style>
    <style:style style:name="ta3" style:family="table" style:master-page-name="PageStyle_5f_results_bargi_EpsMOEA.dict">
      <style:table-properties table:display="true" style:writing-mode="lr-tb"/>
    </style:style>
    <style:style style:name="ta4" style:family="table" style:master-page-name="PageStyle_5f_results_bargi_NSGAII.dict">
      <style:table-properties table:display="true" style:writing-mode="lr-tb"/>
    </style:style>
    <style:style style:name="ta5" style:family="table" style:master-page-name="PageStyle_5f_results_tawa_EpsMOEA.dict">
      <style:table-properties table:display="true" style:writing-mode="lr-tb"/>
    </style:style>
    <style:style style:name="ta6" style:family="table" style:master-page-name="PageStyle_5f_results_tawa_NSGAII.dict">
      <style:table-properties table:display="true" style:writing-mode="lr-tb"/>
    </style:style>
    <style:style style:name="ta7" style:family="table" style:master-page-name="PageStyle_5f_results_tawa_NSGAIII.dict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fo:border-left="1.0pt solid " fo:border-right="1.0pt solid " fo:border-top="1.0pt solid " fo:border-bottom="1.0pt solid " style:vertical-align="top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0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6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</office:automatic-styles>
  <office:body>
    <office:spreadsheet>
      <table:table table:name="results_bargi_NSGAIII.dict" table:style-name="ta1" table:print="false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1" table:default-cell-style-name="ce15" table:number-columns-repeated="253"/>
        <table:table-row table:style-name="ro1">
          <table:table-cell/>
          <table:table-cell table:style-name="ce21" office:value-type="string">
            <text:p>ouflow(MCM)</text:p>
          </table:table-cell>
          <table:table-cell table:style-name="ce21" office:value-type="string">
            <text:p>storage(MCM)</text:p>
          </table:table-cell>
          <table:table-cell table:number-columns-repeated="252"/>
        </table:table-row>
        <table:table-row table:style-name="ro1">
          <table:table-cell table:style-name="ce21" office:value-type="float" office:value="0">
            <text:p>0</text:p>
          </table:table-cell>
          <table:table-cell office:value-type="float" office:value="433.075493814928">
            <text:p>433.0754938</text:p>
          </table:table-cell>
          <table:table-cell office:value-type="float" office:value="420.552507993238">
            <text:p>420.552508</text:p>
          </table:table-cell>
          <table:table-cell table:number-columns-repeated="252"/>
        </table:table-row>
        <table:table-row table:style-name="ro1">
          <table:table-cell table:style-name="ce21" office:value-type="float" office:value="1">
            <text:p>1</text:p>
          </table:table-cell>
          <table:table-cell office:value-type="float" office:value="681.338670685266">
            <text:p>681.3386707</text:p>
          </table:table-cell>
          <table:table-cell office:value-type="float" office:value="412.918432125089">
            <text:p>412.9184321</text:p>
          </table:table-cell>
          <table:table-cell table:number-columns-repeated="252"/>
        </table:table-row>
        <table:table-row table:style-name="ro1">
          <table:table-cell table:style-name="ce21" office:value-type="float" office:value="2">
            <text:p>2</text:p>
          </table:table-cell>
          <table:table-cell office:value-type="float" office:value="660.579901951505">
            <text:p>660.579902</text:p>
          </table:table-cell>
          <table:table-cell office:value-type="float" office:value="414.346640699543">
            <text:p>414.3466407</text:p>
          </table:table-cell>
          <table:table-cell table:number-columns-repeated="252"/>
        </table:table-row>
        <table:table-row table:style-name="ro1">
          <table:table-cell table:style-name="ce21" office:value-type="float" office:value="3">
            <text:p>3</text:p>
          </table:table-cell>
          <table:table-cell office:value-type="float" office:value="638.190557620599">
            <text:p>638.1905576</text:p>
          </table:table-cell>
          <table:table-cell office:value-type="float" office:value="419.491807635734">
            <text:p>419.4918076</text:p>
          </table:table-cell>
          <table:table-cell table:number-columns-repeated="252"/>
        </table:table-row>
        <table:table-row table:style-name="ro1">
          <table:table-cell table:style-name="ce21" office:value-type="float" office:value="4">
            <text:p>4</text:p>
          </table:table-cell>
          <table:table-cell office:value-type="float" office:value="551.122282164244">
            <text:p>551.1222822</text:p>
          </table:table-cell>
          <table:table-cell office:value-type="float" office:value="412.959730783015">
            <text:p>412.9597308</text:p>
          </table:table-cell>
          <table:table-cell table:number-columns-repeated="252"/>
        </table:table-row>
        <table:table-row table:style-name="ro1">
          <table:table-cell table:style-name="ce21" office:value-type="float" office:value="5">
            <text:p>5</text:p>
          </table:table-cell>
          <table:table-cell office:value-type="float" office:value="562.29500476098">
            <text:p>562.2950048</text:p>
          </table:table-cell>
          <table:table-cell office:value-type="float" office:value="418.720627856516">
            <text:p>418.7206279</text:p>
          </table:table-cell>
          <table:table-cell table:number-columns-repeated="252"/>
        </table:table-row>
        <table:table-row table:style-name="ro1">
          <table:table-cell table:style-name="ce21" office:value-type="float" office:value="6">
            <text:p>6</text:p>
          </table:table-cell>
          <table:table-cell office:value-type="float" office:value="411.38975109451">
            <text:p>411.3897511</text:p>
          </table:table-cell>
          <table:table-cell office:value-type="float" office:value="413.834042728757">
            <text:p>413.8340427</text:p>
          </table:table-cell>
          <table:table-cell table:number-columns-repeated="252"/>
        </table:table-row>
        <table:table-row table:style-name="ro1">
          <table:table-cell table:style-name="ce21" office:value-type="float" office:value="7">
            <text:p>7</text:p>
          </table:table-cell>
          <table:table-cell office:value-type="float" office:value="331.448322409399">
            <text:p>331.4483224</text:p>
          </table:table-cell>
          <table:table-cell office:value-type="float" office:value="417.624541689142">
            <text:p>417.6245417</text:p>
          </table:table-cell>
          <table:table-cell table:number-columns-repeated="252"/>
        </table:table-row>
        <table:table-row table:style-name="ro1">
          <table:table-cell table:style-name="ce21" office:value-type="float" office:value="8">
            <text:p>8</text:p>
          </table:table-cell>
          <table:table-cell office:value-type="float" office:value="407.023604645431">
            <text:p>407.0236046</text:p>
          </table:table-cell>
          <table:table-cell office:value-type="float" office:value="420.601890013378">
            <text:p>420.60189</text:p>
          </table:table-cell>
          <table:table-cell table:number-columns-repeated="252"/>
        </table:table-row>
        <table:table-row table:style-name="ro1">
          <table:table-cell table:style-name="ce21" office:value-type="float" office:value="9">
            <text:p>9</text:p>
          </table:table-cell>
          <table:table-cell office:value-type="float" office:value="276.511042463694">
            <text:p>276.5110425</text:p>
          </table:table-cell>
          <table:table-cell office:value-type="float" office:value="420.101487545734">
            <text:p>420.1014875</text:p>
          </table:table-cell>
          <table:table-cell table:number-columns-repeated="252"/>
        </table:table-row>
        <table:table-row table:style-name="ro1">
          <table:table-cell table:style-name="ce21" office:value-type="float" office:value="10">
            <text:p>10</text:p>
          </table:table-cell>
          <table:table-cell office:value-type="float" office:value="567.509754248537">
            <text:p>567.5097542</text:p>
          </table:table-cell>
          <table:table-cell office:value-type="float" office:value="414.685263974185">
            <text:p>414.685264</text:p>
          </table:table-cell>
          <table:table-cell table:number-columns-repeated="252"/>
        </table:table-row>
        <table:table-row table:style-name="ro1">
          <table:table-cell table:style-name="ce21" office:value-type="float" office:value="11">
            <text:p>11</text:p>
          </table:table-cell>
          <table:table-cell office:value-type="float" office:value="230.018499935717">
            <text:p>230.0184999</text:p>
          </table:table-cell>
          <table:table-cell office:value-type="float" office:value="419.68153995426">
            <text:p>419.68154</text:p>
          </table:table-cell>
          <table:table-cell table:number-columns-repeated="252"/>
        </table:table-row>
        <table:table-row table:style-name="ro1">
          <table:table-cell table:style-name="ce21" office:value-type="float" office:value="12">
            <text:p>12</text:p>
          </table:table-cell>
          <table:table-cell office:value-type="float" office:value="278.87399486715">
            <text:p>278.8739949</text:p>
          </table:table-cell>
          <table:table-cell office:value-type="float" office:value="419.29072440719">
            <text:p>419.2907244</text:p>
          </table:table-cell>
          <table:table-cell table:number-columns-repeated="252"/>
        </table:table-row>
        <table:table-row table:style-name="ro1">
          <table:table-cell table:style-name="ce21" office:value-type="float" office:value="13">
            <text:p>13</text:p>
          </table:table-cell>
          <table:table-cell office:value-type="float" office:value="544.662609650516">
            <text:p>544.6626097</text:p>
          </table:table-cell>
          <table:table-cell office:value-type="float" office:value="416.848080294278">
            <text:p>416.8480803</text:p>
          </table:table-cell>
          <table:table-cell table:number-columns-repeated="252"/>
        </table:table-row>
        <table:table-row table:style-name="ro1">
          <table:table-cell table:style-name="ce21" office:value-type="float" office:value="14">
            <text:p>14</text:p>
          </table:table-cell>
          <table:table-cell office:value-type="float" office:value="530.128726730419">
            <text:p>530.1287267</text:p>
          </table:table-cell>
          <table:table-cell office:value-type="float" office:value="413.968584391787">
            <text:p>413.9685844</text:p>
          </table:table-cell>
          <table:table-cell table:number-columns-repeated="252"/>
        </table:table-row>
        <table:table-row table:style-name="ro1">
          <table:table-cell table:style-name="ce21" office:value-type="float" office:value="15">
            <text:p>15</text:p>
          </table:table-cell>
          <table:table-cell office:value-type="float" office:value="105.719698600866">
            <text:p>105.7196986</text:p>
          </table:table-cell>
          <table:table-cell office:value-type="float" office:value="416.032210413638">
            <text:p>416.0322104</text:p>
          </table:table-cell>
          <table:table-cell table:number-columns-repeated="252"/>
        </table:table-row>
        <table:table-row table:style-name="ro1">
          <table:table-cell table:style-name="ce21" office:value-type="float" office:value="16">
            <text:p>16</text:p>
          </table:table-cell>
          <table:table-cell office:value-type="float" office:value="462.663950279349">
            <text:p>462.6639503</text:p>
          </table:table-cell>
          <table:table-cell office:value-type="float" office:value="420.366109339669">
            <text:p>420.3661093</text:p>
          </table:table-cell>
          <table:table-cell table:number-columns-repeated="252"/>
        </table:table-row>
        <table:table-row table:style-name="ro1">
          <table:table-cell table:style-name="ce21" office:value-type="float" office:value="17">
            <text:p>17</text:p>
          </table:table-cell>
          <table:table-cell office:value-type="float" office:value="361.50649797699">
            <text:p>361.506498</text:p>
          </table:table-cell>
          <table:table-cell office:value-type="float" office:value="419.817141815633">
            <text:p>419.8171418</text:p>
          </table:table-cell>
          <table:table-cell table:number-columns-repeated="252"/>
        </table:table-row>
        <table:table-row table:style-name="ro1">
          <table:table-cell table:style-name="ce21" office:value-type="float" office:value="18">
            <text:p>18</text:p>
          </table:table-cell>
          <table:table-cell office:value-type="float" office:value="347.784274487718">
            <text:p>347.7842745</text:p>
          </table:table-cell>
          <table:table-cell office:value-type="float" office:value="413.557460150837">
            <text:p>413.5574602</text:p>
          </table:table-cell>
          <table:table-cell table:number-columns-repeated="252"/>
        </table:table-row>
        <table:table-row table:style-name="ro1">
          <table:table-cell table:style-name="ce21" office:value-type="float" office:value="19">
            <text:p>19</text:p>
          </table:table-cell>
          <table:table-cell office:value-type="float" office:value="530.710894328249">
            <text:p>530.7108943</text:p>
          </table:table-cell>
          <table:table-cell office:value-type="float" office:value="421.619710324795">
            <text:p>421.6197103</text:p>
          </table:table-cell>
          <table:table-cell table:number-columns-repeated="252"/>
        </table:table-row>
        <table:table-row table:style-name="ro1">
          <table:table-cell table:style-name="ce21" office:value-type="float" office:value="20">
            <text:p>20</text:p>
          </table:table-cell>
          <table:table-cell office:value-type="float" office:value="246.369832437925">
            <text:p>246.3698324</text:p>
          </table:table-cell>
          <table:table-cell office:value-type="float" office:value="417.100770541861">
            <text:p>417.1007705</text:p>
          </table:table-cell>
          <table:table-cell table:number-columns-repeated="252"/>
        </table:table-row>
        <table:table-row table:style-name="ro1">
          <table:table-cell table:style-name="ce21" office:value-type="float" office:value="21">
            <text:p>21</text:p>
          </table:table-cell>
          <table:table-cell office:value-type="float" office:value="433.604685484365">
            <text:p>433.6046855</text:p>
          </table:table-cell>
          <table:table-cell office:value-type="float" office:value="411.970146467219">
            <text:p>411.9701465</text:p>
          </table:table-cell>
          <table:table-cell table:number-columns-repeated="252"/>
        </table:table-row>
        <table:table-row table:style-name="ro1">
          <table:table-cell table:style-name="ce21" office:value-type="float" office:value="22">
            <text:p>22</text:p>
          </table:table-cell>
          <table:table-cell office:value-type="float" office:value="257.940241810331">
            <text:p>257.9402418</text:p>
          </table:table-cell>
          <table:table-cell office:value-type="float" office:value="414.543394022791">
            <text:p>414.543394</text:p>
          </table:table-cell>
          <table:table-cell table:number-columns-repeated="252"/>
        </table:table-row>
        <table:table-row table:style-name="ro1">
          <table:table-cell table:style-name="ce21" office:value-type="float" office:value="23">
            <text:p>23</text:p>
          </table:table-cell>
          <table:table-cell office:value-type="float" office:value="652.381618757462">
            <text:p>652.3816188</text:p>
          </table:table-cell>
          <table:table-cell office:value-type="float" office:value="415.266252042553">
            <text:p>415.266252</text:p>
          </table:table-cell>
          <table:table-cell table:number-columns-repeated="252"/>
        </table:table-row>
        <table:table-row table:style-name="ro1">
          <table:table-cell table:style-name="ce21" office:value-type="float" office:value="24">
            <text:p>24</text:p>
          </table:table-cell>
          <table:table-cell office:value-type="float" office:value="454.919991109583">
            <text:p>454.9199911</text:p>
          </table:table-cell>
          <table:table-cell office:value-type="float" office:value="413.770973037919">
            <text:p>413.770973</text:p>
          </table:table-cell>
          <table:table-cell table:number-columns-repeated="252"/>
        </table:table-row>
        <table:table-row table:style-name="ro1">
          <table:table-cell table:style-name="ce21" office:value-type="float" office:value="25">
            <text:p>25</text:p>
          </table:table-cell>
          <table:table-cell office:value-type="float" office:value="205.295278915116">
            <text:p>205.2952789</text:p>
          </table:table-cell>
          <table:table-cell office:value-type="float" office:value="416.900398961961">
            <text:p>416.900399</text:p>
          </table:table-cell>
          <table:table-cell table:number-columns-repeated="252"/>
        </table:table-row>
        <table:table-row table:style-name="ro1">
          <table:table-cell table:style-name="ce21" office:value-type="float" office:value="26">
            <text:p>26</text:p>
          </table:table-cell>
          <table:table-cell office:value-type="float" office:value="487.874333305748">
            <text:p>487.8743333</text:p>
          </table:table-cell>
          <table:table-cell office:value-type="float" office:value="416.271158937735">
            <text:p>416.2711589</text:p>
          </table:table-cell>
          <table:table-cell table:number-columns-repeated="252"/>
        </table:table-row>
        <table:table-row table:style-name="ro1">
          <table:table-cell table:style-name="ce21" office:value-type="float" office:value="27">
            <text:p>27</text:p>
          </table:table-cell>
          <table:table-cell office:value-type="float" office:value="495.860473104608">
            <text:p>495.8604731</text:p>
          </table:table-cell>
          <table:table-cell office:value-type="float" office:value="413.843104036442">
            <text:p>413.843104</text:p>
          </table:table-cell>
          <table:table-cell table:number-columns-repeated="252"/>
        </table:table-row>
        <table:table-row table:style-name="ro1">
          <table:table-cell table:style-name="ce21" office:value-type="float" office:value="28">
            <text:p>28</text:p>
          </table:table-cell>
          <table:table-cell office:value-type="float" office:value="725.004516662343">
            <text:p>725.0045167</text:p>
          </table:table-cell>
          <table:table-cell office:value-type="float" office:value="412.017931199983">
            <text:p>412.0179312</text:p>
          </table:table-cell>
          <table:table-cell table:number-columns-repeated="252"/>
        </table:table-row>
        <table:table-row table:style-name="ro1">
          <table:table-cell table:style-name="ce21" office:value-type="float" office:value="29">
            <text:p>29</text:p>
          </table:table-cell>
          <table:table-cell office:value-type="float" office:value="701.370405319747">
            <text:p>701.3704053</text:p>
          </table:table-cell>
          <table:table-cell office:value-type="float" office:value="418.947809725761">
            <text:p>418.9478097</text:p>
          </table:table-cell>
          <table:table-cell table:number-columns-repeated="252"/>
        </table:table-row>
        <table:table-row table:style-name="ro1">
          <table:table-cell table:style-name="ce21" office:value-type="float" office:value="30">
            <text:p>30</text:p>
          </table:table-cell>
          <table:table-cell office:value-type="float" office:value="390.704848186245">
            <text:p>390.7048482</text:p>
          </table:table-cell>
          <table:table-cell office:value-type="float" office:value="414.566923934296">
            <text:p>414.5669239</text:p>
          </table:table-cell>
          <table:table-cell table:number-columns-repeated="252"/>
        </table:table-row>
        <table:table-row table:style-name="ro1">
          <table:table-cell table:style-name="ce21" office:value-type="float" office:value="31">
            <text:p>31</text:p>
          </table:table-cell>
          <table:table-cell office:value-type="float" office:value="333.911939469695">
            <text:p>333.9119395</text:p>
          </table:table-cell>
          <table:table-cell office:value-type="float" office:value="419.497306126026">
            <text:p>419.4973061</text:p>
          </table:table-cell>
          <table:table-cell table:number-columns-repeated="252"/>
        </table:table-row>
        <table:table-row table:style-name="ro1">
          <table:table-cell table:style-name="ce21" office:value-type="float" office:value="32">
            <text:p>32</text:p>
          </table:table-cell>
          <table:table-cell office:value-type="float" office:value="535.790780970884">
            <text:p>535.790781</text:p>
          </table:table-cell>
          <table:table-cell office:value-type="float" office:value="415.156697911201">
            <text:p>415.1566979</text:p>
          </table:table-cell>
          <table:table-cell table:number-columns-repeated="252"/>
        </table:table-row>
        <table:table-row table:style-name="ro1">
          <table:table-cell table:style-name="ce21" office:value-type="float" office:value="33">
            <text:p>33</text:p>
          </table:table-cell>
          <table:table-cell office:value-type="float" office:value="503.566880031737">
            <text:p>503.56688</text:p>
          </table:table-cell>
          <table:table-cell office:value-type="float" office:value="420.105158797585">
            <text:p>420.1051588</text:p>
          </table:table-cell>
          <table:table-cell table:number-columns-repeated="252"/>
        </table:table-row>
        <table:table-row table:style-name="ro1">
          <table:table-cell table:style-name="ce21" office:value-type="float" office:value="34">
            <text:p>34</text:p>
          </table:table-cell>
          <table:table-cell office:value-type="float" office:value="124.290994701789">
            <text:p>124.2909947</text:p>
          </table:table-cell>
          <table:table-cell office:value-type="float" office:value="414.673786159853">
            <text:p>414.6737862</text:p>
          </table:table-cell>
          <table:table-cell table:number-columns-repeated="252"/>
        </table:table-row>
        <table:table-row table:style-name="ro1">
          <table:table-cell table:style-name="ce21" office:value-type="float" office:value="35">
            <text:p>35</text:p>
          </table:table-cell>
          <table:table-cell office:value-type="float" office:value="483.603928102443">
            <text:p>483.6039281</text:p>
          </table:table-cell>
          <table:table-cell office:value-type="float" office:value="414.081108887583">
            <text:p>414.0811089</text:p>
          </table:table-cell>
          <table:table-cell table:number-columns-repeated="252"/>
        </table:table-row>
        <table:table-row table:style-name="ro1">
          <table:table-cell table:style-name="ce21" office:value-type="float" office:value="36">
            <text:p>36</text:p>
          </table:table-cell>
          <table:table-cell office:value-type="float" office:value="632.103536235906">
            <text:p>632.1035362</text:p>
          </table:table-cell>
          <table:table-cell office:value-type="float" office:value="418.285213641422">
            <text:p>418.2852136</text:p>
          </table:table-cell>
          <table:table-cell table:number-columns-repeated="252"/>
        </table:table-row>
        <table:table-row table:style-name="ro1">
          <table:table-cell table:style-name="ce21" office:value-type="float" office:value="37">
            <text:p>37</text:p>
          </table:table-cell>
          <table:table-cell office:value-type="float" office:value="692.093145416897">
            <text:p>692.0931454</text:p>
          </table:table-cell>
          <table:table-cell office:value-type="float" office:value="415.268310641153">
            <text:p>415.2683106</text:p>
          </table:table-cell>
          <table:table-cell table:number-columns-repeated="252"/>
        </table:table-row>
        <table:table-row table:style-name="ro1">
          <table:table-cell table:style-name="ce21" office:value-type="float" office:value="38">
            <text:p>38</text:p>
          </table:table-cell>
          <table:table-cell office:value-type="float" office:value="278.62498620723">
            <text:p>278.6249862</text:p>
          </table:table-cell>
          <table:table-cell office:value-type="float" office:value="414.508821795553">
            <text:p>414.5088218</text:p>
          </table:table-cell>
          <table:table-cell table:number-columns-repeated="252"/>
        </table:table-row>
        <table:table-row table:style-name="ro1">
          <table:table-cell table:style-name="ce21" office:value-type="float" office:value="39">
            <text:p>39</text:p>
          </table:table-cell>
          <table:table-cell office:value-type="float" office:value="343.44955139326">
            <text:p>343.4495514</text:p>
          </table:table-cell>
          <table:table-cell office:value-type="float" office:value="413.340600947402">
            <text:p>413.3406009</text:p>
          </table:table-cell>
          <table:table-cell table:number-columns-repeated="252"/>
        </table:table-row>
        <table:table-row table:style-name="ro1">
          <table:table-cell table:style-name="ce21" office:value-type="float" office:value="40">
            <text:p>40</text:p>
          </table:table-cell>
          <table:table-cell office:value-type="float" office:value="681.72125909428">
            <text:p>681.7212591</text:p>
          </table:table-cell>
          <table:table-cell office:value-type="float" office:value="415.722954467539">
            <text:p>415.7229545</text:p>
          </table:table-cell>
          <table:table-cell table:number-columns-repeated="252"/>
        </table:table-row>
        <table:table-row table:style-name="ro1">
          <table:table-cell table:style-name="ce21" office:value-type="float" office:value="41">
            <text:p>41</text:p>
          </table:table-cell>
          <table:table-cell office:value-type="float" office:value="331.086041402636">
            <text:p>331.0860414</text:p>
          </table:table-cell>
          <table:table-cell office:value-type="float" office:value="418.598905029818">
            <text:p>418.598905</text:p>
          </table:table-cell>
          <table:table-cell table:number-columns-repeated="252"/>
        </table:table-row>
        <table:table-row table:style-name="ro1">
          <table:table-cell table:style-name="ce21" office:value-type="float" office:value="42">
            <text:p>42</text:p>
          </table:table-cell>
          <table:table-cell office:value-type="float" office:value="565.170682886385">
            <text:p>565.1706829</text:p>
          </table:table-cell>
          <table:table-cell office:value-type="float" office:value="414.685708200677">
            <text:p>414.6857082</text:p>
          </table:table-cell>
          <table:table-cell table:number-columns-repeated="252"/>
        </table:table-row>
        <table:table-row table:style-name="ro1">
          <table:table-cell table:style-name="ce21" office:value-type="float" office:value="43">
            <text:p>43</text:p>
          </table:table-cell>
          <table:table-cell office:value-type="float" office:value="533.819503985026">
            <text:p>533.819504</text:p>
          </table:table-cell>
          <table:table-cell office:value-type="float" office:value="419.649980493438">
            <text:p>419.6499805</text:p>
          </table:table-cell>
          <table:table-cell table:number-columns-repeated="252"/>
        </table:table-row>
        <table:table-row table:style-name="ro1">
          <table:table-cell table:style-name="ce21" office:value-type="float" office:value="44">
            <text:p>44</text:p>
          </table:table-cell>
          <table:table-cell office:value-type="float" office:value="572.563340842387">
            <text:p>572.5633408</text:p>
          </table:table-cell>
          <table:table-cell office:value-type="float" office:value="416.393813394804">
            <text:p>416.3938134</text:p>
          </table:table-cell>
          <table:table-cell table:number-columns-repeated="252"/>
        </table:table-row>
        <table:table-row table:style-name="ro1">
          <table:table-cell table:style-name="ce21" office:value-type="float" office:value="45">
            <text:p>45</text:p>
          </table:table-cell>
          <table:table-cell office:value-type="float" office:value="355.726990175944">
            <text:p>355.7269902</text:p>
          </table:table-cell>
          <table:table-cell office:value-type="float" office:value="412.485766007375">
            <text:p>412.485766</text:p>
          </table:table-cell>
          <table:table-cell table:number-columns-repeated="252"/>
        </table:table-row>
        <table:table-row table:style-name="ro1">
          <table:table-cell table:style-name="ce21" office:value-type="float" office:value="46">
            <text:p>46</text:p>
          </table:table-cell>
          <table:table-cell office:value-type="float" office:value="480.679499455389">
            <text:p>480.6794995</text:p>
          </table:table-cell>
          <table:table-cell office:value-type="float" office:value="416.859073725765">
            <text:p>416.8590737</text:p>
          </table:table-cell>
          <table:table-cell table:number-columns-repeated="252"/>
        </table:table-row>
        <table:table-row table:style-name="ro1">
          <table:table-cell table:style-name="ce21" office:value-type="float" office:value="47">
            <text:p>47</text:p>
          </table:table-cell>
          <table:table-cell office:value-type="float" office:value="147.536879464606">
            <text:p>147.5368795</text:p>
          </table:table-cell>
          <table:table-cell office:value-type="float" office:value="417.047085480758">
            <text:p>417.0470855</text:p>
          </table:table-cell>
          <table:table-cell table:number-columns-repeated="252"/>
        </table:table-row>
        <table:table-row table:style-name="ro1">
          <table:table-cell table:style-name="ce21" office:value-type="float" office:value="48">
            <text:p>48</text:p>
          </table:table-cell>
          <table:table-cell office:value-type="float" office:value="600.913489265337">
            <text:p>600.9134893</text:p>
          </table:table-cell>
          <table:table-cell office:value-type="float" office:value="420.35749683346">
            <text:p>420.3574968</text:p>
          </table:table-cell>
          <table:table-cell table:number-columns-repeated="252"/>
        </table:table-row>
        <table:table-row table:style-name="ro1">
          <table:table-cell table:style-name="ce21" office:value-type="float" office:value="49">
            <text:p>49</text:p>
          </table:table-cell>
          <table:table-cell office:value-type="float" office:value="324.015629752805">
            <text:p>324.0156298</text:p>
          </table:table-cell>
          <table:table-cell office:value-type="float" office:value="416.641471931352">
            <text:p>416.6414719</text:p>
          </table:table-cell>
          <table:table-cell table:number-columns-repeated="252"/>
        </table:table-row>
        <table:table-row table:style-name="ro1">
          <table:table-cell table:style-name="ce21" office:value-type="float" office:value="50">
            <text:p>50</text:p>
          </table:table-cell>
          <table:table-cell office:value-type="float" office:value="610.369340053549">
            <text:p>610.3693401</text:p>
          </table:table-cell>
          <table:table-cell office:value-type="float" office:value="418.01571975125">
            <text:p>418.0157198</text:p>
          </table:table-cell>
          <table:table-cell table:number-columns-repeated="252"/>
        </table:table-row>
        <table:table-row table:style-name="ro1">
          <table:table-cell table:style-name="ce21" office:value-type="float" office:value="51">
            <text:p>51</text:p>
          </table:table-cell>
          <table:table-cell office:value-type="float" office:value="650.323743952987">
            <text:p>650.323744</text:p>
          </table:table-cell>
          <table:table-cell office:value-type="float" office:value="420.575288989054">
            <text:p>420.575289</text:p>
          </table:table-cell>
          <table:table-cell table:number-columns-repeated="252"/>
        </table:table-row>
        <table:table-row table:style-name="ro1">
          <table:table-cell table:style-name="ce21" office:value-type="float" office:value="52">
            <text:p>52</text:p>
          </table:table-cell>
          <table:table-cell office:value-type="float" office:value="703.948861818376">
            <text:p>703.9488618</text:p>
          </table:table-cell>
          <table:table-cell office:value-type="float" office:value="417.851142862023">
            <text:p>417.8511429</text:p>
          </table:table-cell>
          <table:table-cell table:number-columns-repeated="252"/>
        </table:table-row>
        <table:table-row table:style-name="ro1">
          <table:table-cell table:style-name="ce21" office:value-type="float" office:value="53">
            <text:p>53</text:p>
          </table:table-cell>
          <table:table-cell office:value-type="float" office:value="251.078217428928">
            <text:p>251.0782174</text:p>
          </table:table-cell>
          <table:table-cell office:value-type="float" office:value="418.751659552829">
            <text:p>418.7516596</text:p>
          </table:table-cell>
          <table:table-cell table:number-columns-repeated="252"/>
        </table:table-row>
        <table:table-row table:style-name="ro1">
          <table:table-cell table:style-name="ce21" office:value-type="float" office:value="54">
            <text:p>54</text:p>
          </table:table-cell>
          <table:table-cell office:value-type="float" office:value="322.275490113597">
            <text:p>322.2754901</text:p>
          </table:table-cell>
          <table:table-cell office:value-type="float" office:value="423.357711966238">
            <text:p>423.357712</text:p>
          </table:table-cell>
          <table:table-cell table:number-columns-repeated="252"/>
        </table:table-row>
        <table:table-row table:style-name="ro1">
          <table:table-cell table:style-name="ce21" office:value-type="float" office:value="55">
            <text:p>55</text:p>
          </table:table-cell>
          <table:table-cell office:value-type="float" office:value="618.180955163448">
            <text:p>618.1809552</text:p>
          </table:table-cell>
          <table:table-cell office:value-type="float" office:value="416.107635953497">
            <text:p>416.107636</text:p>
          </table:table-cell>
          <table:table-cell table:number-columns-repeated="252"/>
        </table:table-row>
        <table:table-row table:style-name="ro1">
          <table:table-cell table:style-name="ce21" office:value-type="float" office:value="56">
            <text:p>56</text:p>
          </table:table-cell>
          <table:table-cell office:value-type="float" office:value="546.079054948771">
            <text:p>546.0790549</text:p>
          </table:table-cell>
          <table:table-cell office:value-type="float" office:value="413.939671920728">
            <text:p>413.9396719</text:p>
          </table:table-cell>
          <table:table-cell table:number-columns-repeated="252"/>
        </table:table-row>
        <table:table-row table:style-name="ro1">
          <table:table-cell table:style-name="ce21" office:value-type="float" office:value="57">
            <text:p>57</text:p>
          </table:table-cell>
          <table:table-cell office:value-type="float" office:value="378.078868042267">
            <text:p>378.078868</text:p>
          </table:table-cell>
          <table:table-cell office:value-type="float" office:value="415.82643886507">
            <text:p>415.8264389</text:p>
          </table:table-cell>
          <table:table-cell table:number-columns-repeated="252"/>
        </table:table-row>
        <table:table-row table:style-name="ro1">
          <table:table-cell table:style-name="ce21" office:value-type="float" office:value="58">
            <text:p>58</text:p>
          </table:table-cell>
          <table:table-cell office:value-type="float" office:value="419.712270992204">
            <text:p>419.712271</text:p>
          </table:table-cell>
          <table:table-cell office:value-type="float" office:value="414.927326850684">
            <text:p>414.9273269</text:p>
          </table:table-cell>
          <table:table-cell table:number-columns-repeated="252"/>
        </table:table-row>
        <table:table-row table:style-name="ro1">
          <table:table-cell table:style-name="ce21" office:value-type="float" office:value="59">
            <text:p>59</text:p>
          </table:table-cell>
          <table:table-cell office:value-type="float" office:value="463.898894675295">
            <text:p>463.8988947</text:p>
          </table:table-cell>
          <table:table-cell office:value-type="float" office:value="421.150616647366">
            <text:p>421.1506166</text:p>
          </table:table-cell>
          <table:table-cell table:number-columns-repeated="252"/>
        </table:table-row>
        <table:table-row table:style-name="ro1">
          <table:table-cell table:style-name="ce21" office:value-type="float" office:value="60">
            <text:p>60</text:p>
          </table:table-cell>
          <table:table-cell office:value-type="float" office:value="486.335371934526">
            <text:p>486.3353719</text:p>
          </table:table-cell>
          <table:table-cell office:value-type="float" office:value="421.972260483375">
            <text:p>421.9722605</text:p>
          </table:table-cell>
          <table:table-cell table:number-columns-repeated="252"/>
        </table:table-row>
        <table:table-row table:style-name="ro1">
          <table:table-cell table:style-name="ce21" office:value-type="float" office:value="61">
            <text:p>61</text:p>
          </table:table-cell>
          <table:table-cell office:value-type="float" office:value="721.819504111138">
            <text:p>721.8195041</text:p>
          </table:table-cell>
          <table:table-cell office:value-type="float" office:value="420.252175358199">
            <text:p>420.2521754</text:p>
          </table:table-cell>
          <table:table-cell table:number-columns-repeated="252"/>
        </table:table-row>
        <table:table-row table:style-name="ro1">
          <table:table-cell table:style-name="ce21" office:value-type="float" office:value="62">
            <text:p>62</text:p>
          </table:table-cell>
          <table:table-cell office:value-type="float" office:value="308.99764962003">
            <text:p>308.9976496</text:p>
          </table:table-cell>
          <table:table-cell office:value-type="float" office:value="419.193652839185">
            <text:p>419.1936528</text:p>
          </table:table-cell>
          <table:table-cell table:number-columns-repeated="252"/>
        </table:table-row>
        <table:table-row table:style-name="ro1">
          <table:table-cell table:style-name="ce21" office:value-type="float" office:value="63">
            <text:p>63</text:p>
          </table:table-cell>
          <table:table-cell office:value-type="float" office:value="489.256270328632">
            <text:p>489.2562703</text:p>
          </table:table-cell>
          <table:table-cell office:value-type="float" office:value="418.837771017655">
            <text:p>418.837771</text:p>
          </table:table-cell>
          <table:table-cell table:number-columns-repeated="252"/>
        </table:table-row>
        <table:table-row table:style-name="ro1">
          <table:table-cell table:style-name="ce21" office:value-type="float" office:value="64">
            <text:p>64</text:p>
          </table:table-cell>
          <table:table-cell office:value-type="float" office:value="526.18750522672">
            <text:p>526.1875052</text:p>
          </table:table-cell>
          <table:table-cell office:value-type="float" office:value="419.025676370736">
            <text:p>419.0256764</text:p>
          </table:table-cell>
          <table:table-cell table:number-columns-repeated="252"/>
        </table:table-row>
        <table:table-row table:style-name="ro1">
          <table:table-cell table:style-name="ce21" office:value-type="float" office:value="65">
            <text:p>65</text:p>
          </table:table-cell>
          <table:table-cell office:value-type="float" office:value="514.081895786393">
            <text:p>514.0818958</text:p>
          </table:table-cell>
          <table:table-cell office:value-type="float" office:value="415.028181931212">
            <text:p>415.0281819</text:p>
          </table:table-cell>
          <table:table-cell table:number-columns-repeated="252"/>
        </table:table-row>
        <table:table-row table:style-name="ro1">
          <table:table-cell table:style-name="ce21" office:value-type="float" office:value="66">
            <text:p>66</text:p>
          </table:table-cell>
          <table:table-cell office:value-type="float" office:value="442.385045846851">
            <text:p>442.3850458</text:p>
          </table:table-cell>
          <table:table-cell office:value-type="float" office:value="417.528205028806">
            <text:p>417.528205</text:p>
          </table:table-cell>
          <table:table-cell table:number-columns-repeated="252"/>
        </table:table-row>
        <table:table-row table:style-name="ro1">
          <table:table-cell table:style-name="ce21" office:value-type="float" office:value="67">
            <text:p>67</text:p>
          </table:table-cell>
          <table:table-cell office:value-type="float" office:value="540.997829978555">
            <text:p>540.99783</text:p>
          </table:table-cell>
          <table:table-cell office:value-type="float" office:value="421.051761007337">
            <text:p>421.051761</text:p>
          </table:table-cell>
          <table:table-cell table:number-columns-repeated="252"/>
        </table:table-row>
        <table:table-row table:style-name="ro1">
          <table:table-cell table:style-name="ce21" office:value-type="float" office:value="68">
            <text:p>68</text:p>
          </table:table-cell>
          <table:table-cell office:value-type="float" office:value="179.135701807249">
            <text:p>179.1357018</text:p>
          </table:table-cell>
          <table:table-cell office:value-type="float" office:value="420.208829424691">
            <text:p>420.2088294</text:p>
          </table:table-cell>
          <table:table-cell table:number-columns-repeated="252"/>
        </table:table-row>
        <table:table-row table:style-name="ro1">
          <table:table-cell table:style-name="ce21" office:value-type="float" office:value="69">
            <text:p>69</text:p>
          </table:table-cell>
          <table:table-cell office:value-type="float" office:value="233.392994156603">
            <text:p>233.3929942</text:p>
          </table:table-cell>
          <table:table-cell office:value-type="float" office:value="417.105299216425">
            <text:p>417.1052992</text:p>
          </table:table-cell>
          <table:table-cell table:number-columns-repeated="252"/>
        </table:table-row>
        <table:table-row table:style-name="ro1">
          <table:table-cell table:style-name="ce21" office:value-type="float" office:value="70">
            <text:p>70</text:p>
          </table:table-cell>
          <table:table-cell office:value-type="float" office:value="437.646142650486">
            <text:p>437.6461427</text:p>
          </table:table-cell>
          <table:table-cell office:value-type="float" office:value="415.76472199761">
            <text:p>415.764722</text:p>
          </table:table-cell>
          <table:table-cell table:number-columns-repeated="252"/>
        </table:table-row>
        <table:table-row table:style-name="ro1">
          <table:table-cell table:style-name="ce21" office:value-type="float" office:value="71">
            <text:p>71</text:p>
          </table:table-cell>
          <table:table-cell office:value-type="float" office:value="554.639853447891">
            <text:p>554.6398534</text:p>
          </table:table-cell>
          <table:table-cell office:value-type="float" office:value="416.361981639841">
            <text:p>416.3619816</text:p>
          </table:table-cell>
          <table:table-cell table:number-columns-repeated="252"/>
        </table:table-row>
        <table:table-row table:style-name="ro1">
          <table:table-cell table:style-name="ce21" office:value-type="float" office:value="72">
            <text:p>72</text:p>
          </table:table-cell>
          <table:table-cell office:value-type="float" office:value="266.487948456175">
            <text:p>266.4879485</text:p>
          </table:table-cell>
          <table:table-cell office:value-type="float" office:value="417.069462567522">
            <text:p>417.0694626</text:p>
          </table:table-cell>
          <table:table-cell table:number-columns-repeated="252"/>
        </table:table-row>
        <table:table-row table:style-name="ro1">
          <table:table-cell table:style-name="ce21" office:value-type="float" office:value="73">
            <text:p>73</text:p>
          </table:table-cell>
          <table:table-cell office:value-type="float" office:value="507.896383188452">
            <text:p>507.8963832</text:p>
          </table:table-cell>
          <table:table-cell office:value-type="float" office:value="421.517922869951">
            <text:p>421.5179229</text:p>
          </table:table-cell>
          <table:table-cell table:number-columns-repeated="252"/>
        </table:table-row>
        <table:table-row table:style-name="ro1">
          <table:table-cell table:style-name="ce21" office:value-type="float" office:value="74">
            <text:p>74</text:p>
          </table:table-cell>
          <table:table-cell office:value-type="float" office:value="698.988702450231">
            <text:p>698.9887025</text:p>
          </table:table-cell>
          <table:table-cell office:value-type="float" office:value="419.403882473356">
            <text:p>419.4038825</text:p>
          </table:table-cell>
          <table:table-cell table:number-columns-repeated="252"/>
        </table:table-row>
        <table:table-row table:style-name="ro1">
          <table:table-cell table:style-name="ce21" office:value-type="float" office:value="75">
            <text:p>75</text:p>
          </table:table-cell>
          <table:table-cell office:value-type="float" office:value="760.120087707447">
            <text:p>760.1200877</text:p>
          </table:table-cell>
          <table:table-cell office:value-type="float" office:value="421.59881533469">
            <text:p>421.5988153</text:p>
          </table:table-cell>
          <table:table-cell table:number-columns-repeated="252"/>
        </table:table-row>
        <table:table-row table:style-name="ro1">
          <table:table-cell table:style-name="ce21" office:value-type="float" office:value="76">
            <text:p>76</text:p>
          </table:table-cell>
          <table:table-cell office:value-type="float" office:value="419.941777558129">
            <text:p>419.9417776</text:p>
          </table:table-cell>
          <table:table-cell office:value-type="float" office:value="417.253003332668">
            <text:p>417.2530033</text:p>
          </table:table-cell>
          <table:table-cell table:number-columns-repeated="252"/>
        </table:table-row>
        <table:table-row table:style-name="ro1">
          <table:table-cell table:style-name="ce21" office:value-type="float" office:value="77">
            <text:p>77</text:p>
          </table:table-cell>
          <table:table-cell office:value-type="float" office:value="535.263448229923">
            <text:p>535.2634482</text:p>
          </table:table-cell>
          <table:table-cell office:value-type="float" office:value="423.930069747984">
            <text:p>423.9300697</text:p>
          </table:table-cell>
          <table:table-cell table:number-columns-repeated="252"/>
        </table:table-row>
        <table:table-row table:style-name="ro1">
          <table:table-cell table:style-name="ce21" office:value-type="float" office:value="78">
            <text:p>78</text:p>
          </table:table-cell>
          <table:table-cell office:value-type="float" office:value="535.891493853676">
            <text:p>535.8914939</text:p>
          </table:table-cell>
          <table:table-cell office:value-type="float" office:value="416.262050658128">
            <text:p>416.2620507</text:p>
          </table:table-cell>
          <table:table-cell table:number-columns-repeated="252"/>
        </table:table-row>
        <table:table-row table:style-name="ro1">
          <table:table-cell table:style-name="ce21" office:value-type="float" office:value="79">
            <text:p>79</text:p>
          </table:table-cell>
          <table:table-cell office:value-type="float" office:value="452.984533435243">
            <text:p>452.9845334</text:p>
          </table:table-cell>
          <table:table-cell office:value-type="float" office:value="418.583238171189">
            <text:p>418.5832382</text:p>
          </table:table-cell>
          <table:table-cell table:number-columns-repeated="252"/>
        </table:table-row>
        <table:table-row table:style-name="ro1">
          <table:table-cell table:style-name="ce21" office:value-type="float" office:value="80">
            <text:p>80</text:p>
          </table:table-cell>
          <table:table-cell office:value-type="float" office:value="179.957979723062">
            <text:p>179.9579797</text:p>
          </table:table-cell>
          <table:table-cell office:value-type="float" office:value="420.219756965838">
            <text:p>420.219757</text:p>
          </table:table-cell>
          <table:table-cell table:number-columns-repeated="252"/>
        </table:table-row>
        <table:table-row table:style-name="ro1">
          <table:table-cell table:style-name="ce21" office:value-type="float" office:value="81">
            <text:p>81</text:p>
          </table:table-cell>
          <table:table-cell office:value-type="float" office:value="453.649368537384">
            <text:p>453.6493685</text:p>
          </table:table-cell>
          <table:table-cell office:value-type="float" office:value="412.554559608882">
            <text:p>412.5545596</text:p>
          </table:table-cell>
          <table:table-cell table:number-columns-repeated="252"/>
        </table:table-row>
        <table:table-row table:style-name="ro1">
          <table:table-cell table:style-name="ce21" office:value-type="float" office:value="82">
            <text:p>82</text:p>
          </table:table-cell>
          <table:table-cell office:value-type="float" office:value="319.400671482831">
            <text:p>319.4006715</text:p>
          </table:table-cell>
          <table:table-cell office:value-type="float" office:value="421.804235954998">
            <text:p>421.804236</text:p>
          </table:table-cell>
          <table:table-cell table:number-columns-repeated="252"/>
        </table:table-row>
        <table:table-row table:style-name="ro1">
          <table:table-cell table:style-name="ce21" office:value-type="float" office:value="83">
            <text:p>83</text:p>
          </table:table-cell>
          <table:table-cell office:value-type="float" office:value="508.233642584646">
            <text:p>508.2336426</text:p>
          </table:table-cell>
          <table:table-cell office:value-type="float" office:value="412.190316575292">
            <text:p>412.1903166</text:p>
          </table:table-cell>
          <table:table-cell table:number-columns-repeated="252"/>
        </table:table-row>
        <table:table-row table:style-name="ro1">
          <table:table-cell table:style-name="ce21" office:value-type="float" office:value="84">
            <text:p>84</text:p>
          </table:table-cell>
          <table:table-cell office:value-type="float" office:value="139.396204465705">
            <text:p>139.3962045</text:p>
          </table:table-cell>
          <table:table-cell office:value-type="float" office:value="413.892025733862">
            <text:p>413.8920257</text:p>
          </table:table-cell>
          <table:table-cell table:number-columns-repeated="252"/>
        </table:table-row>
        <table:table-row table:style-name="ro1">
          <table:table-cell table:style-name="ce21" office:value-type="float" office:value="85">
            <text:p>85</text:p>
          </table:table-cell>
          <table:table-cell office:value-type="float" office:value="477.130313775466">
            <text:p>477.1303138</text:p>
          </table:table-cell>
          <table:table-cell office:value-type="float" office:value="416.992379876596">
            <text:p>416.9923799</text:p>
          </table:table-cell>
          <table:table-cell table:number-columns-repeated="252"/>
        </table:table-row>
        <table:table-row table:style-name="ro1">
          <table:table-cell table:style-name="ce21" office:value-type="float" office:value="86">
            <text:p>86</text:p>
          </table:table-cell>
          <table:table-cell office:value-type="float" office:value="340.174523127107">
            <text:p>340.1745231</text:p>
          </table:table-cell>
          <table:table-cell office:value-type="float" office:value="414.50240707019">
            <text:p>414.5024071</text:p>
          </table:table-cell>
          <table:table-cell table:number-columns-repeated="252"/>
        </table:table-row>
        <table:table-row table:style-name="ro1">
          <table:table-cell table:style-name="ce21" office:value-type="float" office:value="87">
            <text:p>87</text:p>
          </table:table-cell>
          <table:table-cell office:value-type="float" office:value="605.819249494576">
            <text:p>605.8192495</text:p>
          </table:table-cell>
          <table:table-cell office:value-type="float" office:value="418.213395909774">
            <text:p>418.2133959</text:p>
          </table:table-cell>
          <table:table-cell table:number-columns-repeated="252"/>
        </table:table-row>
        <table:table-row table:style-name="ro1">
          <table:table-cell table:style-name="ce21" office:value-type="float" office:value="88">
            <text:p>88</text:p>
          </table:table-cell>
          <table:table-cell office:value-type="float" office:value="343.761189220966">
            <text:p>343.7611892</text:p>
          </table:table-cell>
          <table:table-cell office:value-type="float" office:value="417.951335413491">
            <text:p>417.9513354</text:p>
          </table:table-cell>
          <table:table-cell table:number-columns-repeated="252"/>
        </table:table-row>
        <table:table-row table:style-name="ro1">
          <table:table-cell table:style-name="ce21" office:value-type="float" office:value="89">
            <text:p>89</text:p>
          </table:table-cell>
          <table:table-cell office:value-type="float" office:value="492.805849455061">
            <text:p>492.8058495</text:p>
          </table:table-cell>
          <table:table-cell office:value-type="float" office:value="420.215414549347">
            <text:p>420.2154145</text:p>
          </table:table-cell>
          <table:table-cell table:number-columns-repeated="252"/>
        </table:table-row>
        <table:table-row table:style-name="ro1">
          <table:table-cell table:style-name="ce21" office:value-type="float" office:value="90">
            <text:p>90</text:p>
          </table:table-cell>
          <table:table-cell office:value-type="float" office:value="416.41766324538">
            <text:p>416.4176632</text:p>
          </table:table-cell>
          <table:table-cell office:value-type="float" office:value="417.035783751757">
            <text:p>417.0357838</text:p>
          </table:table-cell>
          <table:table-cell table:number-columns-repeated="252"/>
        </table:table-row>
        <table:table-row table:style-name="ro1">
          <table:table-cell table:style-name="ce21" office:value-type="float" office:value="91">
            <text:p>91</text:p>
          </table:table-cell>
          <table:table-cell office:value-type="float" office:value="632.2924672057">
            <text:p>632.2924672</text:p>
          </table:table-cell>
          <table:table-cell office:value-type="float" office:value="413.326448500223">
            <text:p>413.3264485</text:p>
          </table:table-cell>
          <table:table-cell table:number-columns-repeated="252"/>
        </table:table-row>
        <table:table-row table:style-name="ro1">
          <table:table-cell table:style-name="ce21" office:value-type="float" office:value="92">
            <text:p>92</text:p>
          </table:table-cell>
          <table:table-cell office:value-type="float" office:value="307.103781406213">
            <text:p>307.1037814</text:p>
          </table:table-cell>
          <table:table-cell office:value-type="float" office:value="415.174756388029">
            <text:p>415.1747564</text:p>
          </table:table-cell>
          <table:table-cell table:number-columns-repeated="252"/>
        </table:table-row>
        <table:table-row table:style-name="ro1">
          <table:table-cell table:style-name="ce21" office:value-type="float" office:value="93">
            <text:p>93</text:p>
          </table:table-cell>
          <table:table-cell office:value-type="float" office:value="636.809300639924">
            <text:p>636.8093006</text:p>
          </table:table-cell>
          <table:table-cell office:value-type="float" office:value="411.667865176174">
            <text:p>411.6678652</text:p>
          </table:table-cell>
          <table:table-cell table:number-columns-repeated="252"/>
        </table:table-row>
        <table:table-row table:style-name="ro1">
          <table:table-cell table:style-name="ce21" office:value-type="float" office:value="94">
            <text:p>94</text:p>
          </table:table-cell>
          <table:table-cell office:value-type="float" office:value="528.687661671907">
            <text:p>528.6876617</text:p>
          </table:table-cell>
          <table:table-cell office:value-type="float" office:value="416.67218923627">
            <text:p>416.6721892</text:p>
          </table:table-cell>
          <table:table-cell table:number-columns-repeated="252"/>
        </table:table-row>
        <table:table-row table:style-name="ro1">
          <table:table-cell table:style-name="ce21" office:value-type="float" office:value="95">
            <text:p>95</text:p>
          </table:table-cell>
          <table:table-cell office:value-type="float" office:value="346.419242171318">
            <text:p>346.4192422</text:p>
          </table:table-cell>
          <table:table-cell office:value-type="float" office:value="423.460963557376">
            <text:p>423.4609636</text:p>
          </table:table-cell>
          <table:table-cell table:number-columns-repeated="252"/>
        </table:table-row>
        <table:table-row table:style-name="ro1">
          <table:table-cell table:style-name="ce21" office:value-type="float" office:value="96">
            <text:p>96</text:p>
          </table:table-cell>
          <table:table-cell office:value-type="float" office:value="770.968644218853">
            <text:p>770.9686442</text:p>
          </table:table-cell>
          <table:table-cell office:value-type="float" office:value="420.520229457487">
            <text:p>420.5202295</text:p>
          </table:table-cell>
          <table:table-cell table:number-columns-repeated="252"/>
        </table:table-row>
        <table:table-row table:style-name="ro1">
          <table:table-cell table:style-name="ce21" office:value-type="float" office:value="97">
            <text:p>97</text:p>
          </table:table-cell>
          <table:table-cell office:value-type="float" office:value="512.595668473176">
            <text:p>512.5956685</text:p>
          </table:table-cell>
          <table:table-cell office:value-type="float" office:value="415.559971243819">
            <text:p>415.5599712</text:p>
          </table:table-cell>
          <table:table-cell table:number-columns-repeated="252"/>
        </table:table-row>
        <table:table-row table:style-name="ro1">
          <table:table-cell table:style-name="ce21" office:value-type="float" office:value="98">
            <text:p>98</text:p>
          </table:table-cell>
          <table:table-cell office:value-type="float" office:value="460.796126309599">
            <text:p>460.7961263</text:p>
          </table:table-cell>
          <table:table-cell office:value-type="float" office:value="420.341685722378">
            <text:p>420.3416857</text:p>
          </table:table-cell>
          <table:table-cell table:number-columns-repeated="252"/>
        </table:table-row>
        <table:table-row table:style-name="ro1">
          <table:table-cell table:style-name="ce21" office:value-type="float" office:value="99">
            <text:p>99</text:p>
          </table:table-cell>
          <table:table-cell office:value-type="float" office:value="585.073694246331">
            <text:p>585.0736942</text:p>
          </table:table-cell>
          <table:table-cell office:value-type="float" office:value="416.552421770959">
            <text:p>416.5524218</text:p>
          </table:table-cell>
          <table:table-cell table:number-columns-repeated="252"/>
        </table:table-row>
        <table:table-row table:style-name="ro1">
          <table:table-cell table:style-name="ce21" office:value-type="float" office:value="100">
            <text:p>100</text:p>
          </table:table-cell>
          <table:table-cell office:value-type="float" office:value="439.691896336342">
            <text:p>439.6918963</text:p>
          </table:table-cell>
          <table:table-cell office:value-type="float" office:value="414.21588337961">
            <text:p>414.2158834</text:p>
          </table:table-cell>
          <table:table-cell table:number-columns-repeated="252"/>
        </table:table-row>
        <table:table-row table:style-name="ro1">
          <table:table-cell table:style-name="ce21" office:value-type="float" office:value="101">
            <text:p>101</text:p>
          </table:table-cell>
          <table:table-cell office:value-type="float" office:value="364.00593192587">
            <text:p>364.0059319</text:p>
          </table:table-cell>
          <table:table-cell office:value-type="float" office:value="414.052776199194">
            <text:p>414.0527762</text:p>
          </table:table-cell>
          <table:table-cell table:number-columns-repeated="252"/>
        </table:table-row>
        <table:table-row table:style-name="ro1">
          <table:table-cell table:style-name="ce21" office:value-type="float" office:value="102">
            <text:p>102</text:p>
          </table:table-cell>
          <table:table-cell office:value-type="float" office:value="590.858782339786">
            <text:p>590.8587823</text:p>
          </table:table-cell>
          <table:table-cell office:value-type="float" office:value="419.407259787456">
            <text:p>419.4072598</text:p>
          </table:table-cell>
          <table:table-cell table:number-columns-repeated="252"/>
        </table:table-row>
        <table:table-row table:style-name="ro1">
          <table:table-cell table:style-name="ce21" office:value-type="float" office:value="103">
            <text:p>103</text:p>
          </table:table-cell>
          <table:table-cell office:value-type="float" office:value="308.166324709565">
            <text:p>308.1663247</text:p>
          </table:table-cell>
          <table:table-cell office:value-type="float" office:value="415.242167674223">
            <text:p>415.2421677</text:p>
          </table:table-cell>
          <table:table-cell table:number-columns-repeated="252"/>
        </table:table-row>
        <table:table-row table:style-name="ro1">
          <table:table-cell table:style-name="ce21" office:value-type="float" office:value="104">
            <text:p>104</text:p>
          </table:table-cell>
          <table:table-cell office:value-type="float" office:value="237.424295388272">
            <text:p>237.4242954</text:p>
          </table:table-cell>
          <table:table-cell office:value-type="float" office:value="419.293894144397">
            <text:p>419.2938941</text:p>
          </table:table-cell>
          <table:table-cell table:number-columns-repeated="252"/>
        </table:table-row>
        <table:table-row table:style-name="ro1">
          <table:table-cell table:style-name="ce21" office:value-type="float" office:value="105">
            <text:p>105</text:p>
          </table:table-cell>
          <table:table-cell office:value-type="float" office:value="377.374786801558">
            <text:p>377.3747868</text:p>
          </table:table-cell>
          <table:table-cell office:value-type="float" office:value="422.500219951287">
            <text:p>422.50022</text:p>
          </table:table-cell>
          <table:table-cell table:number-columns-repeated="252"/>
        </table:table-row>
        <table:table-row table:style-name="ro1">
          <table:table-cell table:style-name="ce21" office:value-type="float" office:value="106">
            <text:p>106</text:p>
          </table:table-cell>
          <table:table-cell office:value-type="float" office:value="261.959362722041">
            <text:p>261.9593627</text:p>
          </table:table-cell>
          <table:table-cell office:value-type="float" office:value="422.320817751145">
            <text:p>422.3208178</text:p>
          </table:table-cell>
          <table:table-cell table:number-columns-repeated="252"/>
        </table:table-row>
        <table:table-row table:style-name="ro1">
          <table:table-cell table:style-name="ce21" office:value-type="float" office:value="107">
            <text:p>107</text:p>
          </table:table-cell>
          <table:table-cell office:value-type="float" office:value="146.322905312159">
            <text:p>146.3229053</text:p>
          </table:table-cell>
          <table:table-cell office:value-type="float" office:value="417.68065972059">
            <text:p>417.6806597</text:p>
          </table:table-cell>
          <table:table-cell table:number-columns-repeated="252"/>
        </table:table-row>
        <calcext:conditional-formats/>
      </table:table>
      <table:table table:name="results_bargi.dict" table:style-name="ta2" table:print="false">
        <office:forms form:automatic-focus="false" form:apply-design-mode="false"/>
        <table:table-column table:style-name="co4" table:default-cell-style-name="ce15" table:number-columns-repeated="256"/>
        <table:table-row table:style-name="ro1">
          <table:table-cell/>
          <table:table-cell table:style-name="ce21" office:value-type="string">
            <text:p>ouflow(MCM)</text:p>
          </table:table-cell>
          <table:table-cell table:style-name="ce21" office:value-type="string">
            <text:p>storage(MCM)</text:p>
          </table:table-cell>
          <table:table-cell table:number-columns-repeated="252"/>
        </table:table-row>
        <table:table-row table:style-name="ro1">
          <table:table-cell table:style-name="ce21" office:value-type="float" office:value="0">
            <text:p>0</text:p>
          </table:table-cell>
          <table:table-cell office:value-type="float" office:value="667.853980372014">
            <text:p>667.8539804</text:p>
          </table:table-cell>
          <table:table-cell office:value-type="float" office:value="412.527515034394">
            <text:p>412.527515</text:p>
          </table:table-cell>
          <table:table-cell table:number-columns-repeated="252"/>
        </table:table-row>
        <table:table-row table:style-name="ro1">
          <table:table-cell table:style-name="ce21" office:value-type="float" office:value="1">
            <text:p>1</text:p>
          </table:table-cell>
          <table:table-cell office:value-type="float" office:value="368.176359062525">
            <text:p>368.1763591</text:p>
          </table:table-cell>
          <table:table-cell office:value-type="float" office:value="414.60140028448">
            <text:p>414.6014003</text:p>
          </table:table-cell>
          <table:table-cell table:number-columns-repeated="252"/>
        </table:table-row>
        <table:table-row table:style-name="ro1">
          <table:table-cell table:style-name="ce21" office:value-type="float" office:value="2">
            <text:p>2</text:p>
          </table:table-cell>
          <table:table-cell office:value-type="float" office:value="397.53779765207">
            <text:p>397.5377977</text:p>
          </table:table-cell>
          <table:table-cell office:value-type="float" office:value="417.867777716466">
            <text:p>417.8677777</text:p>
          </table:table-cell>
          <table:table-cell table:number-columns-repeated="252"/>
        </table:table-row>
        <table:table-row table:style-name="ro1">
          <table:table-cell table:style-name="ce21" office:value-type="float" office:value="3">
            <text:p>3</text:p>
          </table:table-cell>
          <table:table-cell office:value-type="float" office:value="422.501107396278">
            <text:p>422.5011074</text:p>
          </table:table-cell>
          <table:table-cell office:value-type="float" office:value="416.587023434207">
            <text:p>416.5870234</text:p>
          </table:table-cell>
          <table:table-cell table:number-columns-repeated="252"/>
        </table:table-row>
        <table:table-row table:style-name="ro1">
          <table:table-cell table:style-name="ce21" office:value-type="float" office:value="4">
            <text:p>4</text:p>
          </table:table-cell>
          <table:table-cell office:value-type="float" office:value="300.637900287654">
            <text:p>300.6379003</text:p>
          </table:table-cell>
          <table:table-cell office:value-type="float" office:value="418.685145668871">
            <text:p>418.6851457</text:p>
          </table:table-cell>
          <table:table-cell table:number-columns-repeated="252"/>
        </table:table-row>
        <table:table-row table:style-name="ro1">
          <table:table-cell table:style-name="ce21" office:value-type="float" office:value="5">
            <text:p>5</text:p>
          </table:table-cell>
          <table:table-cell office:value-type="float" office:value="324.088057768119">
            <text:p>324.0880578</text:p>
          </table:table-cell>
          <table:table-cell office:value-type="float" office:value="419.281495460954">
            <text:p>419.2814955</text:p>
          </table:table-cell>
          <table:table-cell table:number-columns-repeated="252"/>
        </table:table-row>
        <table:table-row table:style-name="ro1">
          <table:table-cell table:style-name="ce21" office:value-type="float" office:value="6">
            <text:p>6</text:p>
          </table:table-cell>
          <table:table-cell office:value-type="float" office:value="463.385446520121">
            <text:p>463.3854465</text:p>
          </table:table-cell>
          <table:table-cell office:value-type="float" office:value="418.793020831129">
            <text:p>418.7930208</text:p>
          </table:table-cell>
          <table:table-cell table:number-columns-repeated="252"/>
        </table:table-row>
        <table:table-row table:style-name="ro1">
          <table:table-cell table:style-name="ce21" office:value-type="float" office:value="7">
            <text:p>7</text:p>
          </table:table-cell>
          <table:table-cell office:value-type="float" office:value="438.919914637171">
            <text:p>438.9199146</text:p>
          </table:table-cell>
          <table:table-cell office:value-type="float" office:value="415.261499577595">
            <text:p>415.2614996</text:p>
          </table:table-cell>
          <table:table-cell table:number-columns-repeated="252"/>
        </table:table-row>
        <table:table-row table:style-name="ro1">
          <table:table-cell table:style-name="ce21" office:value-type="float" office:value="8">
            <text:p>8</text:p>
          </table:table-cell>
          <table:table-cell office:value-type="float" office:value="474.822822080979">
            <text:p>474.8228221</text:p>
          </table:table-cell>
          <table:table-cell office:value-type="float" office:value="418.344422997217">
            <text:p>418.344423</text:p>
          </table:table-cell>
          <table:table-cell table:number-columns-repeated="252"/>
        </table:table-row>
        <table:table-row table:style-name="ro1">
          <table:table-cell table:style-name="ce21" office:value-type="float" office:value="9">
            <text:p>9</text:p>
          </table:table-cell>
          <table:table-cell office:value-type="float" office:value="472.832595236543">
            <text:p>472.8325952</text:p>
          </table:table-cell>
          <table:table-cell office:value-type="float" office:value="416.002758469358">
            <text:p>416.0027585</text:p>
          </table:table-cell>
          <table:table-cell table:number-columns-repeated="252"/>
        </table:table-row>
        <table:table-row table:style-name="ro1">
          <table:table-cell table:style-name="ce21" office:value-type="float" office:value="10">
            <text:p>10</text:p>
          </table:table-cell>
          <table:table-cell office:value-type="float" office:value="520.370285596747">
            <text:p>520.3702856</text:p>
          </table:table-cell>
          <table:table-cell office:value-type="float" office:value="416.567698517435">
            <text:p>416.5676985</text:p>
          </table:table-cell>
          <table:table-cell table:number-columns-repeated="252"/>
        </table:table-row>
        <table:table-row table:style-name="ro1">
          <table:table-cell table:style-name="ce21" office:value-type="float" office:value="11">
            <text:p>11</text:p>
          </table:table-cell>
          <table:table-cell office:value-type="float" office:value="430.635270336439">
            <text:p>430.6352703</text:p>
          </table:table-cell>
          <table:table-cell office:value-type="float" office:value="419.353100725849">
            <text:p>419.3531007</text:p>
          </table:table-cell>
          <table:table-cell table:number-columns-repeated="252"/>
        </table:table-row>
        <table:table-row table:style-name="ro1">
          <table:table-cell table:style-name="ce21" office:value-type="float" office:value="12">
            <text:p>12</text:p>
          </table:table-cell>
          <table:table-cell office:value-type="float" office:value="463.248698141249">
            <text:p>463.2486981</text:p>
          </table:table-cell>
          <table:table-cell office:value-type="float" office:value="413.146209167049">
            <text:p>413.1462092</text:p>
          </table:table-cell>
          <table:table-cell table:number-columns-repeated="252"/>
        </table:table-row>
        <table:table-row table:style-name="ro1">
          <table:table-cell table:style-name="ce21" office:value-type="float" office:value="13">
            <text:p>13</text:p>
          </table:table-cell>
          <table:table-cell office:value-type="float" office:value="202.337361742684">
            <text:p>202.3373617</text:p>
          </table:table-cell>
          <table:table-cell office:value-type="float" office:value="414.801547868288">
            <text:p>414.8015479</text:p>
          </table:table-cell>
          <table:table-cell table:number-columns-repeated="252"/>
        </table:table-row>
        <table:table-row table:style-name="ro1">
          <table:table-cell table:style-name="ce21" office:value-type="float" office:value="14">
            <text:p>14</text:p>
          </table:table-cell>
          <table:table-cell office:value-type="float" office:value="435.257523722024">
            <text:p>435.2575237</text:p>
          </table:table-cell>
          <table:table-cell office:value-type="float" office:value="420.193104528991">
            <text:p>420.1931045</text:p>
          </table:table-cell>
          <table:table-cell table:number-columns-repeated="252"/>
        </table:table-row>
        <table:table-row table:style-name="ro1">
          <table:table-cell table:style-name="ce21" office:value-type="float" office:value="15">
            <text:p>15</text:p>
          </table:table-cell>
          <table:table-cell office:value-type="float" office:value="490.175894310908">
            <text:p>490.1758943</text:p>
          </table:table-cell>
          <table:table-cell office:value-type="float" office:value="419.339583800283">
            <text:p>419.3395838</text:p>
          </table:table-cell>
          <table:table-cell table:number-columns-repeated="252"/>
        </table:table-row>
        <table:table-row table:style-name="ro1">
          <table:table-cell table:style-name="ce21" office:value-type="float" office:value="16">
            <text:p>16</text:p>
          </table:table-cell>
          <table:table-cell office:value-type="float" office:value="316.418601585422">
            <text:p>316.4186016</text:p>
          </table:table-cell>
          <table:table-cell office:value-type="float" office:value="414.012821474978">
            <text:p>414.0128215</text:p>
          </table:table-cell>
          <table:table-cell table:number-columns-repeated="252"/>
        </table:table-row>
        <table:table-row table:style-name="ro1">
          <table:table-cell table:style-name="ce21" office:value-type="float" office:value="17">
            <text:p>17</text:p>
          </table:table-cell>
          <table:table-cell office:value-type="float" office:value="475.687837230265">
            <text:p>475.6878372</text:p>
          </table:table-cell>
          <table:table-cell office:value-type="float" office:value="415.56371325212">
            <text:p>415.5637133</text:p>
          </table:table-cell>
          <table:table-cell table:number-columns-repeated="252"/>
        </table:table-row>
        <table:table-row table:style-name="ro1">
          <table:table-cell table:style-name="ce21" office:value-type="float" office:value="18">
            <text:p>18</text:p>
          </table:table-cell>
          <table:table-cell office:value-type="float" office:value="500.435372236319">
            <text:p>500.4353722</text:p>
          </table:table-cell>
          <table:table-cell office:value-type="float" office:value="416.051797440459">
            <text:p>416.0517974</text:p>
          </table:table-cell>
          <table:table-cell table:number-columns-repeated="252"/>
        </table:table-row>
        <table:table-row table:style-name="ro1">
          <table:table-cell table:style-name="ce21" office:value-type="float" office:value="19">
            <text:p>19</text:p>
          </table:table-cell>
          <table:table-cell office:value-type="float" office:value="341.075406466093">
            <text:p>341.0754065</text:p>
          </table:table-cell>
          <table:table-cell office:value-type="float" office:value="416.906240246773">
            <text:p>416.9062402</text:p>
          </table:table-cell>
          <table:table-cell table:number-columns-repeated="252"/>
        </table:table-row>
        <table:table-row table:style-name="ro1">
          <table:table-cell table:style-name="ce21" office:value-type="float" office:value="20">
            <text:p>20</text:p>
          </table:table-cell>
          <table:table-cell office:value-type="float" office:value="166.533303443796">
            <text:p>166.5333034</text:p>
          </table:table-cell>
          <table:table-cell office:value-type="float" office:value="420.955541668872">
            <text:p>420.9555417</text:p>
          </table:table-cell>
          <table:table-cell table:number-columns-repeated="252"/>
        </table:table-row>
        <table:table-row table:style-name="ro1">
          <table:table-cell table:style-name="ce21" office:value-type="float" office:value="21">
            <text:p>21</text:p>
          </table:table-cell>
          <table:table-cell office:value-type="float" office:value="479.809359002004">
            <text:p>479.809359</text:p>
          </table:table-cell>
          <table:table-cell office:value-type="float" office:value="415.137953201692">
            <text:p>415.1379532</text:p>
          </table:table-cell>
          <table:table-cell table:number-columns-repeated="252"/>
        </table:table-row>
        <table:table-row table:style-name="ro1">
          <table:table-cell table:style-name="ce21" office:value-type="float" office:value="22">
            <text:p>22</text:p>
          </table:table-cell>
          <table:table-cell office:value-type="float" office:value="523.469203579853">
            <text:p>523.4692036</text:p>
          </table:table-cell>
          <table:table-cell office:value-type="float" office:value="421.036357730007">
            <text:p>421.0363577</text:p>
          </table:table-cell>
          <table:table-cell table:number-columns-repeated="252"/>
        </table:table-row>
        <table:table-row table:style-name="ro1">
          <table:table-cell table:style-name="ce21" office:value-type="float" office:value="23">
            <text:p>23</text:p>
          </table:table-cell>
          <table:table-cell office:value-type="float" office:value="393.180667471017">
            <text:p>393.1806675</text:p>
          </table:table-cell>
          <table:table-cell office:value-type="float" office:value="412.984295083094">
            <text:p>412.9842951</text:p>
          </table:table-cell>
          <table:table-cell table:number-columns-repeated="252"/>
        </table:table-row>
        <table:table-row table:style-name="ro1">
          <table:table-cell table:style-name="ce21" office:value-type="float" office:value="24">
            <text:p>24</text:p>
          </table:table-cell>
          <table:table-cell office:value-type="float" office:value="402.806365947667">
            <text:p>402.8063659</text:p>
          </table:table-cell>
          <table:table-cell office:value-type="float" office:value="421.090804677875">
            <text:p>421.0908047</text:p>
          </table:table-cell>
          <table:table-cell table:number-columns-repeated="252"/>
        </table:table-row>
        <table:table-row table:style-name="ro1">
          <table:table-cell table:style-name="ce21" office:value-type="float" office:value="25">
            <text:p>25</text:p>
          </table:table-cell>
          <table:table-cell office:value-type="float" office:value="384.50380819739">
            <text:p>384.5038082</text:p>
          </table:table-cell>
          <table:table-cell office:value-type="float" office:value="419.807818983996">
            <text:p>419.807819</text:p>
          </table:table-cell>
          <table:table-cell table:number-columns-repeated="252"/>
        </table:table-row>
        <table:table-row table:style-name="ro1">
          <table:table-cell table:style-name="ce21" office:value-type="float" office:value="26">
            <text:p>26</text:p>
          </table:table-cell>
          <table:table-cell office:value-type="float" office:value="263.071461321145">
            <text:p>263.0714613</text:p>
          </table:table-cell>
          <table:table-cell office:value-type="float" office:value="414.840331715334">
            <text:p>414.8403317</text:p>
          </table:table-cell>
          <table:table-cell table:number-columns-repeated="252"/>
        </table:table-row>
        <table:table-row table:style-name="ro1">
          <table:table-cell table:style-name="ce21" office:value-type="float" office:value="27">
            <text:p>27</text:p>
          </table:table-cell>
          <table:table-cell office:value-type="float" office:value="265.842785465427">
            <text:p>265.8427855</text:p>
          </table:table-cell>
          <table:table-cell office:value-type="float" office:value="415.719857880375">
            <text:p>415.7198579</text:p>
          </table:table-cell>
          <table:table-cell table:number-columns-repeated="252"/>
        </table:table-row>
        <table:table-row table:style-name="ro1">
          <table:table-cell table:style-name="ce21" office:value-type="float" office:value="28">
            <text:p>28</text:p>
          </table:table-cell>
          <table:table-cell office:value-type="float" office:value="290.46403208631">
            <text:p>290.4640321</text:p>
          </table:table-cell>
          <table:table-cell office:value-type="float" office:value="417.606021423991">
            <text:p>417.6060214</text:p>
          </table:table-cell>
          <table:table-cell table:number-columns-repeated="252"/>
        </table:table-row>
        <table:table-row table:style-name="ro1">
          <table:table-cell table:style-name="ce21" office:value-type="float" office:value="29">
            <text:p>29</text:p>
          </table:table-cell>
          <table:table-cell office:value-type="float" office:value="153.41173704731">
            <text:p>153.411737</text:p>
          </table:table-cell>
          <table:table-cell office:value-type="float" office:value="415.447177801261">
            <text:p>415.4471778</text:p>
          </table:table-cell>
          <table:table-cell table:number-columns-repeated="252"/>
        </table:table-row>
        <table:table-row table:style-name="ro1">
          <table:table-cell table:style-name="ce21" office:value-type="float" office:value="30">
            <text:p>30</text:p>
          </table:table-cell>
          <table:table-cell office:value-type="float" office:value="484.110020282526">
            <text:p>484.1100203</text:p>
          </table:table-cell>
          <table:table-cell office:value-type="float" office:value="417.019698273747">
            <text:p>417.0196983</text:p>
          </table:table-cell>
          <table:table-cell table:number-columns-repeated="252"/>
        </table:table-row>
        <table:table-row table:style-name="ro1">
          <table:table-cell table:style-name="ce21" office:value-type="float" office:value="31">
            <text:p>31</text:p>
          </table:table-cell>
          <table:table-cell office:value-type="float" office:value="490.046495205717">
            <text:p>490.0464952</text:p>
          </table:table-cell>
          <table:table-cell office:value-type="float" office:value="413.720311326727">
            <text:p>413.7203113</text:p>
          </table:table-cell>
          <table:table-cell table:number-columns-repeated="252"/>
        </table:table-row>
        <table:table-row table:style-name="ro1">
          <table:table-cell table:style-name="ce21" office:value-type="float" office:value="32">
            <text:p>32</text:p>
          </table:table-cell>
          <table:table-cell office:value-type="float" office:value="782.069720615892">
            <text:p>782.0697206</text:p>
          </table:table-cell>
          <table:table-cell office:value-type="float" office:value="419.13936395175">
            <text:p>419.139364</text:p>
          </table:table-cell>
          <table:table-cell table:number-columns-repeated="252"/>
        </table:table-row>
        <table:table-row table:style-name="ro1">
          <table:table-cell table:style-name="ce21" office:value-type="float" office:value="33">
            <text:p>33</text:p>
          </table:table-cell>
          <table:table-cell office:value-type="float" office:value="546.853069386664">
            <text:p>546.8530694</text:p>
          </table:table-cell>
          <table:table-cell office:value-type="float" office:value="415.2042084883">
            <text:p>415.2042085</text:p>
          </table:table-cell>
          <table:table-cell table:number-columns-repeated="252"/>
        </table:table-row>
        <table:table-row table:style-name="ro1">
          <table:table-cell table:style-name="ce21" office:value-type="float" office:value="34">
            <text:p>34</text:p>
          </table:table-cell>
          <table:table-cell office:value-type="float" office:value="382.677756781857">
            <text:p>382.6777568</text:p>
          </table:table-cell>
          <table:table-cell office:value-type="float" office:value="415.617303661213">
            <text:p>415.6173037</text:p>
          </table:table-cell>
          <table:table-cell table:number-columns-repeated="252"/>
        </table:table-row>
        <table:table-row table:style-name="ro1">
          <table:table-cell table:style-name="ce21" office:value-type="float" office:value="35">
            <text:p>35</text:p>
          </table:table-cell>
          <table:table-cell office:value-type="float" office:value="419.57120608447">
            <text:p>419.5712061</text:p>
          </table:table-cell>
          <table:table-cell office:value-type="float" office:value="417.787938004775">
            <text:p>417.787938</text:p>
          </table:table-cell>
          <table:table-cell table:number-columns-repeated="252"/>
        </table:table-row>
        <table:table-row table:style-name="ro1">
          <table:table-cell table:style-name="ce21" office:value-type="float" office:value="36">
            <text:p>36</text:p>
          </table:table-cell>
          <table:table-cell office:value-type="float" office:value="436.983096659955">
            <text:p>436.9830967</text:p>
          </table:table-cell>
          <table:table-cell office:value-type="float" office:value="418.044580420946">
            <text:p>418.0445804</text:p>
          </table:table-cell>
          <table:table-cell table:number-columns-repeated="252"/>
        </table:table-row>
        <table:table-row table:style-name="ro1">
          <table:table-cell table:style-name="ce21" office:value-type="float" office:value="37">
            <text:p>37</text:p>
          </table:table-cell>
          <table:table-cell office:value-type="float" office:value="374.030602523669">
            <text:p>374.0306025</text:p>
          </table:table-cell>
          <table:table-cell office:value-type="float" office:value="418.710290824241">
            <text:p>418.7102908</text:p>
          </table:table-cell>
          <table:table-cell table:number-columns-repeated="252"/>
        </table:table-row>
        <table:table-row table:style-name="ro1">
          <table:table-cell table:style-name="ce21" office:value-type="float" office:value="38">
            <text:p>38</text:p>
          </table:table-cell>
          <table:table-cell office:value-type="float" office:value="322.843230122755">
            <text:p>322.8432301</text:p>
          </table:table-cell>
          <table:table-cell office:value-type="float" office:value="420.388760687864">
            <text:p>420.3887607</text:p>
          </table:table-cell>
          <table:table-cell table:number-columns-repeated="252"/>
        </table:table-row>
        <table:table-row table:style-name="ro1">
          <table:table-cell table:style-name="ce21" office:value-type="float" office:value="39">
            <text:p>39</text:p>
          </table:table-cell>
          <table:table-cell office:value-type="float" office:value="646.907964015938">
            <text:p>646.907964</text:p>
          </table:table-cell>
          <table:table-cell office:value-type="float" office:value="416.056355873964">
            <text:p>416.0563559</text:p>
          </table:table-cell>
          <table:table-cell table:number-columns-repeated="252"/>
        </table:table-row>
        <table:table-row table:style-name="ro1">
          <table:table-cell table:style-name="ce21" office:value-type="float" office:value="40">
            <text:p>40</text:p>
          </table:table-cell>
          <table:table-cell office:value-type="float" office:value="371.123627382546">
            <text:p>371.1236274</text:p>
          </table:table-cell>
          <table:table-cell office:value-type="float" office:value="415.698567650963">
            <text:p>415.6985677</text:p>
          </table:table-cell>
          <table:table-cell table:number-columns-repeated="252"/>
        </table:table-row>
        <table:table-row table:style-name="ro1">
          <table:table-cell table:style-name="ce21" office:value-type="float" office:value="41">
            <text:p>41</text:p>
          </table:table-cell>
          <table:table-cell office:value-type="float" office:value="451.687308814381">
            <text:p>451.6873088</text:p>
          </table:table-cell>
          <table:table-cell office:value-type="float" office:value="417.747041804843">
            <text:p>417.7470418</text:p>
          </table:table-cell>
          <table:table-cell table:number-columns-repeated="252"/>
        </table:table-row>
        <table:table-row table:style-name="ro1">
          <table:table-cell table:style-name="ce21" office:value-type="float" office:value="42">
            <text:p>42</text:p>
          </table:table-cell>
          <table:table-cell office:value-type="float" office:value="224.939254578869">
            <text:p>224.9392546</text:p>
          </table:table-cell>
          <table:table-cell office:value-type="float" office:value="413.434093325806">
            <text:p>413.4340933</text:p>
          </table:table-cell>
          <table:table-cell table:number-columns-repeated="252"/>
        </table:table-row>
        <table:table-row table:style-name="ro1">
          <table:table-cell table:style-name="ce21" office:value-type="float" office:value="43">
            <text:p>43</text:p>
          </table:table-cell>
          <table:table-cell office:value-type="float" office:value="621.225163715971">
            <text:p>621.2251637</text:p>
          </table:table-cell>
          <table:table-cell office:value-type="float" office:value="414.830503076985">
            <text:p>414.8305031</text:p>
          </table:table-cell>
          <table:table-cell table:number-columns-repeated="252"/>
        </table:table-row>
        <table:table-row table:style-name="ro1">
          <table:table-cell table:style-name="ce21" office:value-type="float" office:value="44">
            <text:p>44</text:p>
          </table:table-cell>
          <table:table-cell office:value-type="float" office:value="145.015744348898">
            <text:p>145.0157443</text:p>
          </table:table-cell>
          <table:table-cell office:value-type="float" office:value="411.997601968802">
            <text:p>411.997602</text:p>
          </table:table-cell>
          <table:table-cell table:number-columns-repeated="252"/>
        </table:table-row>
        <table:table-row table:style-name="ro1">
          <table:table-cell table:style-name="ce21" office:value-type="float" office:value="45">
            <text:p>45</text:p>
          </table:table-cell>
          <table:table-cell office:value-type="float" office:value="470.855162466513">
            <text:p>470.8551625</text:p>
          </table:table-cell>
          <table:table-cell office:value-type="float" office:value="415.766566120402">
            <text:p>415.7665661</text:p>
          </table:table-cell>
          <table:table-cell table:number-columns-repeated="252"/>
        </table:table-row>
        <table:table-row table:style-name="ro1">
          <table:table-cell table:style-name="ce21" office:value-type="float" office:value="46">
            <text:p>46</text:p>
          </table:table-cell>
          <table:table-cell office:value-type="float" office:value="187.469486404272">
            <text:p>187.4694864</text:p>
          </table:table-cell>
          <table:table-cell office:value-type="float" office:value="415.458573192612">
            <text:p>415.4585732</text:p>
          </table:table-cell>
          <table:table-cell table:number-columns-repeated="252"/>
        </table:table-row>
        <table:table-row table:style-name="ro1">
          <table:table-cell table:style-name="ce21" office:value-type="float" office:value="47">
            <text:p>47</text:p>
          </table:table-cell>
          <table:table-cell office:value-type="float" office:value="665.277154254225">
            <text:p>665.2771543</text:p>
          </table:table-cell>
          <table:table-cell office:value-type="float" office:value="419.723718450325">
            <text:p>419.7237185</text:p>
          </table:table-cell>
          <table:table-cell table:number-columns-repeated="252"/>
        </table:table-row>
        <table:table-row table:style-name="ro1">
          <table:table-cell table:style-name="ce21" office:value-type="float" office:value="48">
            <text:p>48</text:p>
          </table:table-cell>
          <table:table-cell office:value-type="float" office:value="528.918436422909">
            <text:p>528.9184364</text:p>
          </table:table-cell>
          <table:table-cell office:value-type="float" office:value="415.434571988823">
            <text:p>415.434572</text:p>
          </table:table-cell>
          <table:table-cell table:number-columns-repeated="252"/>
        </table:table-row>
        <table:table-row table:style-name="ro1">
          <table:table-cell table:style-name="ce21" office:value-type="float" office:value="49">
            <text:p>49</text:p>
          </table:table-cell>
          <table:table-cell office:value-type="float" office:value="412.655397649581">
            <text:p>412.6553976</text:p>
          </table:table-cell>
          <table:table-cell office:value-type="float" office:value="416.381082782469">
            <text:p>416.3810828</text:p>
          </table:table-cell>
          <table:table-cell table:number-columns-repeated="252"/>
        </table:table-row>
        <table:table-row table:style-name="ro1">
          <table:table-cell table:style-name="ce21" office:value-type="float" office:value="50">
            <text:p>50</text:p>
          </table:table-cell>
          <table:table-cell office:value-type="float" office:value="483.985264818914">
            <text:p>483.9852648</text:p>
          </table:table-cell>
          <table:table-cell office:value-type="float" office:value="418.544232687939">
            <text:p>418.5442327</text:p>
          </table:table-cell>
          <table:table-cell table:number-columns-repeated="252"/>
        </table:table-row>
        <table:table-row table:style-name="ro1">
          <table:table-cell table:style-name="ce21" office:value-type="float" office:value="51">
            <text:p>51</text:p>
          </table:table-cell>
          <table:table-cell office:value-type="float" office:value="651.714133837079">
            <text:p>651.7141338</text:p>
          </table:table-cell>
          <table:table-cell office:value-type="float" office:value="419.097224552031">
            <text:p>419.0972246</text:p>
          </table:table-cell>
          <table:table-cell table:number-columns-repeated="252"/>
        </table:table-row>
        <table:table-row table:style-name="ro1">
          <table:table-cell table:style-name="ce21" office:value-type="float" office:value="52">
            <text:p>52</text:p>
          </table:table-cell>
          <table:table-cell office:value-type="float" office:value="315.497620160139">
            <text:p>315.4976202</text:p>
          </table:table-cell>
          <table:table-cell office:value-type="float" office:value="413.638635305615">
            <text:p>413.6386353</text:p>
          </table:table-cell>
          <table:table-cell table:number-columns-repeated="252"/>
        </table:table-row>
        <table:table-row table:style-name="ro1">
          <table:table-cell table:style-name="ce21" office:value-type="float" office:value="53">
            <text:p>53</text:p>
          </table:table-cell>
          <table:table-cell office:value-type="float" office:value="102.992895227219">
            <text:p>102.9928952</text:p>
          </table:table-cell>
          <table:table-cell office:value-type="float" office:value="414.527694996165">
            <text:p>414.527695</text:p>
          </table:table-cell>
          <table:table-cell table:number-columns-repeated="252"/>
        </table:table-row>
        <table:table-row table:style-name="ro1">
          <table:table-cell table:style-name="ce21" office:value-type="float" office:value="54">
            <text:p>54</text:p>
          </table:table-cell>
          <table:table-cell office:value-type="float" office:value="466.859875060569">
            <text:p>466.8598751</text:p>
          </table:table-cell>
          <table:table-cell office:value-type="float" office:value="413.954586952244">
            <text:p>413.954587</text:p>
          </table:table-cell>
          <table:table-cell table:number-columns-repeated="252"/>
        </table:table-row>
        <table:table-row table:style-name="ro1">
          <table:table-cell table:style-name="ce21" office:value-type="float" office:value="55">
            <text:p>55</text:p>
          </table:table-cell>
          <table:table-cell office:value-type="float" office:value="502.180536468761">
            <text:p>502.1805365</text:p>
          </table:table-cell>
          <table:table-cell office:value-type="float" office:value="417.106660061391">
            <text:p>417.1066601</text:p>
          </table:table-cell>
          <table:table-cell table:number-columns-repeated="252"/>
        </table:table-row>
        <table:table-row table:style-name="ro1">
          <table:table-cell table:style-name="ce21" office:value-type="float" office:value="56">
            <text:p>56</text:p>
          </table:table-cell>
          <table:table-cell office:value-type="float" office:value="284.060568311497">
            <text:p>284.0605683</text:p>
          </table:table-cell>
          <table:table-cell office:value-type="float" office:value="420.256057033489">
            <text:p>420.256057</text:p>
          </table:table-cell>
          <table:table-cell table:number-columns-repeated="252"/>
        </table:table-row>
        <table:table-row table:style-name="ro1">
          <table:table-cell table:style-name="ce21" office:value-type="float" office:value="57">
            <text:p>57</text:p>
          </table:table-cell>
          <table:table-cell office:value-type="float" office:value="383.029226653222">
            <text:p>383.0292267</text:p>
          </table:table-cell>
          <table:table-cell office:value-type="float" office:value="415.85682760132">
            <text:p>415.8568276</text:p>
          </table:table-cell>
          <table:table-cell table:number-columns-repeated="252"/>
        </table:table-row>
        <table:table-row table:style-name="ro1">
          <table:table-cell table:style-name="ce21" office:value-type="float" office:value="58">
            <text:p>58</text:p>
          </table:table-cell>
          <table:table-cell office:value-type="float" office:value="608.634277620406">
            <text:p>608.6342776</text:p>
          </table:table-cell>
          <table:table-cell office:value-type="float" office:value="415.945450445421">
            <text:p>415.9454504</text:p>
          </table:table-cell>
          <table:table-cell table:number-columns-repeated="252"/>
        </table:table-row>
        <table:table-row table:style-name="ro1">
          <table:table-cell table:style-name="ce21" office:value-type="float" office:value="59">
            <text:p>59</text:p>
          </table:table-cell>
          <table:table-cell office:value-type="float" office:value="749.771582766702">
            <text:p>749.7715828</text:p>
          </table:table-cell>
          <table:table-cell office:value-type="float" office:value="416.315046926568">
            <text:p>416.3150469</text:p>
          </table:table-cell>
          <table:table-cell table:number-columns-repeated="252"/>
        </table:table-row>
        <table:table-row table:style-name="ro1">
          <table:table-cell table:style-name="ce21" office:value-type="float" office:value="60">
            <text:p>60</text:p>
          </table:table-cell>
          <table:table-cell office:value-type="float" office:value="327.840906759588">
            <text:p>327.8409068</text:p>
          </table:table-cell>
          <table:table-cell office:value-type="float" office:value="415.905438735164">
            <text:p>415.9054387</text:p>
          </table:table-cell>
          <table:table-cell table:number-columns-repeated="252"/>
        </table:table-row>
        <table:table-row table:style-name="ro1">
          <table:table-cell table:style-name="ce21" office:value-type="float" office:value="61">
            <text:p>61</text:p>
          </table:table-cell>
          <table:table-cell office:value-type="float" office:value="577.048254620382">
            <text:p>577.0482546</text:p>
          </table:table-cell>
          <table:table-cell office:value-type="float" office:value="422.219181044922">
            <text:p>422.219181</text:p>
          </table:table-cell>
          <table:table-cell table:number-columns-repeated="252"/>
        </table:table-row>
        <table:table-row table:style-name="ro1">
          <table:table-cell table:style-name="ce21" office:value-type="float" office:value="62">
            <text:p>62</text:p>
          </table:table-cell>
          <table:table-cell office:value-type="float" office:value="479.718022998627">
            <text:p>479.718023</text:p>
          </table:table-cell>
          <table:table-cell office:value-type="float" office:value="421.473636397688">
            <text:p>421.4736364</text:p>
          </table:table-cell>
          <table:table-cell table:number-columns-repeated="252"/>
        </table:table-row>
        <table:table-row table:style-name="ro1">
          <table:table-cell table:style-name="ce21" office:value-type="float" office:value="63">
            <text:p>63</text:p>
          </table:table-cell>
          <table:table-cell office:value-type="float" office:value="530.800372132725">
            <text:p>530.8003721</text:p>
          </table:table-cell>
          <table:table-cell office:value-type="float" office:value="413.366081908774">
            <text:p>413.3660819</text:p>
          </table:table-cell>
          <table:table-cell table:number-columns-repeated="252"/>
        </table:table-row>
        <table:table-row table:style-name="ro1">
          <table:table-cell table:style-name="ce21" office:value-type="float" office:value="64">
            <text:p>64</text:p>
          </table:table-cell>
          <table:table-cell office:value-type="float" office:value="315.662448517381">
            <text:p>315.6624485</text:p>
          </table:table-cell>
          <table:table-cell office:value-type="float" office:value="410.096006708182">
            <text:p>410.0960067</text:p>
          </table:table-cell>
          <table:table-cell table:number-columns-repeated="252"/>
        </table:table-row>
        <table:table-row table:style-name="ro1">
          <table:table-cell table:style-name="ce21" office:value-type="float" office:value="65">
            <text:p>65</text:p>
          </table:table-cell>
          <table:table-cell office:value-type="float" office:value="408.5918162412">
            <text:p>408.5918162</text:p>
          </table:table-cell>
          <table:table-cell office:value-type="float" office:value="412.526899331164">
            <text:p>412.5268993</text:p>
          </table:table-cell>
          <table:table-cell table:number-columns-repeated="252"/>
        </table:table-row>
        <table:table-row table:style-name="ro1">
          <table:table-cell table:style-name="ce21" office:value-type="float" office:value="66">
            <text:p>66</text:p>
          </table:table-cell>
          <table:table-cell office:value-type="float" office:value="318.991533435042">
            <text:p>318.9915334</text:p>
          </table:table-cell>
          <table:table-cell office:value-type="float" office:value="418.717527783239">
            <text:p>418.7175278</text:p>
          </table:table-cell>
          <table:table-cell table:number-columns-repeated="252"/>
        </table:table-row>
        <table:table-row table:style-name="ro1">
          <table:table-cell table:style-name="ce21" office:value-type="float" office:value="67">
            <text:p>67</text:p>
          </table:table-cell>
          <table:table-cell office:value-type="float" office:value="573.594220903512">
            <text:p>573.5942209</text:p>
          </table:table-cell>
          <table:table-cell office:value-type="float" office:value="419.672345079482">
            <text:p>419.6723451</text:p>
          </table:table-cell>
          <table:table-cell table:number-columns-repeated="252"/>
        </table:table-row>
        <table:table-row table:style-name="ro1">
          <table:table-cell table:style-name="ce21" office:value-type="float" office:value="68">
            <text:p>68</text:p>
          </table:table-cell>
          <table:table-cell office:value-type="float" office:value="528.043755900377">
            <text:p>528.0437559</text:p>
          </table:table-cell>
          <table:table-cell office:value-type="float" office:value="415.941881639222">
            <text:p>415.9418816</text:p>
          </table:table-cell>
          <table:table-cell table:number-columns-repeated="252"/>
        </table:table-row>
        <table:table-row table:style-name="ro1">
          <table:table-cell table:style-name="ce21" office:value-type="float" office:value="69">
            <text:p>69</text:p>
          </table:table-cell>
          <table:table-cell office:value-type="float" office:value="442.252226133808">
            <text:p>442.2522261</text:p>
          </table:table-cell>
          <table:table-cell office:value-type="float" office:value="411.098658253432">
            <text:p>411.0986583</text:p>
          </table:table-cell>
          <table:table-cell table:number-columns-repeated="252"/>
        </table:table-row>
        <table:table-row table:style-name="ro1">
          <table:table-cell table:style-name="ce21" office:value-type="float" office:value="70">
            <text:p>70</text:p>
          </table:table-cell>
          <table:table-cell office:value-type="float" office:value="455.371807208319">
            <text:p>455.3718072</text:p>
          </table:table-cell>
          <table:table-cell office:value-type="float" office:value="420.947076971113">
            <text:p>420.947077</text:p>
          </table:table-cell>
          <table:table-cell table:number-columns-repeated="252"/>
        </table:table-row>
        <table:table-row table:style-name="ro1">
          <table:table-cell table:style-name="ce21" office:value-type="float" office:value="71">
            <text:p>71</text:p>
          </table:table-cell>
          <table:table-cell office:value-type="float" office:value="200.973379630824">
            <text:p>200.9733796</text:p>
          </table:table-cell>
          <table:table-cell office:value-type="float" office:value="412.90835809819">
            <text:p>412.9083581</text:p>
          </table:table-cell>
          <table:table-cell table:number-columns-repeated="252"/>
        </table:table-row>
        <table:table-row table:style-name="ro1">
          <table:table-cell table:style-name="ce21" office:value-type="float" office:value="72">
            <text:p>72</text:p>
          </table:table-cell>
          <table:table-cell office:value-type="float" office:value="572.731834408135">
            <text:p>572.7318344</text:p>
          </table:table-cell>
          <table:table-cell office:value-type="float" office:value="417.771716100783">
            <text:p>417.7717161</text:p>
          </table:table-cell>
          <table:table-cell table:number-columns-repeated="252"/>
        </table:table-row>
        <table:table-row table:style-name="ro1">
          <table:table-cell table:style-name="ce21" office:value-type="float" office:value="73">
            <text:p>73</text:p>
          </table:table-cell>
          <table:table-cell office:value-type="float" office:value="437.700375614222">
            <text:p>437.7003756</text:p>
          </table:table-cell>
          <table:table-cell office:value-type="float" office:value="416.581932697392">
            <text:p>416.5819327</text:p>
          </table:table-cell>
          <table:table-cell table:number-columns-repeated="252"/>
        </table:table-row>
        <table:table-row table:style-name="ro1">
          <table:table-cell table:style-name="ce21" office:value-type="float" office:value="74">
            <text:p>74</text:p>
          </table:table-cell>
          <table:table-cell office:value-type="float" office:value="467.391635867279">
            <text:p>467.3916359</text:p>
          </table:table-cell>
          <table:table-cell office:value-type="float" office:value="415.051670182599">
            <text:p>415.0516702</text:p>
          </table:table-cell>
          <table:table-cell table:number-columns-repeated="252"/>
        </table:table-row>
        <table:table-row table:style-name="ro1">
          <table:table-cell table:style-name="ce21" office:value-type="float" office:value="75">
            <text:p>75</text:p>
          </table:table-cell>
          <table:table-cell office:value-type="float" office:value="194.572489523851">
            <text:p>194.5724895</text:p>
          </table:table-cell>
          <table:table-cell office:value-type="float" office:value="419.370709613327">
            <text:p>419.3707096</text:p>
          </table:table-cell>
          <table:table-cell table:number-columns-repeated="252"/>
        </table:table-row>
        <table:table-row table:style-name="ro1">
          <table:table-cell table:style-name="ce21" office:value-type="float" office:value="76">
            <text:p>76</text:p>
          </table:table-cell>
          <table:table-cell office:value-type="float" office:value="407.255799086703">
            <text:p>407.2557991</text:p>
          </table:table-cell>
          <table:table-cell office:value-type="float" office:value="420.444016800794">
            <text:p>420.4440168</text:p>
          </table:table-cell>
          <table:table-cell table:number-columns-repeated="252"/>
        </table:table-row>
        <table:table-row table:style-name="ro1">
          <table:table-cell table:style-name="ce21" office:value-type="float" office:value="77">
            <text:p>77</text:p>
          </table:table-cell>
          <table:table-cell office:value-type="float" office:value="202.830642197039">
            <text:p>202.8306422</text:p>
          </table:table-cell>
          <table:table-cell office:value-type="float" office:value="418.308364935355">
            <text:p>418.3083649</text:p>
          </table:table-cell>
          <table:table-cell table:number-columns-repeated="252"/>
        </table:table-row>
        <table:table-row table:style-name="ro1">
          <table:table-cell table:style-name="ce21" office:value-type="float" office:value="78">
            <text:p>78</text:p>
          </table:table-cell>
          <table:table-cell office:value-type="float" office:value="367.609347432966">
            <text:p>367.6093474</text:p>
          </table:table-cell>
          <table:table-cell office:value-type="float" office:value="416.815162835514">
            <text:p>416.8151628</text:p>
          </table:table-cell>
          <table:table-cell table:number-columns-repeated="252"/>
        </table:table-row>
        <table:table-row table:style-name="ro1">
          <table:table-cell table:style-name="ce21" office:value-type="float" office:value="79">
            <text:p>79</text:p>
          </table:table-cell>
          <table:table-cell office:value-type="float" office:value="364.438547180202">
            <text:p>364.4385472</text:p>
          </table:table-cell>
          <table:table-cell office:value-type="float" office:value="415.211928953831">
            <text:p>415.211929</text:p>
          </table:table-cell>
          <table:table-cell table:number-columns-repeated="252"/>
        </table:table-row>
        <table:table-row table:style-name="ro1">
          <table:table-cell table:style-name="ce21" office:value-type="float" office:value="80">
            <text:p>80</text:p>
          </table:table-cell>
          <table:table-cell office:value-type="float" office:value="507.021890174913">
            <text:p>507.0218902</text:p>
          </table:table-cell>
          <table:table-cell office:value-type="float" office:value="413.504386621785">
            <text:p>413.5043866</text:p>
          </table:table-cell>
          <table:table-cell table:number-columns-repeated="252"/>
        </table:table-row>
        <table:table-row table:style-name="ro1">
          <table:table-cell table:style-name="ce21" office:value-type="float" office:value="81">
            <text:p>81</text:p>
          </table:table-cell>
          <table:table-cell office:value-type="float" office:value="384.392982179802">
            <text:p>384.3929822</text:p>
          </table:table-cell>
          <table:table-cell office:value-type="float" office:value="423.157570388057">
            <text:p>423.1575704</text:p>
          </table:table-cell>
          <table:table-cell table:number-columns-repeated="252"/>
        </table:table-row>
        <table:table-row table:style-name="ro1">
          <table:table-cell table:style-name="ce21" office:value-type="float" office:value="82">
            <text:p>82</text:p>
          </table:table-cell>
          <table:table-cell office:value-type="float" office:value="551.43605380294">
            <text:p>551.4360538</text:p>
          </table:table-cell>
          <table:table-cell office:value-type="float" office:value="414.235501134599">
            <text:p>414.2355011</text:p>
          </table:table-cell>
          <table:table-cell table:number-columns-repeated="252"/>
        </table:table-row>
        <table:table-row table:style-name="ro1">
          <table:table-cell table:style-name="ce21" office:value-type="float" office:value="83">
            <text:p>83</text:p>
          </table:table-cell>
          <table:table-cell office:value-type="float" office:value="521.846818507246">
            <text:p>521.8468185</text:p>
          </table:table-cell>
          <table:table-cell office:value-type="float" office:value="417.189481546095">
            <text:p>417.1894815</text:p>
          </table:table-cell>
          <table:table-cell table:number-columns-repeated="252"/>
        </table:table-row>
        <table:table-row table:style-name="ro1">
          <table:table-cell table:style-name="ce21" office:value-type="float" office:value="84">
            <text:p>84</text:p>
          </table:table-cell>
          <table:table-cell office:value-type="float" office:value="367.474409758089">
            <text:p>367.4744098</text:p>
          </table:table-cell>
          <table:table-cell office:value-type="float" office:value="416.854865986269">
            <text:p>416.854866</text:p>
          </table:table-cell>
          <table:table-cell table:number-columns-repeated="252"/>
        </table:table-row>
        <table:table-row table:style-name="ro1">
          <table:table-cell table:style-name="ce21" office:value-type="float" office:value="85">
            <text:p>85</text:p>
          </table:table-cell>
          <table:table-cell office:value-type="float" office:value="499.05780536015">
            <text:p>499.0578054</text:p>
          </table:table-cell>
          <table:table-cell office:value-type="float" office:value="414.318452119624">
            <text:p>414.3184521</text:p>
          </table:table-cell>
          <table:table-cell table:number-columns-repeated="252"/>
        </table:table-row>
        <table:table-row table:style-name="ro1">
          <table:table-cell table:style-name="ce21" office:value-type="float" office:value="86">
            <text:p>86</text:p>
          </table:table-cell>
          <table:table-cell office:value-type="float" office:value="281.942371373557">
            <text:p>281.9423714</text:p>
          </table:table-cell>
          <table:table-cell office:value-type="float" office:value="416.206184026411">
            <text:p>416.206184</text:p>
          </table:table-cell>
          <table:table-cell table:number-columns-repeated="252"/>
        </table:table-row>
        <table:table-row table:style-name="ro1">
          <table:table-cell table:style-name="ce21" office:value-type="float" office:value="87">
            <text:p>87</text:p>
          </table:table-cell>
          <table:table-cell office:value-type="float" office:value="650.435519527813">
            <text:p>650.4355195</text:p>
          </table:table-cell>
          <table:table-cell office:value-type="float" office:value="419.524482465486">
            <text:p>419.5244825</text:p>
          </table:table-cell>
          <table:table-cell table:number-columns-repeated="252"/>
        </table:table-row>
        <table:table-row table:style-name="ro1">
          <table:table-cell table:style-name="ce21" office:value-type="float" office:value="88">
            <text:p>88</text:p>
          </table:table-cell>
          <table:table-cell office:value-type="float" office:value="656.417685309714">
            <text:p>656.4176853</text:p>
          </table:table-cell>
          <table:table-cell office:value-type="float" office:value="422.145131530123">
            <text:p>422.1451315</text:p>
          </table:table-cell>
          <table:table-cell table:number-columns-repeated="252"/>
        </table:table-row>
        <table:table-row table:style-name="ro1">
          <table:table-cell table:style-name="ce21" office:value-type="float" office:value="89">
            <text:p>89</text:p>
          </table:table-cell>
          <table:table-cell office:value-type="float" office:value="381.526707877036">
            <text:p>381.5267079</text:p>
          </table:table-cell>
          <table:table-cell office:value-type="float" office:value="412.87255385016">
            <text:p>412.8725539</text:p>
          </table:table-cell>
          <table:table-cell table:number-columns-repeated="252"/>
        </table:table-row>
        <table:table-row table:style-name="ro1">
          <table:table-cell table:style-name="ce21" office:value-type="float" office:value="90">
            <text:p>90</text:p>
          </table:table-cell>
          <table:table-cell office:value-type="float" office:value="502.233890674808">
            <text:p>502.2338907</text:p>
          </table:table-cell>
          <table:table-cell office:value-type="float" office:value="418.895841926452">
            <text:p>418.8958419</text:p>
          </table:table-cell>
          <table:table-cell table:number-columns-repeated="252"/>
        </table:table-row>
        <table:table-row table:style-name="ro1">
          <table:table-cell table:style-name="ce21" office:value-type="float" office:value="91">
            <text:p>91</text:p>
          </table:table-cell>
          <table:table-cell office:value-type="float" office:value="525.686067584888">
            <text:p>525.6860676</text:p>
          </table:table-cell>
          <table:table-cell office:value-type="float" office:value="417.556942759885">
            <text:p>417.5569428</text:p>
          </table:table-cell>
          <table:table-cell table:number-columns-repeated="252"/>
        </table:table-row>
        <table:table-row table:style-name="ro1">
          <table:table-cell table:style-name="ce21" office:value-type="float" office:value="92">
            <text:p>92</text:p>
          </table:table-cell>
          <table:table-cell office:value-type="float" office:value="382.179156164021">
            <text:p>382.1791562</text:p>
          </table:table-cell>
          <table:table-cell office:value-type="float" office:value="417.650176692337">
            <text:p>417.6501767</text:p>
          </table:table-cell>
          <table:table-cell table:number-columns-repeated="252"/>
        </table:table-row>
        <table:table-row table:style-name="ro1">
          <table:table-cell table:style-name="ce21" office:value-type="float" office:value="93">
            <text:p>93</text:p>
          </table:table-cell>
          <table:table-cell office:value-type="float" office:value="510.698528742162">
            <text:p>510.6985287</text:p>
          </table:table-cell>
          <table:table-cell office:value-type="float" office:value="419.272500314764">
            <text:p>419.2725003</text:p>
          </table:table-cell>
          <table:table-cell table:number-columns-repeated="252"/>
        </table:table-row>
        <table:table-row table:style-name="ro1">
          <table:table-cell table:style-name="ce21" office:value-type="float" office:value="94">
            <text:p>94</text:p>
          </table:table-cell>
          <table:table-cell office:value-type="float" office:value="506.070759742644">
            <text:p>506.0707597</text:p>
          </table:table-cell>
          <table:table-cell office:value-type="float" office:value="414.779520366051">
            <text:p>414.7795204</text:p>
          </table:table-cell>
          <table:table-cell table:number-columns-repeated="252"/>
        </table:table-row>
        <table:table-row table:style-name="ro1">
          <table:table-cell table:style-name="ce21" office:value-type="float" office:value="95">
            <text:p>95</text:p>
          </table:table-cell>
          <table:table-cell office:value-type="float" office:value="201.719040429714">
            <text:p>201.7190404</text:p>
          </table:table-cell>
          <table:table-cell office:value-type="float" office:value="418.126305891232">
            <text:p>418.1263059</text:p>
          </table:table-cell>
          <table:table-cell table:number-columns-repeated="252"/>
        </table:table-row>
        <table:table-row table:style-name="ro1">
          <table:table-cell table:style-name="ce21" office:value-type="float" office:value="96">
            <text:p>96</text:p>
          </table:table-cell>
          <table:table-cell office:value-type="float" office:value="188.331058514642">
            <text:p>188.3310585</text:p>
          </table:table-cell>
          <table:table-cell office:value-type="float" office:value="421.806451263392">
            <text:p>421.8064513</text:p>
          </table:table-cell>
          <table:table-cell table:number-columns-repeated="252"/>
        </table:table-row>
        <table:table-row table:style-name="ro1">
          <table:table-cell table:style-name="ce21" office:value-type="float" office:value="97">
            <text:p>97</text:p>
          </table:table-cell>
          <table:table-cell office:value-type="float" office:value="412.560867228569">
            <text:p>412.5608672</text:p>
          </table:table-cell>
          <table:table-cell office:value-type="float" office:value="417.940518143337">
            <text:p>417.9405181</text:p>
          </table:table-cell>
          <table:table-cell table:number-columns-repeated="252"/>
        </table:table-row>
        <table:table-row table:style-name="ro1">
          <table:table-cell table:style-name="ce21" office:value-type="float" office:value="98">
            <text:p>98</text:p>
          </table:table-cell>
          <table:table-cell office:value-type="float" office:value="545.267235112541">
            <text:p>545.2672351</text:p>
          </table:table-cell>
          <table:table-cell office:value-type="float" office:value="413.074425127189">
            <text:p>413.0744251</text:p>
          </table:table-cell>
          <table:table-cell table:number-columns-repeated="252"/>
        </table:table-row>
        <table:table-row table:style-name="ro1">
          <table:table-cell table:style-name="ce21" office:value-type="float" office:value="99">
            <text:p>99</text:p>
          </table:table-cell>
          <table:table-cell office:value-type="float" office:value="617.392573881019">
            <text:p>617.3925739</text:p>
          </table:table-cell>
          <table:table-cell office:value-type="float" office:value="414.391882006736">
            <text:p>414.391882</text:p>
          </table:table-cell>
          <table:table-cell table:number-columns-repeated="252"/>
        </table:table-row>
        <table:table-row table:style-name="ro1">
          <table:table-cell table:style-name="ce21" office:value-type="float" office:value="100">
            <text:p>100</text:p>
          </table:table-cell>
          <table:table-cell office:value-type="float" office:value="476.033247792292">
            <text:p>476.0332478</text:p>
          </table:table-cell>
          <table:table-cell office:value-type="float" office:value="414.763136646964">
            <text:p>414.7631366</text:p>
          </table:table-cell>
          <table:table-cell table:number-columns-repeated="252"/>
        </table:table-row>
        <table:table-row table:style-name="ro1">
          <table:table-cell table:style-name="ce21" office:value-type="float" office:value="101">
            <text:p>101</text:p>
          </table:table-cell>
          <table:table-cell office:value-type="float" office:value="447.544660867915">
            <text:p>447.5446609</text:p>
          </table:table-cell>
          <table:table-cell office:value-type="float" office:value="419.893492357707">
            <text:p>419.8934924</text:p>
          </table:table-cell>
          <table:table-cell table:number-columns-repeated="252"/>
        </table:table-row>
        <table:table-row table:style-name="ro1">
          <table:table-cell table:style-name="ce21" office:value-type="float" office:value="102">
            <text:p>102</text:p>
          </table:table-cell>
          <table:table-cell office:value-type="float" office:value="137.358164090619">
            <text:p>137.3581641</text:p>
          </table:table-cell>
          <table:table-cell office:value-type="float" office:value="423.011362490103">
            <text:p>423.0113625</text:p>
          </table:table-cell>
          <table:table-cell table:number-columns-repeated="252"/>
        </table:table-row>
        <table:table-row table:style-name="ro1">
          <table:table-cell table:style-name="ce21" office:value-type="float" office:value="103">
            <text:p>103</text:p>
          </table:table-cell>
          <table:table-cell office:value-type="float" office:value="425.27623174499">
            <text:p>425.2762317</text:p>
          </table:table-cell>
          <table:table-cell office:value-type="float" office:value="419.369426829736">
            <text:p>419.3694268</text:p>
          </table:table-cell>
          <table:table-cell table:number-columns-repeated="252"/>
        </table:table-row>
        <table:table-row table:style-name="ro1">
          <table:table-cell table:style-name="ce21" office:value-type="float" office:value="104">
            <text:p>104</text:p>
          </table:table-cell>
          <table:table-cell office:value-type="float" office:value="697.999695934609">
            <text:p>697.9996959</text:p>
          </table:table-cell>
          <table:table-cell office:value-type="float" office:value="414.820286071902">
            <text:p>414.8202861</text:p>
          </table:table-cell>
          <table:table-cell table:number-columns-repeated="252"/>
        </table:table-row>
        <table:table-row table:style-name="ro1">
          <table:table-cell table:style-name="ce21" office:value-type="float" office:value="105">
            <text:p>105</text:p>
          </table:table-cell>
          <table:table-cell office:value-type="float" office:value="437.612916277278">
            <text:p>437.6129163</text:p>
          </table:table-cell>
          <table:table-cell office:value-type="float" office:value="417.040049771917">
            <text:p>417.0400498</text:p>
          </table:table-cell>
          <table:table-cell table:number-columns-repeated="252"/>
        </table:table-row>
        <table:table-row table:style-name="ro1">
          <table:table-cell table:style-name="ce21" office:value-type="float" office:value="106">
            <text:p>106</text:p>
          </table:table-cell>
          <table:table-cell office:value-type="float" office:value="366.910398693792">
            <text:p>366.9103987</text:p>
          </table:table-cell>
          <table:table-cell office:value-type="float" office:value="418.398914022279">
            <text:p>418.398914</text:p>
          </table:table-cell>
          <table:table-cell table:number-columns-repeated="252"/>
        </table:table-row>
        <table:table-row table:style-name="ro1">
          <table:table-cell table:style-name="ce21" office:value-type="float" office:value="107">
            <text:p>107</text:p>
          </table:table-cell>
          <table:table-cell office:value-type="float" office:value="218.078697952816">
            <text:p>218.078698</text:p>
          </table:table-cell>
          <table:table-cell office:value-type="float" office:value="420.371595560113">
            <text:p>420.3715956</text:p>
          </table:table-cell>
          <table:table-cell table:number-columns-repeated="252"/>
        </table:table-row>
        <calcext:conditional-formats/>
      </table:table>
      <table:table table:name="results_bargi_EpsMOEA.dict" table:style-name="ta3" table:print="false">
        <office:forms form:automatic-focus="false" form:apply-design-mode="false"/>
        <table:table-column table:style-name="co5" table:default-cell-style-name="ce15" table:number-columns-repeated="256"/>
        <table:table-row table:style-name="ro1">
          <table:table-cell/>
          <table:table-cell table:style-name="ce21" office:value-type="string">
            <text:p>ouflow(MCM)</text:p>
          </table:table-cell>
          <table:table-cell table:style-name="ce21" office:value-type="string">
            <text:p>storage(MCM)</text:p>
          </table:table-cell>
          <table:table-cell table:number-columns-repeated="252"/>
        </table:table-row>
        <table:table-row table:style-name="ro1">
          <table:table-cell table:style-name="ce21" office:value-type="float" office:value="0">
            <text:p>0</text:p>
          </table:table-cell>
          <table:table-cell office:value-type="float" office:value="346.497152621361">
            <text:p>346.4971526</text:p>
          </table:table-cell>
          <table:table-cell office:value-type="float" office:value="419.212251183324">
            <text:p>419.2122512</text:p>
          </table:table-cell>
          <table:table-cell table:number-columns-repeated="252"/>
        </table:table-row>
        <table:table-row table:style-name="ro1">
          <table:table-cell table:style-name="ce21" office:value-type="float" office:value="1">
            <text:p>1</text:p>
          </table:table-cell>
          <table:table-cell office:value-type="float" office:value="407.385696396003">
            <text:p>407.3856964</text:p>
          </table:table-cell>
          <table:table-cell office:value-type="float" office:value="414.153772475319">
            <text:p>414.1537725</text:p>
          </table:table-cell>
          <table:table-cell table:number-columns-repeated="252"/>
        </table:table-row>
        <table:table-row table:style-name="ro1">
          <table:table-cell table:style-name="ce21" office:value-type="float" office:value="2">
            <text:p>2</text:p>
          </table:table-cell>
          <table:table-cell office:value-type="float" office:value="423.524263182674">
            <text:p>423.5242632</text:p>
          </table:table-cell>
          <table:table-cell office:value-type="float" office:value="424.375368409544">
            <text:p>424.3753684</text:p>
          </table:table-cell>
          <table:table-cell table:number-columns-repeated="252"/>
        </table:table-row>
        <table:table-row table:style-name="ro1">
          <table:table-cell table:style-name="ce21" office:value-type="float" office:value="3">
            <text:p>3</text:p>
          </table:table-cell>
          <table:table-cell office:value-type="float" office:value="219.856848933545">
            <text:p>219.8568489</text:p>
          </table:table-cell>
          <table:table-cell office:value-type="float" office:value="421.407015865262">
            <text:p>421.4070159</text:p>
          </table:table-cell>
          <table:table-cell table:number-columns-repeated="252"/>
        </table:table-row>
        <table:table-row table:style-name="ro1">
          <table:table-cell table:style-name="ce21" office:value-type="float" office:value="4">
            <text:p>4</text:p>
          </table:table-cell>
          <table:table-cell office:value-type="float" office:value="588.822667967866">
            <text:p>588.822668</text:p>
          </table:table-cell>
          <table:table-cell office:value-type="float" office:value="420.591176698626">
            <text:p>420.5911767</text:p>
          </table:table-cell>
          <table:table-cell table:number-columns-repeated="252"/>
        </table:table-row>
        <table:table-row table:style-name="ro1">
          <table:table-cell table:style-name="ce21" office:value-type="float" office:value="5">
            <text:p>5</text:p>
          </table:table-cell>
          <table:table-cell office:value-type="float" office:value="398.707049948395">
            <text:p>398.7070499</text:p>
          </table:table-cell>
          <table:table-cell office:value-type="float" office:value="419.536112252646">
            <text:p>419.5361123</text:p>
          </table:table-cell>
          <table:table-cell table:number-columns-repeated="252"/>
        </table:table-row>
        <table:table-row table:style-name="ro1">
          <table:table-cell table:style-name="ce21" office:value-type="float" office:value="6">
            <text:p>6</text:p>
          </table:table-cell>
          <table:table-cell office:value-type="float" office:value="251.892892435269">
            <text:p>251.8928924</text:p>
          </table:table-cell>
          <table:table-cell office:value-type="float" office:value="413.47959637708">
            <text:p>413.4795964</text:p>
          </table:table-cell>
          <table:table-cell table:number-columns-repeated="252"/>
        </table:table-row>
        <table:table-row table:style-name="ro1">
          <table:table-cell table:style-name="ce21" office:value-type="float" office:value="7">
            <text:p>7</text:p>
          </table:table-cell>
          <table:table-cell office:value-type="float" office:value="548.798714353676">
            <text:p>548.7987144</text:p>
          </table:table-cell>
          <table:table-cell office:value-type="float" office:value="414.755929135145">
            <text:p>414.7559291</text:p>
          </table:table-cell>
          <table:table-cell table:number-columns-repeated="252"/>
        </table:table-row>
        <table:table-row table:style-name="ro1">
          <table:table-cell table:style-name="ce21" office:value-type="float" office:value="8">
            <text:p>8</text:p>
          </table:table-cell>
          <table:table-cell office:value-type="float" office:value="351.17270385117">
            <text:p>351.1727039</text:p>
          </table:table-cell>
          <table:table-cell office:value-type="float" office:value="422.716918907612">
            <text:p>422.7169189</text:p>
          </table:table-cell>
          <table:table-cell table:number-columns-repeated="252"/>
        </table:table-row>
        <table:table-row table:style-name="ro1">
          <table:table-cell table:style-name="ce21" office:value-type="float" office:value="9">
            <text:p>9</text:p>
          </table:table-cell>
          <table:table-cell office:value-type="float" office:value="495.007595285036">
            <text:p>495.0075953</text:p>
          </table:table-cell>
          <table:table-cell office:value-type="float" office:value="412.461438954314">
            <text:p>412.461439</text:p>
          </table:table-cell>
          <table:table-cell table:number-columns-repeated="252"/>
        </table:table-row>
        <table:table-row table:style-name="ro1">
          <table:table-cell table:style-name="ce21" office:value-type="float" office:value="10">
            <text:p>10</text:p>
          </table:table-cell>
          <table:table-cell office:value-type="float" office:value="338.941772182322">
            <text:p>338.9417722</text:p>
          </table:table-cell>
          <table:table-cell office:value-type="float" office:value="421.865240721435">
            <text:p>421.8652407</text:p>
          </table:table-cell>
          <table:table-cell table:number-columns-repeated="252"/>
        </table:table-row>
        <table:table-row table:style-name="ro1">
          <table:table-cell table:style-name="ce21" office:value-type="float" office:value="11">
            <text:p>11</text:p>
          </table:table-cell>
          <table:table-cell office:value-type="float" office:value="476.622595914001">
            <text:p>476.6225959</text:p>
          </table:table-cell>
          <table:table-cell office:value-type="float" office:value="420.303008045279">
            <text:p>420.303008</text:p>
          </table:table-cell>
          <table:table-cell table:number-columns-repeated="252"/>
        </table:table-row>
        <table:table-row table:style-name="ro1">
          <table:table-cell table:style-name="ce21" office:value-type="float" office:value="12">
            <text:p>12</text:p>
          </table:table-cell>
          <table:table-cell office:value-type="float" office:value="538.059549776274">
            <text:p>538.0595498</text:p>
          </table:table-cell>
          <table:table-cell office:value-type="float" office:value="416.2338460559">
            <text:p>416.2338461</text:p>
          </table:table-cell>
          <table:table-cell table:number-columns-repeated="252"/>
        </table:table-row>
        <table:table-row table:style-name="ro1">
          <table:table-cell table:style-name="ce21" office:value-type="float" office:value="13">
            <text:p>13</text:p>
          </table:table-cell>
          <table:table-cell office:value-type="float" office:value="406.95050112052">
            <text:p>406.9505011</text:p>
          </table:table-cell>
          <table:table-cell office:value-type="float" office:value="419.145246905388">
            <text:p>419.1452469</text:p>
          </table:table-cell>
          <table:table-cell table:number-columns-repeated="252"/>
        </table:table-row>
        <table:table-row table:style-name="ro1">
          <table:table-cell table:style-name="ce21" office:value-type="float" office:value="14">
            <text:p>14</text:p>
          </table:table-cell>
          <table:table-cell office:value-type="float" office:value="201.036922368134">
            <text:p>201.0369224</text:p>
          </table:table-cell>
          <table:table-cell office:value-type="float" office:value="417.516415856026">
            <text:p>417.5164159</text:p>
          </table:table-cell>
          <table:table-cell table:number-columns-repeated="252"/>
        </table:table-row>
        <table:table-row table:style-name="ro1">
          <table:table-cell table:style-name="ce21" office:value-type="float" office:value="15">
            <text:p>15</text:p>
          </table:table-cell>
          <table:table-cell office:value-type="float" office:value="550.6016899594">
            <text:p>550.60169</text:p>
          </table:table-cell>
          <table:table-cell office:value-type="float" office:value="415.237641171545">
            <text:p>415.2376412</text:p>
          </table:table-cell>
          <table:table-cell table:number-columns-repeated="252"/>
        </table:table-row>
        <table:table-row table:style-name="ro1">
          <table:table-cell table:style-name="ce21" office:value-type="float" office:value="16">
            <text:p>16</text:p>
          </table:table-cell>
          <table:table-cell office:value-type="float" office:value="528.450590827608">
            <text:p>528.4505908</text:p>
          </table:table-cell>
          <table:table-cell office:value-type="float" office:value="422.260176729794">
            <text:p>422.2601767</text:p>
          </table:table-cell>
          <table:table-cell table:number-columns-repeated="252"/>
        </table:table-row>
        <table:table-row table:style-name="ro1">
          <table:table-cell table:style-name="ce21" office:value-type="float" office:value="17">
            <text:p>17</text:p>
          </table:table-cell>
          <table:table-cell office:value-type="float" office:value="300.009604070274">
            <text:p>300.0096041</text:p>
          </table:table-cell>
          <table:table-cell office:value-type="float" office:value="421.114485518331">
            <text:p>421.1144855</text:p>
          </table:table-cell>
          <table:table-cell table:number-columns-repeated="252"/>
        </table:table-row>
        <table:table-row table:style-name="ro1">
          <table:table-cell table:style-name="ce21" office:value-type="float" office:value="18">
            <text:p>18</text:p>
          </table:table-cell>
          <table:table-cell office:value-type="float" office:value="328.834943499358">
            <text:p>328.8349435</text:p>
          </table:table-cell>
          <table:table-cell office:value-type="float" office:value="422.322857592315">
            <text:p>422.3228576</text:p>
          </table:table-cell>
          <table:table-cell table:number-columns-repeated="252"/>
        </table:table-row>
        <table:table-row table:style-name="ro1">
          <table:table-cell table:style-name="ce21" office:value-type="float" office:value="19">
            <text:p>19</text:p>
          </table:table-cell>
          <table:table-cell office:value-type="float" office:value="356.792746181791">
            <text:p>356.7927462</text:p>
          </table:table-cell>
          <table:table-cell office:value-type="float" office:value="420.917484329892">
            <text:p>420.9174843</text:p>
          </table:table-cell>
          <table:table-cell table:number-columns-repeated="252"/>
        </table:table-row>
        <table:table-row table:style-name="ro1">
          <table:table-cell table:style-name="ce21" office:value-type="float" office:value="20">
            <text:p>20</text:p>
          </table:table-cell>
          <table:table-cell office:value-type="float" office:value="472.503372053443">
            <text:p>472.5033721</text:p>
          </table:table-cell>
          <table:table-cell office:value-type="float" office:value="414.417103700365">
            <text:p>414.4171037</text:p>
          </table:table-cell>
          <table:table-cell table:number-columns-repeated="252"/>
        </table:table-row>
        <table:table-row table:style-name="ro1">
          <table:table-cell table:style-name="ce21" office:value-type="float" office:value="21">
            <text:p>21</text:p>
          </table:table-cell>
          <table:table-cell office:value-type="float" office:value="360.525869358762">
            <text:p>360.5258694</text:p>
          </table:table-cell>
          <table:table-cell office:value-type="float" office:value="413.394560094358">
            <text:p>413.3945601</text:p>
          </table:table-cell>
          <table:table-cell table:number-columns-repeated="252"/>
        </table:table-row>
        <table:table-row table:style-name="ro1">
          <table:table-cell table:style-name="ce21" office:value-type="float" office:value="22">
            <text:p>22</text:p>
          </table:table-cell>
          <table:table-cell office:value-type="float" office:value="328.825603956414">
            <text:p>328.825604</text:p>
          </table:table-cell>
          <table:table-cell office:value-type="float" office:value="418.027432605134">
            <text:p>418.0274326</text:p>
          </table:table-cell>
          <table:table-cell table:number-columns-repeated="252"/>
        </table:table-row>
        <table:table-row table:style-name="ro1">
          <table:table-cell table:style-name="ce21" office:value-type="float" office:value="23">
            <text:p>23</text:p>
          </table:table-cell>
          <table:table-cell office:value-type="float" office:value="606.983783425846">
            <text:p>606.9837834</text:p>
          </table:table-cell>
          <table:table-cell office:value-type="float" office:value="418.720511143554">
            <text:p>418.7205111</text:p>
          </table:table-cell>
          <table:table-cell table:number-columns-repeated="252"/>
        </table:table-row>
        <table:table-row table:style-name="ro1">
          <table:table-cell table:style-name="ce21" office:value-type="float" office:value="24">
            <text:p>24</text:p>
          </table:table-cell>
          <table:table-cell office:value-type="float" office:value="504.840933322989">
            <text:p>504.8409333</text:p>
          </table:table-cell>
          <table:table-cell office:value-type="float" office:value="419.25334586068">
            <text:p>419.2533459</text:p>
          </table:table-cell>
          <table:table-cell table:number-columns-repeated="252"/>
        </table:table-row>
        <table:table-row table:style-name="ro1">
          <table:table-cell table:style-name="ce21" office:value-type="float" office:value="25">
            <text:p>25</text:p>
          </table:table-cell>
          <table:table-cell office:value-type="float" office:value="650.164019994559">
            <text:p>650.16402</text:p>
          </table:table-cell>
          <table:table-cell office:value-type="float" office:value="417.394318844965">
            <text:p>417.3943188</text:p>
          </table:table-cell>
          <table:table-cell table:number-columns-repeated="252"/>
        </table:table-row>
        <table:table-row table:style-name="ro1">
          <table:table-cell table:style-name="ce21" office:value-type="float" office:value="26">
            <text:p>26</text:p>
          </table:table-cell>
          <table:table-cell office:value-type="float" office:value="521.644571014789">
            <text:p>521.644571</text:p>
          </table:table-cell>
          <table:table-cell office:value-type="float" office:value="417.259215102185">
            <text:p>417.2592151</text:p>
          </table:table-cell>
          <table:table-cell table:number-columns-repeated="252"/>
        </table:table-row>
        <table:table-row table:style-name="ro1">
          <table:table-cell table:style-name="ce21" office:value-type="float" office:value="27">
            <text:p>27</text:p>
          </table:table-cell>
          <table:table-cell office:value-type="float" office:value="161.333538372067">
            <text:p>161.3335384</text:p>
          </table:table-cell>
          <table:table-cell office:value-type="float" office:value="416.419404248816">
            <text:p>416.4194042</text:p>
          </table:table-cell>
          <table:table-cell table:number-columns-repeated="252"/>
        </table:table-row>
        <table:table-row table:style-name="ro1">
          <table:table-cell table:style-name="ce21" office:value-type="float" office:value="28">
            <text:p>28</text:p>
          </table:table-cell>
          <table:table-cell office:value-type="float" office:value="738.104946015522">
            <text:p>738.104946</text:p>
          </table:table-cell>
          <table:table-cell office:value-type="float" office:value="414.208792321255">
            <text:p>414.2087923</text:p>
          </table:table-cell>
          <table:table-cell table:number-columns-repeated="252"/>
        </table:table-row>
        <table:table-row table:style-name="ro1">
          <table:table-cell table:style-name="ce21" office:value-type="float" office:value="29">
            <text:p>29</text:p>
          </table:table-cell>
          <table:table-cell office:value-type="float" office:value="360.411115358496">
            <text:p>360.4111154</text:p>
          </table:table-cell>
          <table:table-cell office:value-type="float" office:value="414.131556044799">
            <text:p>414.131556</text:p>
          </table:table-cell>
          <table:table-cell table:number-columns-repeated="252"/>
        </table:table-row>
        <table:table-row table:style-name="ro1">
          <table:table-cell table:style-name="ce21" office:value-type="float" office:value="30">
            <text:p>30</text:p>
          </table:table-cell>
          <table:table-cell office:value-type="float" office:value="495.413136115541">
            <text:p>495.4131361</text:p>
          </table:table-cell>
          <table:table-cell office:value-type="float" office:value="419.275590980435">
            <text:p>419.275591</text:p>
          </table:table-cell>
          <table:table-cell table:number-columns-repeated="252"/>
        </table:table-row>
        <table:table-row table:style-name="ro1">
          <table:table-cell table:style-name="ce21" office:value-type="float" office:value="31">
            <text:p>31</text:p>
          </table:table-cell>
          <table:table-cell office:value-type="float" office:value="321.754317906126">
            <text:p>321.7543179</text:p>
          </table:table-cell>
          <table:table-cell office:value-type="float" office:value="417.958328418541">
            <text:p>417.9583284</text:p>
          </table:table-cell>
          <table:table-cell table:number-columns-repeated="252"/>
        </table:table-row>
        <table:table-row table:style-name="ro1">
          <table:table-cell table:style-name="ce21" office:value-type="float" office:value="32">
            <text:p>32</text:p>
          </table:table-cell>
          <table:table-cell office:value-type="float" office:value="324.5560830447">
            <text:p>324.556083</text:p>
          </table:table-cell>
          <table:table-cell office:value-type="float" office:value="414.195839015167">
            <text:p>414.195839</text:p>
          </table:table-cell>
          <table:table-cell table:number-columns-repeated="252"/>
        </table:table-row>
        <table:table-row table:style-name="ro1">
          <table:table-cell table:style-name="ce21" office:value-type="float" office:value="33">
            <text:p>33</text:p>
          </table:table-cell>
          <table:table-cell office:value-type="float" office:value="463.182745554009">
            <text:p>463.1827456</text:p>
          </table:table-cell>
          <table:table-cell office:value-type="float" office:value="417.417843647453">
            <text:p>417.4178436</text:p>
          </table:table-cell>
          <table:table-cell table:number-columns-repeated="252"/>
        </table:table-row>
        <table:table-row table:style-name="ro1">
          <table:table-cell table:style-name="ce21" office:value-type="float" office:value="34">
            <text:p>34</text:p>
          </table:table-cell>
          <table:table-cell office:value-type="float" office:value="124.952911121368">
            <text:p>124.9529111</text:p>
          </table:table-cell>
          <table:table-cell office:value-type="float" office:value="422.742096048101">
            <text:p>422.742096</text:p>
          </table:table-cell>
          <table:table-cell table:number-columns-repeated="252"/>
        </table:table-row>
        <table:table-row table:style-name="ro1">
          <table:table-cell table:style-name="ce21" office:value-type="float" office:value="35">
            <text:p>35</text:p>
          </table:table-cell>
          <table:table-cell office:value-type="float" office:value="221.845465549008">
            <text:p>221.8454655</text:p>
          </table:table-cell>
          <table:table-cell office:value-type="float" office:value="420.470644416611">
            <text:p>420.4706444</text:p>
          </table:table-cell>
          <table:table-cell table:number-columns-repeated="252"/>
        </table:table-row>
        <table:table-row table:style-name="ro1">
          <table:table-cell table:style-name="ce21" office:value-type="float" office:value="36">
            <text:p>36</text:p>
          </table:table-cell>
          <table:table-cell office:value-type="float" office:value="403.974900390908">
            <text:p>403.9749004</text:p>
          </table:table-cell>
          <table:table-cell office:value-type="float" office:value="417.171909669192">
            <text:p>417.1719097</text:p>
          </table:table-cell>
          <table:table-cell table:number-columns-repeated="252"/>
        </table:table-row>
        <table:table-row table:style-name="ro1">
          <table:table-cell table:style-name="ce21" office:value-type="float" office:value="37">
            <text:p>37</text:p>
          </table:table-cell>
          <table:table-cell office:value-type="float" office:value="266.087085474001">
            <text:p>266.0870855</text:p>
          </table:table-cell>
          <table:table-cell office:value-type="float" office:value="413.014648996863">
            <text:p>413.014649</text:p>
          </table:table-cell>
          <table:table-cell table:number-columns-repeated="252"/>
        </table:table-row>
        <table:table-row table:style-name="ro1">
          <table:table-cell table:style-name="ce21" office:value-type="float" office:value="38">
            <text:p>38</text:p>
          </table:table-cell>
          <table:table-cell office:value-type="float" office:value="565.543315242327">
            <text:p>565.5433152</text:p>
          </table:table-cell>
          <table:table-cell office:value-type="float" office:value="419.783268716401">
            <text:p>419.7832687</text:p>
          </table:table-cell>
          <table:table-cell table:number-columns-repeated="252"/>
        </table:table-row>
        <table:table-row table:style-name="ro1">
          <table:table-cell table:style-name="ce21" office:value-type="float" office:value="39">
            <text:p>39</text:p>
          </table:table-cell>
          <table:table-cell office:value-type="float" office:value="430.795745407343">
            <text:p>430.7957454</text:p>
          </table:table-cell>
          <table:table-cell office:value-type="float" office:value="413.232086772389">
            <text:p>413.2320868</text:p>
          </table:table-cell>
          <table:table-cell table:number-columns-repeated="252"/>
        </table:table-row>
        <table:table-row table:style-name="ro1">
          <table:table-cell table:style-name="ce21" office:value-type="float" office:value="40">
            <text:p>40</text:p>
          </table:table-cell>
          <table:table-cell office:value-type="float" office:value="483.16054565457">
            <text:p>483.1605457</text:p>
          </table:table-cell>
          <table:table-cell office:value-type="float" office:value="422.347228482449">
            <text:p>422.3472285</text:p>
          </table:table-cell>
          <table:table-cell table:number-columns-repeated="252"/>
        </table:table-row>
        <table:table-row table:style-name="ro1">
          <table:table-cell table:style-name="ce21" office:value-type="float" office:value="41">
            <text:p>41</text:p>
          </table:table-cell>
          <table:table-cell office:value-type="float" office:value="574.151974097235">
            <text:p>574.1519741</text:p>
          </table:table-cell>
          <table:table-cell office:value-type="float" office:value="415.432720415905">
            <text:p>415.4327204</text:p>
          </table:table-cell>
          <table:table-cell table:number-columns-repeated="252"/>
        </table:table-row>
        <table:table-row table:style-name="ro1">
          <table:table-cell table:style-name="ce21" office:value-type="float" office:value="42">
            <text:p>42</text:p>
          </table:table-cell>
          <table:table-cell office:value-type="float" office:value="602.065887400713">
            <text:p>602.0658874</text:p>
          </table:table-cell>
          <table:table-cell office:value-type="float" office:value="413.677312184911">
            <text:p>413.6773122</text:p>
          </table:table-cell>
          <table:table-cell table:number-columns-repeated="252"/>
        </table:table-row>
        <table:table-row table:style-name="ro1">
          <table:table-cell table:style-name="ce21" office:value-type="float" office:value="43">
            <text:p>43</text:p>
          </table:table-cell>
          <table:table-cell office:value-type="float" office:value="456.698300311542">
            <text:p>456.6983003</text:p>
          </table:table-cell>
          <table:table-cell office:value-type="float" office:value="418.415646214597">
            <text:p>418.4156462</text:p>
          </table:table-cell>
          <table:table-cell table:number-columns-repeated="252"/>
        </table:table-row>
        <table:table-row table:style-name="ro1">
          <table:table-cell table:style-name="ce21" office:value-type="float" office:value="44">
            <text:p>44</text:p>
          </table:table-cell>
          <table:table-cell office:value-type="float" office:value="411.557551786942">
            <text:p>411.5575518</text:p>
          </table:table-cell>
          <table:table-cell office:value-type="float" office:value="416.820731318878">
            <text:p>416.8207313</text:p>
          </table:table-cell>
          <table:table-cell table:number-columns-repeated="252"/>
        </table:table-row>
        <table:table-row table:style-name="ro1">
          <table:table-cell table:style-name="ce21" office:value-type="float" office:value="45">
            <text:p>45</text:p>
          </table:table-cell>
          <table:table-cell office:value-type="float" office:value="516.517465405607">
            <text:p>516.5174654</text:p>
          </table:table-cell>
          <table:table-cell office:value-type="float" office:value="415.568153527221">
            <text:p>415.5681535</text:p>
          </table:table-cell>
          <table:table-cell table:number-columns-repeated="252"/>
        </table:table-row>
        <table:table-row table:style-name="ro1">
          <table:table-cell table:style-name="ce21" office:value-type="float" office:value="46">
            <text:p>46</text:p>
          </table:table-cell>
          <table:table-cell office:value-type="float" office:value="542.184672827548">
            <text:p>542.1846728</text:p>
          </table:table-cell>
          <table:table-cell office:value-type="float" office:value="418.826532783435">
            <text:p>418.8265328</text:p>
          </table:table-cell>
          <table:table-cell table:number-columns-repeated="252"/>
        </table:table-row>
        <table:table-row table:style-name="ro1">
          <table:table-cell table:style-name="ce21" office:value-type="float" office:value="47">
            <text:p>47</text:p>
          </table:table-cell>
          <table:table-cell office:value-type="float" office:value="718.201870883838">
            <text:p>718.2018709</text:p>
          </table:table-cell>
          <table:table-cell office:value-type="float" office:value="414.287204781849">
            <text:p>414.2872048</text:p>
          </table:table-cell>
          <table:table-cell table:number-columns-repeated="252"/>
        </table:table-row>
        <table:table-row table:style-name="ro1">
          <table:table-cell table:style-name="ce21" office:value-type="float" office:value="48">
            <text:p>48</text:p>
          </table:table-cell>
          <table:table-cell office:value-type="float" office:value="485.54623575161">
            <text:p>485.5462358</text:p>
          </table:table-cell>
          <table:table-cell office:value-type="float" office:value="418.154756929826">
            <text:p>418.1547569</text:p>
          </table:table-cell>
          <table:table-cell table:number-columns-repeated="252"/>
        </table:table-row>
        <table:table-row table:style-name="ro1">
          <table:table-cell table:style-name="ce21" office:value-type="float" office:value="49">
            <text:p>49</text:p>
          </table:table-cell>
          <table:table-cell office:value-type="float" office:value="612.035735695209">
            <text:p>612.0357357</text:p>
          </table:table-cell>
          <table:table-cell office:value-type="float" office:value="418.32789414554">
            <text:p>418.3278941</text:p>
          </table:table-cell>
          <table:table-cell table:number-columns-repeated="252"/>
        </table:table-row>
        <table:table-row table:style-name="ro1">
          <table:table-cell table:style-name="ce21" office:value-type="float" office:value="50">
            <text:p>50</text:p>
          </table:table-cell>
          <table:table-cell office:value-type="float" office:value="670.716710780861">
            <text:p>670.7167108</text:p>
          </table:table-cell>
          <table:table-cell office:value-type="float" office:value="418.500855766678">
            <text:p>418.5008558</text:p>
          </table:table-cell>
          <table:table-cell table:number-columns-repeated="252"/>
        </table:table-row>
        <table:table-row table:style-name="ro1">
          <table:table-cell table:style-name="ce21" office:value-type="float" office:value="51">
            <text:p>51</text:p>
          </table:table-cell>
          <table:table-cell office:value-type="float" office:value="514.411771695877">
            <text:p>514.4117717</text:p>
          </table:table-cell>
          <table:table-cell office:value-type="float" office:value="418.915959000752">
            <text:p>418.915959</text:p>
          </table:table-cell>
          <table:table-cell table:number-columns-repeated="252"/>
        </table:table-row>
        <table:table-row table:style-name="ro1">
          <table:table-cell table:style-name="ce21" office:value-type="float" office:value="52">
            <text:p>52</text:p>
          </table:table-cell>
          <table:table-cell office:value-type="float" office:value="524.322237177708">
            <text:p>524.3222372</text:p>
          </table:table-cell>
          <table:table-cell office:value-type="float" office:value="419.982385533233">
            <text:p>419.9823855</text:p>
          </table:table-cell>
          <table:table-cell table:number-columns-repeated="252"/>
        </table:table-row>
        <table:table-row table:style-name="ro1">
          <table:table-cell table:style-name="ce21" office:value-type="float" office:value="53">
            <text:p>53</text:p>
          </table:table-cell>
          <table:table-cell office:value-type="float" office:value="535.907861922577">
            <text:p>535.9078619</text:p>
          </table:table-cell>
          <table:table-cell office:value-type="float" office:value="419.753398676698">
            <text:p>419.7533987</text:p>
          </table:table-cell>
          <table:table-cell table:number-columns-repeated="252"/>
        </table:table-row>
        <table:table-row table:style-name="ro1">
          <table:table-cell table:style-name="ce21" office:value-type="float" office:value="54">
            <text:p>54</text:p>
          </table:table-cell>
          <table:table-cell office:value-type="float" office:value="470.937021319632">
            <text:p>470.9370213</text:p>
          </table:table-cell>
          <table:table-cell office:value-type="float" office:value="414.576636668577">
            <text:p>414.5766367</text:p>
          </table:table-cell>
          <table:table-cell table:number-columns-repeated="252"/>
        </table:table-row>
        <table:table-row table:style-name="ro1">
          <table:table-cell table:style-name="ce21" office:value-type="float" office:value="55">
            <text:p>55</text:p>
          </table:table-cell>
          <table:table-cell office:value-type="float" office:value="363.526052486483">
            <text:p>363.5260525</text:p>
          </table:table-cell>
          <table:table-cell office:value-type="float" office:value="414.750530934326">
            <text:p>414.7505309</text:p>
          </table:table-cell>
          <table:table-cell table:number-columns-repeated="252"/>
        </table:table-row>
        <table:table-row table:style-name="ro1">
          <table:table-cell table:style-name="ce21" office:value-type="float" office:value="56">
            <text:p>56</text:p>
          </table:table-cell>
          <table:table-cell office:value-type="float" office:value="142.178631128435">
            <text:p>142.1786311</text:p>
          </table:table-cell>
          <table:table-cell office:value-type="float" office:value="413.159949037316">
            <text:p>413.159949</text:p>
          </table:table-cell>
          <table:table-cell table:number-columns-repeated="252"/>
        </table:table-row>
        <table:table-row table:style-name="ro1">
          <table:table-cell table:style-name="ce21" office:value-type="float" office:value="57">
            <text:p>57</text:p>
          </table:table-cell>
          <table:table-cell office:value-type="float" office:value="324.565248701316">
            <text:p>324.5652487</text:p>
          </table:table-cell>
          <table:table-cell office:value-type="float" office:value="418.66698196212">
            <text:p>418.666982</text:p>
          </table:table-cell>
          <table:table-cell table:number-columns-repeated="252"/>
        </table:table-row>
        <table:table-row table:style-name="ro1">
          <table:table-cell table:style-name="ce21" office:value-type="float" office:value="58">
            <text:p>58</text:p>
          </table:table-cell>
          <table:table-cell office:value-type="float" office:value="403.762446521645">
            <text:p>403.7624465</text:p>
          </table:table-cell>
          <table:table-cell office:value-type="float" office:value="417.368233127653">
            <text:p>417.3682331</text:p>
          </table:table-cell>
          <table:table-cell table:number-columns-repeated="252"/>
        </table:table-row>
        <table:table-row table:style-name="ro1">
          <table:table-cell table:style-name="ce21" office:value-type="float" office:value="59">
            <text:p>59</text:p>
          </table:table-cell>
          <table:table-cell office:value-type="float" office:value="726.793904462035">
            <text:p>726.7939045</text:p>
          </table:table-cell>
          <table:table-cell office:value-type="float" office:value="413.932178999722">
            <text:p>413.932179</text:p>
          </table:table-cell>
          <table:table-cell table:number-columns-repeated="252"/>
        </table:table-row>
        <table:table-row table:style-name="ro1">
          <table:table-cell table:style-name="ce21" office:value-type="float" office:value="60">
            <text:p>60</text:p>
          </table:table-cell>
          <table:table-cell office:value-type="float" office:value="573.736971810293">
            <text:p>573.7369718</text:p>
          </table:table-cell>
          <table:table-cell office:value-type="float" office:value="420.167606225619">
            <text:p>420.1676062</text:p>
          </table:table-cell>
          <table:table-cell table:number-columns-repeated="252"/>
        </table:table-row>
        <table:table-row table:style-name="ro1">
          <table:table-cell table:style-name="ce21" office:value-type="float" office:value="61">
            <text:p>61</text:p>
          </table:table-cell>
          <table:table-cell office:value-type="float" office:value="725.419880399043">
            <text:p>725.4198804</text:p>
          </table:table-cell>
          <table:table-cell office:value-type="float" office:value="414.586595217042">
            <text:p>414.5865952</text:p>
          </table:table-cell>
          <table:table-cell table:number-columns-repeated="252"/>
        </table:table-row>
        <table:table-row table:style-name="ro1">
          <table:table-cell table:style-name="ce21" office:value-type="float" office:value="62">
            <text:p>62</text:p>
          </table:table-cell>
          <table:table-cell office:value-type="float" office:value="532.345875642419">
            <text:p>532.3458756</text:p>
          </table:table-cell>
          <table:table-cell office:value-type="float" office:value="414.61597140433">
            <text:p>414.6159714</text:p>
          </table:table-cell>
          <table:table-cell table:number-columns-repeated="252"/>
        </table:table-row>
        <table:table-row table:style-name="ro1">
          <table:table-cell table:style-name="ce21" office:value-type="float" office:value="63">
            <text:p>63</text:p>
          </table:table-cell>
          <table:table-cell office:value-type="float" office:value="429.981576520552">
            <text:p>429.9815765</text:p>
          </table:table-cell>
          <table:table-cell office:value-type="float" office:value="418.755163868776">
            <text:p>418.7551639</text:p>
          </table:table-cell>
          <table:table-cell table:number-columns-repeated="252"/>
        </table:table-row>
        <table:table-row table:style-name="ro1">
          <table:table-cell table:style-name="ce21" office:value-type="float" office:value="64">
            <text:p>64</text:p>
          </table:table-cell>
          <table:table-cell office:value-type="float" office:value="379.645561122665">
            <text:p>379.6455611</text:p>
          </table:table-cell>
          <table:table-cell office:value-type="float" office:value="418.370128371985">
            <text:p>418.3701284</text:p>
          </table:table-cell>
          <table:table-cell table:number-columns-repeated="252"/>
        </table:table-row>
        <table:table-row table:style-name="ro1">
          <table:table-cell table:style-name="ce21" office:value-type="float" office:value="65">
            <text:p>65</text:p>
          </table:table-cell>
          <table:table-cell office:value-type="float" office:value="365.842579735367">
            <text:p>365.8425797</text:p>
          </table:table-cell>
          <table:table-cell office:value-type="float" office:value="419.750434408964">
            <text:p>419.7504344</text:p>
          </table:table-cell>
          <table:table-cell table:number-columns-repeated="252"/>
        </table:table-row>
        <table:table-row table:style-name="ro1">
          <table:table-cell table:style-name="ce21" office:value-type="float" office:value="66">
            <text:p>66</text:p>
          </table:table-cell>
          <table:table-cell office:value-type="float" office:value="243.951349978548">
            <text:p>243.95135</text:p>
          </table:table-cell>
          <table:table-cell office:value-type="float" office:value="418.243622459615">
            <text:p>418.2436225</text:p>
          </table:table-cell>
          <table:table-cell table:number-columns-repeated="252"/>
        </table:table-row>
        <table:table-row table:style-name="ro1">
          <table:table-cell table:style-name="ce21" office:value-type="float" office:value="67">
            <text:p>67</text:p>
          </table:table-cell>
          <table:table-cell office:value-type="float" office:value="481.614784346076">
            <text:p>481.6147843</text:p>
          </table:table-cell>
          <table:table-cell office:value-type="float" office:value="421.853683041488">
            <text:p>421.853683</text:p>
          </table:table-cell>
          <table:table-cell table:number-columns-repeated="252"/>
        </table:table-row>
        <table:table-row table:style-name="ro1">
          <table:table-cell table:style-name="ce21" office:value-type="float" office:value="68">
            <text:p>68</text:p>
          </table:table-cell>
          <table:table-cell office:value-type="float" office:value="312.326484246156">
            <text:p>312.3264842</text:p>
          </table:table-cell>
          <table:table-cell office:value-type="float" office:value="414.675447733735">
            <text:p>414.6754477</text:p>
          </table:table-cell>
          <table:table-cell table:number-columns-repeated="252"/>
        </table:table-row>
        <table:table-row table:style-name="ro1">
          <table:table-cell table:style-name="ce21" office:value-type="float" office:value="69">
            <text:p>69</text:p>
          </table:table-cell>
          <table:table-cell office:value-type="float" office:value="601.611857590381">
            <text:p>601.6118576</text:p>
          </table:table-cell>
          <table:table-cell office:value-type="float" office:value="416.907138194042">
            <text:p>416.9071382</text:p>
          </table:table-cell>
          <table:table-cell table:number-columns-repeated="252"/>
        </table:table-row>
        <table:table-row table:style-name="ro1">
          <table:table-cell table:style-name="ce21" office:value-type="float" office:value="70">
            <text:p>70</text:p>
          </table:table-cell>
          <table:table-cell office:value-type="float" office:value="481.607299724545">
            <text:p>481.6072997</text:p>
          </table:table-cell>
          <table:table-cell office:value-type="float" office:value="414.890683259205">
            <text:p>414.8906833</text:p>
          </table:table-cell>
          <table:table-cell table:number-columns-repeated="252"/>
        </table:table-row>
        <table:table-row table:style-name="ro1">
          <table:table-cell table:style-name="ce21" office:value-type="float" office:value="71">
            <text:p>71</text:p>
          </table:table-cell>
          <table:table-cell office:value-type="float" office:value="274.44590731561">
            <text:p>274.4459073</text:p>
          </table:table-cell>
          <table:table-cell office:value-type="float" office:value="417.089572442557">
            <text:p>417.0895724</text:p>
          </table:table-cell>
          <table:table-cell table:number-columns-repeated="252"/>
        </table:table-row>
        <table:table-row table:style-name="ro1">
          <table:table-cell table:style-name="ce21" office:value-type="float" office:value="72">
            <text:p>72</text:p>
          </table:table-cell>
          <table:table-cell office:value-type="float" office:value="775.572851845178">
            <text:p>775.5728518</text:p>
          </table:table-cell>
          <table:table-cell office:value-type="float" office:value="414.530656093327">
            <text:p>414.5306561</text:p>
          </table:table-cell>
          <table:table-cell table:number-columns-repeated="252"/>
        </table:table-row>
        <table:table-row table:style-name="ro1">
          <table:table-cell table:style-name="ce21" office:value-type="float" office:value="73">
            <text:p>73</text:p>
          </table:table-cell>
          <table:table-cell office:value-type="float" office:value="564.731678218422">
            <text:p>564.7316782</text:p>
          </table:table-cell>
          <table:table-cell office:value-type="float" office:value="421.261535005696">
            <text:p>421.261535</text:p>
          </table:table-cell>
          <table:table-cell table:number-columns-repeated="252"/>
        </table:table-row>
        <table:table-row table:style-name="ro1">
          <table:table-cell table:style-name="ce21" office:value-type="float" office:value="74">
            <text:p>74</text:p>
          </table:table-cell>
          <table:table-cell office:value-type="float" office:value="300.903230673839">
            <text:p>300.9032307</text:p>
          </table:table-cell>
          <table:table-cell office:value-type="float" office:value="420.138573013455">
            <text:p>420.138573</text:p>
          </table:table-cell>
          <table:table-cell table:number-columns-repeated="252"/>
        </table:table-row>
        <table:table-row table:style-name="ro1">
          <table:table-cell table:style-name="ce21" office:value-type="float" office:value="75">
            <text:p>75</text:p>
          </table:table-cell>
          <table:table-cell office:value-type="float" office:value="346.514742693415">
            <text:p>346.5147427</text:p>
          </table:table-cell>
          <table:table-cell office:value-type="float" office:value="419.634586878059">
            <text:p>419.6345869</text:p>
          </table:table-cell>
          <table:table-cell table:number-columns-repeated="252"/>
        </table:table-row>
        <table:table-row table:style-name="ro1">
          <table:table-cell table:style-name="ce21" office:value-type="float" office:value="76">
            <text:p>76</text:p>
          </table:table-cell>
          <table:table-cell office:value-type="float" office:value="480.961634960406">
            <text:p>480.961635</text:p>
          </table:table-cell>
          <table:table-cell office:value-type="float" office:value="413.360257306363">
            <text:p>413.3602573</text:p>
          </table:table-cell>
          <table:table-cell table:number-columns-repeated="252"/>
        </table:table-row>
        <table:table-row table:style-name="ro1">
          <table:table-cell table:style-name="ce21" office:value-type="float" office:value="77">
            <text:p>77</text:p>
          </table:table-cell>
          <table:table-cell office:value-type="float" office:value="392.883511927881">
            <text:p>392.8835119</text:p>
          </table:table-cell>
          <table:table-cell office:value-type="float" office:value="415.645652690442">
            <text:p>415.6456527</text:p>
          </table:table-cell>
          <table:table-cell table:number-columns-repeated="252"/>
        </table:table-row>
        <table:table-row table:style-name="ro1">
          <table:table-cell table:style-name="ce21" office:value-type="float" office:value="78">
            <text:p>78</text:p>
          </table:table-cell>
          <table:table-cell office:value-type="float" office:value="348.3304941498">
            <text:p>348.3304941</text:p>
          </table:table-cell>
          <table:table-cell office:value-type="float" office:value="415.30365949555">
            <text:p>415.3036595</text:p>
          </table:table-cell>
          <table:table-cell table:number-columns-repeated="252"/>
        </table:table-row>
        <table:table-row table:style-name="ro1">
          <table:table-cell table:style-name="ce21" office:value-type="float" office:value="79">
            <text:p>79</text:p>
          </table:table-cell>
          <table:table-cell office:value-type="float" office:value="438.012138771439">
            <text:p>438.0121388</text:p>
          </table:table-cell>
          <table:table-cell office:value-type="float" office:value="416.839947049838">
            <text:p>416.839947</text:p>
          </table:table-cell>
          <table:table-cell table:number-columns-repeated="252"/>
        </table:table-row>
        <table:table-row table:style-name="ro1">
          <table:table-cell table:style-name="ce21" office:value-type="float" office:value="80">
            <text:p>80</text:p>
          </table:table-cell>
          <table:table-cell office:value-type="float" office:value="537.683917369098">
            <text:p>537.6839174</text:p>
          </table:table-cell>
          <table:table-cell office:value-type="float" office:value="421.154840894751">
            <text:p>421.1548409</text:p>
          </table:table-cell>
          <table:table-cell table:number-columns-repeated="252"/>
        </table:table-row>
        <table:table-row table:style-name="ro1">
          <table:table-cell table:style-name="ce21" office:value-type="float" office:value="81">
            <text:p>81</text:p>
          </table:table-cell>
          <table:table-cell office:value-type="float" office:value="333.831803515733">
            <text:p>333.8318035</text:p>
          </table:table-cell>
          <table:table-cell office:value-type="float" office:value="412.434997516685">
            <text:p>412.4349975</text:p>
          </table:table-cell>
          <table:table-cell table:number-columns-repeated="252"/>
        </table:table-row>
        <table:table-row table:style-name="ro1">
          <table:table-cell table:style-name="ce21" office:value-type="float" office:value="82">
            <text:p>82</text:p>
          </table:table-cell>
          <table:table-cell office:value-type="float" office:value="388.722954440393">
            <text:p>388.7229544</text:p>
          </table:table-cell>
          <table:table-cell office:value-type="float" office:value="418.806053815258">
            <text:p>418.8060538</text:p>
          </table:table-cell>
          <table:table-cell table:number-columns-repeated="252"/>
        </table:table-row>
        <table:table-row table:style-name="ro1">
          <table:table-cell table:style-name="ce21" office:value-type="float" office:value="83">
            <text:p>83</text:p>
          </table:table-cell>
          <table:table-cell office:value-type="float" office:value="497.851317128706">
            <text:p>497.8513171</text:p>
          </table:table-cell>
          <table:table-cell office:value-type="float" office:value="417.657804616917">
            <text:p>417.6578046</text:p>
          </table:table-cell>
          <table:table-cell table:number-columns-repeated="252"/>
        </table:table-row>
        <table:table-row table:style-name="ro1">
          <table:table-cell table:style-name="ce21" office:value-type="float" office:value="84">
            <text:p>84</text:p>
          </table:table-cell>
          <table:table-cell office:value-type="float" office:value="671.358523030637">
            <text:p>671.358523</text:p>
          </table:table-cell>
          <table:table-cell office:value-type="float" office:value="423.567520320366">
            <text:p>423.5675203</text:p>
          </table:table-cell>
          <table:table-cell table:number-columns-repeated="252"/>
        </table:table-row>
        <table:table-row table:style-name="ro1">
          <table:table-cell table:style-name="ce21" office:value-type="float" office:value="85">
            <text:p>85</text:p>
          </table:table-cell>
          <table:table-cell office:value-type="float" office:value="796.966805317876">
            <text:p>796.9668053</text:p>
          </table:table-cell>
          <table:table-cell office:value-type="float" office:value="415.376901440226">
            <text:p>415.3769014</text:p>
          </table:table-cell>
          <table:table-cell table:number-columns-repeated="252"/>
        </table:table-row>
        <table:table-row table:style-name="ro1">
          <table:table-cell table:style-name="ce21" office:value-type="float" office:value="86">
            <text:p>86</text:p>
          </table:table-cell>
          <table:table-cell office:value-type="float" office:value="475.669711380719">
            <text:p>475.6697114</text:p>
          </table:table-cell>
          <table:table-cell office:value-type="float" office:value="415.995929256507">
            <text:p>415.9959293</text:p>
          </table:table-cell>
          <table:table-cell table:number-columns-repeated="252"/>
        </table:table-row>
        <table:table-row table:style-name="ro1">
          <table:table-cell table:style-name="ce21" office:value-type="float" office:value="87">
            <text:p>87</text:p>
          </table:table-cell>
          <table:table-cell office:value-type="float" office:value="362.216116109536">
            <text:p>362.2161161</text:p>
          </table:table-cell>
          <table:table-cell office:value-type="float" office:value="422.154841007194">
            <text:p>422.154841</text:p>
          </table:table-cell>
          <table:table-cell table:number-columns-repeated="252"/>
        </table:table-row>
        <table:table-row table:style-name="ro1">
          <table:table-cell table:style-name="ce21" office:value-type="float" office:value="88">
            <text:p>88</text:p>
          </table:table-cell>
          <table:table-cell office:value-type="float" office:value="644.87376942694">
            <text:p>644.8737694</text:p>
          </table:table-cell>
          <table:table-cell office:value-type="float" office:value="418.737696601968">
            <text:p>418.7376966</text:p>
          </table:table-cell>
          <table:table-cell table:number-columns-repeated="252"/>
        </table:table-row>
        <table:table-row table:style-name="ro1">
          <table:table-cell table:style-name="ce21" office:value-type="float" office:value="89">
            <text:p>89</text:p>
          </table:table-cell>
          <table:table-cell office:value-type="float" office:value="283.914978438989">
            <text:p>283.9149784</text:p>
          </table:table-cell>
          <table:table-cell office:value-type="float" office:value="414.353840906094">
            <text:p>414.3538409</text:p>
          </table:table-cell>
          <table:table-cell table:number-columns-repeated="252"/>
        </table:table-row>
        <table:table-row table:style-name="ro1">
          <table:table-cell table:style-name="ce21" office:value-type="float" office:value="90">
            <text:p>90</text:p>
          </table:table-cell>
          <table:table-cell office:value-type="float" office:value="548.901618440146">
            <text:p>548.9016184</text:p>
          </table:table-cell>
          <table:table-cell office:value-type="float" office:value="414.855904726472">
            <text:p>414.8559047</text:p>
          </table:table-cell>
          <table:table-cell table:number-columns-repeated="252"/>
        </table:table-row>
        <table:table-row table:style-name="ro1">
          <table:table-cell table:style-name="ce21" office:value-type="float" office:value="91">
            <text:p>91</text:p>
          </table:table-cell>
          <table:table-cell office:value-type="float" office:value="642.075783194916">
            <text:p>642.0757832</text:p>
          </table:table-cell>
          <table:table-cell office:value-type="float" office:value="418.640762344176">
            <text:p>418.6407623</text:p>
          </table:table-cell>
          <table:table-cell table:number-columns-repeated="252"/>
        </table:table-row>
        <table:table-row table:style-name="ro1">
          <table:table-cell table:style-name="ce21" office:value-type="float" office:value="92">
            <text:p>92</text:p>
          </table:table-cell>
          <table:table-cell office:value-type="float" office:value="472.876296866758">
            <text:p>472.8762969</text:p>
          </table:table-cell>
          <table:table-cell office:value-type="float" office:value="420.521680062377">
            <text:p>420.5216801</text:p>
          </table:table-cell>
          <table:table-cell table:number-columns-repeated="252"/>
        </table:table-row>
        <table:table-row table:style-name="ro1">
          <table:table-cell table:style-name="ce21" office:value-type="float" office:value="93">
            <text:p>93</text:p>
          </table:table-cell>
          <table:table-cell office:value-type="float" office:value="302.147330027878">
            <text:p>302.14733</text:p>
          </table:table-cell>
          <table:table-cell office:value-type="float" office:value="422.298542643956">
            <text:p>422.2985426</text:p>
          </table:table-cell>
          <table:table-cell table:number-columns-repeated="252"/>
        </table:table-row>
        <table:table-row table:style-name="ro1">
          <table:table-cell table:style-name="ce21" office:value-type="float" office:value="94">
            <text:p>94</text:p>
          </table:table-cell>
          <table:table-cell office:value-type="float" office:value="594.594058613734">
            <text:p>594.5940586</text:p>
          </table:table-cell>
          <table:table-cell office:value-type="float" office:value="417.724119631146">
            <text:p>417.7241196</text:p>
          </table:table-cell>
          <table:table-cell table:number-columns-repeated="252"/>
        </table:table-row>
        <table:table-row table:style-name="ro1">
          <table:table-cell table:style-name="ce21" office:value-type="float" office:value="95">
            <text:p>95</text:p>
          </table:table-cell>
          <table:table-cell office:value-type="float" office:value="326.723469237428">
            <text:p>326.7234692</text:p>
          </table:table-cell>
          <table:table-cell office:value-type="float" office:value="415.465535561326">
            <text:p>415.4655356</text:p>
          </table:table-cell>
          <table:table-cell table:number-columns-repeated="252"/>
        </table:table-row>
        <table:table-row table:style-name="ro1">
          <table:table-cell table:style-name="ce21" office:value-type="float" office:value="96">
            <text:p>96</text:p>
          </table:table-cell>
          <table:table-cell office:value-type="float" office:value="304.005994331045">
            <text:p>304.0059943</text:p>
          </table:table-cell>
          <table:table-cell office:value-type="float" office:value="418.405510607429">
            <text:p>418.4055106</text:p>
          </table:table-cell>
          <table:table-cell table:number-columns-repeated="252"/>
        </table:table-row>
        <table:table-row table:style-name="ro1">
          <table:table-cell table:style-name="ce21" office:value-type="float" office:value="97">
            <text:p>97</text:p>
          </table:table-cell>
          <table:table-cell office:value-type="float" office:value="445.213076115098">
            <text:p>445.2130761</text:p>
          </table:table-cell>
          <table:table-cell office:value-type="float" office:value="418.515086356081">
            <text:p>418.5150864</text:p>
          </table:table-cell>
          <table:table-cell table:number-columns-repeated="252"/>
        </table:table-row>
        <table:table-row table:style-name="ro1">
          <table:table-cell table:style-name="ce21" office:value-type="float" office:value="98">
            <text:p>98</text:p>
          </table:table-cell>
          <table:table-cell office:value-type="float" office:value="165.737869910909">
            <text:p>165.7378699</text:p>
          </table:table-cell>
          <table:table-cell office:value-type="float" office:value="420.679786287915">
            <text:p>420.6797863</text:p>
          </table:table-cell>
          <table:table-cell table:number-columns-repeated="252"/>
        </table:table-row>
        <table:table-row table:style-name="ro1">
          <table:table-cell table:style-name="ce21" office:value-type="float" office:value="99">
            <text:p>99</text:p>
          </table:table-cell>
          <table:table-cell office:value-type="float" office:value="246.996058526071">
            <text:p>246.9960585</text:p>
          </table:table-cell>
          <table:table-cell office:value-type="float" office:value="422.990723663388">
            <text:p>422.9907237</text:p>
          </table:table-cell>
          <table:table-cell table:number-columns-repeated="252"/>
        </table:table-row>
        <table:table-row table:style-name="ro1">
          <table:table-cell table:style-name="ce21" office:value-type="float" office:value="100">
            <text:p>100</text:p>
          </table:table-cell>
          <table:table-cell office:value-type="float" office:value="141.541286364862">
            <text:p>141.5412864</text:p>
          </table:table-cell>
          <table:table-cell office:value-type="float" office:value="415.322402878426">
            <text:p>415.3224029</text:p>
          </table:table-cell>
          <table:table-cell table:number-columns-repeated="252"/>
        </table:table-row>
        <table:table-row table:style-name="ro1">
          <table:table-cell table:style-name="ce21" office:value-type="float" office:value="101">
            <text:p>101</text:p>
          </table:table-cell>
          <table:table-cell office:value-type="float" office:value="617.923858645599">
            <text:p>617.9238586</text:p>
          </table:table-cell>
          <table:table-cell office:value-type="float" office:value="413.664668058025">
            <text:p>413.6646681</text:p>
          </table:table-cell>
          <table:table-cell table:number-columns-repeated="252"/>
        </table:table-row>
        <table:table-row table:style-name="ro1">
          <table:table-cell table:style-name="ce21" office:value-type="float" office:value="102">
            <text:p>102</text:p>
          </table:table-cell>
          <table:table-cell office:value-type="float" office:value="475.246036345447">
            <text:p>475.2460363</text:p>
          </table:table-cell>
          <table:table-cell office:value-type="float" office:value="418.06061008522">
            <text:p>418.0606101</text:p>
          </table:table-cell>
          <table:table-cell table:number-columns-repeated="252"/>
        </table:table-row>
        <table:table-row table:style-name="ro1">
          <table:table-cell table:style-name="ce21" office:value-type="float" office:value="103">
            <text:p>103</text:p>
          </table:table-cell>
          <table:table-cell office:value-type="float" office:value="574.464289244227">
            <text:p>574.4642892</text:p>
          </table:table-cell>
          <table:table-cell office:value-type="float" office:value="413.361600642232">
            <text:p>413.3616006</text:p>
          </table:table-cell>
          <table:table-cell table:number-columns-repeated="252"/>
        </table:table-row>
        <table:table-row table:style-name="ro1">
          <table:table-cell table:style-name="ce21" office:value-type="float" office:value="104">
            <text:p>104</text:p>
          </table:table-cell>
          <table:table-cell office:value-type="float" office:value="426.661444131795">
            <text:p>426.6614441</text:p>
          </table:table-cell>
          <table:table-cell office:value-type="float" office:value="417.795079702915">
            <text:p>417.7950797</text:p>
          </table:table-cell>
          <table:table-cell table:number-columns-repeated="252"/>
        </table:table-row>
        <table:table-row table:style-name="ro1">
          <table:table-cell table:style-name="ce21" office:value-type="float" office:value="105">
            <text:p>105</text:p>
          </table:table-cell>
          <table:table-cell office:value-type="float" office:value="163.673066187124">
            <text:p>163.6730662</text:p>
          </table:table-cell>
          <table:table-cell office:value-type="float" office:value="414.716475263146">
            <text:p>414.7164753</text:p>
          </table:table-cell>
          <table:table-cell table:number-columns-repeated="252"/>
        </table:table-row>
        <table:table-row table:style-name="ro1">
          <table:table-cell table:style-name="ce21" office:value-type="float" office:value="106">
            <text:p>106</text:p>
          </table:table-cell>
          <table:table-cell office:value-type="float" office:value="334.121420443794">
            <text:p>334.1214204</text:p>
          </table:table-cell>
          <table:table-cell office:value-type="float" office:value="418.714112863631">
            <text:p>418.7141129</text:p>
          </table:table-cell>
          <table:table-cell table:number-columns-repeated="252"/>
        </table:table-row>
        <table:table-row table:style-name="ro1">
          <table:table-cell table:style-name="ce21" office:value-type="float" office:value="107">
            <text:p>107</text:p>
          </table:table-cell>
          <table:table-cell office:value-type="float" office:value="594.750597284004">
            <text:p>594.7505973</text:p>
          </table:table-cell>
          <table:table-cell office:value-type="float" office:value="419.821848722592">
            <text:p>419.8218487</text:p>
          </table:table-cell>
          <table:table-cell table:number-columns-repeated="252"/>
        </table:table-row>
        <calcext:conditional-formats/>
      </table:table>
      <table:table table:name="results_bargi_NSGAII.dict" table:style-name="ta4" table:print="false">
        <office:forms form:automatic-focus="false" form:apply-design-mode="false"/>
        <table:table-column table:style-name="co6" table:default-cell-style-name="ce15"/>
        <table:table-column table:style-name="co2" table:default-cell-style-name="ce15"/>
        <table:table-column table:style-name="co3" table:default-cell-style-name="ce15"/>
        <table:table-column table:style-name="co6" table:default-cell-style-name="ce15" table:number-columns-repeated="253"/>
        <table:table-row table:style-name="ro1">
          <table:table-cell/>
          <table:table-cell table:style-name="ce21" office:value-type="string">
            <text:p>ouflow(MCM)</text:p>
          </table:table-cell>
          <table:table-cell table:style-name="ce21" office:value-type="string">
            <text:p>storage(MCM)</text:p>
          </table:table-cell>
          <table:table-cell table:number-columns-repeated="252"/>
        </table:table-row>
        <table:table-row table:style-name="ro1">
          <table:table-cell table:style-name="ce21" office:value-type="float" office:value="0">
            <text:p>0</text:p>
          </table:table-cell>
          <table:table-cell office:value-type="float" office:value="526.893569363345">
            <text:p>526.8935694</text:p>
          </table:table-cell>
          <table:table-cell office:value-type="float" office:value="419.584896911672">
            <text:p>419.5848969</text:p>
          </table:table-cell>
          <table:table-cell table:number-columns-repeated="252"/>
        </table:table-row>
        <table:table-row table:style-name="ro1">
          <table:table-cell table:style-name="ce21" office:value-type="float" office:value="1">
            <text:p>1</text:p>
          </table:table-cell>
          <table:table-cell office:value-type="float" office:value="279.225159891092">
            <text:p>279.2251599</text:p>
          </table:table-cell>
          <table:table-cell office:value-type="float" office:value="415.716274866408">
            <text:p>415.7162749</text:p>
          </table:table-cell>
          <table:table-cell table:number-columns-repeated="252"/>
        </table:table-row>
        <table:table-row table:style-name="ro1">
          <table:table-cell table:style-name="ce21" office:value-type="float" office:value="2">
            <text:p>2</text:p>
          </table:table-cell>
          <table:table-cell office:value-type="float" office:value="420.164763228364">
            <text:p>420.1647632</text:p>
          </table:table-cell>
          <table:table-cell office:value-type="float" office:value="415.946509851845">
            <text:p>415.9465099</text:p>
          </table:table-cell>
          <table:table-cell table:number-columns-repeated="252"/>
        </table:table-row>
        <table:table-row table:style-name="ro1">
          <table:table-cell table:style-name="ce21" office:value-type="float" office:value="3">
            <text:p>3</text:p>
          </table:table-cell>
          <table:table-cell office:value-type="float" office:value="303.017419975505">
            <text:p>303.01742</text:p>
          </table:table-cell>
          <table:table-cell office:value-type="float" office:value="417.884046472345">
            <text:p>417.8840465</text:p>
          </table:table-cell>
          <table:table-cell table:number-columns-repeated="252"/>
        </table:table-row>
        <table:table-row table:style-name="ro1">
          <table:table-cell table:style-name="ce21" office:value-type="float" office:value="4">
            <text:p>4</text:p>
          </table:table-cell>
          <table:table-cell office:value-type="float" office:value="278.783198446885">
            <text:p>278.7831984</text:p>
          </table:table-cell>
          <table:table-cell office:value-type="float" office:value="421.035443439608">
            <text:p>421.0354434</text:p>
          </table:table-cell>
          <table:table-cell table:number-columns-repeated="252"/>
        </table:table-row>
        <table:table-row table:style-name="ro1">
          <table:table-cell table:style-name="ce21" office:value-type="float" office:value="5">
            <text:p>5</text:p>
          </table:table-cell>
          <table:table-cell office:value-type="float" office:value="787.227746662003">
            <text:p>787.2277467</text:p>
          </table:table-cell>
          <table:table-cell office:value-type="float" office:value="413.900727570302">
            <text:p>413.9007276</text:p>
          </table:table-cell>
          <table:table-cell table:number-columns-repeated="252"/>
        </table:table-row>
        <table:table-row table:style-name="ro1">
          <table:table-cell table:style-name="ce21" office:value-type="float" office:value="6">
            <text:p>6</text:p>
          </table:table-cell>
          <table:table-cell office:value-type="float" office:value="387.518190630283">
            <text:p>387.5181906</text:p>
          </table:table-cell>
          <table:table-cell office:value-type="float" office:value="415.516609029676">
            <text:p>415.516609</text:p>
          </table:table-cell>
          <table:table-cell table:number-columns-repeated="252"/>
        </table:table-row>
        <table:table-row table:style-name="ro1">
          <table:table-cell table:style-name="ce21" office:value-type="float" office:value="7">
            <text:p>7</text:p>
          </table:table-cell>
          <table:table-cell office:value-type="float" office:value="343.36443804073">
            <text:p>343.364438</text:p>
          </table:table-cell>
          <table:table-cell office:value-type="float" office:value="420.769081600955">
            <text:p>420.7690816</text:p>
          </table:table-cell>
          <table:table-cell table:number-columns-repeated="252"/>
        </table:table-row>
        <table:table-row table:style-name="ro1">
          <table:table-cell table:style-name="ce21" office:value-type="float" office:value="8">
            <text:p>8</text:p>
          </table:table-cell>
          <table:table-cell office:value-type="float" office:value="535.945406347032">
            <text:p>535.9454063</text:p>
          </table:table-cell>
          <table:table-cell office:value-type="float" office:value="420.159684765161">
            <text:p>420.1596848</text:p>
          </table:table-cell>
          <table:table-cell table:number-columns-repeated="252"/>
        </table:table-row>
        <table:table-row table:style-name="ro1">
          <table:table-cell table:style-name="ce21" office:value-type="float" office:value="9">
            <text:p>9</text:p>
          </table:table-cell>
          <table:table-cell office:value-type="float" office:value="308.565570866248">
            <text:p>308.5655709</text:p>
          </table:table-cell>
          <table:table-cell office:value-type="float" office:value="421.01859961944">
            <text:p>421.0185996</text:p>
          </table:table-cell>
          <table:table-cell table:number-columns-repeated="252"/>
        </table:table-row>
        <table:table-row table:style-name="ro1">
          <table:table-cell table:style-name="ce21" office:value-type="float" office:value="10">
            <text:p>10</text:p>
          </table:table-cell>
          <table:table-cell office:value-type="float" office:value="387.146455511701">
            <text:p>387.1464555</text:p>
          </table:table-cell>
          <table:table-cell office:value-type="float" office:value="418.701316107022">
            <text:p>418.7013161</text:p>
          </table:table-cell>
          <table:table-cell table:number-columns-repeated="252"/>
        </table:table-row>
        <table:table-row table:style-name="ro1">
          <table:table-cell table:style-name="ce21" office:value-type="float" office:value="11">
            <text:p>11</text:p>
          </table:table-cell>
          <table:table-cell office:value-type="float" office:value="660.234018374337">
            <text:p>660.2340184</text:p>
          </table:table-cell>
          <table:table-cell office:value-type="float" office:value="416.231354116396">
            <text:p>416.2313541</text:p>
          </table:table-cell>
          <table:table-cell table:number-columns-repeated="252"/>
        </table:table-row>
        <table:table-row table:style-name="ro1">
          <table:table-cell table:style-name="ce21" office:value-type="float" office:value="12">
            <text:p>12</text:p>
          </table:table-cell>
          <table:table-cell office:value-type="float" office:value="273.60436644804">
            <text:p>273.6043664</text:p>
          </table:table-cell>
          <table:table-cell office:value-type="float" office:value="415.38462937967">
            <text:p>415.3846294</text:p>
          </table:table-cell>
          <table:table-cell table:number-columns-repeated="252"/>
        </table:table-row>
        <table:table-row table:style-name="ro1">
          <table:table-cell table:style-name="ce21" office:value-type="float" office:value="13">
            <text:p>13</text:p>
          </table:table-cell>
          <table:table-cell office:value-type="float" office:value="89.5680701809663">
            <text:p>89.56807018</text:p>
          </table:table-cell>
          <table:table-cell office:value-type="float" office:value="420.250193138905">
            <text:p>420.2501931</text:p>
          </table:table-cell>
          <table:table-cell table:number-columns-repeated="252"/>
        </table:table-row>
        <table:table-row table:style-name="ro1">
          <table:table-cell table:style-name="ce21" office:value-type="float" office:value="14">
            <text:p>14</text:p>
          </table:table-cell>
          <table:table-cell office:value-type="float" office:value="543.018538975103">
            <text:p>543.018539</text:p>
          </table:table-cell>
          <table:table-cell office:value-type="float" office:value="416.578952329201">
            <text:p>416.5789523</text:p>
          </table:table-cell>
          <table:table-cell table:number-columns-repeated="252"/>
        </table:table-row>
        <table:table-row table:style-name="ro1">
          <table:table-cell table:style-name="ce21" office:value-type="float" office:value="15">
            <text:p>15</text:p>
          </table:table-cell>
          <table:table-cell office:value-type="float" office:value="247.087371132288">
            <text:p>247.0873711</text:p>
          </table:table-cell>
          <table:table-cell office:value-type="float" office:value="414.375209960564">
            <text:p>414.37521</text:p>
          </table:table-cell>
          <table:table-cell table:number-columns-repeated="252"/>
        </table:table-row>
        <table:table-row table:style-name="ro1">
          <table:table-cell table:style-name="ce21" office:value-type="float" office:value="16">
            <text:p>16</text:p>
          </table:table-cell>
          <table:table-cell office:value-type="float" office:value="582.495116236223">
            <text:p>582.4951162</text:p>
          </table:table-cell>
          <table:table-cell office:value-type="float" office:value="412.315092803452">
            <text:p>412.3150928</text:p>
          </table:table-cell>
          <table:table-cell table:number-columns-repeated="252"/>
        </table:table-row>
        <table:table-row table:style-name="ro1">
          <table:table-cell table:style-name="ce21" office:value-type="float" office:value="17">
            <text:p>17</text:p>
          </table:table-cell>
          <table:table-cell office:value-type="float" office:value="378.447932478273">
            <text:p>378.4479325</text:p>
          </table:table-cell>
          <table:table-cell office:value-type="float" office:value="416.029255626865">
            <text:p>416.0292556</text:p>
          </table:table-cell>
          <table:table-cell table:number-columns-repeated="252"/>
        </table:table-row>
        <table:table-row table:style-name="ro1">
          <table:table-cell table:style-name="ce21" office:value-type="float" office:value="18">
            <text:p>18</text:p>
          </table:table-cell>
          <table:table-cell office:value-type="float" office:value="245.26508570068">
            <text:p>245.2650857</text:p>
          </table:table-cell>
          <table:table-cell office:value-type="float" office:value="417.045407590321">
            <text:p>417.0454076</text:p>
          </table:table-cell>
          <table:table-cell table:number-columns-repeated="252"/>
        </table:table-row>
        <table:table-row table:style-name="ro1">
          <table:table-cell table:style-name="ce21" office:value-type="float" office:value="19">
            <text:p>19</text:p>
          </table:table-cell>
          <table:table-cell office:value-type="float" office:value="820.402079287337">
            <text:p>820.4020793</text:p>
          </table:table-cell>
          <table:table-cell office:value-type="float" office:value="419.819203626274">
            <text:p>419.8192036</text:p>
          </table:table-cell>
          <table:table-cell table:number-columns-repeated="252"/>
        </table:table-row>
        <table:table-row table:style-name="ro1">
          <table:table-cell table:style-name="ce21" office:value-type="float" office:value="20">
            <text:p>20</text:p>
          </table:table-cell>
          <table:table-cell office:value-type="float" office:value="89.149577200686">
            <text:p>89.1495772</text:p>
          </table:table-cell>
          <table:table-cell office:value-type="float" office:value="414.670502566289">
            <text:p>414.6705026</text:p>
          </table:table-cell>
          <table:table-cell table:number-columns-repeated="252"/>
        </table:table-row>
        <table:table-row table:style-name="ro1">
          <table:table-cell table:style-name="ce21" office:value-type="float" office:value="21">
            <text:p>21</text:p>
          </table:table-cell>
          <table:table-cell office:value-type="float" office:value="587.203680569863">
            <text:p>587.2036806</text:p>
          </table:table-cell>
          <table:table-cell office:value-type="float" office:value="421.140475341123">
            <text:p>421.1404753</text:p>
          </table:table-cell>
          <table:table-cell table:number-columns-repeated="252"/>
        </table:table-row>
        <table:table-row table:style-name="ro1">
          <table:table-cell table:style-name="ce21" office:value-type="float" office:value="22">
            <text:p>22</text:p>
          </table:table-cell>
          <table:table-cell office:value-type="float" office:value="532.799742177042">
            <text:p>532.7997422</text:p>
          </table:table-cell>
          <table:table-cell office:value-type="float" office:value="415.425566574365">
            <text:p>415.4255666</text:p>
          </table:table-cell>
          <table:table-cell table:number-columns-repeated="252"/>
        </table:table-row>
        <table:table-row table:style-name="ro1">
          <table:table-cell table:style-name="ce21" office:value-type="float" office:value="23">
            <text:p>23</text:p>
          </table:table-cell>
          <table:table-cell office:value-type="float" office:value="329.54826433483">
            <text:p>329.5482643</text:p>
          </table:table-cell>
          <table:table-cell office:value-type="float" office:value="420.121649679937">
            <text:p>420.1216497</text:p>
          </table:table-cell>
          <table:table-cell table:number-columns-repeated="252"/>
        </table:table-row>
        <table:table-row table:style-name="ro1">
          <table:table-cell table:style-name="ce21" office:value-type="float" office:value="24">
            <text:p>24</text:p>
          </table:table-cell>
          <table:table-cell office:value-type="float" office:value="594.896780608988">
            <text:p>594.8967806</text:p>
          </table:table-cell>
          <table:table-cell office:value-type="float" office:value="414.292616425327">
            <text:p>414.2926164</text:p>
          </table:table-cell>
          <table:table-cell table:number-columns-repeated="252"/>
        </table:table-row>
        <table:table-row table:style-name="ro1">
          <table:table-cell table:style-name="ce21" office:value-type="float" office:value="25">
            <text:p>25</text:p>
          </table:table-cell>
          <table:table-cell office:value-type="float" office:value="459.146157791482">
            <text:p>459.1461578</text:p>
          </table:table-cell>
          <table:table-cell office:value-type="float" office:value="416.417186096092">
            <text:p>416.4171861</text:p>
          </table:table-cell>
          <table:table-cell table:number-columns-repeated="252"/>
        </table:table-row>
        <table:table-row table:style-name="ro1">
          <table:table-cell table:style-name="ce21" office:value-type="float" office:value="26">
            <text:p>26</text:p>
          </table:table-cell>
          <table:table-cell office:value-type="float" office:value="88.8814355708933">
            <text:p>88.88143557</text:p>
          </table:table-cell>
          <table:table-cell office:value-type="float" office:value="418.597239143475">
            <text:p>418.5972391</text:p>
          </table:table-cell>
          <table:table-cell table:number-columns-repeated="252"/>
        </table:table-row>
        <table:table-row table:style-name="ro1">
          <table:table-cell table:style-name="ce21" office:value-type="float" office:value="27">
            <text:p>27</text:p>
          </table:table-cell>
          <table:table-cell office:value-type="float" office:value="478.342425722539">
            <text:p>478.3424257</text:p>
          </table:table-cell>
          <table:table-cell office:value-type="float" office:value="418.09551288301">
            <text:p>418.0955129</text:p>
          </table:table-cell>
          <table:table-cell table:number-columns-repeated="252"/>
        </table:table-row>
        <table:table-row table:style-name="ro1">
          <table:table-cell table:style-name="ce21" office:value-type="float" office:value="28">
            <text:p>28</text:p>
          </table:table-cell>
          <table:table-cell office:value-type="float" office:value="517.858355438021">
            <text:p>517.8583554</text:p>
          </table:table-cell>
          <table:table-cell office:value-type="float" office:value="422.410562203289">
            <text:p>422.4105622</text:p>
          </table:table-cell>
          <table:table-cell table:number-columns-repeated="252"/>
        </table:table-row>
        <table:table-row table:style-name="ro1">
          <table:table-cell table:style-name="ce21" office:value-type="float" office:value="29">
            <text:p>29</text:p>
          </table:table-cell>
          <table:table-cell office:value-type="float" office:value="365.227019647495">
            <text:p>365.2270196</text:p>
          </table:table-cell>
          <table:table-cell office:value-type="float" office:value="420.368345183022">
            <text:p>420.3683452</text:p>
          </table:table-cell>
          <table:table-cell table:number-columns-repeated="252"/>
        </table:table-row>
        <table:table-row table:style-name="ro1">
          <table:table-cell table:style-name="ce21" office:value-type="float" office:value="30">
            <text:p>30</text:p>
          </table:table-cell>
          <table:table-cell office:value-type="float" office:value="659.349173362012">
            <text:p>659.3491734</text:p>
          </table:table-cell>
          <table:table-cell office:value-type="float" office:value="417.974762631768">
            <text:p>417.9747626</text:p>
          </table:table-cell>
          <table:table-cell table:number-columns-repeated="252"/>
        </table:table-row>
        <table:table-row table:style-name="ro1">
          <table:table-cell table:style-name="ce21" office:value-type="float" office:value="31">
            <text:p>31</text:p>
          </table:table-cell>
          <table:table-cell office:value-type="float" office:value="348.199457156323">
            <text:p>348.1994572</text:p>
          </table:table-cell>
          <table:table-cell office:value-type="float" office:value="419.185176770331">
            <text:p>419.1851768</text:p>
          </table:table-cell>
          <table:table-cell table:number-columns-repeated="252"/>
        </table:table-row>
        <table:table-row table:style-name="ro1">
          <table:table-cell table:style-name="ce21" office:value-type="float" office:value="32">
            <text:p>32</text:p>
          </table:table-cell>
          <table:table-cell office:value-type="float" office:value="443.034592085819">
            <text:p>443.0345921</text:p>
          </table:table-cell>
          <table:table-cell office:value-type="float" office:value="415.874065107178">
            <text:p>415.8740651</text:p>
          </table:table-cell>
          <table:table-cell table:number-columns-repeated="252"/>
        </table:table-row>
        <table:table-row table:style-name="ro1">
          <table:table-cell table:style-name="ce21" office:value-type="float" office:value="33">
            <text:p>33</text:p>
          </table:table-cell>
          <table:table-cell office:value-type="float" office:value="445.633297901149">
            <text:p>445.6332979</text:p>
          </table:table-cell>
          <table:table-cell office:value-type="float" office:value="414.82581823902">
            <text:p>414.8258182</text:p>
          </table:table-cell>
          <table:table-cell table:number-columns-repeated="252"/>
        </table:table-row>
        <table:table-row table:style-name="ro1">
          <table:table-cell table:style-name="ce21" office:value-type="float" office:value="34">
            <text:p>34</text:p>
          </table:table-cell>
          <table:table-cell office:value-type="float" office:value="401.381486775892">
            <text:p>401.3814868</text:p>
          </table:table-cell>
          <table:table-cell office:value-type="float" office:value="418.901706863366">
            <text:p>418.9017069</text:p>
          </table:table-cell>
          <table:table-cell table:number-columns-repeated="252"/>
        </table:table-row>
        <table:table-row table:style-name="ro1">
          <table:table-cell table:style-name="ce21" office:value-type="float" office:value="35">
            <text:p>35</text:p>
          </table:table-cell>
          <table:table-cell office:value-type="float" office:value="512.323070872965">
            <text:p>512.3230709</text:p>
          </table:table-cell>
          <table:table-cell office:value-type="float" office:value="413.641015689417">
            <text:p>413.6410157</text:p>
          </table:table-cell>
          <table:table-cell table:number-columns-repeated="252"/>
        </table:table-row>
        <table:table-row table:style-name="ro1">
          <table:table-cell table:style-name="ce21" office:value-type="float" office:value="36">
            <text:p>36</text:p>
          </table:table-cell>
          <table:table-cell office:value-type="float" office:value="694.822001670515">
            <text:p>694.8220017</text:p>
          </table:table-cell>
          <table:table-cell office:value-type="float" office:value="413.10519345249">
            <text:p>413.1051935</text:p>
          </table:table-cell>
          <table:table-cell table:number-columns-repeated="252"/>
        </table:table-row>
        <table:table-row table:style-name="ro1">
          <table:table-cell table:style-name="ce21" office:value-type="float" office:value="37">
            <text:p>37</text:p>
          </table:table-cell>
          <table:table-cell office:value-type="float" office:value="221.097539539271">
            <text:p>221.0975395</text:p>
          </table:table-cell>
          <table:table-cell office:value-type="float" office:value="414.269755509475">
            <text:p>414.2697555</text:p>
          </table:table-cell>
          <table:table-cell table:number-columns-repeated="252"/>
        </table:table-row>
        <table:table-row table:style-name="ro1">
          <table:table-cell table:style-name="ce21" office:value-type="float" office:value="38">
            <text:p>38</text:p>
          </table:table-cell>
          <table:table-cell office:value-type="float" office:value="425.620417224362">
            <text:p>425.6204172</text:p>
          </table:table-cell>
          <table:table-cell office:value-type="float" office:value="416.554256609113">
            <text:p>416.5542566</text:p>
          </table:table-cell>
          <table:table-cell table:number-columns-repeated="252"/>
        </table:table-row>
        <table:table-row table:style-name="ro1">
          <table:table-cell table:style-name="ce21" office:value-type="float" office:value="39">
            <text:p>39</text:p>
          </table:table-cell>
          <table:table-cell office:value-type="float" office:value="357.25890866568">
            <text:p>357.2589087</text:p>
          </table:table-cell>
          <table:table-cell office:value-type="float" office:value="419.696354303902">
            <text:p>419.6963543</text:p>
          </table:table-cell>
          <table:table-cell table:number-columns-repeated="252"/>
        </table:table-row>
        <table:table-row table:style-name="ro1">
          <table:table-cell table:style-name="ce21" office:value-type="float" office:value="40">
            <text:p>40</text:p>
          </table:table-cell>
          <table:table-cell office:value-type="float" office:value="679.474954298455">
            <text:p>679.4749543</text:p>
          </table:table-cell>
          <table:table-cell office:value-type="float" office:value="419.29271819545">
            <text:p>419.2927182</text:p>
          </table:table-cell>
          <table:table-cell table:number-columns-repeated="252"/>
        </table:table-row>
        <table:table-row table:style-name="ro1">
          <table:table-cell table:style-name="ce21" office:value-type="float" office:value="41">
            <text:p>41</text:p>
          </table:table-cell>
          <table:table-cell office:value-type="float" office:value="742.405089476271">
            <text:p>742.4050895</text:p>
          </table:table-cell>
          <table:table-cell office:value-type="float" office:value="413.928429060777">
            <text:p>413.9284291</text:p>
          </table:table-cell>
          <table:table-cell table:number-columns-repeated="252"/>
        </table:table-row>
        <table:table-row table:style-name="ro1">
          <table:table-cell table:style-name="ce21" office:value-type="float" office:value="42">
            <text:p>42</text:p>
          </table:table-cell>
          <table:table-cell office:value-type="float" office:value="461.328213603454">
            <text:p>461.3282136</text:p>
          </table:table-cell>
          <table:table-cell office:value-type="float" office:value="420.384356230802">
            <text:p>420.3843562</text:p>
          </table:table-cell>
          <table:table-cell table:number-columns-repeated="252"/>
        </table:table-row>
        <table:table-row table:style-name="ro1">
          <table:table-cell table:style-name="ce21" office:value-type="float" office:value="43">
            <text:p>43</text:p>
          </table:table-cell>
          <table:table-cell office:value-type="float" office:value="552.798328843563">
            <text:p>552.7983288</text:p>
          </table:table-cell>
          <table:table-cell office:value-type="float" office:value="416.572777093957">
            <text:p>416.5727771</text:p>
          </table:table-cell>
          <table:table-cell table:number-columns-repeated="252"/>
        </table:table-row>
        <table:table-row table:style-name="ro1">
          <table:table-cell table:style-name="ce21" office:value-type="float" office:value="44">
            <text:p>44</text:p>
          </table:table-cell>
          <table:table-cell office:value-type="float" office:value="605.534587904531">
            <text:p>605.5345879</text:p>
          </table:table-cell>
          <table:table-cell office:value-type="float" office:value="411.346163817961">
            <text:p>411.3461638</text:p>
          </table:table-cell>
          <table:table-cell table:number-columns-repeated="252"/>
        </table:table-row>
        <table:table-row table:style-name="ro1">
          <table:table-cell table:style-name="ce21" office:value-type="float" office:value="45">
            <text:p>45</text:p>
          </table:table-cell>
          <table:table-cell office:value-type="float" office:value="159.478937113648">
            <text:p>159.4789371</text:p>
          </table:table-cell>
          <table:table-cell office:value-type="float" office:value="414.571196818821">
            <text:p>414.5711968</text:p>
          </table:table-cell>
          <table:table-cell table:number-columns-repeated="252"/>
        </table:table-row>
        <table:table-row table:style-name="ro1">
          <table:table-cell table:style-name="ce21" office:value-type="float" office:value="46">
            <text:p>46</text:p>
          </table:table-cell>
          <table:table-cell office:value-type="float" office:value="565.105378013682">
            <text:p>565.105378</text:p>
          </table:table-cell>
          <table:table-cell office:value-type="float" office:value="419.151501229789">
            <text:p>419.1515012</text:p>
          </table:table-cell>
          <table:table-cell table:number-columns-repeated="252"/>
        </table:table-row>
        <table:table-row table:style-name="ro1">
          <table:table-cell table:style-name="ce21" office:value-type="float" office:value="47">
            <text:p>47</text:p>
          </table:table-cell>
          <table:table-cell office:value-type="float" office:value="567.875873892865">
            <text:p>567.8758739</text:p>
          </table:table-cell>
          <table:table-cell office:value-type="float" office:value="419.582739720768">
            <text:p>419.5827397</text:p>
          </table:table-cell>
          <table:table-cell table:number-columns-repeated="252"/>
        </table:table-row>
        <table:table-row table:style-name="ro1">
          <table:table-cell table:style-name="ce21" office:value-type="float" office:value="48">
            <text:p>48</text:p>
          </table:table-cell>
          <table:table-cell office:value-type="float" office:value="548.866903003482">
            <text:p>548.866903</text:p>
          </table:table-cell>
          <table:table-cell office:value-type="float" office:value="415.010742586132">
            <text:p>415.0107426</text:p>
          </table:table-cell>
          <table:table-cell table:number-columns-repeated="252"/>
        </table:table-row>
        <table:table-row table:style-name="ro1">
          <table:table-cell table:style-name="ce21" office:value-type="float" office:value="49">
            <text:p>49</text:p>
          </table:table-cell>
          <table:table-cell office:value-type="float" office:value="173.56124359652">
            <text:p>173.5612436</text:p>
          </table:table-cell>
          <table:table-cell office:value-type="float" office:value="421.566065343442">
            <text:p>421.5660653</text:p>
          </table:table-cell>
          <table:table-cell table:number-columns-repeated="252"/>
        </table:table-row>
        <table:table-row table:style-name="ro1">
          <table:table-cell table:style-name="ce21" office:value-type="float" office:value="50">
            <text:p>50</text:p>
          </table:table-cell>
          <table:table-cell office:value-type="float" office:value="158.124779544408">
            <text:p>158.1247795</text:p>
          </table:table-cell>
          <table:table-cell office:value-type="float" office:value="420.673766773039">
            <text:p>420.6737668</text:p>
          </table:table-cell>
          <table:table-cell table:number-columns-repeated="252"/>
        </table:table-row>
        <table:table-row table:style-name="ro1">
          <table:table-cell table:style-name="ce21" office:value-type="float" office:value="51">
            <text:p>51</text:p>
          </table:table-cell>
          <table:table-cell office:value-type="float" office:value="201.599246163371">
            <text:p>201.5992462</text:p>
          </table:table-cell>
          <table:table-cell office:value-type="float" office:value="414.244107483149">
            <text:p>414.2441075</text:p>
          </table:table-cell>
          <table:table-cell table:number-columns-repeated="252"/>
        </table:table-row>
        <table:table-row table:style-name="ro1">
          <table:table-cell table:style-name="ce21" office:value-type="float" office:value="52">
            <text:p>52</text:p>
          </table:table-cell>
          <table:table-cell office:value-type="float" office:value="404.240014918775">
            <text:p>404.2400149</text:p>
          </table:table-cell>
          <table:table-cell office:value-type="float" office:value="416.05925865614">
            <text:p>416.0592587</text:p>
          </table:table-cell>
          <table:table-cell table:number-columns-repeated="252"/>
        </table:table-row>
        <table:table-row table:style-name="ro1">
          <table:table-cell table:style-name="ce21" office:value-type="float" office:value="53">
            <text:p>53</text:p>
          </table:table-cell>
          <table:table-cell office:value-type="float" office:value="592.160323936276">
            <text:p>592.1603239</text:p>
          </table:table-cell>
          <table:table-cell office:value-type="float" office:value="421.176390243907">
            <text:p>421.1763902</text:p>
          </table:table-cell>
          <table:table-cell table:number-columns-repeated="252"/>
        </table:table-row>
        <table:table-row table:style-name="ro1">
          <table:table-cell table:style-name="ce21" office:value-type="float" office:value="54">
            <text:p>54</text:p>
          </table:table-cell>
          <table:table-cell office:value-type="float" office:value="314.960247669926">
            <text:p>314.9602477</text:p>
          </table:table-cell>
          <table:table-cell office:value-type="float" office:value="421.58699477046">
            <text:p>421.5869948</text:p>
          </table:table-cell>
          <table:table-cell table:number-columns-repeated="252"/>
        </table:table-row>
        <table:table-row table:style-name="ro1">
          <table:table-cell table:style-name="ce21" office:value-type="float" office:value="55">
            <text:p>55</text:p>
          </table:table-cell>
          <table:table-cell office:value-type="float" office:value="370.190416598736">
            <text:p>370.1904166</text:p>
          </table:table-cell>
          <table:table-cell office:value-type="float" office:value="418.115376377711">
            <text:p>418.1153764</text:p>
          </table:table-cell>
          <table:table-cell table:number-columns-repeated="252"/>
        </table:table-row>
        <table:table-row table:style-name="ro1">
          <table:table-cell table:style-name="ce21" office:value-type="float" office:value="56">
            <text:p>56</text:p>
          </table:table-cell>
          <table:table-cell office:value-type="float" office:value="303.481382704541">
            <text:p>303.4813827</text:p>
          </table:table-cell>
          <table:table-cell office:value-type="float" office:value="413.470220095593">
            <text:p>413.4702201</text:p>
          </table:table-cell>
          <table:table-cell table:number-columns-repeated="252"/>
        </table:table-row>
        <table:table-row table:style-name="ro1">
          <table:table-cell table:style-name="ce21" office:value-type="float" office:value="57">
            <text:p>57</text:p>
          </table:table-cell>
          <table:table-cell office:value-type="float" office:value="392.37834478369">
            <text:p>392.3783448</text:p>
          </table:table-cell>
          <table:table-cell office:value-type="float" office:value="415.07213341693">
            <text:p>415.0721334</text:p>
          </table:table-cell>
          <table:table-cell table:number-columns-repeated="252"/>
        </table:table-row>
        <table:table-row table:style-name="ro1">
          <table:table-cell table:style-name="ce21" office:value-type="float" office:value="58">
            <text:p>58</text:p>
          </table:table-cell>
          <table:table-cell office:value-type="float" office:value="423.833170177332">
            <text:p>423.8331702</text:p>
          </table:table-cell>
          <table:table-cell office:value-type="float" office:value="421.01116086201">
            <text:p>421.0111609</text:p>
          </table:table-cell>
          <table:table-cell table:number-columns-repeated="252"/>
        </table:table-row>
        <table:table-row table:style-name="ro1">
          <table:table-cell table:style-name="ce21" office:value-type="float" office:value="59">
            <text:p>59</text:p>
          </table:table-cell>
          <table:table-cell office:value-type="float" office:value="592.358696548199">
            <text:p>592.3586965</text:p>
          </table:table-cell>
          <table:table-cell office:value-type="float" office:value="421.14870298126">
            <text:p>421.148703</text:p>
          </table:table-cell>
          <table:table-cell table:number-columns-repeated="252"/>
        </table:table-row>
        <table:table-row table:style-name="ro1">
          <table:table-cell table:style-name="ce21" office:value-type="float" office:value="60">
            <text:p>60</text:p>
          </table:table-cell>
          <table:table-cell office:value-type="float" office:value="239.501501019859">
            <text:p>239.501501</text:p>
          </table:table-cell>
          <table:table-cell office:value-type="float" office:value="418.125028325778">
            <text:p>418.1250283</text:p>
          </table:table-cell>
          <table:table-cell table:number-columns-repeated="252"/>
        </table:table-row>
        <table:table-row table:style-name="ro1">
          <table:table-cell table:style-name="ce21" office:value-type="float" office:value="61">
            <text:p>61</text:p>
          </table:table-cell>
          <table:table-cell office:value-type="float" office:value="551.502211968825">
            <text:p>551.502212</text:p>
          </table:table-cell>
          <table:table-cell office:value-type="float" office:value="415.651435796347">
            <text:p>415.6514358</text:p>
          </table:table-cell>
          <table:table-cell table:number-columns-repeated="252"/>
        </table:table-row>
        <table:table-row table:style-name="ro1">
          <table:table-cell table:style-name="ce21" office:value-type="float" office:value="62">
            <text:p>62</text:p>
          </table:table-cell>
          <table:table-cell office:value-type="float" office:value="644.157695424324">
            <text:p>644.1576954</text:p>
          </table:table-cell>
          <table:table-cell office:value-type="float" office:value="416.463228909597">
            <text:p>416.4632289</text:p>
          </table:table-cell>
          <table:table-cell table:number-columns-repeated="252"/>
        </table:table-row>
        <table:table-row table:style-name="ro1">
          <table:table-cell table:style-name="ce21" office:value-type="float" office:value="63">
            <text:p>63</text:p>
          </table:table-cell>
          <table:table-cell office:value-type="float" office:value="159.677528950331">
            <text:p>159.677529</text:p>
          </table:table-cell>
          <table:table-cell office:value-type="float" office:value="416.791344450169">
            <text:p>416.7913445</text:p>
          </table:table-cell>
          <table:table-cell table:number-columns-repeated="252"/>
        </table:table-row>
        <table:table-row table:style-name="ro1">
          <table:table-cell table:style-name="ce21" office:value-type="float" office:value="64">
            <text:p>64</text:p>
          </table:table-cell>
          <table:table-cell office:value-type="float" office:value="273.64391523429">
            <text:p>273.6439152</text:p>
          </table:table-cell>
          <table:table-cell office:value-type="float" office:value="418.48722539597">
            <text:p>418.4872254</text:p>
          </table:table-cell>
          <table:table-cell table:number-columns-repeated="252"/>
        </table:table-row>
        <table:table-row table:style-name="ro1">
          <table:table-cell table:style-name="ce21" office:value-type="float" office:value="65">
            <text:p>65</text:p>
          </table:table-cell>
          <table:table-cell office:value-type="float" office:value="548.474753399361">
            <text:p>548.4747534</text:p>
          </table:table-cell>
          <table:table-cell office:value-type="float" office:value="417.657809732287">
            <text:p>417.6578097</text:p>
          </table:table-cell>
          <table:table-cell table:number-columns-repeated="252"/>
        </table:table-row>
        <table:table-row table:style-name="ro1">
          <table:table-cell table:style-name="ce21" office:value-type="float" office:value="66">
            <text:p>66</text:p>
          </table:table-cell>
          <table:table-cell office:value-type="float" office:value="320.736243965763">
            <text:p>320.736244</text:p>
          </table:table-cell>
          <table:table-cell office:value-type="float" office:value="417.882846459516">
            <text:p>417.8828465</text:p>
          </table:table-cell>
          <table:table-cell table:number-columns-repeated="252"/>
        </table:table-row>
        <table:table-row table:style-name="ro1">
          <table:table-cell table:style-name="ce21" office:value-type="float" office:value="67">
            <text:p>67</text:p>
          </table:table-cell>
          <table:table-cell office:value-type="float" office:value="158.700415222248">
            <text:p>158.7004152</text:p>
          </table:table-cell>
          <table:table-cell office:value-type="float" office:value="418.949968261488">
            <text:p>418.9499683</text:p>
          </table:table-cell>
          <table:table-cell table:number-columns-repeated="252"/>
        </table:table-row>
        <table:table-row table:style-name="ro1">
          <table:table-cell table:style-name="ce21" office:value-type="float" office:value="68">
            <text:p>68</text:p>
          </table:table-cell>
          <table:table-cell office:value-type="float" office:value="336.712672469296">
            <text:p>336.7126725</text:p>
          </table:table-cell>
          <table:table-cell office:value-type="float" office:value="416.858151921926">
            <text:p>416.8581519</text:p>
          </table:table-cell>
          <table:table-cell table:number-columns-repeated="252"/>
        </table:table-row>
        <table:table-row table:style-name="ro1">
          <table:table-cell table:style-name="ce21" office:value-type="float" office:value="69">
            <text:p>69</text:p>
          </table:table-cell>
          <table:table-cell office:value-type="float" office:value="547.911680549495">
            <text:p>547.9116805</text:p>
          </table:table-cell>
          <table:table-cell office:value-type="float" office:value="414.741976318937">
            <text:p>414.7419763</text:p>
          </table:table-cell>
          <table:table-cell table:number-columns-repeated="252"/>
        </table:table-row>
        <table:table-row table:style-name="ro1">
          <table:table-cell table:style-name="ce21" office:value-type="float" office:value="70">
            <text:p>70</text:p>
          </table:table-cell>
          <table:table-cell office:value-type="float" office:value="298.967282173912">
            <text:p>298.9672822</text:p>
          </table:table-cell>
          <table:table-cell office:value-type="float" office:value="415.754639069062">
            <text:p>415.7546391</text:p>
          </table:table-cell>
          <table:table-cell table:number-columns-repeated="252"/>
        </table:table-row>
        <table:table-row table:style-name="ro1">
          <table:table-cell table:style-name="ce21" office:value-type="float" office:value="71">
            <text:p>71</text:p>
          </table:table-cell>
          <table:table-cell office:value-type="float" office:value="327.282762228384">
            <text:p>327.2827622</text:p>
          </table:table-cell>
          <table:table-cell office:value-type="float" office:value="415.031162211681">
            <text:p>415.0311622</text:p>
          </table:table-cell>
          <table:table-cell table:number-columns-repeated="252"/>
        </table:table-row>
        <table:table-row table:style-name="ro1">
          <table:table-cell table:style-name="ce21" office:value-type="float" office:value="72">
            <text:p>72</text:p>
          </table:table-cell>
          <table:table-cell office:value-type="float" office:value="428.777581487828">
            <text:p>428.7775815</text:p>
          </table:table-cell>
          <table:table-cell office:value-type="float" office:value="418.736141000639">
            <text:p>418.736141</text:p>
          </table:table-cell>
          <table:table-cell table:number-columns-repeated="252"/>
        </table:table-row>
        <table:table-row table:style-name="ro1">
          <table:table-cell table:style-name="ce21" office:value-type="float" office:value="73">
            <text:p>73</text:p>
          </table:table-cell>
          <table:table-cell office:value-type="float" office:value="370.805340051663">
            <text:p>370.8053401</text:p>
          </table:table-cell>
          <table:table-cell office:value-type="float" office:value="415.418928402541">
            <text:p>415.4189284</text:p>
          </table:table-cell>
          <table:table-cell table:number-columns-repeated="252"/>
        </table:table-row>
        <table:table-row table:style-name="ro1">
          <table:table-cell table:style-name="ce21" office:value-type="float" office:value="74">
            <text:p>74</text:p>
          </table:table-cell>
          <table:table-cell office:value-type="float" office:value="682.452279607508">
            <text:p>682.4522796</text:p>
          </table:table-cell>
          <table:table-cell office:value-type="float" office:value="415.236753159467">
            <text:p>415.2367532</text:p>
          </table:table-cell>
          <table:table-cell table:number-columns-repeated="252"/>
        </table:table-row>
        <table:table-row table:style-name="ro1">
          <table:table-cell table:style-name="ce21" office:value-type="float" office:value="75">
            <text:p>75</text:p>
          </table:table-cell>
          <table:table-cell office:value-type="float" office:value="442.79238175141">
            <text:p>442.7923818</text:p>
          </table:table-cell>
          <table:table-cell office:value-type="float" office:value="418.81965804202">
            <text:p>418.819658</text:p>
          </table:table-cell>
          <table:table-cell table:number-columns-repeated="252"/>
        </table:table-row>
        <table:table-row table:style-name="ro1">
          <table:table-cell table:style-name="ce21" office:value-type="float" office:value="76">
            <text:p>76</text:p>
          </table:table-cell>
          <table:table-cell office:value-type="float" office:value="268.565719204006">
            <text:p>268.5657192</text:p>
          </table:table-cell>
          <table:table-cell office:value-type="float" office:value="421.972578421244">
            <text:p>421.9725784</text:p>
          </table:table-cell>
          <table:table-cell table:number-columns-repeated="252"/>
        </table:table-row>
        <table:table-row table:style-name="ro1">
          <table:table-cell table:style-name="ce21" office:value-type="float" office:value="77">
            <text:p>77</text:p>
          </table:table-cell>
          <table:table-cell office:value-type="float" office:value="576.097617067006">
            <text:p>576.0976171</text:p>
          </table:table-cell>
          <table:table-cell office:value-type="float" office:value="415.900679264643">
            <text:p>415.9006793</text:p>
          </table:table-cell>
          <table:table-cell table:number-columns-repeated="252"/>
        </table:table-row>
        <table:table-row table:style-name="ro1">
          <table:table-cell table:style-name="ce21" office:value-type="float" office:value="78">
            <text:p>78</text:p>
          </table:table-cell>
          <table:table-cell office:value-type="float" office:value="389.055031716178">
            <text:p>389.0550317</text:p>
          </table:table-cell>
          <table:table-cell office:value-type="float" office:value="415.870150237584">
            <text:p>415.8701502</text:p>
          </table:table-cell>
          <table:table-cell table:number-columns-repeated="252"/>
        </table:table-row>
        <table:table-row table:style-name="ro1">
          <table:table-cell table:style-name="ce21" office:value-type="float" office:value="79">
            <text:p>79</text:p>
          </table:table-cell>
          <table:table-cell office:value-type="float" office:value="155.610194965459">
            <text:p>155.610195</text:p>
          </table:table-cell>
          <table:table-cell office:value-type="float" office:value="412.302856763654">
            <text:p>412.3028568</text:p>
          </table:table-cell>
          <table:table-cell table:number-columns-repeated="252"/>
        </table:table-row>
        <table:table-row table:style-name="ro1">
          <table:table-cell table:style-name="ce21" office:value-type="float" office:value="80">
            <text:p>80</text:p>
          </table:table-cell>
          <table:table-cell office:value-type="float" office:value="358.345017658774">
            <text:p>358.3450177</text:p>
          </table:table-cell>
          <table:table-cell office:value-type="float" office:value="414.315523778087">
            <text:p>414.3155238</text:p>
          </table:table-cell>
          <table:table-cell table:number-columns-repeated="252"/>
        </table:table-row>
        <table:table-row table:style-name="ro1">
          <table:table-cell table:style-name="ce21" office:value-type="float" office:value="81">
            <text:p>81</text:p>
          </table:table-cell>
          <table:table-cell office:value-type="float" office:value="562.379894707081">
            <text:p>562.3798947</text:p>
          </table:table-cell>
          <table:table-cell office:value-type="float" office:value="416.879966824037">
            <text:p>416.8799668</text:p>
          </table:table-cell>
          <table:table-cell table:number-columns-repeated="252"/>
        </table:table-row>
        <table:table-row table:style-name="ro1">
          <table:table-cell table:style-name="ce21" office:value-type="float" office:value="82">
            <text:p>82</text:p>
          </table:table-cell>
          <table:table-cell office:value-type="float" office:value="187.715724504614">
            <text:p>187.7157245</text:p>
          </table:table-cell>
          <table:table-cell office:value-type="float" office:value="421.393797230633">
            <text:p>421.3937972</text:p>
          </table:table-cell>
          <table:table-cell table:number-columns-repeated="252"/>
        </table:table-row>
        <table:table-row table:style-name="ro1">
          <table:table-cell table:style-name="ce21" office:value-type="float" office:value="83">
            <text:p>83</text:p>
          </table:table-cell>
          <table:table-cell office:value-type="float" office:value="464.266755269699">
            <text:p>464.2667553</text:p>
          </table:table-cell>
          <table:table-cell office:value-type="float" office:value="418.436724185783">
            <text:p>418.4367242</text:p>
          </table:table-cell>
          <table:table-cell table:number-columns-repeated="252"/>
        </table:table-row>
        <table:table-row table:style-name="ro1">
          <table:table-cell table:style-name="ce21" office:value-type="float" office:value="84">
            <text:p>84</text:p>
          </table:table-cell>
          <table:table-cell office:value-type="float" office:value="611.854214755433">
            <text:p>611.8542148</text:p>
          </table:table-cell>
          <table:table-cell office:value-type="float" office:value="415.938595351511">
            <text:p>415.9385954</text:p>
          </table:table-cell>
          <table:table-cell table:number-columns-repeated="252"/>
        </table:table-row>
        <table:table-row table:style-name="ro1">
          <table:table-cell table:style-name="ce21" office:value-type="float" office:value="85">
            <text:p>85</text:p>
          </table:table-cell>
          <table:table-cell office:value-type="float" office:value="474.925293289532">
            <text:p>474.9252933</text:p>
          </table:table-cell>
          <table:table-cell office:value-type="float" office:value="418.20807392059">
            <text:p>418.2080739</text:p>
          </table:table-cell>
          <table:table-cell table:number-columns-repeated="252"/>
        </table:table-row>
        <table:table-row table:style-name="ro1">
          <table:table-cell table:style-name="ce21" office:value-type="float" office:value="86">
            <text:p>86</text:p>
          </table:table-cell>
          <table:table-cell office:value-type="float" office:value="468.159023881577">
            <text:p>468.1590239</text:p>
          </table:table-cell>
          <table:table-cell office:value-type="float" office:value="417.331492549416">
            <text:p>417.3314925</text:p>
          </table:table-cell>
          <table:table-cell table:number-columns-repeated="252"/>
        </table:table-row>
        <table:table-row table:style-name="ro1">
          <table:table-cell table:style-name="ce21" office:value-type="float" office:value="87">
            <text:p>87</text:p>
          </table:table-cell>
          <table:table-cell office:value-type="float" office:value="241.720117107128">
            <text:p>241.7201171</text:p>
          </table:table-cell>
          <table:table-cell office:value-type="float" office:value="420.888838045796">
            <text:p>420.888838</text:p>
          </table:table-cell>
          <table:table-cell table:number-columns-repeated="252"/>
        </table:table-row>
        <table:table-row table:style-name="ro1">
          <table:table-cell table:style-name="ce21" office:value-type="float" office:value="88">
            <text:p>88</text:p>
          </table:table-cell>
          <table:table-cell office:value-type="float" office:value="543.992180530109">
            <text:p>543.9921805</text:p>
          </table:table-cell>
          <table:table-cell office:value-type="float" office:value="415.89261193887">
            <text:p>415.8926119</text:p>
          </table:table-cell>
          <table:table-cell table:number-columns-repeated="252"/>
        </table:table-row>
        <table:table-row table:style-name="ro1">
          <table:table-cell table:style-name="ce21" office:value-type="float" office:value="89">
            <text:p>89</text:p>
          </table:table-cell>
          <table:table-cell office:value-type="float" office:value="366.512315835931">
            <text:p>366.5123158</text:p>
          </table:table-cell>
          <table:table-cell office:value-type="float" office:value="421.033286670265">
            <text:p>421.0332867</text:p>
          </table:table-cell>
          <table:table-cell table:number-columns-repeated="252"/>
        </table:table-row>
        <table:table-row table:style-name="ro1">
          <table:table-cell table:style-name="ce21" office:value-type="float" office:value="90">
            <text:p>90</text:p>
          </table:table-cell>
          <table:table-cell office:value-type="float" office:value="341.6277638837">
            <text:p>341.6277639</text:p>
          </table:table-cell>
          <table:table-cell office:value-type="float" office:value="418.733956618764">
            <text:p>418.7339566</text:p>
          </table:table-cell>
          <table:table-cell table:number-columns-repeated="252"/>
        </table:table-row>
        <table:table-row table:style-name="ro1">
          <table:table-cell table:style-name="ce21" office:value-type="float" office:value="91">
            <text:p>91</text:p>
          </table:table-cell>
          <table:table-cell office:value-type="float" office:value="150.852788381498">
            <text:p>150.8527884</text:p>
          </table:table-cell>
          <table:table-cell office:value-type="float" office:value="415.057009988356">
            <text:p>415.05701</text:p>
          </table:table-cell>
          <table:table-cell table:number-columns-repeated="252"/>
        </table:table-row>
        <table:table-row table:style-name="ro1">
          <table:table-cell table:style-name="ce21" office:value-type="float" office:value="92">
            <text:p>92</text:p>
          </table:table-cell>
          <table:table-cell office:value-type="float" office:value="632.73895401836">
            <text:p>632.738954</text:p>
          </table:table-cell>
          <table:table-cell office:value-type="float" office:value="415.335539310348">
            <text:p>415.3355393</text:p>
          </table:table-cell>
          <table:table-cell table:number-columns-repeated="252"/>
        </table:table-row>
        <table:table-row table:style-name="ro1">
          <table:table-cell table:style-name="ce21" office:value-type="float" office:value="93">
            <text:p>93</text:p>
          </table:table-cell>
          <table:table-cell office:value-type="float" office:value="768.887445091001">
            <text:p>768.8874451</text:p>
          </table:table-cell>
          <table:table-cell office:value-type="float" office:value="417.045170105715">
            <text:p>417.0451701</text:p>
          </table:table-cell>
          <table:table-cell table:number-columns-repeated="252"/>
        </table:table-row>
        <table:table-row table:style-name="ro1">
          <table:table-cell table:style-name="ce21" office:value-type="float" office:value="94">
            <text:p>94</text:p>
          </table:table-cell>
          <table:table-cell office:value-type="float" office:value="448.669279622932">
            <text:p>448.6692796</text:p>
          </table:table-cell>
          <table:table-cell office:value-type="float" office:value="420.725178466412">
            <text:p>420.7251785</text:p>
          </table:table-cell>
          <table:table-cell table:number-columns-repeated="252"/>
        </table:table-row>
        <table:table-row table:style-name="ro1">
          <table:table-cell table:style-name="ce21" office:value-type="float" office:value="95">
            <text:p>95</text:p>
          </table:table-cell>
          <table:table-cell office:value-type="float" office:value="422.583230873629">
            <text:p>422.5832309</text:p>
          </table:table-cell>
          <table:table-cell office:value-type="float" office:value="412.977594471737">
            <text:p>412.9775945</text:p>
          </table:table-cell>
          <table:table-cell table:number-columns-repeated="252"/>
        </table:table-row>
        <table:table-row table:style-name="ro1">
          <table:table-cell table:style-name="ce21" office:value-type="float" office:value="96">
            <text:p>96</text:p>
          </table:table-cell>
          <table:table-cell office:value-type="float" office:value="250.102409489335">
            <text:p>250.1024095</text:p>
          </table:table-cell>
          <table:table-cell office:value-type="float" office:value="416.291888201215">
            <text:p>416.2918882</text:p>
          </table:table-cell>
          <table:table-cell table:number-columns-repeated="252"/>
        </table:table-row>
        <table:table-row table:style-name="ro1">
          <table:table-cell table:style-name="ce21" office:value-type="float" office:value="97">
            <text:p>97</text:p>
          </table:table-cell>
          <table:table-cell office:value-type="float" office:value="429.118114708558">
            <text:p>429.1181147</text:p>
          </table:table-cell>
          <table:table-cell office:value-type="float" office:value="415.801085692726">
            <text:p>415.8010857</text:p>
          </table:table-cell>
          <table:table-cell table:number-columns-repeated="252"/>
        </table:table-row>
        <table:table-row table:style-name="ro1">
          <table:table-cell table:style-name="ce21" office:value-type="float" office:value="98">
            <text:p>98</text:p>
          </table:table-cell>
          <table:table-cell office:value-type="float" office:value="285.801689764559">
            <text:p>285.8016898</text:p>
          </table:table-cell>
          <table:table-cell office:value-type="float" office:value="415.527905751426">
            <text:p>415.5279058</text:p>
          </table:table-cell>
          <table:table-cell table:number-columns-repeated="252"/>
        </table:table-row>
        <table:table-row table:style-name="ro1">
          <table:table-cell table:style-name="ce21" office:value-type="float" office:value="99">
            <text:p>99</text:p>
          </table:table-cell>
          <table:table-cell office:value-type="float" office:value="413.002411465538">
            <text:p>413.0024115</text:p>
          </table:table-cell>
          <table:table-cell office:value-type="float" office:value="412.878530543018">
            <text:p>412.8785305</text:p>
          </table:table-cell>
          <table:table-cell table:number-columns-repeated="252"/>
        </table:table-row>
        <table:table-row table:style-name="ro1">
          <table:table-cell table:style-name="ce21" office:value-type="float" office:value="100">
            <text:p>100</text:p>
          </table:table-cell>
          <table:table-cell office:value-type="float" office:value="238.23171101047">
            <text:p>238.231711</text:p>
          </table:table-cell>
          <table:table-cell office:value-type="float" office:value="414.80714927543">
            <text:p>414.8071493</text:p>
          </table:table-cell>
          <table:table-cell table:number-columns-repeated="252"/>
        </table:table-row>
        <table:table-row table:style-name="ro1">
          <table:table-cell table:style-name="ce21" office:value-type="float" office:value="101">
            <text:p>101</text:p>
          </table:table-cell>
          <table:table-cell office:value-type="float" office:value="412.382371628147">
            <text:p>412.3823716</text:p>
          </table:table-cell>
          <table:table-cell office:value-type="float" office:value="418.423153876231">
            <text:p>418.4231539</text:p>
          </table:table-cell>
          <table:table-cell table:number-columns-repeated="252"/>
        </table:table-row>
        <table:table-row table:style-name="ro1">
          <table:table-cell table:style-name="ce21" office:value-type="float" office:value="102">
            <text:p>102</text:p>
          </table:table-cell>
          <table:table-cell office:value-type="float" office:value="365.887179431914">
            <text:p>365.8871794</text:p>
          </table:table-cell>
          <table:table-cell office:value-type="float" office:value="419.209923241891">
            <text:p>419.2099232</text:p>
          </table:table-cell>
          <table:table-cell table:number-columns-repeated="252"/>
        </table:table-row>
        <table:table-row table:style-name="ro1">
          <table:table-cell table:style-name="ce21" office:value-type="float" office:value="103">
            <text:p>103</text:p>
          </table:table-cell>
          <table:table-cell office:value-type="float" office:value="618.616572119721">
            <text:p>618.6165721</text:p>
          </table:table-cell>
          <table:table-cell office:value-type="float" office:value="410.493479898966">
            <text:p>410.4934799</text:p>
          </table:table-cell>
          <table:table-cell table:number-columns-repeated="252"/>
        </table:table-row>
        <table:table-row table:style-name="ro1">
          <table:table-cell table:style-name="ce21" office:value-type="float" office:value="104">
            <text:p>104</text:p>
          </table:table-cell>
          <table:table-cell office:value-type="float" office:value="294.968737494917">
            <text:p>294.9687375</text:p>
          </table:table-cell>
          <table:table-cell office:value-type="float" office:value="416.939128953497">
            <text:p>416.939129</text:p>
          </table:table-cell>
          <table:table-cell table:number-columns-repeated="252"/>
        </table:table-row>
        <table:table-row table:style-name="ro1">
          <table:table-cell table:style-name="ce21" office:value-type="float" office:value="105">
            <text:p>105</text:p>
          </table:table-cell>
          <table:table-cell office:value-type="float" office:value="442.271003472401">
            <text:p>442.2710035</text:p>
          </table:table-cell>
          <table:table-cell office:value-type="float" office:value="419.397491892286">
            <text:p>419.3974919</text:p>
          </table:table-cell>
          <table:table-cell table:number-columns-repeated="252"/>
        </table:table-row>
        <table:table-row table:style-name="ro1">
          <table:table-cell table:style-name="ce21" office:value-type="float" office:value="106">
            <text:p>106</text:p>
          </table:table-cell>
          <table:table-cell office:value-type="float" office:value="259.232395560911">
            <text:p>259.2323956</text:p>
          </table:table-cell>
          <table:table-cell office:value-type="float" office:value="416.284808374751">
            <text:p>416.2848084</text:p>
          </table:table-cell>
          <table:table-cell table:number-columns-repeated="252"/>
        </table:table-row>
        <table:table-row table:style-name="ro1">
          <table:table-cell table:style-name="ce21" office:value-type="float" office:value="107">
            <text:p>107</text:p>
          </table:table-cell>
          <table:table-cell office:value-type="float" office:value="398.705878717066">
            <text:p>398.7058787</text:p>
          </table:table-cell>
          <table:table-cell office:value-type="float" office:value="414.344040606559">
            <text:p>414.3440406</text:p>
          </table:table-cell>
          <table:table-cell table:number-columns-repeated="252"/>
        </table:table-row>
        <calcext:conditional-formats/>
      </table:table>
      <table:table table:name="results_tawa_EpsMOEA.dict" table:style-name="ta5" table:print="false">
        <office:forms form:automatic-focus="false" form:apply-design-mode="false"/>
        <table:table-column table:style-name="co7" table:default-cell-style-name="ce15" table:number-columns-repeated="256"/>
        <table:table-row table:style-name="ro1">
          <table:table-cell/>
          <table:table-cell table:style-name="ce21" office:value-type="string">
            <text:p>ouflow(MCM)</text:p>
          </table:table-cell>
          <table:table-cell table:style-name="ce21" office:value-type="string">
            <text:p>storage(MCM)</text:p>
          </table:table-cell>
          <table:table-cell table:number-columns-repeated="252"/>
        </table:table-row>
        <table:table-row table:style-name="ro1">
          <table:table-cell table:style-name="ce21" office:value-type="float" office:value="0">
            <text:p>0</text:p>
          </table:table-cell>
          <table:table-cell office:value-type="float" office:value="24.5684830442821">
            <text:p>24.56848304</text:p>
          </table:table-cell>
          <table:table-cell office:value-type="float" office:value="348.938905588403">
            <text:p>348.9389056</text:p>
          </table:table-cell>
          <table:table-cell table:number-columns-repeated="252"/>
        </table:table-row>
        <table:table-row table:style-name="ro1">
          <table:table-cell table:style-name="ce21" office:value-type="float" office:value="1">
            <text:p>1</text:p>
          </table:table-cell>
          <table:table-cell office:value-type="float" office:value="45.1136025651265">
            <text:p>45.11360257</text:p>
          </table:table-cell>
          <table:table-cell office:value-type="float" office:value="345.167342122738">
            <text:p>345.1673421</text:p>
          </table:table-cell>
          <table:table-cell table:number-columns-repeated="252"/>
        </table:table-row>
        <table:table-row table:style-name="ro1">
          <table:table-cell table:style-name="ce21" office:value-type="float" office:value="2">
            <text:p>2</text:p>
          </table:table-cell>
          <table:table-cell office:value-type="float" office:value="56.5469361650335">
            <text:p>56.54693617</text:p>
          </table:table-cell>
          <table:table-cell office:value-type="float" office:value="354.350576322964">
            <text:p>354.3505763</text:p>
          </table:table-cell>
          <table:table-cell table:number-columns-repeated="252"/>
        </table:table-row>
        <table:table-row table:style-name="ro1">
          <table:table-cell table:style-name="ce21" office:value-type="float" office:value="3">
            <text:p>3</text:p>
          </table:table-cell>
          <table:table-cell office:value-type="float" office:value="42.1315506381833">
            <text:p>42.13155064</text:p>
          </table:table-cell>
          <table:table-cell office:value-type="float" office:value="345.11340683827">
            <text:p>345.1134068</text:p>
          </table:table-cell>
          <table:table-cell table:number-columns-repeated="252"/>
        </table:table-row>
        <table:table-row table:style-name="ro1">
          <table:table-cell table:style-name="ce21" office:value-type="float" office:value="4">
            <text:p>4</text:p>
          </table:table-cell>
          <table:table-cell office:value-type="float" office:value="67.3463163259191">
            <text:p>67.34631633</text:p>
          </table:table-cell>
          <table:table-cell office:value-type="float" office:value="343.249661955447">
            <text:p>343.249662</text:p>
          </table:table-cell>
          <table:table-cell table:number-columns-repeated="252"/>
        </table:table-row>
        <table:table-row table:style-name="ro1">
          <table:table-cell table:style-name="ce21" office:value-type="float" office:value="5">
            <text:p>5</text:p>
          </table:table-cell>
          <table:table-cell office:value-type="float" office:value="34.5124340067658">
            <text:p>34.51243401</text:p>
          </table:table-cell>
          <table:table-cell office:value-type="float" office:value="340.527497649275">
            <text:p>340.5274976</text:p>
          </table:table-cell>
          <table:table-cell table:number-columns-repeated="252"/>
        </table:table-row>
        <table:table-row table:style-name="ro1">
          <table:table-cell table:style-name="ce21" office:value-type="float" office:value="6">
            <text:p>6</text:p>
          </table:table-cell>
          <table:table-cell office:value-type="float" office:value="68.2089483264781">
            <text:p>68.20894833</text:p>
          </table:table-cell>
          <table:table-cell office:value-type="float" office:value="353.608258417695">
            <text:p>353.6082584</text:p>
          </table:table-cell>
          <table:table-cell table:number-columns-repeated="252"/>
        </table:table-row>
        <table:table-row table:style-name="ro1">
          <table:table-cell table:style-name="ce21" office:value-type="float" office:value="7">
            <text:p>7</text:p>
          </table:table-cell>
          <table:table-cell office:value-type="float" office:value="37.9266106883619">
            <text:p>37.92661069</text:p>
          </table:table-cell>
          <table:table-cell office:value-type="float" office:value="349.674749138504">
            <text:p>349.6747491</text:p>
          </table:table-cell>
          <table:table-cell table:number-columns-repeated="252"/>
        </table:table-row>
        <table:table-row table:style-name="ro1">
          <table:table-cell table:style-name="ce21" office:value-type="float" office:value="8">
            <text:p>8</text:p>
          </table:table-cell>
          <table:table-cell office:value-type="float" office:value="50.5691632781066">
            <text:p>50.56916328</text:p>
          </table:table-cell>
          <table:table-cell office:value-type="float" office:value="344.786569189596">
            <text:p>344.7865692</text:p>
          </table:table-cell>
          <table:table-cell table:number-columns-repeated="252"/>
        </table:table-row>
        <table:table-row table:style-name="ro1">
          <table:table-cell table:style-name="ce21" office:value-type="float" office:value="9">
            <text:p>9</text:p>
          </table:table-cell>
          <table:table-cell office:value-type="float" office:value="27.0647961712193">
            <text:p>27.06479617</text:p>
          </table:table-cell>
          <table:table-cell office:value-type="float" office:value="349.589517650536">
            <text:p>349.5895177</text:p>
          </table:table-cell>
          <table:table-cell table:number-columns-repeated="252"/>
        </table:table-row>
        <table:table-row table:style-name="ro1">
          <table:table-cell table:style-name="ce21" office:value-type="float" office:value="10">
            <text:p>10</text:p>
          </table:table-cell>
          <table:table-cell office:value-type="float" office:value="66.582304356054">
            <text:p>66.58230436</text:p>
          </table:table-cell>
          <table:table-cell office:value-type="float" office:value="348.935455304445">
            <text:p>348.9354553</text:p>
          </table:table-cell>
          <table:table-cell table:number-columns-repeated="252"/>
        </table:table-row>
        <table:table-row table:style-name="ro1">
          <table:table-cell table:style-name="ce21" office:value-type="float" office:value="11">
            <text:p>11</text:p>
          </table:table-cell>
          <table:table-cell office:value-type="float" office:value="56.6337495747214">
            <text:p>56.63374957</text:p>
          </table:table-cell>
          <table:table-cell office:value-type="float" office:value="350.189632874748">
            <text:p>350.1896329</text:p>
          </table:table-cell>
          <table:table-cell table:number-columns-repeated="252"/>
        </table:table-row>
        <table:table-row table:style-name="ro1">
          <table:table-cell table:style-name="ce21" office:value-type="float" office:value="12">
            <text:p>12</text:p>
          </table:table-cell>
          <table:table-cell office:value-type="float" office:value="38.3850425912438">
            <text:p>38.38504259</text:p>
          </table:table-cell>
          <table:table-cell office:value-type="float" office:value="346.830343831111">
            <text:p>346.8303438</text:p>
          </table:table-cell>
          <table:table-cell table:number-columns-repeated="252"/>
        </table:table-row>
        <table:table-row table:style-name="ro1">
          <table:table-cell table:style-name="ce21" office:value-type="float" office:value="13">
            <text:p>13</text:p>
          </table:table-cell>
          <table:table-cell office:value-type="float" office:value="50.2833068950087">
            <text:p>50.2833069</text:p>
          </table:table-cell>
          <table:table-cell office:value-type="float" office:value="348.290136411627">
            <text:p>348.2901364</text:p>
          </table:table-cell>
          <table:table-cell table:number-columns-repeated="252"/>
        </table:table-row>
        <table:table-row table:style-name="ro1">
          <table:table-cell table:style-name="ce21" office:value-type="float" office:value="14">
            <text:p>14</text:p>
          </table:table-cell>
          <table:table-cell office:value-type="float" office:value="20.3377523670526">
            <text:p>20.33775237</text:p>
          </table:table-cell>
          <table:table-cell office:value-type="float" office:value="345.307486674861">
            <text:p>345.3074867</text:p>
          </table:table-cell>
          <table:table-cell table:number-columns-repeated="252"/>
        </table:table-row>
        <table:table-row table:style-name="ro1">
          <table:table-cell table:style-name="ce21" office:value-type="float" office:value="15">
            <text:p>15</text:p>
          </table:table-cell>
          <table:table-cell office:value-type="float" office:value="30.642890775118">
            <text:p>30.64289078</text:p>
          </table:table-cell>
          <table:table-cell office:value-type="float" office:value="339.543067861938">
            <text:p>339.5430679</text:p>
          </table:table-cell>
          <table:table-cell table:number-columns-repeated="252"/>
        </table:table-row>
        <table:table-row table:style-name="ro1">
          <table:table-cell table:style-name="ce21" office:value-type="float" office:value="16">
            <text:p>16</text:p>
          </table:table-cell>
          <table:table-cell office:value-type="float" office:value="38.7485642991075">
            <text:p>38.7485643</text:p>
          </table:table-cell>
          <table:table-cell office:value-type="float" office:value="346.616529934985">
            <text:p>346.6165299</text:p>
          </table:table-cell>
          <table:table-cell table:number-columns-repeated="252"/>
        </table:table-row>
        <table:table-row table:style-name="ro1">
          <table:table-cell table:style-name="ce21" office:value-type="float" office:value="17">
            <text:p>17</text:p>
          </table:table-cell>
          <table:table-cell office:value-type="float" office:value="68.5872142683216">
            <text:p>68.58721427</text:p>
          </table:table-cell>
          <table:table-cell office:value-type="float" office:value="353.082109869339">
            <text:p>353.0821099</text:p>
          </table:table-cell>
          <table:table-cell table:number-columns-repeated="252"/>
        </table:table-row>
        <table:table-row table:style-name="ro1">
          <table:table-cell table:style-name="ce21" office:value-type="float" office:value="18">
            <text:p>18</text:p>
          </table:table-cell>
          <table:table-cell office:value-type="float" office:value="34.5953506246281">
            <text:p>34.59535062</text:p>
          </table:table-cell>
          <table:table-cell office:value-type="float" office:value="343.338604546969">
            <text:p>343.3386045</text:p>
          </table:table-cell>
          <table:table-cell table:number-columns-repeated="252"/>
        </table:table-row>
        <table:table-row table:style-name="ro1">
          <table:table-cell table:style-name="ce21" office:value-type="float" office:value="19">
            <text:p>19</text:p>
          </table:table-cell>
          <table:table-cell office:value-type="float" office:value="30.7282486305617">
            <text:p>30.72824863</text:p>
          </table:table-cell>
          <table:table-cell office:value-type="float" office:value="351.243126179466">
            <text:p>351.2431262</text:p>
          </table:table-cell>
          <table:table-cell table:number-columns-repeated="252"/>
        </table:table-row>
        <table:table-row table:style-name="ro1">
          <table:table-cell table:style-name="ce21" office:value-type="float" office:value="20">
            <text:p>20</text:p>
          </table:table-cell>
          <table:table-cell office:value-type="float" office:value="83.0438157809096">
            <text:p>83.04381578</text:p>
          </table:table-cell>
          <table:table-cell office:value-type="float" office:value="350.459041100268">
            <text:p>350.4590411</text:p>
          </table:table-cell>
          <table:table-cell table:number-columns-repeated="252"/>
        </table:table-row>
        <table:table-row table:style-name="ro1">
          <table:table-cell table:style-name="ce21" office:value-type="float" office:value="21">
            <text:p>21</text:p>
          </table:table-cell>
          <table:table-cell office:value-type="float" office:value="25.109744297002">
            <text:p>25.1097443</text:p>
          </table:table-cell>
          <table:table-cell office:value-type="float" office:value="350.383528776254">
            <text:p>350.3835288</text:p>
          </table:table-cell>
          <table:table-cell table:number-columns-repeated="252"/>
        </table:table-row>
        <table:table-row table:style-name="ro1">
          <table:table-cell table:style-name="ce21" office:value-type="float" office:value="22">
            <text:p>22</text:p>
          </table:table-cell>
          <table:table-cell office:value-type="float" office:value="51.0260354870817">
            <text:p>51.02603549</text:p>
          </table:table-cell>
          <table:table-cell office:value-type="float" office:value="345.590908027549">
            <text:p>345.590908</text:p>
          </table:table-cell>
          <table:table-cell table:number-columns-repeated="252"/>
        </table:table-row>
        <table:table-row table:style-name="ro1">
          <table:table-cell table:style-name="ce21" office:value-type="float" office:value="23">
            <text:p>23</text:p>
          </table:table-cell>
          <table:table-cell office:value-type="float" office:value="16.7081274710617">
            <text:p>16.70812747</text:p>
          </table:table-cell>
          <table:table-cell office:value-type="float" office:value="353.909128885527">
            <text:p>353.9091289</text:p>
          </table:table-cell>
          <table:table-cell table:number-columns-repeated="252"/>
        </table:table-row>
        <table:table-row table:style-name="ro1">
          <table:table-cell table:style-name="ce21" office:value-type="float" office:value="24">
            <text:p>24</text:p>
          </table:table-cell>
          <table:table-cell office:value-type="float" office:value="46.1599904307276">
            <text:p>46.15999043</text:p>
          </table:table-cell>
          <table:table-cell office:value-type="float" office:value="347.572331876359">
            <text:p>347.5723319</text:p>
          </table:table-cell>
          <table:table-cell table:number-columns-repeated="252"/>
        </table:table-row>
        <table:table-row table:style-name="ro1">
          <table:table-cell table:style-name="ce21" office:value-type="float" office:value="25">
            <text:p>25</text:p>
          </table:table-cell>
          <table:table-cell office:value-type="float" office:value="24.4816213003249">
            <text:p>24.4816213</text:p>
          </table:table-cell>
          <table:table-cell office:value-type="float" office:value="344.366997679275">
            <text:p>344.3669977</text:p>
          </table:table-cell>
          <table:table-cell table:number-columns-repeated="252"/>
        </table:table-row>
        <table:table-row table:style-name="ro1">
          <table:table-cell table:style-name="ce21" office:value-type="float" office:value="26">
            <text:p>26</text:p>
          </table:table-cell>
          <table:table-cell office:value-type="float" office:value="34.9799320471619">
            <text:p>34.97993205</text:p>
          </table:table-cell>
          <table:table-cell office:value-type="float" office:value="348.646572226175">
            <text:p>348.6465722</text:p>
          </table:table-cell>
          <table:table-cell table:number-columns-repeated="252"/>
        </table:table-row>
        <table:table-row table:style-name="ro1">
          <table:table-cell table:style-name="ce21" office:value-type="float" office:value="27">
            <text:p>27</text:p>
          </table:table-cell>
          <table:table-cell office:value-type="float" office:value="50.8422739774202">
            <text:p>50.84227398</text:p>
          </table:table-cell>
          <table:table-cell office:value-type="float" office:value="350.59385512821">
            <text:p>350.5938551</text:p>
          </table:table-cell>
          <table:table-cell table:number-columns-repeated="252"/>
        </table:table-row>
        <table:table-row table:style-name="ro1">
          <table:table-cell table:style-name="ce21" office:value-type="float" office:value="28">
            <text:p>28</text:p>
          </table:table-cell>
          <table:table-cell office:value-type="float" office:value="65.287140395686">
            <text:p>65.2871404</text:p>
          </table:table-cell>
          <table:table-cell office:value-type="float" office:value="340.910380579327">
            <text:p>340.9103806</text:p>
          </table:table-cell>
          <table:table-cell table:number-columns-repeated="252"/>
        </table:table-row>
        <table:table-row table:style-name="ro1">
          <table:table-cell table:style-name="ce21" office:value-type="float" office:value="29">
            <text:p>29</text:p>
          </table:table-cell>
          <table:table-cell office:value-type="float" office:value="27.5889895329313">
            <text:p>27.58898953</text:p>
          </table:table-cell>
          <table:table-cell office:value-type="float" office:value="346.779203892969">
            <text:p>346.7792039</text:p>
          </table:table-cell>
          <table:table-cell table:number-columns-repeated="252"/>
        </table:table-row>
        <table:table-row table:style-name="ro1">
          <table:table-cell table:style-name="ce21" office:value-type="float" office:value="30">
            <text:p>30</text:p>
          </table:table-cell>
          <table:table-cell office:value-type="float" office:value="32.6566779651576">
            <text:p>32.65667797</text:p>
          </table:table-cell>
          <table:table-cell office:value-type="float" office:value="340.300563679541">
            <text:p>340.3005637</text:p>
          </table:table-cell>
          <table:table-cell table:number-columns-repeated="252"/>
        </table:table-row>
        <table:table-row table:style-name="ro1">
          <table:table-cell table:style-name="ce21" office:value-type="float" office:value="31">
            <text:p>31</text:p>
          </table:table-cell>
          <table:table-cell office:value-type="float" office:value="36.331457035355">
            <text:p>36.33145704</text:p>
          </table:table-cell>
          <table:table-cell office:value-type="float" office:value="347.872552201008">
            <text:p>347.8725522</text:p>
          </table:table-cell>
          <table:table-cell table:number-columns-repeated="252"/>
        </table:table-row>
        <table:table-row table:style-name="ro1">
          <table:table-cell table:style-name="ce21" office:value-type="float" office:value="32">
            <text:p>32</text:p>
          </table:table-cell>
          <table:table-cell office:value-type="float" office:value="78.6070350481523">
            <text:p>78.60703505</text:p>
          </table:table-cell>
          <table:table-cell office:value-type="float" office:value="348.341403225581">
            <text:p>348.3414032</text:p>
          </table:table-cell>
          <table:table-cell table:number-columns-repeated="252"/>
        </table:table-row>
        <table:table-row table:style-name="ro1">
          <table:table-cell table:style-name="ce21" office:value-type="float" office:value="33">
            <text:p>33</text:p>
          </table:table-cell>
          <table:table-cell office:value-type="float" office:value="45.6349497696547">
            <text:p>45.63494977</text:p>
          </table:table-cell>
          <table:table-cell office:value-type="float" office:value="352.019049212666">
            <text:p>352.0190492</text:p>
          </table:table-cell>
          <table:table-cell table:number-columns-repeated="252"/>
        </table:table-row>
        <table:table-row table:style-name="ro1">
          <table:table-cell table:style-name="ce21" office:value-type="float" office:value="34">
            <text:p>34</text:p>
          </table:table-cell>
          <table:table-cell office:value-type="float" office:value="38.6124172007613">
            <text:p>38.6124172</text:p>
          </table:table-cell>
          <table:table-cell office:value-type="float" office:value="347.284773389923">
            <text:p>347.2847734</text:p>
          </table:table-cell>
          <table:table-cell table:number-columns-repeated="252"/>
        </table:table-row>
        <table:table-row table:style-name="ro1">
          <table:table-cell table:style-name="ce21" office:value-type="float" office:value="35">
            <text:p>35</text:p>
          </table:table-cell>
          <table:table-cell office:value-type="float" office:value="25.8323441488595">
            <text:p>25.83234415</text:p>
          </table:table-cell>
          <table:table-cell office:value-type="float" office:value="351.464357793482">
            <text:p>351.4643578</text:p>
          </table:table-cell>
          <table:table-cell table:number-columns-repeated="252"/>
        </table:table-row>
        <table:table-row table:style-name="ro1">
          <table:table-cell table:style-name="ce21" office:value-type="float" office:value="36">
            <text:p>36</text:p>
          </table:table-cell>
          <table:table-cell office:value-type="float" office:value="50.4568036516042">
            <text:p>50.45680365</text:p>
          </table:table-cell>
          <table:table-cell office:value-type="float" office:value="349.905496448098">
            <text:p>349.9054964</text:p>
          </table:table-cell>
          <table:table-cell table:number-columns-repeated="252"/>
        </table:table-row>
        <table:table-row table:style-name="ro1">
          <table:table-cell table:style-name="ce21" office:value-type="float" office:value="37">
            <text:p>37</text:p>
          </table:table-cell>
          <table:table-cell office:value-type="float" office:value="50.7020391106166">
            <text:p>50.70203911</text:p>
          </table:table-cell>
          <table:table-cell office:value-type="float" office:value="348.727385897629">
            <text:p>348.7273859</text:p>
          </table:table-cell>
          <table:table-cell table:number-columns-repeated="252"/>
        </table:table-row>
        <table:table-row table:style-name="ro1">
          <table:table-cell table:style-name="ce21" office:value-type="float" office:value="38">
            <text:p>38</text:p>
          </table:table-cell>
          <table:table-cell office:value-type="float" office:value="34.4885030284585">
            <text:p>34.48850303</text:p>
          </table:table-cell>
          <table:table-cell office:value-type="float" office:value="346.116938835917">
            <text:p>346.1169388</text:p>
          </table:table-cell>
          <table:table-cell table:number-columns-repeated="252"/>
        </table:table-row>
        <table:table-row table:style-name="ro1">
          <table:table-cell table:style-name="ce21" office:value-type="float" office:value="39">
            <text:p>39</text:p>
          </table:table-cell>
          <table:table-cell office:value-type="float" office:value="37.1053778004832">
            <text:p>37.1053778</text:p>
          </table:table-cell>
          <table:table-cell office:value-type="float" office:value="346.955943796163">
            <text:p>346.9559438</text:p>
          </table:table-cell>
          <table:table-cell table:number-columns-repeated="252"/>
        </table:table-row>
        <table:table-row table:style-name="ro1">
          <table:table-cell table:style-name="ce21" office:value-type="float" office:value="40">
            <text:p>40</text:p>
          </table:table-cell>
          <table:table-cell office:value-type="float" office:value="40.6903181636166">
            <text:p>40.69031816</text:p>
          </table:table-cell>
          <table:table-cell office:value-type="float" office:value="345.177779685742">
            <text:p>345.1777797</text:p>
          </table:table-cell>
          <table:table-cell table:number-columns-repeated="252"/>
        </table:table-row>
        <table:table-row table:style-name="ro1">
          <table:table-cell table:style-name="ce21" office:value-type="float" office:value="41">
            <text:p>41</text:p>
          </table:table-cell>
          <table:table-cell office:value-type="float" office:value="54.5766339481028">
            <text:p>54.57663395</text:p>
          </table:table-cell>
          <table:table-cell office:value-type="float" office:value="350.360400945739">
            <text:p>350.3604009</text:p>
          </table:table-cell>
          <table:table-cell table:number-columns-repeated="252"/>
        </table:table-row>
        <table:table-row table:style-name="ro1">
          <table:table-cell table:style-name="ce21" office:value-type="float" office:value="42">
            <text:p>42</text:p>
          </table:table-cell>
          <table:table-cell office:value-type="float" office:value="59.4973919427756">
            <text:p>59.49739194</text:p>
          </table:table-cell>
          <table:table-cell office:value-type="float" office:value="350.143006655925">
            <text:p>350.1430067</text:p>
          </table:table-cell>
          <table:table-cell table:number-columns-repeated="252"/>
        </table:table-row>
        <table:table-row table:style-name="ro1">
          <table:table-cell table:style-name="ce21" office:value-type="float" office:value="43">
            <text:p>43</text:p>
          </table:table-cell>
          <table:table-cell office:value-type="float" office:value="69.4250992282695">
            <text:p>69.42509923</text:p>
          </table:table-cell>
          <table:table-cell office:value-type="float" office:value="350.260044343055">
            <text:p>350.2600443</text:p>
          </table:table-cell>
          <table:table-cell table:number-columns-repeated="252"/>
        </table:table-row>
        <table:table-row table:style-name="ro1">
          <table:table-cell table:style-name="ce21" office:value-type="float" office:value="44">
            <text:p>44</text:p>
          </table:table-cell>
          <table:table-cell office:value-type="float" office:value="18.5006476007359">
            <text:p>18.5006476</text:p>
          </table:table-cell>
          <table:table-cell office:value-type="float" office:value="352.208008867371">
            <text:p>352.2080089</text:p>
          </table:table-cell>
          <table:table-cell table:number-columns-repeated="252"/>
        </table:table-row>
        <table:table-row table:style-name="ro1">
          <table:table-cell table:style-name="ce21" office:value-type="float" office:value="45">
            <text:p>45</text:p>
          </table:table-cell>
          <table:table-cell office:value-type="float" office:value="66.622229537344">
            <text:p>66.62222954</text:p>
          </table:table-cell>
          <table:table-cell office:value-type="float" office:value="349.943100708528">
            <text:p>349.9431007</text:p>
          </table:table-cell>
          <table:table-cell table:number-columns-repeated="252"/>
        </table:table-row>
        <table:table-row table:style-name="ro1">
          <table:table-cell table:style-name="ce21" office:value-type="float" office:value="46">
            <text:p>46</text:p>
          </table:table-cell>
          <table:table-cell office:value-type="float" office:value="43.2393833802162">
            <text:p>43.23938338</text:p>
          </table:table-cell>
          <table:table-cell office:value-type="float" office:value="344.66619339627">
            <text:p>344.6661934</text:p>
          </table:table-cell>
          <table:table-cell table:number-columns-repeated="252"/>
        </table:table-row>
        <table:table-row table:style-name="ro1">
          <table:table-cell table:style-name="ce21" office:value-type="float" office:value="47">
            <text:p>47</text:p>
          </table:table-cell>
          <table:table-cell office:value-type="float" office:value="62.5090265160987">
            <text:p>62.50902652</text:p>
          </table:table-cell>
          <table:table-cell office:value-type="float" office:value="349.570883168875">
            <text:p>349.5708832</text:p>
          </table:table-cell>
          <table:table-cell table:number-columns-repeated="252"/>
        </table:table-row>
        <table:table-row table:style-name="ro1">
          <table:table-cell table:style-name="ce21" office:value-type="float" office:value="48">
            <text:p>48</text:p>
          </table:table-cell>
          <table:table-cell office:value-type="float" office:value="48.0277816191103">
            <text:p>48.02778162</text:p>
          </table:table-cell>
          <table:table-cell office:value-type="float" office:value="351.365535914845">
            <text:p>351.3655359</text:p>
          </table:table-cell>
          <table:table-cell table:number-columns-repeated="252"/>
        </table:table-row>
        <table:table-row table:style-name="ro1">
          <table:table-cell table:style-name="ce21" office:value-type="float" office:value="49">
            <text:p>49</text:p>
          </table:table-cell>
          <table:table-cell office:value-type="float" office:value="51.1865408542689">
            <text:p>51.18654085</text:p>
          </table:table-cell>
          <table:table-cell office:value-type="float" office:value="344.695903584132">
            <text:p>344.6959036</text:p>
          </table:table-cell>
          <table:table-cell table:number-columns-repeated="252"/>
        </table:table-row>
        <table:table-row table:style-name="ro1">
          <table:table-cell table:style-name="ce21" office:value-type="float" office:value="50">
            <text:p>50</text:p>
          </table:table-cell>
          <table:table-cell office:value-type="float" office:value="39.7549072762626">
            <text:p>39.75490728</text:p>
          </table:table-cell>
          <table:table-cell office:value-type="float" office:value="343.103683516728">
            <text:p>343.1036835</text:p>
          </table:table-cell>
          <table:table-cell table:number-columns-repeated="252"/>
        </table:table-row>
        <table:table-row table:style-name="ro1">
          <table:table-cell table:style-name="ce21" office:value-type="float" office:value="51">
            <text:p>51</text:p>
          </table:table-cell>
          <table:table-cell office:value-type="float" office:value="27.9418672716055">
            <text:p>27.94186727</text:p>
          </table:table-cell>
          <table:table-cell office:value-type="float" office:value="349.455497623983">
            <text:p>349.4554976</text:p>
          </table:table-cell>
          <table:table-cell table:number-columns-repeated="252"/>
        </table:table-row>
        <table:table-row table:style-name="ro1">
          <table:table-cell table:style-name="ce21" office:value-type="float" office:value="52">
            <text:p>52</text:p>
          </table:table-cell>
          <table:table-cell office:value-type="float" office:value="37.717380936327">
            <text:p>37.71738094</text:p>
          </table:table-cell>
          <table:table-cell office:value-type="float" office:value="350.190514742983">
            <text:p>350.1905147</text:p>
          </table:table-cell>
          <table:table-cell table:number-columns-repeated="252"/>
        </table:table-row>
        <table:table-row table:style-name="ro1">
          <table:table-cell table:style-name="ce21" office:value-type="float" office:value="53">
            <text:p>53</text:p>
          </table:table-cell>
          <table:table-cell office:value-type="float" office:value="37.7931999440321">
            <text:p>37.79319994</text:p>
          </table:table-cell>
          <table:table-cell office:value-type="float" office:value="345.161141067067">
            <text:p>345.1611411</text:p>
          </table:table-cell>
          <table:table-cell table:number-columns-repeated="252"/>
        </table:table-row>
        <table:table-row table:style-name="ro1">
          <table:table-cell table:style-name="ce21" office:value-type="float" office:value="54">
            <text:p>54</text:p>
          </table:table-cell>
          <table:table-cell office:value-type="float" office:value="38.1255895303404">
            <text:p>38.12558953</text:p>
          </table:table-cell>
          <table:table-cell office:value-type="float" office:value="347.636263630604">
            <text:p>347.6362636</text:p>
          </table:table-cell>
          <table:table-cell table:number-columns-repeated="252"/>
        </table:table-row>
        <table:table-row table:style-name="ro1">
          <table:table-cell table:style-name="ce21" office:value-type="float" office:value="55">
            <text:p>55</text:p>
          </table:table-cell>
          <table:table-cell office:value-type="float" office:value="46.0773595512166">
            <text:p>46.07735955</text:p>
          </table:table-cell>
          <table:table-cell office:value-type="float" office:value="353.515243316922">
            <text:p>353.5152433</text:p>
          </table:table-cell>
          <table:table-cell table:number-columns-repeated="252"/>
        </table:table-row>
        <table:table-row table:style-name="ro1">
          <table:table-cell table:style-name="ce21" office:value-type="float" office:value="56">
            <text:p>56</text:p>
          </table:table-cell>
          <table:table-cell office:value-type="float" office:value="48.9224290136105">
            <text:p>48.92242901</text:p>
          </table:table-cell>
          <table:table-cell office:value-type="float" office:value="350.545220153401">
            <text:p>350.5452202</text:p>
          </table:table-cell>
          <table:table-cell table:number-columns-repeated="252"/>
        </table:table-row>
        <table:table-row table:style-name="ro1">
          <table:table-cell table:style-name="ce21" office:value-type="float" office:value="57">
            <text:p>57</text:p>
          </table:table-cell>
          <table:table-cell office:value-type="float" office:value="56.8028178816569">
            <text:p>56.80281788</text:p>
          </table:table-cell>
          <table:table-cell office:value-type="float" office:value="345.135663833895">
            <text:p>345.1356638</text:p>
          </table:table-cell>
          <table:table-cell table:number-columns-repeated="252"/>
        </table:table-row>
        <table:table-row table:style-name="ro1">
          <table:table-cell table:style-name="ce21" office:value-type="float" office:value="58">
            <text:p>58</text:p>
          </table:table-cell>
          <table:table-cell office:value-type="float" office:value="37.9433375434938">
            <text:p>37.94333754</text:p>
          </table:table-cell>
          <table:table-cell office:value-type="float" office:value="343.365746587879">
            <text:p>343.3657466</text:p>
          </table:table-cell>
          <table:table-cell table:number-columns-repeated="252"/>
        </table:table-row>
        <table:table-row table:style-name="ro1">
          <table:table-cell table:style-name="ce21" office:value-type="float" office:value="59">
            <text:p>59</text:p>
          </table:table-cell>
          <table:table-cell office:value-type="float" office:value="50.1368723676484">
            <text:p>50.13687237</text:p>
          </table:table-cell>
          <table:table-cell office:value-type="float" office:value="349.114147302088">
            <text:p>349.1141473</text:p>
          </table:table-cell>
          <table:table-cell table:number-columns-repeated="252"/>
        </table:table-row>
        <table:table-row table:style-name="ro1">
          <table:table-cell table:style-name="ce21" office:value-type="float" office:value="60">
            <text:p>60</text:p>
          </table:table-cell>
          <table:table-cell office:value-type="float" office:value="48.3489176652252">
            <text:p>48.34891767</text:p>
          </table:table-cell>
          <table:table-cell office:value-type="float" office:value="343.390680913117">
            <text:p>343.3906809</text:p>
          </table:table-cell>
          <table:table-cell table:number-columns-repeated="252"/>
        </table:table-row>
        <table:table-row table:style-name="ro1">
          <table:table-cell table:style-name="ce21" office:value-type="float" office:value="61">
            <text:p>61</text:p>
          </table:table-cell>
          <table:table-cell office:value-type="float" office:value="53.4417959374386">
            <text:p>53.44179594</text:p>
          </table:table-cell>
          <table:table-cell office:value-type="float" office:value="342.224183359698">
            <text:p>342.2241834</text:p>
          </table:table-cell>
          <table:table-cell table:number-columns-repeated="252"/>
        </table:table-row>
        <table:table-row table:style-name="ro1">
          <table:table-cell table:style-name="ce21" office:value-type="float" office:value="62">
            <text:p>62</text:p>
          </table:table-cell>
          <table:table-cell office:value-type="float" office:value="70.0996382775163">
            <text:p>70.09963828</text:p>
          </table:table-cell>
          <table:table-cell office:value-type="float" office:value="344.105920178179">
            <text:p>344.1059202</text:p>
          </table:table-cell>
          <table:table-cell table:number-columns-repeated="252"/>
        </table:table-row>
        <table:table-row table:style-name="ro1">
          <table:table-cell table:style-name="ce21" office:value-type="float" office:value="63">
            <text:p>63</text:p>
          </table:table-cell>
          <table:table-cell office:value-type="float" office:value="47.4584417758708">
            <text:p>47.45844178</text:p>
          </table:table-cell>
          <table:table-cell office:value-type="float" office:value="345.314333987424">
            <text:p>345.314334</text:p>
          </table:table-cell>
          <table:table-cell table:number-columns-repeated="252"/>
        </table:table-row>
        <table:table-row table:style-name="ro1">
          <table:table-cell table:style-name="ce21" office:value-type="float" office:value="64">
            <text:p>64</text:p>
          </table:table-cell>
          <table:table-cell office:value-type="float" office:value="35.0089687926354">
            <text:p>35.00896879</text:p>
          </table:table-cell>
          <table:table-cell office:value-type="float" office:value="343.295100390075">
            <text:p>343.2951004</text:p>
          </table:table-cell>
          <table:table-cell table:number-columns-repeated="252"/>
        </table:table-row>
        <table:table-row table:style-name="ro1">
          <table:table-cell table:style-name="ce21" office:value-type="float" office:value="65">
            <text:p>65</text:p>
          </table:table-cell>
          <table:table-cell office:value-type="float" office:value="12.7637796319098">
            <text:p>12.76377963</text:p>
          </table:table-cell>
          <table:table-cell office:value-type="float" office:value="350.63852809671">
            <text:p>350.6385281</text:p>
          </table:table-cell>
          <table:table-cell table:number-columns-repeated="252"/>
        </table:table-row>
        <table:table-row table:style-name="ro1">
          <table:table-cell table:style-name="ce21" office:value-type="float" office:value="66">
            <text:p>66</text:p>
          </table:table-cell>
          <table:table-cell office:value-type="float" office:value="29.9573887857859">
            <text:p>29.95738879</text:p>
          </table:table-cell>
          <table:table-cell office:value-type="float" office:value="339.946225792182">
            <text:p>339.9462258</text:p>
          </table:table-cell>
          <table:table-cell table:number-columns-repeated="252"/>
        </table:table-row>
        <table:table-row table:style-name="ro1">
          <table:table-cell table:style-name="ce21" office:value-type="float" office:value="67">
            <text:p>67</text:p>
          </table:table-cell>
          <table:table-cell office:value-type="float" office:value="24.0460692490831">
            <text:p>24.04606925</text:p>
          </table:table-cell>
          <table:table-cell office:value-type="float" office:value="350.452220686846">
            <text:p>350.4522207</text:p>
          </table:table-cell>
          <table:table-cell table:number-columns-repeated="252"/>
        </table:table-row>
        <table:table-row table:style-name="ro1">
          <table:table-cell table:style-name="ce21" office:value-type="float" office:value="68">
            <text:p>68</text:p>
          </table:table-cell>
          <table:table-cell office:value-type="float" office:value="76.971598490925">
            <text:p>76.97159849</text:p>
          </table:table-cell>
          <table:table-cell office:value-type="float" office:value="349.635559976354">
            <text:p>349.63556</text:p>
          </table:table-cell>
          <table:table-cell table:number-columns-repeated="252"/>
        </table:table-row>
        <table:table-row table:style-name="ro1">
          <table:table-cell table:style-name="ce21" office:value-type="float" office:value="69">
            <text:p>69</text:p>
          </table:table-cell>
          <table:table-cell office:value-type="float" office:value="47.7687362605135">
            <text:p>47.76873626</text:p>
          </table:table-cell>
          <table:table-cell office:value-type="float" office:value="343.419722433857">
            <text:p>343.4197224</text:p>
          </table:table-cell>
          <table:table-cell table:number-columns-repeated="252"/>
        </table:table-row>
        <table:table-row table:style-name="ro1">
          <table:table-cell table:style-name="ce21" office:value-type="float" office:value="70">
            <text:p>70</text:p>
          </table:table-cell>
          <table:table-cell office:value-type="float" office:value="62.598936650701">
            <text:p>62.59893665</text:p>
          </table:table-cell>
          <table:table-cell office:value-type="float" office:value="345.646349942925">
            <text:p>345.6463499</text:p>
          </table:table-cell>
          <table:table-cell table:number-columns-repeated="252"/>
        </table:table-row>
        <table:table-row table:style-name="ro1">
          <table:table-cell table:style-name="ce21" office:value-type="float" office:value="71">
            <text:p>71</text:p>
          </table:table-cell>
          <table:table-cell office:value-type="float" office:value="39.7612008954832">
            <text:p>39.7612009</text:p>
          </table:table-cell>
          <table:table-cell office:value-type="float" office:value="351.060338624777">
            <text:p>351.0603386</text:p>
          </table:table-cell>
          <table:table-cell table:number-columns-repeated="252"/>
        </table:table-row>
        <table:table-row table:style-name="ro1">
          <table:table-cell table:style-name="ce21" office:value-type="float" office:value="72">
            <text:p>72</text:p>
          </table:table-cell>
          <table:table-cell office:value-type="float" office:value="41.0467440775034">
            <text:p>41.04674408</text:p>
          </table:table-cell>
          <table:table-cell office:value-type="float" office:value="346.559258502115">
            <text:p>346.5592585</text:p>
          </table:table-cell>
          <table:table-cell table:number-columns-repeated="252"/>
        </table:table-row>
        <table:table-row table:style-name="ro1">
          <table:table-cell table:style-name="ce21" office:value-type="float" office:value="73">
            <text:p>73</text:p>
          </table:table-cell>
          <table:table-cell office:value-type="float" office:value="22.5990003093781">
            <text:p>22.59900031</text:p>
          </table:table-cell>
          <table:table-cell office:value-type="float" office:value="349.686492081819">
            <text:p>349.6864921</text:p>
          </table:table-cell>
          <table:table-cell table:number-columns-repeated="252"/>
        </table:table-row>
        <table:table-row table:style-name="ro1">
          <table:table-cell table:style-name="ce21" office:value-type="float" office:value="74">
            <text:p>74</text:p>
          </table:table-cell>
          <table:table-cell office:value-type="float" office:value="65.6817044167251">
            <text:p>65.68170442</text:p>
          </table:table-cell>
          <table:table-cell office:value-type="float" office:value="342.971237206678">
            <text:p>342.9712372</text:p>
          </table:table-cell>
          <table:table-cell table:number-columns-repeated="252"/>
        </table:table-row>
        <table:table-row table:style-name="ro1">
          <table:table-cell table:style-name="ce21" office:value-type="float" office:value="75">
            <text:p>75</text:p>
          </table:table-cell>
          <table:table-cell office:value-type="float" office:value="18.6586485472415">
            <text:p>18.65864855</text:p>
          </table:table-cell>
          <table:table-cell office:value-type="float" office:value="347.848787872584">
            <text:p>347.8487879</text:p>
          </table:table-cell>
          <table:table-cell table:number-columns-repeated="252"/>
        </table:table-row>
        <table:table-row table:style-name="ro1">
          <table:table-cell table:style-name="ce21" office:value-type="float" office:value="76">
            <text:p>76</text:p>
          </table:table-cell>
          <table:table-cell office:value-type="float" office:value="31.4456903310738">
            <text:p>31.44569033</text:p>
          </table:table-cell>
          <table:table-cell office:value-type="float" office:value="343.649800976153">
            <text:p>343.649801</text:p>
          </table:table-cell>
          <table:table-cell table:number-columns-repeated="252"/>
        </table:table-row>
        <table:table-row table:style-name="ro1">
          <table:table-cell table:style-name="ce21" office:value-type="float" office:value="77">
            <text:p>77</text:p>
          </table:table-cell>
          <table:table-cell office:value-type="float" office:value="41.699258873789">
            <text:p>41.69925887</text:p>
          </table:table-cell>
          <table:table-cell office:value-type="float" office:value="350.973649530154">
            <text:p>350.9736495</text:p>
          </table:table-cell>
          <table:table-cell table:number-columns-repeated="252"/>
        </table:table-row>
        <table:table-row table:style-name="ro1">
          <table:table-cell table:style-name="ce21" office:value-type="float" office:value="78">
            <text:p>78</text:p>
          </table:table-cell>
          <table:table-cell office:value-type="float" office:value="60.4898545897053">
            <text:p>60.48985459</text:p>
          </table:table-cell>
          <table:table-cell office:value-type="float" office:value="341.756874393893">
            <text:p>341.7568744</text:p>
          </table:table-cell>
          <table:table-cell table:number-columns-repeated="252"/>
        </table:table-row>
        <table:table-row table:style-name="ro1">
          <table:table-cell table:style-name="ce21" office:value-type="float" office:value="79">
            <text:p>79</text:p>
          </table:table-cell>
          <table:table-cell office:value-type="float" office:value="61.657358819581">
            <text:p>61.65735882</text:p>
          </table:table-cell>
          <table:table-cell office:value-type="float" office:value="344.385242741078">
            <text:p>344.3852427</text:p>
          </table:table-cell>
          <table:table-cell table:number-columns-repeated="252"/>
        </table:table-row>
        <table:table-row table:style-name="ro1">
          <table:table-cell table:style-name="ce21" office:value-type="float" office:value="80">
            <text:p>80</text:p>
          </table:table-cell>
          <table:table-cell office:value-type="float" office:value="41.2820122433089">
            <text:p>41.28201224</text:p>
          </table:table-cell>
          <table:table-cell office:value-type="float" office:value="347.730425865638">
            <text:p>347.7304259</text:p>
          </table:table-cell>
          <table:table-cell table:number-columns-repeated="252"/>
        </table:table-row>
        <table:table-row table:style-name="ro1">
          <table:table-cell table:style-name="ce21" office:value-type="float" office:value="81">
            <text:p>81</text:p>
          </table:table-cell>
          <table:table-cell office:value-type="float" office:value="24.0828648662825">
            <text:p>24.08286487</text:p>
          </table:table-cell>
          <table:table-cell office:value-type="float" office:value="351.019482354012">
            <text:p>351.0194824</text:p>
          </table:table-cell>
          <table:table-cell table:number-columns-repeated="252"/>
        </table:table-row>
        <table:table-row table:style-name="ro1">
          <table:table-cell table:style-name="ce21" office:value-type="float" office:value="82">
            <text:p>82</text:p>
          </table:table-cell>
          <table:table-cell office:value-type="float" office:value="31.7534253674864">
            <text:p>31.75342537</text:p>
          </table:table-cell>
          <table:table-cell office:value-type="float" office:value="346.578603437979">
            <text:p>346.5786034</text:p>
          </table:table-cell>
          <table:table-cell table:number-columns-repeated="252"/>
        </table:table-row>
        <table:table-row table:style-name="ro1">
          <table:table-cell table:style-name="ce21" office:value-type="float" office:value="83">
            <text:p>83</text:p>
          </table:table-cell>
          <table:table-cell office:value-type="float" office:value="50.1311398110768">
            <text:p>50.13113981</text:p>
          </table:table-cell>
          <table:table-cell office:value-type="float" office:value="349.61390686042">
            <text:p>349.6139069</text:p>
          </table:table-cell>
          <table:table-cell table:number-columns-repeated="252"/>
        </table:table-row>
        <table:table-row table:style-name="ro1">
          <table:table-cell table:style-name="ce21" office:value-type="float" office:value="84">
            <text:p>84</text:p>
          </table:table-cell>
          <table:table-cell office:value-type="float" office:value="65.010591129997">
            <text:p>65.01059113</text:p>
          </table:table-cell>
          <table:table-cell office:value-type="float" office:value="344.019596285108">
            <text:p>344.0195963</text:p>
          </table:table-cell>
          <table:table-cell table:number-columns-repeated="252"/>
        </table:table-row>
        <table:table-row table:style-name="ro1">
          <table:table-cell table:style-name="ce21" office:value-type="float" office:value="85">
            <text:p>85</text:p>
          </table:table-cell>
          <table:table-cell office:value-type="float" office:value="23.2318154108083">
            <text:p>23.23181541</text:p>
          </table:table-cell>
          <table:table-cell office:value-type="float" office:value="346.629994730474">
            <text:p>346.6299947</text:p>
          </table:table-cell>
          <table:table-cell table:number-columns-repeated="252"/>
        </table:table-row>
        <table:table-row table:style-name="ro1">
          <table:table-cell table:style-name="ce21" office:value-type="float" office:value="86">
            <text:p>86</text:p>
          </table:table-cell>
          <table:table-cell office:value-type="float" office:value="31.2544260091969">
            <text:p>31.25442601</text:p>
          </table:table-cell>
          <table:table-cell office:value-type="float" office:value="346.654238974564">
            <text:p>346.654239</text:p>
          </table:table-cell>
          <table:table-cell table:number-columns-repeated="252"/>
        </table:table-row>
        <table:table-row table:style-name="ro1">
          <table:table-cell table:style-name="ce21" office:value-type="float" office:value="87">
            <text:p>87</text:p>
          </table:table-cell>
          <table:table-cell office:value-type="float" office:value="34.9843746135466">
            <text:p>34.98437461</text:p>
          </table:table-cell>
          <table:table-cell office:value-type="float" office:value="352.906600857612">
            <text:p>352.9066009</text:p>
          </table:table-cell>
          <table:table-cell table:number-columns-repeated="252"/>
        </table:table-row>
        <table:table-row table:style-name="ro1">
          <table:table-cell table:style-name="ce21" office:value-type="float" office:value="88">
            <text:p>88</text:p>
          </table:table-cell>
          <table:table-cell office:value-type="float" office:value="56.2627889895206">
            <text:p>56.26278899</text:p>
          </table:table-cell>
          <table:table-cell office:value-type="float" office:value="345.795830373012">
            <text:p>345.7958304</text:p>
          </table:table-cell>
          <table:table-cell table:number-columns-repeated="252"/>
        </table:table-row>
        <table:table-row table:style-name="ro1">
          <table:table-cell table:style-name="ce21" office:value-type="float" office:value="89">
            <text:p>89</text:p>
          </table:table-cell>
          <table:table-cell office:value-type="float" office:value="57.4456530995652">
            <text:p>57.4456531</text:p>
          </table:table-cell>
          <table:table-cell office:value-type="float" office:value="346.992729664268">
            <text:p>346.9927297</text:p>
          </table:table-cell>
          <table:table-cell table:number-columns-repeated="252"/>
        </table:table-row>
        <table:table-row table:style-name="ro1">
          <table:table-cell table:style-name="ce21" office:value-type="float" office:value="90">
            <text:p>90</text:p>
          </table:table-cell>
          <table:table-cell office:value-type="float" office:value="45.2815175738964">
            <text:p>45.28151757</text:p>
          </table:table-cell>
          <table:table-cell office:value-type="float" office:value="349.034080974567">
            <text:p>349.034081</text:p>
          </table:table-cell>
          <table:table-cell table:number-columns-repeated="252"/>
        </table:table-row>
        <table:table-row table:style-name="ro1">
          <table:table-cell table:style-name="ce21" office:value-type="float" office:value="91">
            <text:p>91</text:p>
          </table:table-cell>
          <table:table-cell office:value-type="float" office:value="64.4879429141265">
            <text:p>64.48794291</text:p>
          </table:table-cell>
          <table:table-cell office:value-type="float" office:value="350.933585858435">
            <text:p>350.9335859</text:p>
          </table:table-cell>
          <table:table-cell table:number-columns-repeated="252"/>
        </table:table-row>
        <table:table-row table:style-name="ro1">
          <table:table-cell table:style-name="ce21" office:value-type="float" office:value="92">
            <text:p>92</text:p>
          </table:table-cell>
          <table:table-cell office:value-type="float" office:value="44.4332793230242">
            <text:p>44.43327932</text:p>
          </table:table-cell>
          <table:table-cell office:value-type="float" office:value="346.788331104003">
            <text:p>346.7883311</text:p>
          </table:table-cell>
          <table:table-cell table:number-columns-repeated="252"/>
        </table:table-row>
        <table:table-row table:style-name="ro1">
          <table:table-cell table:style-name="ce21" office:value-type="float" office:value="93">
            <text:p>93</text:p>
          </table:table-cell>
          <table:table-cell office:value-type="float" office:value="37.6933477423058">
            <text:p>37.69334774</text:p>
          </table:table-cell>
          <table:table-cell office:value-type="float" office:value="343.908325504366">
            <text:p>343.9083255</text:p>
          </table:table-cell>
          <table:table-cell table:number-columns-repeated="252"/>
        </table:table-row>
        <table:table-row table:style-name="ro1">
          <table:table-cell table:style-name="ce21" office:value-type="float" office:value="94">
            <text:p>94</text:p>
          </table:table-cell>
          <table:table-cell office:value-type="float" office:value="35.5360971417396">
            <text:p>35.53609714</text:p>
          </table:table-cell>
          <table:table-cell office:value-type="float" office:value="352.04155043242">
            <text:p>352.0415504</text:p>
          </table:table-cell>
          <table:table-cell table:number-columns-repeated="252"/>
        </table:table-row>
        <table:table-row table:style-name="ro1">
          <table:table-cell table:style-name="ce21" office:value-type="float" office:value="95">
            <text:p>95</text:p>
          </table:table-cell>
          <table:table-cell office:value-type="float" office:value="52.4462382970244">
            <text:p>52.4462383</text:p>
          </table:table-cell>
          <table:table-cell office:value-type="float" office:value="351.945861589179">
            <text:p>351.9458616</text:p>
          </table:table-cell>
          <table:table-cell table:number-columns-repeated="252"/>
        </table:table-row>
        <table:table-row table:style-name="ro1">
          <table:table-cell table:style-name="ce21" office:value-type="float" office:value="96">
            <text:p>96</text:p>
          </table:table-cell>
          <table:table-cell office:value-type="float" office:value="30.9720670712928">
            <text:p>30.97206707</text:p>
          </table:table-cell>
          <table:table-cell office:value-type="float" office:value="346.798666505512">
            <text:p>346.7986665</text:p>
          </table:table-cell>
          <table:table-cell table:number-columns-repeated="252"/>
        </table:table-row>
        <table:table-row table:style-name="ro1">
          <table:table-cell table:style-name="ce21" office:value-type="float" office:value="97">
            <text:p>97</text:p>
          </table:table-cell>
          <table:table-cell office:value-type="float" office:value="52.8057645072815">
            <text:p>52.80576451</text:p>
          </table:table-cell>
          <table:table-cell office:value-type="float" office:value="349.772126514974">
            <text:p>349.7721265</text:p>
          </table:table-cell>
          <table:table-cell table:number-columns-repeated="252"/>
        </table:table-row>
        <table:table-row table:style-name="ro1">
          <table:table-cell table:style-name="ce21" office:value-type="float" office:value="98">
            <text:p>98</text:p>
          </table:table-cell>
          <table:table-cell office:value-type="float" office:value="29.8197769720548">
            <text:p>29.81977697</text:p>
          </table:table-cell>
          <table:table-cell office:value-type="float" office:value="347.228035238486">
            <text:p>347.2280352</text:p>
          </table:table-cell>
          <table:table-cell table:number-columns-repeated="252"/>
        </table:table-row>
        <table:table-row table:style-name="ro1">
          <table:table-cell table:style-name="ce21" office:value-type="float" office:value="99">
            <text:p>99</text:p>
          </table:table-cell>
          <table:table-cell office:value-type="float" office:value="67.0905982682566">
            <text:p>67.09059827</text:p>
          </table:table-cell>
          <table:table-cell office:value-type="float" office:value="346.490351507393">
            <text:p>346.4903515</text:p>
          </table:table-cell>
          <table:table-cell table:number-columns-repeated="252"/>
        </table:table-row>
        <table:table-row table:style-name="ro1">
          <table:table-cell table:style-name="ce21" office:value-type="float" office:value="100">
            <text:p>100</text:p>
          </table:table-cell>
          <table:table-cell office:value-type="float" office:value="53.1932233508429">
            <text:p>53.19322335</text:p>
          </table:table-cell>
          <table:table-cell office:value-type="float" office:value="339.378269249274">
            <text:p>339.3782692</text:p>
          </table:table-cell>
          <table:table-cell table:number-columns-repeated="252"/>
        </table:table-row>
        <table:table-row table:style-name="ro1">
          <table:table-cell table:style-name="ce21" office:value-type="float" office:value="101">
            <text:p>101</text:p>
          </table:table-cell>
          <table:table-cell office:value-type="float" office:value="12.2851378330661">
            <text:p>12.28513783</text:p>
          </table:table-cell>
          <table:table-cell office:value-type="float" office:value="344.765823182912">
            <text:p>344.7658232</text:p>
          </table:table-cell>
          <table:table-cell table:number-columns-repeated="252"/>
        </table:table-row>
        <table:table-row table:style-name="ro1">
          <table:table-cell table:style-name="ce21" office:value-type="float" office:value="102">
            <text:p>102</text:p>
          </table:table-cell>
          <table:table-cell office:value-type="float" office:value="19.3497084990314">
            <text:p>19.3497085</text:p>
          </table:table-cell>
          <table:table-cell office:value-type="float" office:value="339.443549351066">
            <text:p>339.4435494</text:p>
          </table:table-cell>
          <table:table-cell table:number-columns-repeated="252"/>
        </table:table-row>
        <table:table-row table:style-name="ro1">
          <table:table-cell table:style-name="ce21" office:value-type="float" office:value="103">
            <text:p>103</text:p>
          </table:table-cell>
          <table:table-cell office:value-type="float" office:value="30.9351672678267">
            <text:p>30.93516727</text:p>
          </table:table-cell>
          <table:table-cell office:value-type="float" office:value="346.024523868895">
            <text:p>346.0245239</text:p>
          </table:table-cell>
          <table:table-cell table:number-columns-repeated="252"/>
        </table:table-row>
        <table:table-row table:style-name="ro1">
          <table:table-cell table:style-name="ce21" office:value-type="float" office:value="104">
            <text:p>104</text:p>
          </table:table-cell>
          <table:table-cell office:value-type="float" office:value="12.9894350187984">
            <text:p>12.98943502</text:p>
          </table:table-cell>
          <table:table-cell office:value-type="float" office:value="339.44580817617">
            <text:p>339.4458082</text:p>
          </table:table-cell>
          <table:table-cell table:number-columns-repeated="252"/>
        </table:table-row>
        <table:table-row table:style-name="ro1">
          <table:table-cell table:style-name="ce21" office:value-type="float" office:value="105">
            <text:p>105</text:p>
          </table:table-cell>
          <table:table-cell office:value-type="float" office:value="33.4565371854879">
            <text:p>33.45653719</text:p>
          </table:table-cell>
          <table:table-cell office:value-type="float" office:value="352.064189703177">
            <text:p>352.0641897</text:p>
          </table:table-cell>
          <table:table-cell table:number-columns-repeated="252"/>
        </table:table-row>
        <table:table-row table:style-name="ro1">
          <table:table-cell table:style-name="ce21" office:value-type="float" office:value="106">
            <text:p>106</text:p>
          </table:table-cell>
          <table:table-cell office:value-type="float" office:value="47.6169870413213">
            <text:p>47.61698704</text:p>
          </table:table-cell>
          <table:table-cell office:value-type="float" office:value="354.919178821484">
            <text:p>354.9191788</text:p>
          </table:table-cell>
          <table:table-cell table:number-columns-repeated="252"/>
        </table:table-row>
        <table:table-row table:style-name="ro1">
          <table:table-cell table:style-name="ce21" office:value-type="float" office:value="107">
            <text:p>107</text:p>
          </table:table-cell>
          <table:table-cell office:value-type="float" office:value="42.2188051345978">
            <text:p>42.21880513</text:p>
          </table:table-cell>
          <table:table-cell office:value-type="float" office:value="344.530533591885">
            <text:p>344.5305336</text:p>
          </table:table-cell>
          <table:table-cell table:number-columns-repeated="252"/>
        </table:table-row>
        <calcext:conditional-formats/>
      </table:table>
      <table:table table:name="results_tawa_NSGAII.dict" table:style-name="ta6" table:print="false">
        <office:forms form:automatic-focus="false" form:apply-design-mode="false"/>
        <table:table-column table:style-name="co8" table:default-cell-style-name="ce15" table:number-columns-repeated="256"/>
        <table:table-row table:style-name="ro1">
          <table:table-cell/>
          <table:table-cell table:style-name="ce21" office:value-type="string">
            <text:p>ouflow(MCM)</text:p>
          </table:table-cell>
          <table:table-cell table:style-name="ce21" office:value-type="string">
            <text:p>storage(MCM)</text:p>
          </table:table-cell>
          <table:table-cell table:number-columns-repeated="252"/>
        </table:table-row>
        <table:table-row table:style-name="ro1">
          <table:table-cell table:style-name="ce21" office:value-type="float" office:value="0">
            <text:p>0</text:p>
          </table:table-cell>
          <table:table-cell office:value-type="float" office:value="20.4081616574403">
            <text:p>20.40816166</text:p>
          </table:table-cell>
          <table:table-cell office:value-type="float" office:value="341.68810095381">
            <text:p>341.688101</text:p>
          </table:table-cell>
          <table:table-cell table:number-columns-repeated="252"/>
        </table:table-row>
        <table:table-row table:style-name="ro1">
          <table:table-cell table:style-name="ce21" office:value-type="float" office:value="1">
            <text:p>1</text:p>
          </table:table-cell>
          <table:table-cell office:value-type="float" office:value="13.7264564766804">
            <text:p>13.72645648</text:p>
          </table:table-cell>
          <table:table-cell office:value-type="float" office:value="351.057394647691">
            <text:p>351.0573946</text:p>
          </table:table-cell>
          <table:table-cell table:number-columns-repeated="252"/>
        </table:table-row>
        <table:table-row table:style-name="ro1">
          <table:table-cell table:style-name="ce21" office:value-type="float" office:value="2">
            <text:p>2</text:p>
          </table:table-cell>
          <table:table-cell office:value-type="float" office:value="26.7355934224413">
            <text:p>26.73559342</text:p>
          </table:table-cell>
          <table:table-cell office:value-type="float" office:value="349.247406523683">
            <text:p>349.2474065</text:p>
          </table:table-cell>
          <table:table-cell table:number-columns-repeated="252"/>
        </table:table-row>
        <table:table-row table:style-name="ro1">
          <table:table-cell table:style-name="ce21" office:value-type="float" office:value="3">
            <text:p>3</text:p>
          </table:table-cell>
          <table:table-cell office:value-type="float" office:value="59.9027562843185">
            <text:p>59.90275628</text:p>
          </table:table-cell>
          <table:table-cell office:value-type="float" office:value="342.171299944497">
            <text:p>342.1712999</text:p>
          </table:table-cell>
          <table:table-cell table:number-columns-repeated="252"/>
        </table:table-row>
        <table:table-row table:style-name="ro1">
          <table:table-cell table:style-name="ce21" office:value-type="float" office:value="4">
            <text:p>4</text:p>
          </table:table-cell>
          <table:table-cell office:value-type="float" office:value="60.0011297324421">
            <text:p>60.00112973</text:p>
          </table:table-cell>
          <table:table-cell office:value-type="float" office:value="352.071452097016">
            <text:p>352.0714521</text:p>
          </table:table-cell>
          <table:table-cell table:number-columns-repeated="252"/>
        </table:table-row>
        <table:table-row table:style-name="ro1">
          <table:table-cell table:style-name="ce21" office:value-type="float" office:value="5">
            <text:p>5</text:p>
          </table:table-cell>
          <table:table-cell office:value-type="float" office:value="44.2753022112253">
            <text:p>44.27530221</text:p>
          </table:table-cell>
          <table:table-cell office:value-type="float" office:value="349.038025618584">
            <text:p>349.0380256</text:p>
          </table:table-cell>
          <table:table-cell table:number-columns-repeated="252"/>
        </table:table-row>
        <table:table-row table:style-name="ro1">
          <table:table-cell table:style-name="ce21" office:value-type="float" office:value="6">
            <text:p>6</text:p>
          </table:table-cell>
          <table:table-cell office:value-type="float" office:value="42.7054314720963">
            <text:p>42.70543147</text:p>
          </table:table-cell>
          <table:table-cell office:value-type="float" office:value="349.245402099896">
            <text:p>349.2454021</text:p>
          </table:table-cell>
          <table:table-cell table:number-columns-repeated="252"/>
        </table:table-row>
        <table:table-row table:style-name="ro1">
          <table:table-cell table:style-name="ce21" office:value-type="float" office:value="7">
            <text:p>7</text:p>
          </table:table-cell>
          <table:table-cell office:value-type="float" office:value="30.3280508050655">
            <text:p>30.32805081</text:p>
          </table:table-cell>
          <table:table-cell office:value-type="float" office:value="342.236096049128">
            <text:p>342.236096</text:p>
          </table:table-cell>
          <table:table-cell table:number-columns-repeated="252"/>
        </table:table-row>
        <table:table-row table:style-name="ro1">
          <table:table-cell table:style-name="ce21" office:value-type="float" office:value="8">
            <text:p>8</text:p>
          </table:table-cell>
          <table:table-cell office:value-type="float" office:value="36.6449384990053">
            <text:p>36.6449385</text:p>
          </table:table-cell>
          <table:table-cell office:value-type="float" office:value="351.037093855547">
            <text:p>351.0370939</text:p>
          </table:table-cell>
          <table:table-cell table:number-columns-repeated="252"/>
        </table:table-row>
        <table:table-row table:style-name="ro1">
          <table:table-cell table:style-name="ce21" office:value-type="float" office:value="9">
            <text:p>9</text:p>
          </table:table-cell>
          <table:table-cell office:value-type="float" office:value="28.7635759770745">
            <text:p>28.76357598</text:p>
          </table:table-cell>
          <table:table-cell office:value-type="float" office:value="353.518562842674">
            <text:p>353.5185628</text:p>
          </table:table-cell>
          <table:table-cell table:number-columns-repeated="252"/>
        </table:table-row>
        <table:table-row table:style-name="ro1">
          <table:table-cell table:style-name="ce21" office:value-type="float" office:value="10">
            <text:p>10</text:p>
          </table:table-cell>
          <table:table-cell office:value-type="float" office:value="30.2831586100625">
            <text:p>30.28315861</text:p>
          </table:table-cell>
          <table:table-cell office:value-type="float" office:value="354.31846825667">
            <text:p>354.3184683</text:p>
          </table:table-cell>
          <table:table-cell table:number-columns-repeated="252"/>
        </table:table-row>
        <table:table-row table:style-name="ro1">
          <table:table-cell table:style-name="ce21" office:value-type="float" office:value="11">
            <text:p>11</text:p>
          </table:table-cell>
          <table:table-cell office:value-type="float" office:value="27.0115944042475">
            <text:p>27.0115944</text:p>
          </table:table-cell>
          <table:table-cell office:value-type="float" office:value="348.719070047131">
            <text:p>348.71907</text:p>
          </table:table-cell>
          <table:table-cell table:number-columns-repeated="252"/>
        </table:table-row>
        <table:table-row table:style-name="ro1">
          <table:table-cell table:style-name="ce21" office:value-type="float" office:value="12">
            <text:p>12</text:p>
          </table:table-cell>
          <table:table-cell office:value-type="float" office:value="33.9667335347697">
            <text:p>33.96673353</text:p>
          </table:table-cell>
          <table:table-cell office:value-type="float" office:value="346.302902704037">
            <text:p>346.3029027</text:p>
          </table:table-cell>
          <table:table-cell table:number-columns-repeated="252"/>
        </table:table-row>
        <table:table-row table:style-name="ro1">
          <table:table-cell table:style-name="ce21" office:value-type="float" office:value="13">
            <text:p>13</text:p>
          </table:table-cell>
          <table:table-cell office:value-type="float" office:value="27.9989746987676">
            <text:p>27.9989747</text:p>
          </table:table-cell>
          <table:table-cell office:value-type="float" office:value="352.049511766682">
            <text:p>352.0495118</text:p>
          </table:table-cell>
          <table:table-cell table:number-columns-repeated="252"/>
        </table:table-row>
        <table:table-row table:style-name="ro1">
          <table:table-cell table:style-name="ce21" office:value-type="float" office:value="14">
            <text:p>14</text:p>
          </table:table-cell>
          <table:table-cell office:value-type="float" office:value="47.0854253292009">
            <text:p>47.08542533</text:p>
          </table:table-cell>
          <table:table-cell office:value-type="float" office:value="348.66237143399">
            <text:p>348.6623714</text:p>
          </table:table-cell>
          <table:table-cell table:number-columns-repeated="252"/>
        </table:table-row>
        <table:table-row table:style-name="ro1">
          <table:table-cell table:style-name="ce21" office:value-type="float" office:value="15">
            <text:p>15</text:p>
          </table:table-cell>
          <table:table-cell office:value-type="float" office:value="21.1608921722304">
            <text:p>21.16089217</text:p>
          </table:table-cell>
          <table:table-cell office:value-type="float" office:value="346.959868640815">
            <text:p>346.9598686</text:p>
          </table:table-cell>
          <table:table-cell table:number-columns-repeated="252"/>
        </table:table-row>
        <table:table-row table:style-name="ro1">
          <table:table-cell table:style-name="ce21" office:value-type="float" office:value="16">
            <text:p>16</text:p>
          </table:table-cell>
          <table:table-cell office:value-type="float" office:value="20.8309890307412">
            <text:p>20.83098903</text:p>
          </table:table-cell>
          <table:table-cell office:value-type="float" office:value="346.79645669672">
            <text:p>346.7964567</text:p>
          </table:table-cell>
          <table:table-cell table:number-columns-repeated="252"/>
        </table:table-row>
        <table:table-row table:style-name="ro1">
          <table:table-cell table:style-name="ce21" office:value-type="float" office:value="17">
            <text:p>17</text:p>
          </table:table-cell>
          <table:table-cell office:value-type="float" office:value="51.126433687871">
            <text:p>51.12643369</text:p>
          </table:table-cell>
          <table:table-cell office:value-type="float" office:value="348.811806187982">
            <text:p>348.8118062</text:p>
          </table:table-cell>
          <table:table-cell table:number-columns-repeated="252"/>
        </table:table-row>
        <table:table-row table:style-name="ro1">
          <table:table-cell table:style-name="ce21" office:value-type="float" office:value="18">
            <text:p>18</text:p>
          </table:table-cell>
          <table:table-cell office:value-type="float" office:value="49.3439525553377">
            <text:p>49.34395256</text:p>
          </table:table-cell>
          <table:table-cell office:value-type="float" office:value="349.228455068728">
            <text:p>349.2284551</text:p>
          </table:table-cell>
          <table:table-cell table:number-columns-repeated="252"/>
        </table:table-row>
        <table:table-row table:style-name="ro1">
          <table:table-cell table:style-name="ce21" office:value-type="float" office:value="19">
            <text:p>19</text:p>
          </table:table-cell>
          <table:table-cell office:value-type="float" office:value="37.1424505445157">
            <text:p>37.14245054</text:p>
          </table:table-cell>
          <table:table-cell office:value-type="float" office:value="344.276236018201">
            <text:p>344.276236</text:p>
          </table:table-cell>
          <table:table-cell table:number-columns-repeated="252"/>
        </table:table-row>
        <table:table-row table:style-name="ro1">
          <table:table-cell table:style-name="ce21" office:value-type="float" office:value="20">
            <text:p>20</text:p>
          </table:table-cell>
          <table:table-cell office:value-type="float" office:value="43.1838347223048">
            <text:p>43.18383472</text:p>
          </table:table-cell>
          <table:table-cell office:value-type="float" office:value="344.853532860449">
            <text:p>344.8535329</text:p>
          </table:table-cell>
          <table:table-cell table:number-columns-repeated="252"/>
        </table:table-row>
        <table:table-row table:style-name="ro1">
          <table:table-cell table:style-name="ce21" office:value-type="float" office:value="21">
            <text:p>21</text:p>
          </table:table-cell>
          <table:table-cell office:value-type="float" office:value="64.9592288695424">
            <text:p>64.95922887</text:p>
          </table:table-cell>
          <table:table-cell office:value-type="float" office:value="346.004214465903">
            <text:p>346.0042145</text:p>
          </table:table-cell>
          <table:table-cell table:number-columns-repeated="252"/>
        </table:table-row>
        <table:table-row table:style-name="ro1">
          <table:table-cell table:style-name="ce21" office:value-type="float" office:value="22">
            <text:p>22</text:p>
          </table:table-cell>
          <table:table-cell office:value-type="float" office:value="55.5562210270113">
            <text:p>55.55622103</text:p>
          </table:table-cell>
          <table:table-cell office:value-type="float" office:value="347.128677504024">
            <text:p>347.1286775</text:p>
          </table:table-cell>
          <table:table-cell table:number-columns-repeated="252"/>
        </table:table-row>
        <table:table-row table:style-name="ro1">
          <table:table-cell table:style-name="ce21" office:value-type="float" office:value="23">
            <text:p>23</text:p>
          </table:table-cell>
          <table:table-cell office:value-type="float" office:value="46.6894968307386">
            <text:p>46.68949683</text:p>
          </table:table-cell>
          <table:table-cell office:value-type="float" office:value="348.484245279601">
            <text:p>348.4842453</text:p>
          </table:table-cell>
          <table:table-cell table:number-columns-repeated="252"/>
        </table:table-row>
        <table:table-row table:style-name="ro1">
          <table:table-cell table:style-name="ce21" office:value-type="float" office:value="24">
            <text:p>24</text:p>
          </table:table-cell>
          <table:table-cell office:value-type="float" office:value="56.6090434426135">
            <text:p>56.60904344</text:p>
          </table:table-cell>
          <table:table-cell office:value-type="float" office:value="343.542692945377">
            <text:p>343.5426929</text:p>
          </table:table-cell>
          <table:table-cell table:number-columns-repeated="252"/>
        </table:table-row>
        <table:table-row table:style-name="ro1">
          <table:table-cell table:style-name="ce21" office:value-type="float" office:value="25">
            <text:p>25</text:p>
          </table:table-cell>
          <table:table-cell office:value-type="float" office:value="50.4595097274102">
            <text:p>50.45950973</text:p>
          </table:table-cell>
          <table:table-cell office:value-type="float" office:value="349.993308193584">
            <text:p>349.9933082</text:p>
          </table:table-cell>
          <table:table-cell table:number-columns-repeated="252"/>
        </table:table-row>
        <table:table-row table:style-name="ro1">
          <table:table-cell table:style-name="ce21" office:value-type="float" office:value="26">
            <text:p>26</text:p>
          </table:table-cell>
          <table:table-cell office:value-type="float" office:value="39.3724233941996">
            <text:p>39.37242339</text:p>
          </table:table-cell>
          <table:table-cell office:value-type="float" office:value="343.110696606135">
            <text:p>343.1106966</text:p>
          </table:table-cell>
          <table:table-cell table:number-columns-repeated="252"/>
        </table:table-row>
        <table:table-row table:style-name="ro1">
          <table:table-cell table:style-name="ce21" office:value-type="float" office:value="27">
            <text:p>27</text:p>
          </table:table-cell>
          <table:table-cell office:value-type="float" office:value="38.4923976029804">
            <text:p>38.4923976</text:p>
          </table:table-cell>
          <table:table-cell office:value-type="float" office:value="342.580037877553">
            <text:p>342.5800379</text:p>
          </table:table-cell>
          <table:table-cell table:number-columns-repeated="252"/>
        </table:table-row>
        <table:table-row table:style-name="ro1">
          <table:table-cell table:style-name="ce21" office:value-type="float" office:value="28">
            <text:p>28</text:p>
          </table:table-cell>
          <table:table-cell office:value-type="float" office:value="48.4537571241014">
            <text:p>48.45375712</text:p>
          </table:table-cell>
          <table:table-cell office:value-type="float" office:value="347.76505771858">
            <text:p>347.7650577</text:p>
          </table:table-cell>
          <table:table-cell table:number-columns-repeated="252"/>
        </table:table-row>
        <table:table-row table:style-name="ro1">
          <table:table-cell table:style-name="ce21" office:value-type="float" office:value="29">
            <text:p>29</text:p>
          </table:table-cell>
          <table:table-cell office:value-type="float" office:value="53.6105215112454">
            <text:p>53.61052151</text:p>
          </table:table-cell>
          <table:table-cell office:value-type="float" office:value="348.37332137814">
            <text:p>348.3733214</text:p>
          </table:table-cell>
          <table:table-cell table:number-columns-repeated="252"/>
        </table:table-row>
        <table:table-row table:style-name="ro1">
          <table:table-cell table:style-name="ce21" office:value-type="float" office:value="30">
            <text:p>30</text:p>
          </table:table-cell>
          <table:table-cell office:value-type="float" office:value="25.021937792823">
            <text:p>25.02193779</text:p>
          </table:table-cell>
          <table:table-cell office:value-type="float" office:value="352.821823751491">
            <text:p>352.8218238</text:p>
          </table:table-cell>
          <table:table-cell table:number-columns-repeated="252"/>
        </table:table-row>
        <table:table-row table:style-name="ro1">
          <table:table-cell table:style-name="ce21" office:value-type="float" office:value="31">
            <text:p>31</text:p>
          </table:table-cell>
          <table:table-cell office:value-type="float" office:value="58.1833889001162">
            <text:p>58.1833889</text:p>
          </table:table-cell>
          <table:table-cell office:value-type="float" office:value="350.622078134319">
            <text:p>350.6220781</text:p>
          </table:table-cell>
          <table:table-cell table:number-columns-repeated="252"/>
        </table:table-row>
        <table:table-row table:style-name="ro1">
          <table:table-cell table:style-name="ce21" office:value-type="float" office:value="32">
            <text:p>32</text:p>
          </table:table-cell>
          <table:table-cell office:value-type="float" office:value="10.6271153003958">
            <text:p>10.6271153</text:p>
          </table:table-cell>
          <table:table-cell office:value-type="float" office:value="344.089981295827">
            <text:p>344.0899813</text:p>
          </table:table-cell>
          <table:table-cell table:number-columns-repeated="252"/>
        </table:table-row>
        <table:table-row table:style-name="ro1">
          <table:table-cell table:style-name="ce21" office:value-type="float" office:value="33">
            <text:p>33</text:p>
          </table:table-cell>
          <table:table-cell office:value-type="float" office:value="41.6984083859965">
            <text:p>41.69840839</text:p>
          </table:table-cell>
          <table:table-cell office:value-type="float" office:value="348.511790579759">
            <text:p>348.5117906</text:p>
          </table:table-cell>
          <table:table-cell table:number-columns-repeated="252"/>
        </table:table-row>
        <table:table-row table:style-name="ro1">
          <table:table-cell table:style-name="ce21" office:value-type="float" office:value="34">
            <text:p>34</text:p>
          </table:table-cell>
          <table:table-cell office:value-type="float" office:value="20.3577222813931">
            <text:p>20.35772228</text:p>
          </table:table-cell>
          <table:table-cell office:value-type="float" office:value="344.142521033624">
            <text:p>344.142521</text:p>
          </table:table-cell>
          <table:table-cell table:number-columns-repeated="252"/>
        </table:table-row>
        <table:table-row table:style-name="ro1">
          <table:table-cell table:style-name="ce21" office:value-type="float" office:value="35">
            <text:p>35</text:p>
          </table:table-cell>
          <table:table-cell office:value-type="float" office:value="62.4518700558085">
            <text:p>62.45187006</text:p>
          </table:table-cell>
          <table:table-cell office:value-type="float" office:value="349.095322657832">
            <text:p>349.0953227</text:p>
          </table:table-cell>
          <table:table-cell table:number-columns-repeated="252"/>
        </table:table-row>
        <table:table-row table:style-name="ro1">
          <table:table-cell table:style-name="ce21" office:value-type="float" office:value="36">
            <text:p>36</text:p>
          </table:table-cell>
          <table:table-cell office:value-type="float" office:value="74.0105211985409">
            <text:p>74.0105212</text:p>
          </table:table-cell>
          <table:table-cell office:value-type="float" office:value="345.382028066405">
            <text:p>345.3820281</text:p>
          </table:table-cell>
          <table:table-cell table:number-columns-repeated="252"/>
        </table:table-row>
        <table:table-row table:style-name="ro1">
          <table:table-cell table:style-name="ce21" office:value-type="float" office:value="37">
            <text:p>37</text:p>
          </table:table-cell>
          <table:table-cell office:value-type="float" office:value="40.1712050062179">
            <text:p>40.17120501</text:p>
          </table:table-cell>
          <table:table-cell office:value-type="float" office:value="348.653072346208">
            <text:p>348.6530723</text:p>
          </table:table-cell>
          <table:table-cell table:number-columns-repeated="252"/>
        </table:table-row>
        <table:table-row table:style-name="ro1">
          <table:table-cell table:style-name="ce21" office:value-type="float" office:value="38">
            <text:p>38</text:p>
          </table:table-cell>
          <table:table-cell office:value-type="float" office:value="54.6819061911677">
            <text:p>54.68190619</text:p>
          </table:table-cell>
          <table:table-cell office:value-type="float" office:value="350.154954996974">
            <text:p>350.154955</text:p>
          </table:table-cell>
          <table:table-cell table:number-columns-repeated="252"/>
        </table:table-row>
        <table:table-row table:style-name="ro1">
          <table:table-cell table:style-name="ce21" office:value-type="float" office:value="39">
            <text:p>39</text:p>
          </table:table-cell>
          <table:table-cell office:value-type="float" office:value="42.6361106550609">
            <text:p>42.63611066</text:p>
          </table:table-cell>
          <table:table-cell office:value-type="float" office:value="349.414744830944">
            <text:p>349.4147448</text:p>
          </table:table-cell>
          <table:table-cell table:number-columns-repeated="252"/>
        </table:table-row>
        <table:table-row table:style-name="ro1">
          <table:table-cell table:style-name="ce21" office:value-type="float" office:value="40">
            <text:p>40</text:p>
          </table:table-cell>
          <table:table-cell office:value-type="float" office:value="72.5734601062335">
            <text:p>72.57346011</text:p>
          </table:table-cell>
          <table:table-cell office:value-type="float" office:value="345.729910321944">
            <text:p>345.7299103</text:p>
          </table:table-cell>
          <table:table-cell table:number-columns-repeated="252"/>
        </table:table-row>
        <table:table-row table:style-name="ro1">
          <table:table-cell table:style-name="ce21" office:value-type="float" office:value="41">
            <text:p>41</text:p>
          </table:table-cell>
          <table:table-cell office:value-type="float" office:value="75.7204256625716">
            <text:p>75.72042566</text:p>
          </table:table-cell>
          <table:table-cell office:value-type="float" office:value="345.228818846027">
            <text:p>345.2288188</text:p>
          </table:table-cell>
          <table:table-cell table:number-columns-repeated="252"/>
        </table:table-row>
        <table:table-row table:style-name="ro1">
          <table:table-cell table:style-name="ce21" office:value-type="float" office:value="42">
            <text:p>42</text:p>
          </table:table-cell>
          <table:table-cell office:value-type="float" office:value="12.9794300872422">
            <text:p>12.97943009</text:p>
          </table:table-cell>
          <table:table-cell office:value-type="float" office:value="347.853399225591">
            <text:p>347.8533992</text:p>
          </table:table-cell>
          <table:table-cell table:number-columns-repeated="252"/>
        </table:table-row>
        <table:table-row table:style-name="ro1">
          <table:table-cell table:style-name="ce21" office:value-type="float" office:value="43">
            <text:p>43</text:p>
          </table:table-cell>
          <table:table-cell office:value-type="float" office:value="54.5231276626656">
            <text:p>54.52312766</text:p>
          </table:table-cell>
          <table:table-cell office:value-type="float" office:value="350.590326316819">
            <text:p>350.5903263</text:p>
          </table:table-cell>
          <table:table-cell table:number-columns-repeated="252"/>
        </table:table-row>
        <table:table-row table:style-name="ro1">
          <table:table-cell table:style-name="ce21" office:value-type="float" office:value="44">
            <text:p>44</text:p>
          </table:table-cell>
          <table:table-cell office:value-type="float" office:value="72.6576853676588">
            <text:p>72.65768537</text:p>
          </table:table-cell>
          <table:table-cell office:value-type="float" office:value="345.736234273393">
            <text:p>345.7362343</text:p>
          </table:table-cell>
          <table:table-cell table:number-columns-repeated="252"/>
        </table:table-row>
        <table:table-row table:style-name="ro1">
          <table:table-cell table:style-name="ce21" office:value-type="float" office:value="45">
            <text:p>45</text:p>
          </table:table-cell>
          <table:table-cell office:value-type="float" office:value="47.4771924673742">
            <text:p>47.47719247</text:p>
          </table:table-cell>
          <table:table-cell office:value-type="float" office:value="351.855192116321">
            <text:p>351.8551921</text:p>
          </table:table-cell>
          <table:table-cell table:number-columns-repeated="252"/>
        </table:table-row>
        <table:table-row table:style-name="ro1">
          <table:table-cell table:style-name="ce21" office:value-type="float" office:value="46">
            <text:p>46</text:p>
          </table:table-cell>
          <table:table-cell office:value-type="float" office:value="59.494772806644">
            <text:p>59.49477281</text:p>
          </table:table-cell>
          <table:table-cell office:value-type="float" office:value="345.200683252768">
            <text:p>345.2006833</text:p>
          </table:table-cell>
          <table:table-cell table:number-columns-repeated="252"/>
        </table:table-row>
        <table:table-row table:style-name="ro1">
          <table:table-cell table:style-name="ce21" office:value-type="float" office:value="47">
            <text:p>47</text:p>
          </table:table-cell>
          <table:table-cell office:value-type="float" office:value="42.6056604766391">
            <text:p>42.60566048</text:p>
          </table:table-cell>
          <table:table-cell office:value-type="float" office:value="349.654372208589">
            <text:p>349.6543722</text:p>
          </table:table-cell>
          <table:table-cell table:number-columns-repeated="252"/>
        </table:table-row>
        <table:table-row table:style-name="ro1">
          <table:table-cell table:style-name="ce21" office:value-type="float" office:value="48">
            <text:p>48</text:p>
          </table:table-cell>
          <table:table-cell office:value-type="float" office:value="40.4161459878396">
            <text:p>40.41614599</text:p>
          </table:table-cell>
          <table:table-cell office:value-type="float" office:value="347.01726039666">
            <text:p>347.0172604</text:p>
          </table:table-cell>
          <table:table-cell table:number-columns-repeated="252"/>
        </table:table-row>
        <table:table-row table:style-name="ro1">
          <table:table-cell table:style-name="ce21" office:value-type="float" office:value="49">
            <text:p>49</text:p>
          </table:table-cell>
          <table:table-cell office:value-type="float" office:value="38.61819197889">
            <text:p>38.61819198</text:p>
          </table:table-cell>
          <table:table-cell office:value-type="float" office:value="343.949698559555">
            <text:p>343.9496986</text:p>
          </table:table-cell>
          <table:table-cell table:number-columns-repeated="252"/>
        </table:table-row>
        <table:table-row table:style-name="ro1">
          <table:table-cell table:style-name="ce21" office:value-type="float" office:value="50">
            <text:p>50</text:p>
          </table:table-cell>
          <table:table-cell office:value-type="float" office:value="48.1227348048242">
            <text:p>48.1227348</text:p>
          </table:table-cell>
          <table:table-cell office:value-type="float" office:value="346.183287333866">
            <text:p>346.1832873</text:p>
          </table:table-cell>
          <table:table-cell table:number-columns-repeated="252"/>
        </table:table-row>
        <table:table-row table:style-name="ro1">
          <table:table-cell table:style-name="ce21" office:value-type="float" office:value="51">
            <text:p>51</text:p>
          </table:table-cell>
          <table:table-cell office:value-type="float" office:value="59.8915912779378">
            <text:p>59.89159128</text:p>
          </table:table-cell>
          <table:table-cell office:value-type="float" office:value="341.344320941526">
            <text:p>341.3443209</text:p>
          </table:table-cell>
          <table:table-cell table:number-columns-repeated="252"/>
        </table:table-row>
        <table:table-row table:style-name="ro1">
          <table:table-cell table:style-name="ce21" office:value-type="float" office:value="52">
            <text:p>52</text:p>
          </table:table-cell>
          <table:table-cell office:value-type="float" office:value="28.37135422049">
            <text:p>28.37135422</text:p>
          </table:table-cell>
          <table:table-cell office:value-type="float" office:value="350.207937895655">
            <text:p>350.2079379</text:p>
          </table:table-cell>
          <table:table-cell table:number-columns-repeated="252"/>
        </table:table-row>
        <table:table-row table:style-name="ro1">
          <table:table-cell table:style-name="ce21" office:value-type="float" office:value="53">
            <text:p>53</text:p>
          </table:table-cell>
          <table:table-cell office:value-type="float" office:value="55.3887753368973">
            <text:p>55.38877534</text:p>
          </table:table-cell>
          <table:table-cell office:value-type="float" office:value="351.630192944113">
            <text:p>351.6301929</text:p>
          </table:table-cell>
          <table:table-cell table:number-columns-repeated="252"/>
        </table:table-row>
        <table:table-row table:style-name="ro1">
          <table:table-cell table:style-name="ce21" office:value-type="float" office:value="54">
            <text:p>54</text:p>
          </table:table-cell>
          <table:table-cell office:value-type="float" office:value="44.8315892822452">
            <text:p>44.83158928</text:p>
          </table:table-cell>
          <table:table-cell office:value-type="float" office:value="346.777772837544">
            <text:p>346.7777728</text:p>
          </table:table-cell>
          <table:table-cell table:number-columns-repeated="252"/>
        </table:table-row>
        <table:table-row table:style-name="ro1">
          <table:table-cell table:style-name="ce21" office:value-type="float" office:value="55">
            <text:p>55</text:p>
          </table:table-cell>
          <table:table-cell office:value-type="float" office:value="34.3894889124763">
            <text:p>34.38948891</text:p>
          </table:table-cell>
          <table:table-cell office:value-type="float" office:value="342.734736827106">
            <text:p>342.7347368</text:p>
          </table:table-cell>
          <table:table-cell table:number-columns-repeated="252"/>
        </table:table-row>
        <table:table-row table:style-name="ro1">
          <table:table-cell table:style-name="ce21" office:value-type="float" office:value="56">
            <text:p>56</text:p>
          </table:table-cell>
          <table:table-cell office:value-type="float" office:value="74.7121995744303">
            <text:p>74.71219957</text:p>
          </table:table-cell>
          <table:table-cell office:value-type="float" office:value="344.241148107998">
            <text:p>344.2411481</text:p>
          </table:table-cell>
          <table:table-cell table:number-columns-repeated="252"/>
        </table:table-row>
        <table:table-row table:style-name="ro1">
          <table:table-cell table:style-name="ce21" office:value-type="float" office:value="57">
            <text:p>57</text:p>
          </table:table-cell>
          <table:table-cell office:value-type="float" office:value="65.1606285791431">
            <text:p>65.16062858</text:p>
          </table:table-cell>
          <table:table-cell office:value-type="float" office:value="347.645734003082">
            <text:p>347.645734</text:p>
          </table:table-cell>
          <table:table-cell table:number-columns-repeated="252"/>
        </table:table-row>
        <table:table-row table:style-name="ro1">
          <table:table-cell table:style-name="ce21" office:value-type="float" office:value="58">
            <text:p>58</text:p>
          </table:table-cell>
          <table:table-cell office:value-type="float" office:value="45.3891893764415">
            <text:p>45.38918938</text:p>
          </table:table-cell>
          <table:table-cell office:value-type="float" office:value="349.493518223016">
            <text:p>349.4935182</text:p>
          </table:table-cell>
          <table:table-cell table:number-columns-repeated="252"/>
        </table:table-row>
        <table:table-row table:style-name="ro1">
          <table:table-cell table:style-name="ce21" office:value-type="float" office:value="59">
            <text:p>59</text:p>
          </table:table-cell>
          <table:table-cell office:value-type="float" office:value="44.11674566406">
            <text:p>44.11674566</text:p>
          </table:table-cell>
          <table:table-cell office:value-type="float" office:value="346.668601120369">
            <text:p>346.6686011</text:p>
          </table:table-cell>
          <table:table-cell table:number-columns-repeated="252"/>
        </table:table-row>
        <table:table-row table:style-name="ro1">
          <table:table-cell table:style-name="ce21" office:value-type="float" office:value="60">
            <text:p>60</text:p>
          </table:table-cell>
          <table:table-cell office:value-type="float" office:value="21.5657633461751">
            <text:p>21.56576335</text:p>
          </table:table-cell>
          <table:table-cell office:value-type="float" office:value="349.932836846978">
            <text:p>349.9328368</text:p>
          </table:table-cell>
          <table:table-cell table:number-columns-repeated="252"/>
        </table:table-row>
        <table:table-row table:style-name="ro1">
          <table:table-cell table:style-name="ce21" office:value-type="float" office:value="61">
            <text:p>61</text:p>
          </table:table-cell>
          <table:table-cell office:value-type="float" office:value="26.3968146694971">
            <text:p>26.39681467</text:p>
          </table:table-cell>
          <table:table-cell office:value-type="float" office:value="339.628604450788">
            <text:p>339.6286045</text:p>
          </table:table-cell>
          <table:table-cell table:number-columns-repeated="252"/>
        </table:table-row>
        <table:table-row table:style-name="ro1">
          <table:table-cell table:style-name="ce21" office:value-type="float" office:value="62">
            <text:p>62</text:p>
          </table:table-cell>
          <table:table-cell office:value-type="float" office:value="34.107988349086">
            <text:p>34.10798835</text:p>
          </table:table-cell>
          <table:table-cell office:value-type="float" office:value="345.532524482632">
            <text:p>345.5325245</text:p>
          </table:table-cell>
          <table:table-cell table:number-columns-repeated="252"/>
        </table:table-row>
        <table:table-row table:style-name="ro1">
          <table:table-cell table:style-name="ce21" office:value-type="float" office:value="63">
            <text:p>63</text:p>
          </table:table-cell>
          <table:table-cell office:value-type="float" office:value="57.5508298454125">
            <text:p>57.55082985</text:p>
          </table:table-cell>
          <table:table-cell office:value-type="float" office:value="346.069129678688">
            <text:p>346.0691297</text:p>
          </table:table-cell>
          <table:table-cell table:number-columns-repeated="252"/>
        </table:table-row>
        <table:table-row table:style-name="ro1">
          <table:table-cell table:style-name="ce21" office:value-type="float" office:value="64">
            <text:p>64</text:p>
          </table:table-cell>
          <table:table-cell office:value-type="float" office:value="32.0395828331004">
            <text:p>32.03958283</text:p>
          </table:table-cell>
          <table:table-cell office:value-type="float" office:value="341.521134128851">
            <text:p>341.5211341</text:p>
          </table:table-cell>
          <table:table-cell table:number-columns-repeated="252"/>
        </table:table-row>
        <table:table-row table:style-name="ro1">
          <table:table-cell table:style-name="ce21" office:value-type="float" office:value="65">
            <text:p>65</text:p>
          </table:table-cell>
          <table:table-cell office:value-type="float" office:value="43.1792022422775">
            <text:p>43.17920224</text:p>
          </table:table-cell>
          <table:table-cell office:value-type="float" office:value="343.772952416832">
            <text:p>343.7729524</text:p>
          </table:table-cell>
          <table:table-cell table:number-columns-repeated="252"/>
        </table:table-row>
        <table:table-row table:style-name="ro1">
          <table:table-cell table:style-name="ce21" office:value-type="float" office:value="66">
            <text:p>66</text:p>
          </table:table-cell>
          <table:table-cell office:value-type="float" office:value="41.0481760772207">
            <text:p>41.04817608</text:p>
          </table:table-cell>
          <table:table-cell office:value-type="float" office:value="343.647737126444">
            <text:p>343.6477371</text:p>
          </table:table-cell>
          <table:table-cell table:number-columns-repeated="252"/>
        </table:table-row>
        <table:table-row table:style-name="ro1">
          <table:table-cell table:style-name="ce21" office:value-type="float" office:value="67">
            <text:p>67</text:p>
          </table:table-cell>
          <table:table-cell office:value-type="float" office:value="29.6006019241324">
            <text:p>29.60060192</text:p>
          </table:table-cell>
          <table:table-cell office:value-type="float" office:value="342.845432972176">
            <text:p>342.845433</text:p>
          </table:table-cell>
          <table:table-cell table:number-columns-repeated="252"/>
        </table:table-row>
        <table:table-row table:style-name="ro1">
          <table:table-cell table:style-name="ce21" office:value-type="float" office:value="68">
            <text:p>68</text:p>
          </table:table-cell>
          <table:table-cell office:value-type="float" office:value="44.312425694881">
            <text:p>44.31242569</text:p>
          </table:table-cell>
          <table:table-cell office:value-type="float" office:value="351.224256569062">
            <text:p>351.2242566</text:p>
          </table:table-cell>
          <table:table-cell table:number-columns-repeated="252"/>
        </table:table-row>
        <table:table-row table:style-name="ro1">
          <table:table-cell table:style-name="ce21" office:value-type="float" office:value="69">
            <text:p>69</text:p>
          </table:table-cell>
          <table:table-cell office:value-type="float" office:value="25.727917776933">
            <text:p>25.72791778</text:p>
          </table:table-cell>
          <table:table-cell office:value-type="float" office:value="347.331345652869">
            <text:p>347.3313457</text:p>
          </table:table-cell>
          <table:table-cell table:number-columns-repeated="252"/>
        </table:table-row>
        <table:table-row table:style-name="ro1">
          <table:table-cell table:style-name="ce21" office:value-type="float" office:value="70">
            <text:p>70</text:p>
          </table:table-cell>
          <table:table-cell office:value-type="float" office:value="27.7706761636811">
            <text:p>27.77067616</text:p>
          </table:table-cell>
          <table:table-cell office:value-type="float" office:value="349.699474960894">
            <text:p>349.699475</text:p>
          </table:table-cell>
          <table:table-cell table:number-columns-repeated="252"/>
        </table:table-row>
        <table:table-row table:style-name="ro1">
          <table:table-cell table:style-name="ce21" office:value-type="float" office:value="71">
            <text:p>71</text:p>
          </table:table-cell>
          <table:table-cell office:value-type="float" office:value="49.620969426501">
            <text:p>49.62096943</text:p>
          </table:table-cell>
          <table:table-cell office:value-type="float" office:value="349.130572899991">
            <text:p>349.1305729</text:p>
          </table:table-cell>
          <table:table-cell table:number-columns-repeated="252"/>
        </table:table-row>
        <table:table-row table:style-name="ro1">
          <table:table-cell table:style-name="ce21" office:value-type="float" office:value="72">
            <text:p>72</text:p>
          </table:table-cell>
          <table:table-cell office:value-type="float" office:value="76.0108250429204">
            <text:p>76.01082504</text:p>
          </table:table-cell>
          <table:table-cell office:value-type="float" office:value="349.70892996143">
            <text:p>349.70893</text:p>
          </table:table-cell>
          <table:table-cell table:number-columns-repeated="252"/>
        </table:table-row>
        <table:table-row table:style-name="ro1">
          <table:table-cell table:style-name="ce21" office:value-type="float" office:value="73">
            <text:p>73</text:p>
          </table:table-cell>
          <table:table-cell office:value-type="float" office:value="60.2223930117077">
            <text:p>60.22239301</text:p>
          </table:table-cell>
          <table:table-cell office:value-type="float" office:value="344.973652198526">
            <text:p>344.9736522</text:p>
          </table:table-cell>
          <table:table-cell table:number-columns-repeated="252"/>
        </table:table-row>
        <table:table-row table:style-name="ro1">
          <table:table-cell table:style-name="ce21" office:value-type="float" office:value="74">
            <text:p>74</text:p>
          </table:table-cell>
          <table:table-cell office:value-type="float" office:value="34.3342415340981">
            <text:p>34.33424153</text:p>
          </table:table-cell>
          <table:table-cell office:value-type="float" office:value="345.098097642823">
            <text:p>345.0980976</text:p>
          </table:table-cell>
          <table:table-cell table:number-columns-repeated="252"/>
        </table:table-row>
        <table:table-row table:style-name="ro1">
          <table:table-cell table:style-name="ce21" office:value-type="float" office:value="75">
            <text:p>75</text:p>
          </table:table-cell>
          <table:table-cell office:value-type="float" office:value="16.3958172965183">
            <text:p>16.3958173</text:p>
          </table:table-cell>
          <table:table-cell office:value-type="float" office:value="350.807734856706">
            <text:p>350.8077349</text:p>
          </table:table-cell>
          <table:table-cell table:number-columns-repeated="252"/>
        </table:table-row>
        <table:table-row table:style-name="ro1">
          <table:table-cell table:style-name="ce21" office:value-type="float" office:value="76">
            <text:p>76</text:p>
          </table:table-cell>
          <table:table-cell office:value-type="float" office:value="54.6899095618929">
            <text:p>54.68990956</text:p>
          </table:table-cell>
          <table:table-cell office:value-type="float" office:value="343.877531873682">
            <text:p>343.8775319</text:p>
          </table:table-cell>
          <table:table-cell table:number-columns-repeated="252"/>
        </table:table-row>
        <table:table-row table:style-name="ro1">
          <table:table-cell table:style-name="ce21" office:value-type="float" office:value="77">
            <text:p>77</text:p>
          </table:table-cell>
          <table:table-cell office:value-type="float" office:value="16.5963490152134">
            <text:p>16.59634902</text:p>
          </table:table-cell>
          <table:table-cell office:value-type="float" office:value="346.239343437711">
            <text:p>346.2393434</text:p>
          </table:table-cell>
          <table:table-cell table:number-columns-repeated="252"/>
        </table:table-row>
        <table:table-row table:style-name="ro1">
          <table:table-cell table:style-name="ce21" office:value-type="float" office:value="78">
            <text:p>78</text:p>
          </table:table-cell>
          <table:table-cell office:value-type="float" office:value="52.1151535861468">
            <text:p>52.11515359</text:p>
          </table:table-cell>
          <table:table-cell office:value-type="float" office:value="346.17133422798">
            <text:p>346.1713342</text:p>
          </table:table-cell>
          <table:table-cell table:number-columns-repeated="252"/>
        </table:table-row>
        <table:table-row table:style-name="ro1">
          <table:table-cell table:style-name="ce21" office:value-type="float" office:value="79">
            <text:p>79</text:p>
          </table:table-cell>
          <table:table-cell office:value-type="float" office:value="34.7879094456683">
            <text:p>34.78790945</text:p>
          </table:table-cell>
          <table:table-cell office:value-type="float" office:value="352.846860052017">
            <text:p>352.8468601</text:p>
          </table:table-cell>
          <table:table-cell table:number-columns-repeated="252"/>
        </table:table-row>
        <table:table-row table:style-name="ro1">
          <table:table-cell table:style-name="ce21" office:value-type="float" office:value="80">
            <text:p>80</text:p>
          </table:table-cell>
          <table:table-cell office:value-type="float" office:value="35.1705196917456">
            <text:p>35.17051969</text:p>
          </table:table-cell>
          <table:table-cell office:value-type="float" office:value="347.8422410232">
            <text:p>347.842241</text:p>
          </table:table-cell>
          <table:table-cell table:number-columns-repeated="252"/>
        </table:table-row>
        <table:table-row table:style-name="ro1">
          <table:table-cell table:style-name="ce21" office:value-type="float" office:value="81">
            <text:p>81</text:p>
          </table:table-cell>
          <table:table-cell office:value-type="float" office:value="34.0212030002451">
            <text:p>34.021203</text:p>
          </table:table-cell>
          <table:table-cell office:value-type="float" office:value="343.692780691204">
            <text:p>343.6927807</text:p>
          </table:table-cell>
          <table:table-cell table:number-columns-repeated="252"/>
        </table:table-row>
        <table:table-row table:style-name="ro1">
          <table:table-cell table:style-name="ce21" office:value-type="float" office:value="82">
            <text:p>82</text:p>
          </table:table-cell>
          <table:table-cell office:value-type="float" office:value="30.0866858073022">
            <text:p>30.08668581</text:p>
          </table:table-cell>
          <table:table-cell office:value-type="float" office:value="343.005541441543">
            <text:p>343.0055414</text:p>
          </table:table-cell>
          <table:table-cell table:number-columns-repeated="252"/>
        </table:table-row>
        <table:table-row table:style-name="ro1">
          <table:table-cell table:style-name="ce21" office:value-type="float" office:value="83">
            <text:p>83</text:p>
          </table:table-cell>
          <table:table-cell office:value-type="float" office:value="56.2648466212294">
            <text:p>56.26484662</text:p>
          </table:table-cell>
          <table:table-cell office:value-type="float" office:value="344.324381255713">
            <text:p>344.3243813</text:p>
          </table:table-cell>
          <table:table-cell table:number-columns-repeated="252"/>
        </table:table-row>
        <table:table-row table:style-name="ro1">
          <table:table-cell table:style-name="ce21" office:value-type="float" office:value="84">
            <text:p>84</text:p>
          </table:table-cell>
          <table:table-cell office:value-type="float" office:value="42.8013171853034">
            <text:p>42.80131719</text:p>
          </table:table-cell>
          <table:table-cell office:value-type="float" office:value="344.737090139485">
            <text:p>344.7370901</text:p>
          </table:table-cell>
          <table:table-cell table:number-columns-repeated="252"/>
        </table:table-row>
        <table:table-row table:style-name="ro1">
          <table:table-cell table:style-name="ce21" office:value-type="float" office:value="85">
            <text:p>85</text:p>
          </table:table-cell>
          <table:table-cell office:value-type="float" office:value="44.7604119527245">
            <text:p>44.76041195</text:p>
          </table:table-cell>
          <table:table-cell office:value-type="float" office:value="345.325396456591">
            <text:p>345.3253965</text:p>
          </table:table-cell>
          <table:table-cell table:number-columns-repeated="252"/>
        </table:table-row>
        <table:table-row table:style-name="ro1">
          <table:table-cell table:style-name="ce21" office:value-type="float" office:value="86">
            <text:p>86</text:p>
          </table:table-cell>
          <table:table-cell office:value-type="float" office:value="51.6457535785343">
            <text:p>51.64575358</text:p>
          </table:table-cell>
          <table:table-cell office:value-type="float" office:value="343.192426936928">
            <text:p>343.1924269</text:p>
          </table:table-cell>
          <table:table-cell table:number-columns-repeated="252"/>
        </table:table-row>
        <table:table-row table:style-name="ro1">
          <table:table-cell table:style-name="ce21" office:value-type="float" office:value="87">
            <text:p>87</text:p>
          </table:table-cell>
          <table:table-cell office:value-type="float" office:value="58.7657323686635">
            <text:p>58.76573237</text:p>
          </table:table-cell>
          <table:table-cell office:value-type="float" office:value="342.77473437119">
            <text:p>342.7747344</text:p>
          </table:table-cell>
          <table:table-cell table:number-columns-repeated="252"/>
        </table:table-row>
        <table:table-row table:style-name="ro1">
          <table:table-cell table:style-name="ce21" office:value-type="float" office:value="88">
            <text:p>88</text:p>
          </table:table-cell>
          <table:table-cell office:value-type="float" office:value="51.5436341577075">
            <text:p>51.54363416</text:p>
          </table:table-cell>
          <table:table-cell office:value-type="float" office:value="345.514463258154">
            <text:p>345.5144633</text:p>
          </table:table-cell>
          <table:table-cell table:number-columns-repeated="252"/>
        </table:table-row>
        <table:table-row table:style-name="ro1">
          <table:table-cell table:style-name="ce21" office:value-type="float" office:value="89">
            <text:p>89</text:p>
          </table:table-cell>
          <table:table-cell office:value-type="float" office:value="33.0924979070083">
            <text:p>33.09249791</text:p>
          </table:table-cell>
          <table:table-cell office:value-type="float" office:value="347.674633172839">
            <text:p>347.6746332</text:p>
          </table:table-cell>
          <table:table-cell table:number-columns-repeated="252"/>
        </table:table-row>
        <table:table-row table:style-name="ro1">
          <table:table-cell table:style-name="ce21" office:value-type="float" office:value="90">
            <text:p>90</text:p>
          </table:table-cell>
          <table:table-cell office:value-type="float" office:value="58.9665395282477">
            <text:p>58.96653953</text:p>
          </table:table-cell>
          <table:table-cell office:value-type="float" office:value="347.97915288188">
            <text:p>347.9791529</text:p>
          </table:table-cell>
          <table:table-cell table:number-columns-repeated="252"/>
        </table:table-row>
        <table:table-row table:style-name="ro1">
          <table:table-cell table:style-name="ce21" office:value-type="float" office:value="91">
            <text:p>91</text:p>
          </table:table-cell>
          <table:table-cell office:value-type="float" office:value="63.277358463628">
            <text:p>63.27735846</text:p>
          </table:table-cell>
          <table:table-cell office:value-type="float" office:value="343.461574761888">
            <text:p>343.4615748</text:p>
          </table:table-cell>
          <table:table-cell table:number-columns-repeated="252"/>
        </table:table-row>
        <table:table-row table:style-name="ro1">
          <table:table-cell table:style-name="ce21" office:value-type="float" office:value="92">
            <text:p>92</text:p>
          </table:table-cell>
          <table:table-cell office:value-type="float" office:value="36.9902018796422">
            <text:p>36.99020188</text:p>
          </table:table-cell>
          <table:table-cell office:value-type="float" office:value="345.346083368753">
            <text:p>345.3460834</text:p>
          </table:table-cell>
          <table:table-cell table:number-columns-repeated="252"/>
        </table:table-row>
        <table:table-row table:style-name="ro1">
          <table:table-cell table:style-name="ce21" office:value-type="float" office:value="93">
            <text:p>93</text:p>
          </table:table-cell>
          <table:table-cell office:value-type="float" office:value="56.6959032430605">
            <text:p>56.69590324</text:p>
          </table:table-cell>
          <table:table-cell office:value-type="float" office:value="350.798578397758">
            <text:p>350.7985784</text:p>
          </table:table-cell>
          <table:table-cell table:number-columns-repeated="252"/>
        </table:table-row>
        <table:table-row table:style-name="ro1">
          <table:table-cell table:style-name="ce21" office:value-type="float" office:value="94">
            <text:p>94</text:p>
          </table:table-cell>
          <table:table-cell office:value-type="float" office:value="40.7921877696801">
            <text:p>40.79218777</text:p>
          </table:table-cell>
          <table:table-cell office:value-type="float" office:value="347.184315902666">
            <text:p>347.1843159</text:p>
          </table:table-cell>
          <table:table-cell table:number-columns-repeated="252"/>
        </table:table-row>
        <table:table-row table:style-name="ro1">
          <table:table-cell table:style-name="ce21" office:value-type="float" office:value="95">
            <text:p>95</text:p>
          </table:table-cell>
          <table:table-cell office:value-type="float" office:value="37.8537355836853">
            <text:p>37.85373558</text:p>
          </table:table-cell>
          <table:table-cell office:value-type="float" office:value="351.205089803288">
            <text:p>351.2050898</text:p>
          </table:table-cell>
          <table:table-cell table:number-columns-repeated="252"/>
        </table:table-row>
        <table:table-row table:style-name="ro1">
          <table:table-cell table:style-name="ce21" office:value-type="float" office:value="96">
            <text:p>96</text:p>
          </table:table-cell>
          <table:table-cell office:value-type="float" office:value="12.9366862277693">
            <text:p>12.93668623</text:p>
          </table:table-cell>
          <table:table-cell office:value-type="float" office:value="351.131576239739">
            <text:p>351.1315762</text:p>
          </table:table-cell>
          <table:table-cell table:number-columns-repeated="252"/>
        </table:table-row>
        <table:table-row table:style-name="ro1">
          <table:table-cell table:style-name="ce21" office:value-type="float" office:value="97">
            <text:p>97</text:p>
          </table:table-cell>
          <table:table-cell office:value-type="float" office:value="44.4464825508428">
            <text:p>44.44648255</text:p>
          </table:table-cell>
          <table:table-cell office:value-type="float" office:value="349.220641619248">
            <text:p>349.2206416</text:p>
          </table:table-cell>
          <table:table-cell table:number-columns-repeated="252"/>
        </table:table-row>
        <table:table-row table:style-name="ro1">
          <table:table-cell table:style-name="ce21" office:value-type="float" office:value="98">
            <text:p>98</text:p>
          </table:table-cell>
          <table:table-cell office:value-type="float" office:value="47.9693141254356">
            <text:p>47.96931413</text:p>
          </table:table-cell>
          <table:table-cell office:value-type="float" office:value="346.886574574968">
            <text:p>346.8865746</text:p>
          </table:table-cell>
          <table:table-cell table:number-columns-repeated="252"/>
        </table:table-row>
        <table:table-row table:style-name="ro1">
          <table:table-cell table:style-name="ce21" office:value-type="float" office:value="99">
            <text:p>99</text:p>
          </table:table-cell>
          <table:table-cell office:value-type="float" office:value="31.3461273690836">
            <text:p>31.34612737</text:p>
          </table:table-cell>
          <table:table-cell office:value-type="float" office:value="346.361471275883">
            <text:p>346.3614713</text:p>
          </table:table-cell>
          <table:table-cell table:number-columns-repeated="252"/>
        </table:table-row>
        <table:table-row table:style-name="ro1">
          <table:table-cell table:style-name="ce21" office:value-type="float" office:value="100">
            <text:p>100</text:p>
          </table:table-cell>
          <table:table-cell office:value-type="float" office:value="41.1817086231941">
            <text:p>41.18170862</text:p>
          </table:table-cell>
          <table:table-cell office:value-type="float" office:value="340.18636698111">
            <text:p>340.186367</text:p>
          </table:table-cell>
          <table:table-cell table:number-columns-repeated="252"/>
        </table:table-row>
        <table:table-row table:style-name="ro1">
          <table:table-cell table:style-name="ce21" office:value-type="float" office:value="101">
            <text:p>101</text:p>
          </table:table-cell>
          <table:table-cell office:value-type="float" office:value="60.6411496851119">
            <text:p>60.64114969</text:p>
          </table:table-cell>
          <table:table-cell office:value-type="float" office:value="353.497385886291">
            <text:p>353.4973859</text:p>
          </table:table-cell>
          <table:table-cell table:number-columns-repeated="252"/>
        </table:table-row>
        <table:table-row table:style-name="ro1">
          <table:table-cell table:style-name="ce21" office:value-type="float" office:value="102">
            <text:p>102</text:p>
          </table:table-cell>
          <table:table-cell office:value-type="float" office:value="55.8074688480305">
            <text:p>55.80746885</text:p>
          </table:table-cell>
          <table:table-cell office:value-type="float" office:value="349.196213295737">
            <text:p>349.1962133</text:p>
          </table:table-cell>
          <table:table-cell table:number-columns-repeated="252"/>
        </table:table-row>
        <table:table-row table:style-name="ro1">
          <table:table-cell table:style-name="ce21" office:value-type="float" office:value="103">
            <text:p>103</text:p>
          </table:table-cell>
          <table:table-cell office:value-type="float" office:value="42.8766719520616">
            <text:p>42.87667195</text:p>
          </table:table-cell>
          <table:table-cell office:value-type="float" office:value="345.070582793563">
            <text:p>345.0705828</text:p>
          </table:table-cell>
          <table:table-cell table:number-columns-repeated="252"/>
        </table:table-row>
        <table:table-row table:style-name="ro1">
          <table:table-cell table:style-name="ce21" office:value-type="float" office:value="104">
            <text:p>104</text:p>
          </table:table-cell>
          <table:table-cell office:value-type="float" office:value="68.1753032521075">
            <text:p>68.17530325</text:p>
          </table:table-cell>
          <table:table-cell office:value-type="float" office:value="344.935921370516">
            <text:p>344.9359214</text:p>
          </table:table-cell>
          <table:table-cell table:number-columns-repeated="252"/>
        </table:table-row>
        <table:table-row table:style-name="ro1">
          <table:table-cell table:style-name="ce21" office:value-type="float" office:value="105">
            <text:p>105</text:p>
          </table:table-cell>
          <table:table-cell office:value-type="float" office:value="56.6026217417212">
            <text:p>56.60262174</text:p>
          </table:table-cell>
          <table:table-cell office:value-type="float" office:value="344.552132951484">
            <text:p>344.552133</text:p>
          </table:table-cell>
          <table:table-cell table:number-columns-repeated="252"/>
        </table:table-row>
        <table:table-row table:style-name="ro1">
          <table:table-cell table:style-name="ce21" office:value-type="float" office:value="106">
            <text:p>106</text:p>
          </table:table-cell>
          <table:table-cell office:value-type="float" office:value="54.4850121933715">
            <text:p>54.48501219</text:p>
          </table:table-cell>
          <table:table-cell office:value-type="float" office:value="349.772417707083">
            <text:p>349.7724177</text:p>
          </table:table-cell>
          <table:table-cell table:number-columns-repeated="252"/>
        </table:table-row>
        <table:table-row table:style-name="ro1">
          <table:table-cell table:style-name="ce21" office:value-type="float" office:value="107">
            <text:p>107</text:p>
          </table:table-cell>
          <table:table-cell office:value-type="float" office:value="34.7279972645022">
            <text:p>34.72799726</text:p>
          </table:table-cell>
          <table:table-cell office:value-type="float" office:value="345.051725696982">
            <text:p>345.0517257</text:p>
          </table:table-cell>
          <table:table-cell table:number-columns-repeated="252"/>
        </table:table-row>
        <calcext:conditional-formats/>
      </table:table>
      <table:table table:name="results_tawa_NSGAIII.dict" table:style-name="ta7" table:print="false">
        <office:forms form:automatic-focus="false" form:apply-design-mode="false"/>
        <table:table-column table:style-name="co9" table:default-cell-style-name="ce15" table:number-columns-repeated="256"/>
        <table:table-row table:style-name="ro1">
          <table:table-cell/>
          <table:table-cell table:style-name="ce21" office:value-type="string">
            <text:p>ouflow(MCM)</text:p>
          </table:table-cell>
          <table:table-cell table:style-name="ce21" office:value-type="string">
            <text:p>storage(MCM)</text:p>
          </table:table-cell>
          <table:table-cell table:number-columns-repeated="252"/>
        </table:table-row>
        <table:table-row table:style-name="ro1">
          <table:table-cell table:style-name="ce21" office:value-type="float" office:value="0">
            <text:p>0</text:p>
          </table:table-cell>
          <table:table-cell office:value-type="float" office:value="56.133117776116">
            <text:p>56.13311778</text:p>
          </table:table-cell>
          <table:table-cell office:value-type="float" office:value="343.088968233469">
            <text:p>343.0889682</text:p>
          </table:table-cell>
          <table:table-cell table:number-columns-repeated="252"/>
        </table:table-row>
        <table:table-row table:style-name="ro1">
          <table:table-cell table:style-name="ce21" office:value-type="float" office:value="1">
            <text:p>1</text:p>
          </table:table-cell>
          <table:table-cell office:value-type="float" office:value="42.0958989989806">
            <text:p>42.095899</text:p>
          </table:table-cell>
          <table:table-cell office:value-type="float" office:value="346.979203460619">
            <text:p>346.9792035</text:p>
          </table:table-cell>
          <table:table-cell table:number-columns-repeated="252"/>
        </table:table-row>
        <table:table-row table:style-name="ro1">
          <table:table-cell table:style-name="ce21" office:value-type="float" office:value="2">
            <text:p>2</text:p>
          </table:table-cell>
          <table:table-cell office:value-type="float" office:value="43.0810264148405">
            <text:p>43.08102641</text:p>
          </table:table-cell>
          <table:table-cell office:value-type="float" office:value="346.125276363023">
            <text:p>346.1252764</text:p>
          </table:table-cell>
          <table:table-cell table:number-columns-repeated="252"/>
        </table:table-row>
        <table:table-row table:style-name="ro1">
          <table:table-cell table:style-name="ce21" office:value-type="float" office:value="3">
            <text:p>3</text:p>
          </table:table-cell>
          <table:table-cell office:value-type="float" office:value="35.1105334081934">
            <text:p>35.11053341</text:p>
          </table:table-cell>
          <table:table-cell office:value-type="float" office:value="346.307021335011">
            <text:p>346.3070213</text:p>
          </table:table-cell>
          <table:table-cell table:number-columns-repeated="252"/>
        </table:table-row>
        <table:table-row table:style-name="ro1">
          <table:table-cell table:style-name="ce21" office:value-type="float" office:value="4">
            <text:p>4</text:p>
          </table:table-cell>
          <table:table-cell office:value-type="float" office:value="55.2899193562045">
            <text:p>55.28991936</text:p>
          </table:table-cell>
          <table:table-cell office:value-type="float" office:value="349.514999081331">
            <text:p>349.5149991</text:p>
          </table:table-cell>
          <table:table-cell table:number-columns-repeated="252"/>
        </table:table-row>
        <table:table-row table:style-name="ro1">
          <table:table-cell table:style-name="ce21" office:value-type="float" office:value="5">
            <text:p>5</text:p>
          </table:table-cell>
          <table:table-cell office:value-type="float" office:value="28.4778232293407">
            <text:p>28.47782323</text:p>
          </table:table-cell>
          <table:table-cell office:value-type="float" office:value="354.614718461747">
            <text:p>354.6147185</text:p>
          </table:table-cell>
          <table:table-cell table:number-columns-repeated="252"/>
        </table:table-row>
        <table:table-row table:style-name="ro1">
          <table:table-cell table:style-name="ce21" office:value-type="float" office:value="6">
            <text:p>6</text:p>
          </table:table-cell>
          <table:table-cell office:value-type="float" office:value="39.5323163876183">
            <text:p>39.53231639</text:p>
          </table:table-cell>
          <table:table-cell office:value-type="float" office:value="342.50600986477">
            <text:p>342.5060099</text:p>
          </table:table-cell>
          <table:table-cell table:number-columns-repeated="252"/>
        </table:table-row>
        <table:table-row table:style-name="ro1">
          <table:table-cell table:style-name="ce21" office:value-type="float" office:value="7">
            <text:p>7</text:p>
          </table:table-cell>
          <table:table-cell office:value-type="float" office:value="39.8632970715439">
            <text:p>39.86329707</text:p>
          </table:table-cell>
          <table:table-cell office:value-type="float" office:value="347.280850736641">
            <text:p>347.2808507</text:p>
          </table:table-cell>
          <table:table-cell table:number-columns-repeated="252"/>
        </table:table-row>
        <table:table-row table:style-name="ro1">
          <table:table-cell table:style-name="ce21" office:value-type="float" office:value="8">
            <text:p>8</text:p>
          </table:table-cell>
          <table:table-cell office:value-type="float" office:value="37.2522421325847">
            <text:p>37.25224213</text:p>
          </table:table-cell>
          <table:table-cell office:value-type="float" office:value="344.475816925394">
            <text:p>344.4758169</text:p>
          </table:table-cell>
          <table:table-cell table:number-columns-repeated="252"/>
        </table:table-row>
        <table:table-row table:style-name="ro1">
          <table:table-cell table:style-name="ce21" office:value-type="float" office:value="9">
            <text:p>9</text:p>
          </table:table-cell>
          <table:table-cell office:value-type="float" office:value="31.170761734382">
            <text:p>31.17076173</text:p>
          </table:table-cell>
          <table:table-cell office:value-type="float" office:value="348.752649723737">
            <text:p>348.7526497</text:p>
          </table:table-cell>
          <table:table-cell table:number-columns-repeated="252"/>
        </table:table-row>
        <table:table-row table:style-name="ro1">
          <table:table-cell table:style-name="ce21" office:value-type="float" office:value="10">
            <text:p>10</text:p>
          </table:table-cell>
          <table:table-cell office:value-type="float" office:value="53.0418553925783">
            <text:p>53.04185539</text:p>
          </table:table-cell>
          <table:table-cell office:value-type="float" office:value="350.524631485374">
            <text:p>350.5246315</text:p>
          </table:table-cell>
          <table:table-cell table:number-columns-repeated="252"/>
        </table:table-row>
        <table:table-row table:style-name="ro1">
          <table:table-cell table:style-name="ce21" office:value-type="float" office:value="11">
            <text:p>11</text:p>
          </table:table-cell>
          <table:table-cell office:value-type="float" office:value="40.6703428650373">
            <text:p>40.67034287</text:p>
          </table:table-cell>
          <table:table-cell office:value-type="float" office:value="346.688934280217">
            <text:p>346.6889343</text:p>
          </table:table-cell>
          <table:table-cell table:number-columns-repeated="252"/>
        </table:table-row>
        <table:table-row table:style-name="ro1">
          <table:table-cell table:style-name="ce21" office:value-type="float" office:value="12">
            <text:p>12</text:p>
          </table:table-cell>
          <table:table-cell office:value-type="float" office:value="22.6982124563347">
            <text:p>22.69821246</text:p>
          </table:table-cell>
          <table:table-cell office:value-type="float" office:value="349.511991344855">
            <text:p>349.5119913</text:p>
          </table:table-cell>
          <table:table-cell table:number-columns-repeated="252"/>
        </table:table-row>
        <table:table-row table:style-name="ro1">
          <table:table-cell table:style-name="ce21" office:value-type="float" office:value="13">
            <text:p>13</text:p>
          </table:table-cell>
          <table:table-cell office:value-type="float" office:value="31.655855328668">
            <text:p>31.65585533</text:p>
          </table:table-cell>
          <table:table-cell office:value-type="float" office:value="351.835811961148">
            <text:p>351.835812</text:p>
          </table:table-cell>
          <table:table-cell table:number-columns-repeated="252"/>
        </table:table-row>
        <table:table-row table:style-name="ro1">
          <table:table-cell table:style-name="ce21" office:value-type="float" office:value="14">
            <text:p>14</text:p>
          </table:table-cell>
          <table:table-cell office:value-type="float" office:value="22.5471877034662">
            <text:p>22.5471877</text:p>
          </table:table-cell>
          <table:table-cell office:value-type="float" office:value="344.997040224313">
            <text:p>344.9970402</text:p>
          </table:table-cell>
          <table:table-cell table:number-columns-repeated="252"/>
        </table:table-row>
        <table:table-row table:style-name="ro1">
          <table:table-cell table:style-name="ce21" office:value-type="float" office:value="15">
            <text:p>15</text:p>
          </table:table-cell>
          <table:table-cell office:value-type="float" office:value="34.9469002458576">
            <text:p>34.94690025</text:p>
          </table:table-cell>
          <table:table-cell office:value-type="float" office:value="342.636272360204">
            <text:p>342.6362724</text:p>
          </table:table-cell>
          <table:table-cell table:number-columns-repeated="252"/>
        </table:table-row>
        <table:table-row table:style-name="ro1">
          <table:table-cell table:style-name="ce21" office:value-type="float" office:value="16">
            <text:p>16</text:p>
          </table:table-cell>
          <table:table-cell office:value-type="float" office:value="46.4301533015443">
            <text:p>46.4301533</text:p>
          </table:table-cell>
          <table:table-cell office:value-type="float" office:value="346.404291675019">
            <text:p>346.4042917</text:p>
          </table:table-cell>
          <table:table-cell table:number-columns-repeated="252"/>
        </table:table-row>
        <table:table-row table:style-name="ro1">
          <table:table-cell table:style-name="ce21" office:value-type="float" office:value="17">
            <text:p>17</text:p>
          </table:table-cell>
          <table:table-cell office:value-type="float" office:value="37.5106019658244">
            <text:p>37.51060197</text:p>
          </table:table-cell>
          <table:table-cell office:value-type="float" office:value="343.695818218159">
            <text:p>343.6958182</text:p>
          </table:table-cell>
          <table:table-cell table:number-columns-repeated="252"/>
        </table:table-row>
        <table:table-row table:style-name="ro1">
          <table:table-cell table:style-name="ce21" office:value-type="float" office:value="18">
            <text:p>18</text:p>
          </table:table-cell>
          <table:table-cell office:value-type="float" office:value="77.6278532628363">
            <text:p>77.62785326</text:p>
          </table:table-cell>
          <table:table-cell office:value-type="float" office:value="341.463749852029">
            <text:p>341.4637499</text:p>
          </table:table-cell>
          <table:table-cell table:number-columns-repeated="252"/>
        </table:table-row>
        <table:table-row table:style-name="ro1">
          <table:table-cell table:style-name="ce21" office:value-type="float" office:value="19">
            <text:p>19</text:p>
          </table:table-cell>
          <table:table-cell office:value-type="float" office:value="49.4107026595188">
            <text:p>49.41070266</text:p>
          </table:table-cell>
          <table:table-cell office:value-type="float" office:value="341.782954375156">
            <text:p>341.7829544</text:p>
          </table:table-cell>
          <table:table-cell table:number-columns-repeated="252"/>
        </table:table-row>
        <table:table-row table:style-name="ro1">
          <table:table-cell table:style-name="ce21" office:value-type="float" office:value="20">
            <text:p>20</text:p>
          </table:table-cell>
          <table:table-cell office:value-type="float" office:value="47.5029766851595">
            <text:p>47.50297669</text:p>
          </table:table-cell>
          <table:table-cell office:value-type="float" office:value="343.234795484487">
            <text:p>343.2347955</text:p>
          </table:table-cell>
          <table:table-cell table:number-columns-repeated="252"/>
        </table:table-row>
        <table:table-row table:style-name="ro1">
          <table:table-cell table:style-name="ce21" office:value-type="float" office:value="21">
            <text:p>21</text:p>
          </table:table-cell>
          <table:table-cell office:value-type="float" office:value="31.0111537927527">
            <text:p>31.01115379</text:p>
          </table:table-cell>
          <table:table-cell office:value-type="float" office:value="346.541497272209">
            <text:p>346.5414973</text:p>
          </table:table-cell>
          <table:table-cell table:number-columns-repeated="252"/>
        </table:table-row>
        <table:table-row table:style-name="ro1">
          <table:table-cell table:style-name="ce21" office:value-type="float" office:value="22">
            <text:p>22</text:p>
          </table:table-cell>
          <table:table-cell office:value-type="float" office:value="49.0748363129947">
            <text:p>49.07483631</text:p>
          </table:table-cell>
          <table:table-cell office:value-type="float" office:value="343.22562028943">
            <text:p>343.2256203</text:p>
          </table:table-cell>
          <table:table-cell table:number-columns-repeated="252"/>
        </table:table-row>
        <table:table-row table:style-name="ro1">
          <table:table-cell table:style-name="ce21" office:value-type="float" office:value="23">
            <text:p>23</text:p>
          </table:table-cell>
          <table:table-cell office:value-type="float" office:value="58.2875842196496">
            <text:p>58.28758422</text:p>
          </table:table-cell>
          <table:table-cell office:value-type="float" office:value="342.202869844764">
            <text:p>342.2028698</text:p>
          </table:table-cell>
          <table:table-cell table:number-columns-repeated="252"/>
        </table:table-row>
        <table:table-row table:style-name="ro1">
          <table:table-cell table:style-name="ce21" office:value-type="float" office:value="24">
            <text:p>24</text:p>
          </table:table-cell>
          <table:table-cell office:value-type="float" office:value="54.1158697220056">
            <text:p>54.11586972</text:p>
          </table:table-cell>
          <table:table-cell office:value-type="float" office:value="348.319577997749">
            <text:p>348.319578</text:p>
          </table:table-cell>
          <table:table-cell table:number-columns-repeated="252"/>
        </table:table-row>
        <table:table-row table:style-name="ro1">
          <table:table-cell table:style-name="ce21" office:value-type="float" office:value="25">
            <text:p>25</text:p>
          </table:table-cell>
          <table:table-cell office:value-type="float" office:value="35.5624147779514">
            <text:p>35.56241478</text:p>
          </table:table-cell>
          <table:table-cell office:value-type="float" office:value="343.424839462788">
            <text:p>343.4248395</text:p>
          </table:table-cell>
          <table:table-cell table:number-columns-repeated="252"/>
        </table:table-row>
        <table:table-row table:style-name="ro1">
          <table:table-cell table:style-name="ce21" office:value-type="float" office:value="26">
            <text:p>26</text:p>
          </table:table-cell>
          <table:table-cell office:value-type="float" office:value="26.1324109647733">
            <text:p>26.13241096</text:p>
          </table:table-cell>
          <table:table-cell office:value-type="float" office:value="351.10730781742">
            <text:p>351.1073078</text:p>
          </table:table-cell>
          <table:table-cell table:number-columns-repeated="252"/>
        </table:table-row>
        <table:table-row table:style-name="ro1">
          <table:table-cell table:style-name="ce21" office:value-type="float" office:value="27">
            <text:p>27</text:p>
          </table:table-cell>
          <table:table-cell office:value-type="float" office:value="59.6224961248408">
            <text:p>59.62249612</text:p>
          </table:table-cell>
          <table:table-cell office:value-type="float" office:value="344.004282339632">
            <text:p>344.0042823</text:p>
          </table:table-cell>
          <table:table-cell table:number-columns-repeated="252"/>
        </table:table-row>
        <table:table-row table:style-name="ro1">
          <table:table-cell table:style-name="ce21" office:value-type="float" office:value="28">
            <text:p>28</text:p>
          </table:table-cell>
          <table:table-cell office:value-type="float" office:value="68.0624605098568">
            <text:p>68.06246051</text:p>
          </table:table-cell>
          <table:table-cell office:value-type="float" office:value="345.446014043944">
            <text:p>345.446014</text:p>
          </table:table-cell>
          <table:table-cell table:number-columns-repeated="252"/>
        </table:table-row>
        <table:table-row table:style-name="ro1">
          <table:table-cell table:style-name="ce21" office:value-type="float" office:value="29">
            <text:p>29</text:p>
          </table:table-cell>
          <table:table-cell office:value-type="float" office:value="55.8487400582037">
            <text:p>55.84874006</text:p>
          </table:table-cell>
          <table:table-cell office:value-type="float" office:value="349.260886069416">
            <text:p>349.2608861</text:p>
          </table:table-cell>
          <table:table-cell table:number-columns-repeated="252"/>
        </table:table-row>
        <table:table-row table:style-name="ro1">
          <table:table-cell table:style-name="ce21" office:value-type="float" office:value="30">
            <text:p>30</text:p>
          </table:table-cell>
          <table:table-cell office:value-type="float" office:value="24.1749080329425">
            <text:p>24.17490803</text:p>
          </table:table-cell>
          <table:table-cell office:value-type="float" office:value="345.480766934414">
            <text:p>345.4807669</text:p>
          </table:table-cell>
          <table:table-cell table:number-columns-repeated="252"/>
        </table:table-row>
        <table:table-row table:style-name="ro1">
          <table:table-cell table:style-name="ce21" office:value-type="float" office:value="31">
            <text:p>31</text:p>
          </table:table-cell>
          <table:table-cell office:value-type="float" office:value="67.1781463985386">
            <text:p>67.1781464</text:p>
          </table:table-cell>
          <table:table-cell office:value-type="float" office:value="347.401161784315">
            <text:p>347.4011618</text:p>
          </table:table-cell>
          <table:table-cell table:number-columns-repeated="252"/>
        </table:table-row>
        <table:table-row table:style-name="ro1">
          <table:table-cell table:style-name="ce21" office:value-type="float" office:value="32">
            <text:p>32</text:p>
          </table:table-cell>
          <table:table-cell office:value-type="float" office:value="38.1881157387057">
            <text:p>38.18811574</text:p>
          </table:table-cell>
          <table:table-cell office:value-type="float" office:value="345.613290283214">
            <text:p>345.6132903</text:p>
          </table:table-cell>
          <table:table-cell table:number-columns-repeated="252"/>
        </table:table-row>
        <table:table-row table:style-name="ro1">
          <table:table-cell table:style-name="ce21" office:value-type="float" office:value="33">
            <text:p>33</text:p>
          </table:table-cell>
          <table:table-cell office:value-type="float" office:value="44.8371601236094">
            <text:p>44.83716012</text:p>
          </table:table-cell>
          <table:table-cell office:value-type="float" office:value="348.819402423237">
            <text:p>348.8194024</text:p>
          </table:table-cell>
          <table:table-cell table:number-columns-repeated="252"/>
        </table:table-row>
        <table:table-row table:style-name="ro1">
          <table:table-cell table:style-name="ce21" office:value-type="float" office:value="34">
            <text:p>34</text:p>
          </table:table-cell>
          <table:table-cell office:value-type="float" office:value="31.5078930887706">
            <text:p>31.50789309</text:p>
          </table:table-cell>
          <table:table-cell office:value-type="float" office:value="347.677269836234">
            <text:p>347.6772698</text:p>
          </table:table-cell>
          <table:table-cell table:number-columns-repeated="252"/>
        </table:table-row>
        <table:table-row table:style-name="ro1">
          <table:table-cell table:style-name="ce21" office:value-type="float" office:value="35">
            <text:p>35</text:p>
          </table:table-cell>
          <table:table-cell office:value-type="float" office:value="30.179856243739">
            <text:p>30.17985624</text:p>
          </table:table-cell>
          <table:table-cell office:value-type="float" office:value="347.006037031633">
            <text:p>347.006037</text:p>
          </table:table-cell>
          <table:table-cell table:number-columns-repeated="252"/>
        </table:table-row>
        <table:table-row table:style-name="ro1">
          <table:table-cell table:style-name="ce21" office:value-type="float" office:value="36">
            <text:p>36</text:p>
          </table:table-cell>
          <table:table-cell office:value-type="float" office:value="38.9851719694405">
            <text:p>38.98517197</text:p>
          </table:table-cell>
          <table:table-cell office:value-type="float" office:value="351.164650737678">
            <text:p>351.1646507</text:p>
          </table:table-cell>
          <table:table-cell table:number-columns-repeated="252"/>
        </table:table-row>
        <table:table-row table:style-name="ro1">
          <table:table-cell table:style-name="ce21" office:value-type="float" office:value="37">
            <text:p>37</text:p>
          </table:table-cell>
          <table:table-cell office:value-type="float" office:value="44.4710833721102">
            <text:p>44.47108337</text:p>
          </table:table-cell>
          <table:table-cell office:value-type="float" office:value="341.699294030893">
            <text:p>341.699294</text:p>
          </table:table-cell>
          <table:table-cell table:number-columns-repeated="252"/>
        </table:table-row>
        <table:table-row table:style-name="ro1">
          <table:table-cell table:style-name="ce21" office:value-type="float" office:value="38">
            <text:p>38</text:p>
          </table:table-cell>
          <table:table-cell office:value-type="float" office:value="47.7587951178322">
            <text:p>47.75879512</text:p>
          </table:table-cell>
          <table:table-cell office:value-type="float" office:value="345.736905521961">
            <text:p>345.7369055</text:p>
          </table:table-cell>
          <table:table-cell table:number-columns-repeated="252"/>
        </table:table-row>
        <table:table-row table:style-name="ro1">
          <table:table-cell table:style-name="ce21" office:value-type="float" office:value="39">
            <text:p>39</text:p>
          </table:table-cell>
          <table:table-cell office:value-type="float" office:value="57.4676918958861">
            <text:p>57.4676919</text:p>
          </table:table-cell>
          <table:table-cell office:value-type="float" office:value="337.918221621251">
            <text:p>337.9182216</text:p>
          </table:table-cell>
          <table:table-cell table:number-columns-repeated="252"/>
        </table:table-row>
        <table:table-row table:style-name="ro1">
          <table:table-cell table:style-name="ce21" office:value-type="float" office:value="40">
            <text:p>40</text:p>
          </table:table-cell>
          <table:table-cell office:value-type="float" office:value="43.2280183583601">
            <text:p>43.22801836</text:p>
          </table:table-cell>
          <table:table-cell office:value-type="float" office:value="344.705960004177">
            <text:p>344.70596</text:p>
          </table:table-cell>
          <table:table-cell table:number-columns-repeated="252"/>
        </table:table-row>
        <table:table-row table:style-name="ro1">
          <table:table-cell table:style-name="ce21" office:value-type="float" office:value="41">
            <text:p>41</text:p>
          </table:table-cell>
          <table:table-cell office:value-type="float" office:value="30.6402709729349">
            <text:p>30.64027097</text:p>
          </table:table-cell>
          <table:table-cell office:value-type="float" office:value="344.071864147409">
            <text:p>344.0718641</text:p>
          </table:table-cell>
          <table:table-cell table:number-columns-repeated="252"/>
        </table:table-row>
        <table:table-row table:style-name="ro1">
          <table:table-cell table:style-name="ce21" office:value-type="float" office:value="42">
            <text:p>42</text:p>
          </table:table-cell>
          <table:table-cell office:value-type="float" office:value="18.3626936425557">
            <text:p>18.36269364</text:p>
          </table:table-cell>
          <table:table-cell office:value-type="float" office:value="344.334575935575">
            <text:p>344.3345759</text:p>
          </table:table-cell>
          <table:table-cell table:number-columns-repeated="252"/>
        </table:table-row>
        <table:table-row table:style-name="ro1">
          <table:table-cell table:style-name="ce21" office:value-type="float" office:value="43">
            <text:p>43</text:p>
          </table:table-cell>
          <table:table-cell office:value-type="float" office:value="65.6772818481829">
            <text:p>65.67728185</text:p>
          </table:table-cell>
          <table:table-cell office:value-type="float" office:value="343.882673235195">
            <text:p>343.8826732</text:p>
          </table:table-cell>
          <table:table-cell table:number-columns-repeated="252"/>
        </table:table-row>
        <table:table-row table:style-name="ro1">
          <table:table-cell table:style-name="ce21" office:value-type="float" office:value="44">
            <text:p>44</text:p>
          </table:table-cell>
          <table:table-cell office:value-type="float" office:value="47.7426654334898">
            <text:p>47.74266543</text:p>
          </table:table-cell>
          <table:table-cell office:value-type="float" office:value="343.902714524471">
            <text:p>343.9027145</text:p>
          </table:table-cell>
          <table:table-cell table:number-columns-repeated="252"/>
        </table:table-row>
        <table:table-row table:style-name="ro1">
          <table:table-cell table:style-name="ce21" office:value-type="float" office:value="45">
            <text:p>45</text:p>
          </table:table-cell>
          <table:table-cell office:value-type="float" office:value="31.7999302831671">
            <text:p>31.79993028</text:p>
          </table:table-cell>
          <table:table-cell office:value-type="float" office:value="349.817152437529">
            <text:p>349.8171524</text:p>
          </table:table-cell>
          <table:table-cell table:number-columns-repeated="252"/>
        </table:table-row>
        <table:table-row table:style-name="ro1">
          <table:table-cell table:style-name="ce21" office:value-type="float" office:value="46">
            <text:p>46</text:p>
          </table:table-cell>
          <table:table-cell office:value-type="float" office:value="26.5941789157314">
            <text:p>26.59417892</text:p>
          </table:table-cell>
          <table:table-cell office:value-type="float" office:value="341.511215042362">
            <text:p>341.511215</text:p>
          </table:table-cell>
          <table:table-cell table:number-columns-repeated="252"/>
        </table:table-row>
        <table:table-row table:style-name="ro1">
          <table:table-cell table:style-name="ce21" office:value-type="float" office:value="47">
            <text:p>47</text:p>
          </table:table-cell>
          <table:table-cell office:value-type="float" office:value="38.2702078972636">
            <text:p>38.2702079</text:p>
          </table:table-cell>
          <table:table-cell office:value-type="float" office:value="344.693517795235">
            <text:p>344.6935178</text:p>
          </table:table-cell>
          <table:table-cell table:number-columns-repeated="252"/>
        </table:table-row>
        <table:table-row table:style-name="ro1">
          <table:table-cell table:style-name="ce21" office:value-type="float" office:value="48">
            <text:p>48</text:p>
          </table:table-cell>
          <table:table-cell office:value-type="float" office:value="39.9875380497203">
            <text:p>39.98753805</text:p>
          </table:table-cell>
          <table:table-cell office:value-type="float" office:value="343.384674346368">
            <text:p>343.3846743</text:p>
          </table:table-cell>
          <table:table-cell table:number-columns-repeated="252"/>
        </table:table-row>
        <table:table-row table:style-name="ro1">
          <table:table-cell table:style-name="ce21" office:value-type="float" office:value="49">
            <text:p>49</text:p>
          </table:table-cell>
          <table:table-cell office:value-type="float" office:value="41.7447597314543">
            <text:p>41.74475973</text:p>
          </table:table-cell>
          <table:table-cell office:value-type="float" office:value="345.321585655345">
            <text:p>345.3215857</text:p>
          </table:table-cell>
          <table:table-cell table:number-columns-repeated="252"/>
        </table:table-row>
        <table:table-row table:style-name="ro1">
          <table:table-cell table:style-name="ce21" office:value-type="float" office:value="50">
            <text:p>50</text:p>
          </table:table-cell>
          <table:table-cell office:value-type="float" office:value="21.802094701553">
            <text:p>21.8020947</text:p>
          </table:table-cell>
          <table:table-cell office:value-type="float" office:value="350.72044591139">
            <text:p>350.7204459</text:p>
          </table:table-cell>
          <table:table-cell table:number-columns-repeated="252"/>
        </table:table-row>
        <table:table-row table:style-name="ro1">
          <table:table-cell table:style-name="ce21" office:value-type="float" office:value="51">
            <text:p>51</text:p>
          </table:table-cell>
          <table:table-cell office:value-type="float" office:value="39.8326970106507">
            <text:p>39.83269701</text:p>
          </table:table-cell>
          <table:table-cell office:value-type="float" office:value="344.782164065909">
            <text:p>344.7821641</text:p>
          </table:table-cell>
          <table:table-cell table:number-columns-repeated="252"/>
        </table:table-row>
        <table:table-row table:style-name="ro1">
          <table:table-cell table:style-name="ce21" office:value-type="float" office:value="52">
            <text:p>52</text:p>
          </table:table-cell>
          <table:table-cell office:value-type="float" office:value="39.5032046181138">
            <text:p>39.50320462</text:p>
          </table:table-cell>
          <table:table-cell office:value-type="float" office:value="343.420320542491">
            <text:p>343.4203205</text:p>
          </table:table-cell>
          <table:table-cell table:number-columns-repeated="252"/>
        </table:table-row>
        <table:table-row table:style-name="ro1">
          <table:table-cell table:style-name="ce21" office:value-type="float" office:value="53">
            <text:p>53</text:p>
          </table:table-cell>
          <table:table-cell office:value-type="float" office:value="37.1792409479988">
            <text:p>37.17924095</text:p>
          </table:table-cell>
          <table:table-cell office:value-type="float" office:value="351.363876350153">
            <text:p>351.3638764</text:p>
          </table:table-cell>
          <table:table-cell table:number-columns-repeated="252"/>
        </table:table-row>
        <table:table-row table:style-name="ro1">
          <table:table-cell table:style-name="ce21" office:value-type="float" office:value="54">
            <text:p>54</text:p>
          </table:table-cell>
          <table:table-cell office:value-type="float" office:value="52.434476229309">
            <text:p>52.43447623</text:p>
          </table:table-cell>
          <table:table-cell office:value-type="float" office:value="346.698991722557">
            <text:p>346.6989917</text:p>
          </table:table-cell>
          <table:table-cell table:number-columns-repeated="252"/>
        </table:table-row>
        <table:table-row table:style-name="ro1">
          <table:table-cell table:style-name="ce21" office:value-type="float" office:value="55">
            <text:p>55</text:p>
          </table:table-cell>
          <table:table-cell office:value-type="float" office:value="60.1590069767509">
            <text:p>60.15900698</text:p>
          </table:table-cell>
          <table:table-cell office:value-type="float" office:value="347.426625983028">
            <text:p>347.426626</text:p>
          </table:table-cell>
          <table:table-cell table:number-columns-repeated="252"/>
        </table:table-row>
        <table:table-row table:style-name="ro1">
          <table:table-cell table:style-name="ce21" office:value-type="float" office:value="56">
            <text:p>56</text:p>
          </table:table-cell>
          <table:table-cell office:value-type="float" office:value="37.0170513316966">
            <text:p>37.01705133</text:p>
          </table:table-cell>
          <table:table-cell office:value-type="float" office:value="340.027789316357">
            <text:p>340.0277893</text:p>
          </table:table-cell>
          <table:table-cell table:number-columns-repeated="252"/>
        </table:table-row>
        <table:table-row table:style-name="ro1">
          <table:table-cell table:style-name="ce21" office:value-type="float" office:value="57">
            <text:p>57</text:p>
          </table:table-cell>
          <table:table-cell office:value-type="float" office:value="41.8740779752681">
            <text:p>41.87407798</text:p>
          </table:table-cell>
          <table:table-cell office:value-type="float" office:value="347.319298365179">
            <text:p>347.3192984</text:p>
          </table:table-cell>
          <table:table-cell table:number-columns-repeated="252"/>
        </table:table-row>
        <table:table-row table:style-name="ro1">
          <table:table-cell table:style-name="ce21" office:value-type="float" office:value="58">
            <text:p>58</text:p>
          </table:table-cell>
          <table:table-cell office:value-type="float" office:value="39.4710598190021">
            <text:p>39.47105982</text:p>
          </table:table-cell>
          <table:table-cell office:value-type="float" office:value="345.485783315054">
            <text:p>345.4857833</text:p>
          </table:table-cell>
          <table:table-cell table:number-columns-repeated="252"/>
        </table:table-row>
        <table:table-row table:style-name="ro1">
          <table:table-cell table:style-name="ce21" office:value-type="float" office:value="59">
            <text:p>59</text:p>
          </table:table-cell>
          <table:table-cell office:value-type="float" office:value="14.7591417778166">
            <text:p>14.75914178</text:p>
          </table:table-cell>
          <table:table-cell office:value-type="float" office:value="345.113019997392">
            <text:p>345.11302</text:p>
          </table:table-cell>
          <table:table-cell table:number-columns-repeated="252"/>
        </table:table-row>
        <table:table-row table:style-name="ro1">
          <table:table-cell table:style-name="ce21" office:value-type="float" office:value="60">
            <text:p>60</text:p>
          </table:table-cell>
          <table:table-cell office:value-type="float" office:value="33.0762501982823">
            <text:p>33.0762502</text:p>
          </table:table-cell>
          <table:table-cell office:value-type="float" office:value="348.997036811766">
            <text:p>348.9970368</text:p>
          </table:table-cell>
          <table:table-cell table:number-columns-repeated="252"/>
        </table:table-row>
        <table:table-row table:style-name="ro1">
          <table:table-cell table:style-name="ce21" office:value-type="float" office:value="61">
            <text:p>61</text:p>
          </table:table-cell>
          <table:table-cell office:value-type="float" office:value="43.5111422682912">
            <text:p>43.51114227</text:p>
          </table:table-cell>
          <table:table-cell office:value-type="float" office:value="340.804303302264">
            <text:p>340.8043033</text:p>
          </table:table-cell>
          <table:table-cell table:number-columns-repeated="252"/>
        </table:table-row>
        <table:table-row table:style-name="ro1">
          <table:table-cell table:style-name="ce21" office:value-type="float" office:value="62">
            <text:p>62</text:p>
          </table:table-cell>
          <table:table-cell office:value-type="float" office:value="42.0925432008564">
            <text:p>42.0925432</text:p>
          </table:table-cell>
          <table:table-cell office:value-type="float" office:value="344.137623251164">
            <text:p>344.1376233</text:p>
          </table:table-cell>
          <table:table-cell table:number-columns-repeated="252"/>
        </table:table-row>
        <table:table-row table:style-name="ro1">
          <table:table-cell table:style-name="ce21" office:value-type="float" office:value="63">
            <text:p>63</text:p>
          </table:table-cell>
          <table:table-cell office:value-type="float" office:value="36.4945023036181">
            <text:p>36.4945023</text:p>
          </table:table-cell>
          <table:table-cell office:value-type="float" office:value="345.144124946686">
            <text:p>345.1441249</text:p>
          </table:table-cell>
          <table:table-cell table:number-columns-repeated="252"/>
        </table:table-row>
        <table:table-row table:style-name="ro1">
          <table:table-cell table:style-name="ce21" office:value-type="float" office:value="64">
            <text:p>64</text:p>
          </table:table-cell>
          <table:table-cell office:value-type="float" office:value="43.8097493253589">
            <text:p>43.80974933</text:p>
          </table:table-cell>
          <table:table-cell office:value-type="float" office:value="344.348538480077">
            <text:p>344.3485385</text:p>
          </table:table-cell>
          <table:table-cell table:number-columns-repeated="252"/>
        </table:table-row>
        <table:table-row table:style-name="ro1">
          <table:table-cell table:style-name="ce21" office:value-type="float" office:value="65">
            <text:p>65</text:p>
          </table:table-cell>
          <table:table-cell office:value-type="float" office:value="12.3044897126749">
            <text:p>12.30448971</text:p>
          </table:table-cell>
          <table:table-cell office:value-type="float" office:value="348.772000512288">
            <text:p>348.7720005</text:p>
          </table:table-cell>
          <table:table-cell table:number-columns-repeated="252"/>
        </table:table-row>
        <table:table-row table:style-name="ro1">
          <table:table-cell table:style-name="ce21" office:value-type="float" office:value="66">
            <text:p>66</text:p>
          </table:table-cell>
          <table:table-cell office:value-type="float" office:value="57.3154285463554">
            <text:p>57.31542855</text:p>
          </table:table-cell>
          <table:table-cell office:value-type="float" office:value="352.030286467891">
            <text:p>352.0302865</text:p>
          </table:table-cell>
          <table:table-cell table:number-columns-repeated="252"/>
        </table:table-row>
        <table:table-row table:style-name="ro1">
          <table:table-cell table:style-name="ce21" office:value-type="float" office:value="67">
            <text:p>67</text:p>
          </table:table-cell>
          <table:table-cell office:value-type="float" office:value="40.1572253187225">
            <text:p>40.15722532</text:p>
          </table:table-cell>
          <table:table-cell office:value-type="float" office:value="346.929754284013">
            <text:p>346.9297543</text:p>
          </table:table-cell>
          <table:table-cell table:number-columns-repeated="252"/>
        </table:table-row>
        <table:table-row table:style-name="ro1">
          <table:table-cell table:style-name="ce21" office:value-type="float" office:value="68">
            <text:p>68</text:p>
          </table:table-cell>
          <table:table-cell office:value-type="float" office:value="60.6510207860106">
            <text:p>60.65102079</text:p>
          </table:table-cell>
          <table:table-cell office:value-type="float" office:value="347.283187061432">
            <text:p>347.2831871</text:p>
          </table:table-cell>
          <table:table-cell table:number-columns-repeated="252"/>
        </table:table-row>
        <table:table-row table:style-name="ro1">
          <table:table-cell table:style-name="ce21" office:value-type="float" office:value="69">
            <text:p>69</text:p>
          </table:table-cell>
          <table:table-cell office:value-type="float" office:value="44.6681760301208">
            <text:p>44.66817603</text:p>
          </table:table-cell>
          <table:table-cell office:value-type="float" office:value="341.083664389911">
            <text:p>341.0836644</text:p>
          </table:table-cell>
          <table:table-cell table:number-columns-repeated="252"/>
        </table:table-row>
        <table:table-row table:style-name="ro1">
          <table:table-cell table:style-name="ce21" office:value-type="float" office:value="70">
            <text:p>70</text:p>
          </table:table-cell>
          <table:table-cell office:value-type="float" office:value="17.31001564686">
            <text:p>17.31001565</text:p>
          </table:table-cell>
          <table:table-cell office:value-type="float" office:value="346.306262094433">
            <text:p>346.3062621</text:p>
          </table:table-cell>
          <table:table-cell table:number-columns-repeated="252"/>
        </table:table-row>
        <table:table-row table:style-name="ro1">
          <table:table-cell table:style-name="ce21" office:value-type="float" office:value="71">
            <text:p>71</text:p>
          </table:table-cell>
          <table:table-cell office:value-type="float" office:value="60.3580133734725">
            <text:p>60.35801337</text:p>
          </table:table-cell>
          <table:table-cell office:value-type="float" office:value="346.065920720957">
            <text:p>346.0659207</text:p>
          </table:table-cell>
          <table:table-cell table:number-columns-repeated="252"/>
        </table:table-row>
        <table:table-row table:style-name="ro1">
          <table:table-cell table:style-name="ce21" office:value-type="float" office:value="72">
            <text:p>72</text:p>
          </table:table-cell>
          <table:table-cell office:value-type="float" office:value="49.4848119006708">
            <text:p>49.4848119</text:p>
          </table:table-cell>
          <table:table-cell office:value-type="float" office:value="347.248907311871">
            <text:p>347.2489073</text:p>
          </table:table-cell>
          <table:table-cell table:number-columns-repeated="252"/>
        </table:table-row>
        <table:table-row table:style-name="ro1">
          <table:table-cell table:style-name="ce21" office:value-type="float" office:value="73">
            <text:p>73</text:p>
          </table:table-cell>
          <table:table-cell office:value-type="float" office:value="38.884293120735">
            <text:p>38.88429312</text:p>
          </table:table-cell>
          <table:table-cell office:value-type="float" office:value="353.395820466355">
            <text:p>353.3958205</text:p>
          </table:table-cell>
          <table:table-cell table:number-columns-repeated="252"/>
        </table:table-row>
        <table:table-row table:style-name="ro1">
          <table:table-cell table:style-name="ce21" office:value-type="float" office:value="74">
            <text:p>74</text:p>
          </table:table-cell>
          <table:table-cell office:value-type="float" office:value="66.8461988942182">
            <text:p>66.84619889</text:p>
          </table:table-cell>
          <table:table-cell office:value-type="float" office:value="345.140190031366">
            <text:p>345.14019</text:p>
          </table:table-cell>
          <table:table-cell table:number-columns-repeated="252"/>
        </table:table-row>
        <table:table-row table:style-name="ro1">
          <table:table-cell table:style-name="ce21" office:value-type="float" office:value="75">
            <text:p>75</text:p>
          </table:table-cell>
          <table:table-cell office:value-type="float" office:value="25.1348224347078">
            <text:p>25.13482243</text:p>
          </table:table-cell>
          <table:table-cell office:value-type="float" office:value="347.509084586257">
            <text:p>347.5090846</text:p>
          </table:table-cell>
          <table:table-cell table:number-columns-repeated="252"/>
        </table:table-row>
        <table:table-row table:style-name="ro1">
          <table:table-cell table:style-name="ce21" office:value-type="float" office:value="76">
            <text:p>76</text:p>
          </table:table-cell>
          <table:table-cell office:value-type="float" office:value="77.4604816185054">
            <text:p>77.46048162</text:p>
          </table:table-cell>
          <table:table-cell office:value-type="float" office:value="343.721101215319">
            <text:p>343.7211012</text:p>
          </table:table-cell>
          <table:table-cell table:number-columns-repeated="252"/>
        </table:table-row>
        <table:table-row table:style-name="ro1">
          <table:table-cell table:style-name="ce21" office:value-type="float" office:value="77">
            <text:p>77</text:p>
          </table:table-cell>
          <table:table-cell office:value-type="float" office:value="46.1859080581753">
            <text:p>46.18590806</text:p>
          </table:table-cell>
          <table:table-cell office:value-type="float" office:value="341.7363376195">
            <text:p>341.7363376</text:p>
          </table:table-cell>
          <table:table-cell table:number-columns-repeated="252"/>
        </table:table-row>
        <table:table-row table:style-name="ro1">
          <table:table-cell table:style-name="ce21" office:value-type="float" office:value="78">
            <text:p>78</text:p>
          </table:table-cell>
          <table:table-cell office:value-type="float" office:value="32.3574510518304">
            <text:p>32.35745105</text:p>
          </table:table-cell>
          <table:table-cell office:value-type="float" office:value="345.989668372908">
            <text:p>345.9896684</text:p>
          </table:table-cell>
          <table:table-cell table:number-columns-repeated="252"/>
        </table:table-row>
        <table:table-row table:style-name="ro1">
          <table:table-cell table:style-name="ce21" office:value-type="float" office:value="79">
            <text:p>79</text:p>
          </table:table-cell>
          <table:table-cell office:value-type="float" office:value="26.1724281519902">
            <text:p>26.17242815</text:p>
          </table:table-cell>
          <table:table-cell office:value-type="float" office:value="341.76979498577">
            <text:p>341.769795</text:p>
          </table:table-cell>
          <table:table-cell table:number-columns-repeated="252"/>
        </table:table-row>
        <table:table-row table:style-name="ro1">
          <table:table-cell table:style-name="ce21" office:value-type="float" office:value="80">
            <text:p>80</text:p>
          </table:table-cell>
          <table:table-cell office:value-type="float" office:value="56.6935534982907">
            <text:p>56.6935535</text:p>
          </table:table-cell>
          <table:table-cell office:value-type="float" office:value="340.563439920611">
            <text:p>340.5634399</text:p>
          </table:table-cell>
          <table:table-cell table:number-columns-repeated="252"/>
        </table:table-row>
        <table:table-row table:style-name="ro1">
          <table:table-cell table:style-name="ce21" office:value-type="float" office:value="81">
            <text:p>81</text:p>
          </table:table-cell>
          <table:table-cell office:value-type="float" office:value="55.4659345498513">
            <text:p>55.46593455</text:p>
          </table:table-cell>
          <table:table-cell office:value-type="float" office:value="345.189869277302">
            <text:p>345.1898693</text:p>
          </table:table-cell>
          <table:table-cell table:number-columns-repeated="252"/>
        </table:table-row>
        <table:table-row table:style-name="ro1">
          <table:table-cell table:style-name="ce21" office:value-type="float" office:value="82">
            <text:p>82</text:p>
          </table:table-cell>
          <table:table-cell office:value-type="float" office:value="31.5017097676926">
            <text:p>31.50170977</text:p>
          </table:table-cell>
          <table:table-cell office:value-type="float" office:value="351.210879766756">
            <text:p>351.2108798</text:p>
          </table:table-cell>
          <table:table-cell table:number-columns-repeated="252"/>
        </table:table-row>
        <table:table-row table:style-name="ro1">
          <table:table-cell table:style-name="ce21" office:value-type="float" office:value="83">
            <text:p>83</text:p>
          </table:table-cell>
          <table:table-cell office:value-type="float" office:value="33.0296953827506">
            <text:p>33.02969538</text:p>
          </table:table-cell>
          <table:table-cell office:value-type="float" office:value="343.705394619591">
            <text:p>343.7053946</text:p>
          </table:table-cell>
          <table:table-cell table:number-columns-repeated="252"/>
        </table:table-row>
        <table:table-row table:style-name="ro1">
          <table:table-cell table:style-name="ce21" office:value-type="float" office:value="84">
            <text:p>84</text:p>
          </table:table-cell>
          <table:table-cell office:value-type="float" office:value="62.590277051605">
            <text:p>62.59027705</text:p>
          </table:table-cell>
          <table:table-cell office:value-type="float" office:value="342.890116705958">
            <text:p>342.8901167</text:p>
          </table:table-cell>
          <table:table-cell table:number-columns-repeated="252"/>
        </table:table-row>
        <table:table-row table:style-name="ro1">
          <table:table-cell table:style-name="ce21" office:value-type="float" office:value="85">
            <text:p>85</text:p>
          </table:table-cell>
          <table:table-cell office:value-type="float" office:value="59.8045134001943">
            <text:p>59.8045134</text:p>
          </table:table-cell>
          <table:table-cell office:value-type="float" office:value="345.589398154975">
            <text:p>345.5893982</text:p>
          </table:table-cell>
          <table:table-cell table:number-columns-repeated="252"/>
        </table:table-row>
        <table:table-row table:style-name="ro1">
          <table:table-cell table:style-name="ce21" office:value-type="float" office:value="86">
            <text:p>86</text:p>
          </table:table-cell>
          <table:table-cell office:value-type="float" office:value="45.2243900949453">
            <text:p>45.22439009</text:p>
          </table:table-cell>
          <table:table-cell office:value-type="float" office:value="347.307882326004">
            <text:p>347.3078823</text:p>
          </table:table-cell>
          <table:table-cell table:number-columns-repeated="252"/>
        </table:table-row>
        <table:table-row table:style-name="ro1">
          <table:table-cell table:style-name="ce21" office:value-type="float" office:value="87">
            <text:p>87</text:p>
          </table:table-cell>
          <table:table-cell office:value-type="float" office:value="48.811035098409">
            <text:p>48.8110351</text:p>
          </table:table-cell>
          <table:table-cell office:value-type="float" office:value="349.625141119351">
            <text:p>349.6251411</text:p>
          </table:table-cell>
          <table:table-cell table:number-columns-repeated="252"/>
        </table:table-row>
        <table:table-row table:style-name="ro1">
          <table:table-cell table:style-name="ce21" office:value-type="float" office:value="88">
            <text:p>88</text:p>
          </table:table-cell>
          <table:table-cell office:value-type="float" office:value="40.5127166065338">
            <text:p>40.51271661</text:p>
          </table:table-cell>
          <table:table-cell office:value-type="float" office:value="348.333728768964">
            <text:p>348.3337288</text:p>
          </table:table-cell>
          <table:table-cell table:number-columns-repeated="252"/>
        </table:table-row>
        <table:table-row table:style-name="ro1">
          <table:table-cell table:style-name="ce21" office:value-type="float" office:value="89">
            <text:p>89</text:p>
          </table:table-cell>
          <table:table-cell office:value-type="float" office:value="24.0359462839857">
            <text:p>24.03594628</text:p>
          </table:table-cell>
          <table:table-cell office:value-type="float" office:value="345.870786115479">
            <text:p>345.8707861</text:p>
          </table:table-cell>
          <table:table-cell table:number-columns-repeated="252"/>
        </table:table-row>
        <table:table-row table:style-name="ro1">
          <table:table-cell table:style-name="ce21" office:value-type="float" office:value="90">
            <text:p>90</text:p>
          </table:table-cell>
          <table:table-cell office:value-type="float" office:value="36.258686384">
            <text:p>36.25868638</text:p>
          </table:table-cell>
          <table:table-cell office:value-type="float" office:value="348.735392455686">
            <text:p>348.7353925</text:p>
          </table:table-cell>
          <table:table-cell table:number-columns-repeated="252"/>
        </table:table-row>
        <table:table-row table:style-name="ro1">
          <table:table-cell table:style-name="ce21" office:value-type="float" office:value="91">
            <text:p>91</text:p>
          </table:table-cell>
          <table:table-cell office:value-type="float" office:value="50.9061291062619">
            <text:p>50.90612911</text:p>
          </table:table-cell>
          <table:table-cell office:value-type="float" office:value="343.407483669946">
            <text:p>343.4074837</text:p>
          </table:table-cell>
          <table:table-cell table:number-columns-repeated="252"/>
        </table:table-row>
        <table:table-row table:style-name="ro1">
          <table:table-cell table:style-name="ce21" office:value-type="float" office:value="92">
            <text:p>92</text:p>
          </table:table-cell>
          <table:table-cell office:value-type="float" office:value="35.4889451608894">
            <text:p>35.48894516</text:p>
          </table:table-cell>
          <table:table-cell office:value-type="float" office:value="345.429695475834">
            <text:p>345.4296955</text:p>
          </table:table-cell>
          <table:table-cell table:number-columns-repeated="252"/>
        </table:table-row>
        <table:table-row table:style-name="ro1">
          <table:table-cell table:style-name="ce21" office:value-type="float" office:value="93">
            <text:p>93</text:p>
          </table:table-cell>
          <table:table-cell office:value-type="float" office:value="11.4011566487832">
            <text:p>11.40115665</text:p>
          </table:table-cell>
          <table:table-cell office:value-type="float" office:value="340.552834708008">
            <text:p>340.5528347</text:p>
          </table:table-cell>
          <table:table-cell table:number-columns-repeated="252"/>
        </table:table-row>
        <table:table-row table:style-name="ro1">
          <table:table-cell table:style-name="ce21" office:value-type="float" office:value="94">
            <text:p>94</text:p>
          </table:table-cell>
          <table:table-cell office:value-type="float" office:value="33.5875761296635">
            <text:p>33.58757613</text:p>
          </table:table-cell>
          <table:table-cell office:value-type="float" office:value="351.447355685368">
            <text:p>351.4473557</text:p>
          </table:table-cell>
          <table:table-cell table:number-columns-repeated="252"/>
        </table:table-row>
        <table:table-row table:style-name="ro1">
          <table:table-cell table:style-name="ce21" office:value-type="float" office:value="95">
            <text:p>95</text:p>
          </table:table-cell>
          <table:table-cell office:value-type="float" office:value="16.0486485064315">
            <text:p>16.04864851</text:p>
          </table:table-cell>
          <table:table-cell office:value-type="float" office:value="346.327696460406">
            <text:p>346.3276965</text:p>
          </table:table-cell>
          <table:table-cell table:number-columns-repeated="252"/>
        </table:table-row>
        <table:table-row table:style-name="ro1">
          <table:table-cell table:style-name="ce21" office:value-type="float" office:value="96">
            <text:p>96</text:p>
          </table:table-cell>
          <table:table-cell office:value-type="float" office:value="51.9166677981462">
            <text:p>51.9166678</text:p>
          </table:table-cell>
          <table:table-cell office:value-type="float" office:value="344.892124616659">
            <text:p>344.8921246</text:p>
          </table:table-cell>
          <table:table-cell table:number-columns-repeated="252"/>
        </table:table-row>
        <table:table-row table:style-name="ro1">
          <table:table-cell table:style-name="ce21" office:value-type="float" office:value="97">
            <text:p>97</text:p>
          </table:table-cell>
          <table:table-cell office:value-type="float" office:value="53.4269549330705">
            <text:p>53.42695493</text:p>
          </table:table-cell>
          <table:table-cell office:value-type="float" office:value="342.551945802526">
            <text:p>342.5519458</text:p>
          </table:table-cell>
          <table:table-cell table:number-columns-repeated="252"/>
        </table:table-row>
        <table:table-row table:style-name="ro1">
          <table:table-cell table:style-name="ce21" office:value-type="float" office:value="98">
            <text:p>98</text:p>
          </table:table-cell>
          <table:table-cell office:value-type="float" office:value="62.6572356301841">
            <text:p>62.65723563</text:p>
          </table:table-cell>
          <table:table-cell office:value-type="float" office:value="345.008537754291">
            <text:p>345.0085378</text:p>
          </table:table-cell>
          <table:table-cell table:number-columns-repeated="252"/>
        </table:table-row>
        <table:table-row table:style-name="ro1">
          <table:table-cell table:style-name="ce21" office:value-type="float" office:value="99">
            <text:p>99</text:p>
          </table:table-cell>
          <table:table-cell office:value-type="float" office:value="18.6484045904093">
            <text:p>18.64840459</text:p>
          </table:table-cell>
          <table:table-cell office:value-type="float" office:value="339.262750564052">
            <text:p>339.2627506</text:p>
          </table:table-cell>
          <table:table-cell table:number-columns-repeated="252"/>
        </table:table-row>
        <table:table-row table:style-name="ro1">
          <table:table-cell table:style-name="ce21" office:value-type="float" office:value="100">
            <text:p>100</text:p>
          </table:table-cell>
          <table:table-cell office:value-type="float" office:value="62.981694782017">
            <text:p>62.98169478</text:p>
          </table:table-cell>
          <table:table-cell office:value-type="float" office:value="343.193966885813">
            <text:p>343.1939669</text:p>
          </table:table-cell>
          <table:table-cell table:number-columns-repeated="252"/>
        </table:table-row>
        <table:table-row table:style-name="ro1">
          <table:table-cell table:style-name="ce21" office:value-type="float" office:value="101">
            <text:p>101</text:p>
          </table:table-cell>
          <table:table-cell office:value-type="float" office:value="59.9207223675">
            <text:p>59.92072237</text:p>
          </table:table-cell>
          <table:table-cell office:value-type="float" office:value="349.061567752202">
            <text:p>349.0615678</text:p>
          </table:table-cell>
          <table:table-cell table:number-columns-repeated="252"/>
        </table:table-row>
        <table:table-row table:style-name="ro1">
          <table:table-cell table:style-name="ce21" office:value-type="float" office:value="102">
            <text:p>102</text:p>
          </table:table-cell>
          <table:table-cell office:value-type="float" office:value="61.0089060003622">
            <text:p>61.008906</text:p>
          </table:table-cell>
          <table:table-cell office:value-type="float" office:value="344.177187448925">
            <text:p>344.1771874</text:p>
          </table:table-cell>
          <table:table-cell table:number-columns-repeated="252"/>
        </table:table-row>
        <table:table-row table:style-name="ro1">
          <table:table-cell table:style-name="ce21" office:value-type="float" office:value="103">
            <text:p>103</text:p>
          </table:table-cell>
          <table:table-cell office:value-type="float" office:value="23.0882091553379">
            <text:p>23.08820916</text:p>
          </table:table-cell>
          <table:table-cell office:value-type="float" office:value="344.98528435673">
            <text:p>344.9852844</text:p>
          </table:table-cell>
          <table:table-cell table:number-columns-repeated="252"/>
        </table:table-row>
        <table:table-row table:style-name="ro1">
          <table:table-cell table:style-name="ce21" office:value-type="float" office:value="104">
            <text:p>104</text:p>
          </table:table-cell>
          <table:table-cell office:value-type="float" office:value="32.0683837678121">
            <text:p>32.06838377</text:p>
          </table:table-cell>
          <table:table-cell office:value-type="float" office:value="349.361104466596">
            <text:p>349.3611045</text:p>
          </table:table-cell>
          <table:table-cell table:number-columns-repeated="252"/>
        </table:table-row>
        <table:table-row table:style-name="ro1">
          <table:table-cell table:style-name="ce21" office:value-type="float" office:value="105">
            <text:p>105</text:p>
          </table:table-cell>
          <table:table-cell office:value-type="float" office:value="55.0832760049954">
            <text:p>55.083276</text:p>
          </table:table-cell>
          <table:table-cell office:value-type="float" office:value="349.644587534487">
            <text:p>349.6445875</text:p>
          </table:table-cell>
          <table:table-cell table:number-columns-repeated="252"/>
        </table:table-row>
        <table:table-row table:style-name="ro1">
          <table:table-cell table:style-name="ce21" office:value-type="float" office:value="106">
            <text:p>106</text:p>
          </table:table-cell>
          <table:table-cell office:value-type="float" office:value="44.0112891550556">
            <text:p>44.01128916</text:p>
          </table:table-cell>
          <table:table-cell office:value-type="float" office:value="346.630986848422">
            <text:p>346.6309868</text:p>
          </table:table-cell>
          <table:table-cell table:number-columns-repeated="252"/>
        </table:table-row>
        <table:table-row table:style-name="ro1">
          <table:table-cell table:style-name="ce21" office:value-type="float" office:value="107">
            <text:p>107</text:p>
          </table:table-cell>
          <table:table-cell office:value-type="float" office:value="46.5437715197788">
            <text:p>46.54377152</text:p>
          </table:table-cell>
          <table:table-cell office:value-type="float" office:value="342.560057152884">
            <text:p>342.5600572</text:p>
          </table:table-cell>
          <table:table-cell table:number-columns-repeated="252"/>
        </table:table-row>
        <calcext:conditional-formats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number-style style:name="N41P0" style:volatile="true">
      <number:text>  </number:text>
      <number:number number:decimal-places="0" number:min-integer-digits="1" number:grouping="true"/>
      <number:text> </number:text>
    </number:number-style>
    <number:number-style style:name="N41P1" style:volatile="true">
      <number:text>  (</number:text>
      <number:number number:decimal-places="0" number:min-integer-digits="1" number:grouping="true"/>
      <number:text>)</number:text>
    </number:number-style>
    <number:text-style style:name="N41P2" style:volatile="true">
      <number:text>  </number:text>
      <number:text>- </number:text>
    </number:text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</number:text>
      <number:text>$ </number:text>
      <number:number number:decimal-places="0" number:min-integer-digits="1" number:grouping="true"/>
      <number:text> </number:text>
    </number:number-style>
    <number:number-style style:name="N42P1" style:volatile="true">
      <number:text> </number:text>
      <number:text>$ (</number:text>
      <number:number number:decimal-places="0" number:min-integer-digits="1" number:grouping="true"/>
      <number:text>)</number:text>
    </number:number-style>
    <number:text-style style:name="N42P2" style:volatile="true">
      <number:text> </number:text>
      <number:text>$ </number:text>
      <number:text>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P0" style:volatile="true">
      <number:text>  </number:text>
      <number:number number:min-integer-digits="1" number:grouping="true" number:decimal-places="2"/>
      <number:text> </number:text>
    </number:number-style>
    <number:number-style style:name="N43P1" style:volatile="true">
      <number:text>  (</number:text>
      <number:number number:min-integer-digits="1" number:grouping="true" number:decimal-places="2"/>
      <number:text>)</number:text>
    </number:number-style>
    <number:text-style style:name="N43P2" style:volatile="true">
      <number:text>  </number:text>
      <number:text>- </number:text>
    </number:text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</number:text>
      <number:text>$ </number:text>
      <number:number number:min-integer-digits="1" number:grouping="true" number:decimal-places="2"/>
      <number:text> </number:text>
    </number:number-style>
    <number:number-style style:name="N44P1" style:volatile="true">
      <number:text> </number:text>
      <number:text>$ (</number:text>
      <number:number number:min-integer-digits="1" number:grouping="true" number:decimal-places="2"/>
      <number:text>)</number:text>
    </number:number-style>
    <number:text-style style:name="N44P2" style:volatile="true">
      <number:text> </number:text>
      <number:text>$ </number:text>
      <number:text>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5in" fo:page-height="11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2">
      <style:page-layout-properties style:print-orientation="portrait" fo:page-width="8.5in" fo:page-height="11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3">
      <style:page-layout-properties style:print-orientation="portrait" fo:page-width="8.5in" fo:page-height="11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4">
      <style:page-layout-properties style:print-orientation="portrait" fo:page-width="8.5in" fo:page-height="11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5">
      <style:page-layout-properties style:print-orientation="portrait" fo:page-width="8.5in" fo:page-height="11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6">
      <style:page-layout-properties style:print-orientation="portrait" fo:page-width="8.5in" fo:page-height="11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7">
      <style:page-layout-properties style:print-orientation="portrait" fo:page-width="8.5in" fo:page-height="11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PageStyle_5f_results_bargi_NSGAIII.dict" style:display-name="PageStyle_results_bargi_NSGAIII.dict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results_bargi.dict" style:display-name="PageStyle_results_bargi.dict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results_bargi_EpsMOEA.dict" style:display-name="PageStyle_results_bargi_EpsMOEA.dict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results_bargi_NSGAII.dict" style:display-name="PageStyle_results_bargi_NSGAII.dict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results_tawa_EpsMOEA.dict" style:display-name="PageStyle_results_tawa_EpsMOEA.dict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results_tawa_NSGAII.dict" style:display-name="PageStyle_results_tawa_NSGAII.dict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results_tawa_NSGAIII.dict" style:display-name="PageStyle_results_tawa_NSGAIII.dict" style:page-layout-name="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meta:generator>Zamzar</meta:generator>
    <meta:creation-date>2021-01-09T06:30:12Z</meta:creation-date>
    <dc:date>2021-06-01T09:11:15Z</dc:date>
  </office:meta>
</office:document-meta>
</file>